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65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106.36pt"/>
    </style:style>
    <style:style style:name="co9" style:family="table-column">
      <style:table-column-properties fo:break-before="auto" style:column-width="156.7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64.8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89.49pt"/>
    </style:style>
    <style:style style:name="co14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#336699"/>
      <style:text-properties fo:color="#ffffff"/>
    </style:style>
    <style:style style:name="ce2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transparent"/>
      <style:text-properties fo:color="#ffffff"/>
    </style:style>
    <style:style style:name="ce5" style:family="table-cell" style:parent-style-name="Default" style:data-style-name="N122">
      <style:table-cell-properties fo:background-color="transparent"/>
    </style:style>
    <style:style style:name="ce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 style:data-style-name="N122">
      <style:table-cell-properties fo:background-color="#336699" style:text-align-source="fix" style:repeat-content="false"/>
      <style:paragraph-properties fo:text-align="start" fo:margin-left="0pt"/>
      <style:text-properties fo:color="#ffffff"/>
    </style:style>
    <style:style style:name="ce8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123">
      <style:table-cell-properties fo:background-color="#336699"/>
      <style:text-properties fo:color="#ffffff"/>
    </style:style>
    <style:style style:name="ce13" style:family="table-cell" style:parent-style-name="Default" style:data-style-name="N123"/>
    <style:style style:name="ce14" style:family="table-cell" style:parent-style-name="Default" style:data-style-name="N123">
      <style:table-cell-properties fo:background-color="#b2b2b2"/>
    </style:style>
    <style:style style:name="ce1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GPL_0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1015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7" calcext:value-type="float">
            <text:p>2157.0000</text:p>
          </table:table-cell>
          <table:table-cell table:formula="of:=[.B3]/1000" office:value-type="float" office:value="2.157" calcext:value-type="float">
            <text:p>2.1570</text:p>
          </table:table-cell>
          <table:table-cell office:value-type="float" office:value="7" calcext:value-type="float">
            <text:p>7.0000</text:p>
          </table:table-cell>
          <table:table-cell table:formula="of:=[.D3]/[.B3]" office:value-type="float" office:value="0.00324524802967084" calcext:value-type="float">
            <text:p>0.0032</text:p>
          </table:table-cell>
          <table:table-cell table:formula="of:=[.D3]/[.C3]" office:value-type="float" office:value="3.24524802967084" calcext:value-type="float">
            <text:p>3.2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2" calcext:value-type="float">
            <text:p>2142.0000</text:p>
          </table:table-cell>
          <table:table-cell table:formula="of:=[.B4]/1000" office:value-type="float" office:value="2.142" calcext:value-type="float">
            <text:p>2.1420</text:p>
          </table:table-cell>
          <table:table-cell office:value-type="float" office:value="7" calcext:value-type="float">
            <text:p>7.0000</text:p>
          </table:table-cell>
          <table:table-cell table:formula="of:=[.D4]/[.B4]" office:value-type="float" office:value="0.00326797385620915" calcext:value-type="float">
            <text:p>0.0033</text:p>
          </table:table-cell>
          <table:table-cell table:formula="of:=[.D4]/[.C4]" office:value-type="float" office:value="3.26797385620915" calcext:value-type="float">
            <text:p>3.2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7" calcext:value-type="float">
            <text:p>2137.0000</text:p>
          </table:table-cell>
          <table:table-cell table:formula="of:=[.B5]/1000" office:value-type="float" office:value="2.137" calcext:value-type="float">
            <text:p>2.1370</text:p>
          </table:table-cell>
          <table:table-cell office:value-type="float" office:value="6" calcext:value-type="float">
            <text:p>6.0000</text:p>
          </table:table-cell>
          <table:table-cell table:formula="of:=[.D5]/[.B5]" office:value-type="float" office:value="0.00280767430978007" calcext:value-type="float">
            <text:p>0.0028</text:p>
          </table:table-cell>
          <table:table-cell table:formula="of:=[.D5]/[.C5]" office:value-type="float" office:value="2.80767430978007" calcext:value-type="float">
            <text:p>2.80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0" calcext:value-type="float">
            <text:p>2150.0000</text:p>
          </table:table-cell>
          <table:table-cell table:formula="of:=[.B6]/1000" office:value-type="float" office:value="2.15" calcext:value-type="float">
            <text:p>2.1500</text:p>
          </table:table-cell>
          <table:table-cell office:value-type="float" office:value="6" calcext:value-type="float">
            <text:p>6.0000</text:p>
          </table:table-cell>
          <table:table-cell table:formula="of:=[.D6]/[.B6]" office:value-type="float" office:value="0.0027906976744186" calcext:value-type="float">
            <text:p>0.0028</text:p>
          </table:table-cell>
          <table:table-cell table:formula="of:=[.D6]/[.C6]" office:value-type="float" office:value="2.7906976744186" calcext:value-type="float">
            <text:p>2.79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4" calcext:value-type="float">
            <text:p>2144.0000</text:p>
          </table:table-cell>
          <table:table-cell table:formula="of:=[.B9]/1000" office:value-type="float" office:value="2.144" calcext:value-type="float">
            <text:p>2.1440</text:p>
          </table:table-cell>
          <table:table-cell office:value-type="float" office:value="7" calcext:value-type="float">
            <text:p>7.0000</text:p>
          </table:table-cell>
          <table:table-cell table:formula="of:=[.D9]/[.B9]" office:value-type="float" office:value="0.00326492537313433" calcext:value-type="float">
            <text:p>0.0033</text:p>
          </table:table-cell>
          <table:table-cell table:formula="of:=[.D9]/[.C9]" office:value-type="float" office:value="3.26492537313433" calcext:value-type="float">
            <text:p>3.2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8" calcext:value-type="float">
            <text:p>2158.0000</text:p>
          </table:table-cell>
          <table:table-cell table:formula="of:=[.B10]/1000" office:value-type="float" office:value="2.158" calcext:value-type="float">
            <text:p>2.1580</text:p>
          </table:table-cell>
          <table:table-cell office:value-type="float" office:value="7" calcext:value-type="float">
            <text:p>7.0000</text:p>
          </table:table-cell>
          <table:table-cell table:formula="of:=[.D10]/[.B10]" office:value-type="float" office:value="0.00324374420759963" calcext:value-type="float">
            <text:p>0.0032</text:p>
          </table:table-cell>
          <table:table-cell table:formula="of:=[.D10]/[.C10]" office:value-type="float" office:value="3.24374420759963" calcext:value-type="float">
            <text:p>3.2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8" calcext:value-type="float">
            <text:p>2138.0000</text:p>
          </table:table-cell>
          <table:table-cell table:formula="of:=[.B11]/1000" office:value-type="float" office:value="2.138" calcext:value-type="float">
            <text:p>2.1380</text:p>
          </table:table-cell>
          <table:table-cell office:value-type="float" office:value="6" calcext:value-type="float">
            <text:p>6.0000</text:p>
          </table:table-cell>
          <table:table-cell table:formula="of:=[.D11]/[.B11]" office:value-type="float" office:value="0.00280636108512629" calcext:value-type="float">
            <text:p>0.0028</text:p>
          </table:table-cell>
          <table:table-cell table:formula="of:=[.D11]/[.C11]" office:value-type="float" office:value="2.80636108512629" calcext:value-type="float">
            <text:p>2.8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297" calcext:value-type="float">
            <text:p>2297.0000</text:p>
          </table:table-cell>
          <table:table-cell table:formula="of:=[.B12]/1000" office:value-type="float" office:value="2.297" calcext:value-type="float">
            <text:p>2.2970</text:p>
          </table:table-cell>
          <table:table-cell office:value-type="float" office:value="6" calcext:value-type="float">
            <text:p>6.0000</text:p>
          </table:table-cell>
          <table:table-cell table:formula="of:=[.D12]/[.B12]" office:value-type="float" office:value="0.00261210274270788" calcext:value-type="float">
            <text:p>0.0026</text:p>
          </table:table-cell>
          <table:table-cell table:formula="of:=[.D12]/[.C12]" office:value-type="float" office:value="2.61210274270788" calcext:value-type="float">
            <text:p>2.6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2" calcext:value-type="float">
            <text:p>2152.0000</text:p>
          </table:table-cell>
          <table:table-cell table:formula="of:=[.B15]/1000" office:value-type="float" office:value="2.152" calcext:value-type="float">
            <text:p>2.1520</text:p>
          </table:table-cell>
          <table:table-cell office:value-type="float" office:value="7" calcext:value-type="float">
            <text:p>7.0000</text:p>
          </table:table-cell>
          <table:table-cell table:formula="of:=[.D15]/[.B15]" office:value-type="float" office:value="0.00325278810408922" calcext:value-type="float">
            <text:p>0.0033</text:p>
          </table:table-cell>
          <table:table-cell table:formula="of:=[.D15]/[.C15]" office:value-type="float" office:value="3.25278810408922" calcext:value-type="float">
            <text:p>3.2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2" calcext:value-type="float">
            <text:p>2142.0000</text:p>
          </table:table-cell>
          <table:table-cell table:formula="of:=[.B16]/1000" office:value-type="float" office:value="2.142" calcext:value-type="float">
            <text:p>2.1420</text:p>
          </table:table-cell>
          <table:table-cell office:value-type="float" office:value="7" calcext:value-type="float">
            <text:p>7.0000</text:p>
          </table:table-cell>
          <table:table-cell table:formula="of:=[.D16]/[.B16]" office:value-type="float" office:value="0.00326797385620915" calcext:value-type="float">
            <text:p>0.0033</text:p>
          </table:table-cell>
          <table:table-cell table:formula="of:=[.D16]/[.C16]" office:value-type="float" office:value="3.26797385620915" calcext:value-type="float">
            <text:p>3.2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3" calcext:value-type="float">
            <text:p>2133.0000</text:p>
          </table:table-cell>
          <table:table-cell table:formula="of:=[.B17]/1000" office:value-type="float" office:value="2.133" calcext:value-type="float">
            <text:p>2.1330</text:p>
          </table:table-cell>
          <table:table-cell office:value-type="float" office:value="6" calcext:value-type="float">
            <text:p>6.0000</text:p>
          </table:table-cell>
          <table:table-cell table:formula="of:=[.D17]/[.B17]" office:value-type="float" office:value="0.00281293952180028" calcext:value-type="float">
            <text:p>0.0028</text:p>
          </table:table-cell>
          <table:table-cell table:formula="of:=[.D17]/[.C17]" office:value-type="float" office:value="2.81293952180028" calcext:value-type="float">
            <text:p>2.8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5" calcext:value-type="float">
            <text:p>2145.0000</text:p>
          </table:table-cell>
          <table:table-cell table:formula="of:=[.B18]/1000" office:value-type="float" office:value="2.145" calcext:value-type="float">
            <text:p>2.1450</text:p>
          </table:table-cell>
          <table:table-cell office:value-type="float" office:value="6" calcext:value-type="float">
            <text:p>6.0000</text:p>
          </table:table-cell>
          <table:table-cell table:formula="of:=[.D18]/[.B18]" office:value-type="float" office:value="0.0027972027972028" calcext:value-type="float">
            <text:p>0.0028</text:p>
          </table:table-cell>
          <table:table-cell table:formula="of:=[.D18]/[.C18]" office:value-type="float" office:value="2.7972027972028" calcext:value-type="float">
            <text:p>2.79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9" calcext:value-type="float">
            <text:p>2149.0000</text:p>
          </table:table-cell>
          <table:table-cell table:formula="of:=[.B21]/1000" office:value-type="float" office:value="2.149" calcext:value-type="float">
            <text:p>2.1490</text:p>
          </table:table-cell>
          <table:table-cell office:value-type="float" office:value="7" calcext:value-type="float">
            <text:p>7.0000</text:p>
          </table:table-cell>
          <table:table-cell table:formula="of:=[.D21]/[.B21]" office:value-type="float" office:value="0.00325732899022801" calcext:value-type="float">
            <text:p>0.0033</text:p>
          </table:table-cell>
          <table:table-cell table:formula="of:=[.D21]/[.C21]" office:value-type="float" office:value="3.25732899022801" calcext:value-type="float">
            <text:p>3.2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2" calcext:value-type="float">
            <text:p>2152.0000</text:p>
          </table:table-cell>
          <table:table-cell table:formula="of:=[.B22]/1000" office:value-type="float" office:value="2.152" calcext:value-type="float">
            <text:p>2.1520</text:p>
          </table:table-cell>
          <table:table-cell office:value-type="float" office:value="7" calcext:value-type="float">
            <text:p>7.0000</text:p>
          </table:table-cell>
          <table:table-cell table:formula="of:=[.D22]/[.B22]" office:value-type="float" office:value="0.00325278810408922" calcext:value-type="float">
            <text:p>0.0033</text:p>
          </table:table-cell>
          <table:table-cell table:formula="of:=[.D22]/[.C22]" office:value-type="float" office:value="3.25278810408922" calcext:value-type="float">
            <text:p>3.2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9" calcext:value-type="float">
            <text:p>2139.0000</text:p>
          </table:table-cell>
          <table:table-cell table:formula="of:=[.B23]/1000" office:value-type="float" office:value="2.139" calcext:value-type="float">
            <text:p>2.1390</text:p>
          </table:table-cell>
          <table:table-cell office:value-type="float" office:value="6" calcext:value-type="float">
            <text:p>6.0000</text:p>
          </table:table-cell>
          <table:table-cell table:formula="of:=[.D23]/[.B23]" office:value-type="float" office:value="0.00280504908835905" calcext:value-type="float">
            <text:p>0.0028</text:p>
          </table:table-cell>
          <table:table-cell table:formula="of:=[.D23]/[.C23]" office:value-type="float" office:value="2.80504908835905" calcext:value-type="float">
            <text:p>2.8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3" calcext:value-type="float">
            <text:p>2133.0000</text:p>
          </table:table-cell>
          <table:table-cell table:formula="of:=[.B24]/1000" office:value-type="float" office:value="2.133" calcext:value-type="float">
            <text:p>2.1330</text:p>
          </table:table-cell>
          <table:table-cell office:value-type="float" office:value="6" calcext:value-type="float">
            <text:p>6.0000</text:p>
          </table:table-cell>
          <table:table-cell table:formula="of:=[.D24]/[.B24]" office:value-type="float" office:value="0.00281293952180028" calcext:value-type="float">
            <text:p>0.0028</text:p>
          </table:table-cell>
          <table:table-cell table:formula="of:=[.D24]/[.C24]" office:value-type="float" office:value="2.81293952180028" calcext:value-type="float">
            <text:p>2.8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5" calcext:value-type="float">
            <text:p>2145.0000</text:p>
          </table:table-cell>
          <table:table-cell table:formula="of:=[.B27]/1000" office:value-type="float" office:value="2.145" calcext:value-type="float">
            <text:p>2.1450</text:p>
          </table:table-cell>
          <table:table-cell office:value-type="float" office:value="7" calcext:value-type="float">
            <text:p>7.0000</text:p>
          </table:table-cell>
          <table:table-cell table:formula="of:=[.D27]/[.B27]" office:value-type="float" office:value="0.00326340326340326" calcext:value-type="float">
            <text:p>0.0033</text:p>
          </table:table-cell>
          <table:table-cell table:formula="of:=[.D27]/[.C27]" office:value-type="float" office:value="3.26340326340326" calcext:value-type="float">
            <text:p>3.2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3" calcext:value-type="float">
            <text:p>2153.0000</text:p>
          </table:table-cell>
          <table:table-cell table:formula="of:=[.B28]/1000" office:value-type="float" office:value="2.153" calcext:value-type="float">
            <text:p>2.1530</text:p>
          </table:table-cell>
          <table:table-cell office:value-type="float" office:value="7" calcext:value-type="float">
            <text:p>7.0000</text:p>
          </table:table-cell>
          <table:table-cell table:formula="of:=[.D28]/[.B28]" office:value-type="float" office:value="0.00325127728750581" calcext:value-type="float">
            <text:p>0.0033</text:p>
          </table:table-cell>
          <table:table-cell table:formula="of:=[.D28]/[.C28]" office:value-type="float" office:value="3.25127728750581" calcext:value-type="float">
            <text:p>3.2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300" calcext:value-type="float">
            <text:p>2300.0000</text:p>
          </table:table-cell>
          <table:table-cell table:formula="of:=[.B29]/1000" office:value-type="float" office:value="2.3" calcext:value-type="float">
            <text:p>2.3000</text:p>
          </table:table-cell>
          <table:table-cell office:value-type="float" office:value="6" calcext:value-type="float">
            <text:p>6.0000</text:p>
          </table:table-cell>
          <table:table-cell table:formula="of:=[.D29]/[.B29]" office:value-type="float" office:value="0.00260869565217391" calcext:value-type="float">
            <text:p>0.0026</text:p>
          </table:table-cell>
          <table:table-cell table:formula="of:=[.D29]/[.C29]" office:value-type="float" office:value="2.60869565217391" calcext:value-type="float">
            <text:p>2.6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7" calcext:value-type="float">
            <text:p>2147.0000</text:p>
          </table:table-cell>
          <table:table-cell table:formula="of:=[.B30]/1000" office:value-type="float" office:value="2.147" calcext:value-type="float">
            <text:p>2.1470</text:p>
          </table:table-cell>
          <table:table-cell office:value-type="float" office:value="6" calcext:value-type="float">
            <text:p>6.0000</text:p>
          </table:table-cell>
          <table:table-cell table:formula="of:=[.D30]/[.B30]" office:value-type="float" office:value="0.00279459711224965" calcext:value-type="float">
            <text:p>0.0028</text:p>
          </table:table-cell>
          <table:table-cell table:formula="of:=[.D30]/[.C30]" office:value-type="float" office:value="2.79459711224965" calcext:value-type="float">
            <text:p>2.79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149.4" calcext:value-type="float">
            <text:p>2149.4000</text:p>
          </table:table-cell>
          <table:table-cell table:formula="of:=AVERAGE([.C3];[.C9];[.C15];[.C21];[.C27])" office:value-type="float" office:value="2.1494" calcext:value-type="float">
            <text:p>2.1494</text:p>
          </table:table-cell>
          <table:table-cell table:formula="of:=AVERAGE([.D3];[.D9];[.D15];[.D21];[.D27])" office:value-type="float" office:value="7" calcext:value-type="float">
            <text:p>7.0000</text:p>
          </table:table-cell>
          <table:table-cell table:formula="of:=AVERAGE([.E3];[.E9];[.E15];[.E21];[.E27])" office:value-type="float" office:value="0.00325673875210513" calcext:value-type="float">
            <text:p>0.0033</text:p>
          </table:table-cell>
          <table:table-cell table:formula="of:=AVERAGE([.F3];[.F9];[.F15];[.F21];[.F27])" office:value-type="float" office:value="3.25673875210513" calcext:value-type="float">
            <text:p>3.2567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149.4" calcext:value-type="float">
            <text:p>2149.4000</text:p>
          </table:table-cell>
          <table:table-cell table:formula="of:=AVERAGE([.C4];[.C10];[.C16];[.C22];[.C28])" office:value-type="float" office:value="2.1494" calcext:value-type="float">
            <text:p>2.1494</text:p>
          </table:table-cell>
          <table:table-cell table:formula="of:=AVERAGE([.D4];[.D10];[.D16];[.D22];[.D28])" office:value-type="float" office:value="7" calcext:value-type="float">
            <text:p>7.0000</text:p>
          </table:table-cell>
          <table:table-cell table:formula="of:=AVERAGE([.E4];[.E10];[.E16];[.E22];[.E28])" office:value-type="float" office:value="0.00325675146232259" calcext:value-type="float">
            <text:p>0.0033</text:p>
          </table:table-cell>
          <table:table-cell table:formula="of:=AVERAGE([.F4];[.F10];[.F16];[.F22];[.F28])" office:value-type="float" office:value="3.25675146232259" calcext:value-type="float">
            <text:p>3.2568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69.4" calcext:value-type="float">
            <text:p>2169.4000</text:p>
          </table:table-cell>
          <table:table-cell table:formula="of:=AVERAGE([.C5];[.C11];[.C17];[.C23];[.C29])" office:value-type="float" office:value="2.1694" calcext:value-type="float">
            <text:p>2.1694</text:p>
          </table:table-cell>
          <table:table-cell table:formula="of:=AVERAGE([.D5];[.D11];[.D17];[.D23];[.D29])" office:value-type="float" office:value="6" calcext:value-type="float">
            <text:p>6.0000</text:p>
          </table:table-cell>
          <table:table-cell table:formula="of:=AVERAGE([.E5];[.E11];[.E17];[.E23];[.E29])" office:value-type="float" office:value="0.00276814393144792" calcext:value-type="float">
            <text:p>0.0028</text:p>
          </table:table-cell>
          <table:table-cell table:formula="of:=AVERAGE([.F5];[.F11];[.F17];[.F23];[.F29])" office:value-type="float" office:value="2.76814393144792" calcext:value-type="float">
            <text:p>2.7681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74.4" calcext:value-type="float">
            <text:p>2174.4000</text:p>
          </table:table-cell>
          <table:table-cell table:formula="of:=AVERAGE([.C6];[.C12];[.C18];[.C24];[.C30])" office:value-type="float" office:value="2.1744" calcext:value-type="float">
            <text:p>2.1744</text:p>
          </table:table-cell>
          <table:table-cell table:formula="of:=AVERAGE([.D6];[.D12];[.D18];[.D24];[.D30])" office:value-type="float" office:value="6" calcext:value-type="float">
            <text:p>6.0000</text:p>
          </table:table-cell>
          <table:table-cell table:formula="of:=AVERAGE([.E6];[.E12];[.E18];[.E24];[.E30])" office:value-type="float" office:value="0.00276150796967584" calcext:value-type="float">
            <text:p>0.0028</text:p>
          </table:table-cell>
          <table:table-cell table:formula="of:=AVERAGE([.F6];[.F12];[.F18];[.F24];[.F30])" office:value-type="float" office:value="2.76150796967584" calcext:value-type="float">
            <text:p>2.7615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5.31977443130815" calcext:value-type="float">
            <text:p>5.3198</text:p>
          </table:table-cell>
          <table:table-cell table:formula="of:=STDEVA([.C3];[.C9];[.C15];[.C21];[.C27])" office:value-type="float" office:value="0.00531977443130814" calcext:value-type="float">
            <text:p>0.0053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00805340265924745" calcext:value-type="float">
            <text:p>0.0000</text:p>
          </table:table-cell>
          <table:table-cell table:formula="of:=STDEVA([.F3];[.F9];[.F15];[.F21];[.F27])" office:value-type="float" office:value="0.00805340265924745" calcext:value-type="float">
            <text:p>0.00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7.12741187248218" calcext:value-type="float">
            <text:p>7.1274</text:p>
          </table:table-cell>
          <table:table-cell table:formula="of:=STDEVA([.C4];[.C10];[.C16];[.C22];[.C28])" office:value-type="float" office:value="0.00712741187248223" calcext:value-type="float">
            <text:p>0.0071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0108021725005777" calcext:value-type="float">
            <text:p>0.0000</text:p>
          </table:table-cell>
          <table:table-cell table:formula="of:=STDEVA([.F4];[.F10];[.F16];[.F22];[.F28])" office:value-type="float" office:value="0.0108021725005775" calcext:value-type="float">
            <text:p>0.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73.0431379391658" calcext:value-type="float">
            <text:p>73.0431</text:p>
          </table:table-cell>
          <table:table-cell table:formula="of:=STDEVA([.C5];[.C11];[.C17];[.C23];[.C29])" office:value-type="float" office:value="0.0730431379391657" calcext:value-type="float">
            <text:p>0.0730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891846272227611" calcext:value-type="float">
            <text:p>0.0001</text:p>
          </table:table-cell>
          <table:table-cell table:formula="of:=STDEVA([.F5];[.F11];[.F17];[.F23];[.F29])" office:value-type="float" office:value="0.0891846272227613" calcext:value-type="float">
            <text:p>0.0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68.8389424671821" calcext:value-type="float">
            <text:p>68.8389</text:p>
          </table:table-cell>
          <table:table-cell table:formula="of:=STDEVA([.C6];[.C12];[.C18];[.C24];[.C30])" office:value-type="float" office:value="0.0688389424671821" calcext:value-type="float">
            <text:p>0.0688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0839466755308032" calcext:value-type="float">
            <text:p>0.0001</text:p>
          </table:table-cell>
          <table:table-cell table:formula="of:=STDEVA([.F6];[.F12];[.F18];[.F24];[.F30])" office:value-type="float" office:value="0.0839466755308032" calcext:value-type="float">
            <text:p>0.08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49" calcext:value-type="float">
            <text:p>2149.0000</text:p>
          </table:table-cell>
          <table:table-cell table:formula="of:=MEDIAN([.C3];[.C9];[.C15];[.C21];[.C27])" office:value-type="float" office:value="2.149" calcext:value-type="float">
            <text:p>2.1490</text:p>
          </table:table-cell>
          <table:table-cell table:formula="of:=MEDIAN([.D3];[.D9];[.D15];[.D21];[.D27])" office:value-type="float" office:value="7" calcext:value-type="float">
            <text:p>7.0000</text:p>
          </table:table-cell>
          <table:table-cell table:formula="of:=MEDIAN([.E3];[.E9];[.E15];[.E21];[.E27])" office:value-type="float" office:value="0.00325732899022801" calcext:value-type="float">
            <text:p>0.0033</text:p>
          </table:table-cell>
          <table:table-cell table:formula="of:=MEDIAN([.F3];[.F9];[.F15];[.F21];[.F27])" office:value-type="float" office:value="3.25732899022801" calcext:value-type="float">
            <text:p>3.2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52" calcext:value-type="float">
            <text:p>2152.0000</text:p>
          </table:table-cell>
          <table:table-cell table:formula="of:=MEDIAN([.C4];[.C10];[.C16];[.C22];[.C28])" office:value-type="float" office:value="2.152" calcext:value-type="float">
            <text:p>2.1520</text:p>
          </table:table-cell>
          <table:table-cell table:formula="of:=MEDIAN([.D4];[.D10];[.D16];[.D22];[.D28])" office:value-type="float" office:value="7" calcext:value-type="float">
            <text:p>7.0000</text:p>
          </table:table-cell>
          <table:table-cell table:formula="of:=MEDIAN([.E4];[.E10];[.E16];[.E22];[.E28])" office:value-type="float" office:value="0.00325278810408922" calcext:value-type="float">
            <text:p>0.0033</text:p>
          </table:table-cell>
          <table:table-cell table:formula="of:=MEDIAN([.F4];[.F10];[.F16];[.F22];[.F28])" office:value-type="float" office:value="3.25278810408922" calcext:value-type="float">
            <text:p>3.2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38" calcext:value-type="float">
            <text:p>2138.0000</text:p>
          </table:table-cell>
          <table:table-cell table:formula="of:=MEDIAN([.C5];[.C11];[.C17];[.C23];[.C29])" office:value-type="float" office:value="2.138" calcext:value-type="float">
            <text:p>2.1380</text:p>
          </table:table-cell>
          <table:table-cell table:formula="of:=MEDIAN([.D5];[.D11];[.D17];[.D23];[.D29])" office:value-type="float" office:value="6" calcext:value-type="float">
            <text:p>6.0000</text:p>
          </table:table-cell>
          <table:table-cell table:formula="of:=MEDIAN([.E5];[.E11];[.E17];[.E23];[.E29])" office:value-type="float" office:value="0.00280636108512629" calcext:value-type="float">
            <text:p>0.0028</text:p>
          </table:table-cell>
          <table:table-cell table:formula="of:=MEDIAN([.F5];[.F11];[.F17];[.F23];[.F29])" office:value-type="float" office:value="2.80636108512629" calcext:value-type="float">
            <text:p>2.8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47" calcext:value-type="float">
            <text:p>2147.0000</text:p>
          </table:table-cell>
          <table:table-cell table:formula="of:=MEDIAN([.C6];[.C12];[.C18];[.C24];[.C30])" office:value-type="float" office:value="2.147" calcext:value-type="float">
            <text:p>2.1470</text:p>
          </table:table-cell>
          <table:table-cell table:formula="of:=MEDIAN([.D6];[.D12];[.D18];[.D24];[.D30])" office:value-type="float" office:value="6" calcext:value-type="float">
            <text:p>6.0000</text:p>
          </table:table-cell>
          <table:table-cell table:formula="of:=MEDIAN([.E6];[.E12];[.E18];[.E24];[.E30])" office:value-type="float" office:value="0.00279459711224965" calcext:value-type="float">
            <text:p>0.0028</text:p>
          </table:table-cell>
          <table:table-cell table:formula="of:=MEDIAN([.F6];[.F12];[.F18];[.F24];[.F30])" office:value-type="float" office:value="2.79459711224965" calcext:value-type="float">
            <text:p>2.79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157" calcext:value-type="float">
            <text:p>2157.0000</text:p>
          </table:table-cell>
          <table:table-cell table:formula="of:=MAX([.C3];[.C9];[.C15];[.C21];[.C27])" office:value-type="float" office:value="2.157" calcext:value-type="float">
            <text:p>2.1570</text:p>
          </table:table-cell>
          <table:table-cell table:formula="of:=MAX([.D3];[.D9];[.D15];[.D21];[.D27])" office:value-type="float" office:value="7" calcext:value-type="float">
            <text:p>7.0000</text:p>
          </table:table-cell>
          <table:table-cell table:formula="of:=MAX([.E3];[.E9];[.E15];[.E21];[.E27])" office:value-type="float" office:value="0.00326492537313433" calcext:value-type="float">
            <text:p>0.0033</text:p>
          </table:table-cell>
          <table:table-cell table:formula="of:=MAX([.F3];[.F9];[.F15];[.F21];[.F27])" office:value-type="float" office:value="3.26492537313433" calcext:value-type="float">
            <text:p>3.2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158" calcext:value-type="float">
            <text:p>2158.0000</text:p>
          </table:table-cell>
          <table:table-cell table:formula="of:=MAX([.C4];[.C10];[.C16];[.C22];[.C28])" office:value-type="float" office:value="2.158" calcext:value-type="float">
            <text:p>2.1580</text:p>
          </table:table-cell>
          <table:table-cell table:formula="of:=MAX([.D4];[.D10];[.D16];[.D22];[.D28])" office:value-type="float" office:value="7" calcext:value-type="float">
            <text:p>7.0000</text:p>
          </table:table-cell>
          <table:table-cell table:formula="of:=MAX([.E4];[.E10];[.E16];[.E22];[.E28])" office:value-type="float" office:value="0.00326797385620915" calcext:value-type="float">
            <text:p>0.0033</text:p>
          </table:table-cell>
          <table:table-cell table:formula="of:=MAX([.F4];[.F10];[.F16];[.F22];[.F28])" office:value-type="float" office:value="3.26797385620915" calcext:value-type="float">
            <text:p>3.2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300" calcext:value-type="float">
            <text:p>2300.0000</text:p>
          </table:table-cell>
          <table:table-cell table:formula="of:=MAX([.C5];[.C11];[.C17];[.C23];[.C29])" office:value-type="float" office:value="2.3" calcext:value-type="float">
            <text:p>2.3000</text:p>
          </table:table-cell>
          <table:table-cell table:formula="of:=MAX([.D5];[.D11];[.D17];[.D23];[.D29])" office:value-type="float" office:value="6" calcext:value-type="float">
            <text:p>6.0000</text:p>
          </table:table-cell>
          <table:table-cell table:formula="of:=MAX([.E5];[.E11];[.E17];[.E23];[.E29])" office:value-type="float" office:value="0.00281293952180028" calcext:value-type="float">
            <text:p>0.0028</text:p>
          </table:table-cell>
          <table:table-cell table:formula="of:=MAX([.F5];[.F11];[.F17];[.F23];[.F29])" office:value-type="float" office:value="2.81293952180028" calcext:value-type="float">
            <text:p>2.8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297" calcext:value-type="float">
            <text:p>2297.0000</text:p>
          </table:table-cell>
          <table:table-cell table:formula="of:=MAX([.C6];[.C12];[.C18];[.C24];[.C30])" office:value-type="float" office:value="2.297" calcext:value-type="float">
            <text:p>2.2970</text:p>
          </table:table-cell>
          <table:table-cell table:formula="of:=MAX([.D6];[.D12];[.D18];[.D24];[.D30])" office:value-type="float" office:value="6" calcext:value-type="float">
            <text:p>6.0000</text:p>
          </table:table-cell>
          <table:table-cell table:formula="of:=MAX([.E6];[.E12];[.E18];[.E24];[.E30])" office:value-type="float" office:value="0.00281293952180028" calcext:value-type="float">
            <text:p>0.0028</text:p>
          </table:table-cell>
          <table:table-cell table:formula="of:=MAX([.F6];[.F12];[.F18];[.F24];[.F30])" office:value-type="float" office:value="2.81293952180028" calcext:value-type="float">
            <text:p>2.81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44" calcext:value-type="float">
            <text:p>2144.0000</text:p>
          </table:table-cell>
          <table:table-cell table:formula="of:=MIN([.C3];[.C9];[.C15];[.C21];[.C27])" office:value-type="float" office:value="2.144" calcext:value-type="float">
            <text:p>2.1440</text:p>
          </table:table-cell>
          <table:table-cell table:formula="of:=MIN([.D3];[.D9];[.D15];[.D21];[.D27])" office:value-type="float" office:value="7" calcext:value-type="float">
            <text:p>7.0000</text:p>
          </table:table-cell>
          <table:table-cell table:formula="of:=MIN([.E3];[.E9];[.E15];[.E21];[.E27])" office:value-type="float" office:value="0.00324524802967084" calcext:value-type="float">
            <text:p>0.0032</text:p>
          </table:table-cell>
          <table:table-cell table:formula="of:=MIN([.F3];[.F9];[.F15];[.F21];[.F27])" office:value-type="float" office:value="3.24524802967084" calcext:value-type="float">
            <text:p>3.2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42" calcext:value-type="float">
            <text:p>2142.0000</text:p>
          </table:table-cell>
          <table:table-cell table:formula="of:=MIN([.C4];[.C10];[.C16];[.C22];[.C28])" office:value-type="float" office:value="2.142" calcext:value-type="float">
            <text:p>2.1420</text:p>
          </table:table-cell>
          <table:table-cell table:formula="of:=MIN([.D4];[.D10];[.D16];[.D22];[.D28])" office:value-type="float" office:value="7" calcext:value-type="float">
            <text:p>7.0000</text:p>
          </table:table-cell>
          <table:table-cell table:formula="of:=MIN([.E4];[.E10];[.E16];[.E22];[.E28])" office:value-type="float" office:value="0.00324374420759963" calcext:value-type="float">
            <text:p>0.0032</text:p>
          </table:table-cell>
          <table:table-cell table:formula="of:=MIN([.F4];[.F10];[.F16];[.F22];[.F28])" office:value-type="float" office:value="3.24374420759963" calcext:value-type="float">
            <text:p>3.2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33" calcext:value-type="float">
            <text:p>2133.0000</text:p>
          </table:table-cell>
          <table:table-cell table:formula="of:=MIN([.C5];[.C11];[.C17];[.C23];[.C29])" office:value-type="float" office:value="2.133" calcext:value-type="float">
            <text:p>2.1330</text:p>
          </table:table-cell>
          <table:table-cell table:formula="of:=MIN([.D5];[.D11];[.D17];[.D23];[.D29])" office:value-type="float" office:value="6" calcext:value-type="float">
            <text:p>6.0000</text:p>
          </table:table-cell>
          <table:table-cell table:formula="of:=MIN([.E5];[.E11];[.E17];[.E23];[.E29])" office:value-type="float" office:value="0.00260869565217391" calcext:value-type="float">
            <text:p>0.0026</text:p>
          </table:table-cell>
          <table:table-cell table:formula="of:=MIN([.F5];[.F11];[.F17];[.F23];[.F29])" office:value-type="float" office:value="2.60869565217391" calcext:value-type="float">
            <text:p>2.6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33" calcext:value-type="float">
            <text:p>2133.0000</text:p>
          </table:table-cell>
          <table:table-cell table:formula="of:=MIN([.C6];[.C12];[.C18];[.C24];[.C30])" office:value-type="float" office:value="2.133" calcext:value-type="float">
            <text:p>2.1330</text:p>
          </table:table-cell>
          <table:table-cell table:formula="of:=MIN([.D6];[.D12];[.D18];[.D24];[.D30])" office:value-type="float" office:value="6" calcext:value-type="float">
            <text:p>6.0000</text:p>
          </table:table-cell>
          <table:table-cell table:formula="of:=MIN([.E6];[.E12];[.E18];[.E24];[.E30])" office:value-type="float" office:value="0.00261210274270788" calcext:value-type="float">
            <text:p>0.0026</text:p>
          </table:table-cell>
          <table:table-cell table:formula="of:=MIN([.F6];[.F12];[.F18];[.F24];[.F30])" office:value-type="float" office:value="2.61210274270788" calcext:value-type="float">
            <text:p>2.6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45" calcext:value-type="float">
            <text:p>2145.0000</text:p>
          </table:table-cell>
          <table:table-cell table:formula="of:=QUARTILE(([.C3]~[.C9]~[.C15]~[.C21]~[.C27]);1)" office:value-type="float" office:value="2.145" calcext:value-type="float">
            <text:p>2.1450</text:p>
          </table:table-cell>
          <table:table-cell table:formula="of:=QUARTILE(([.D3]~[.D9]~[.D15]~[.D21]~[.D27]);1)" office:value-type="float" office:value="7" calcext:value-type="float">
            <text:p>7.0000</text:p>
          </table:table-cell>
          <table:table-cell table:formula="of:=QUARTILE(([.E3]~[.E9]~[.E15]~[.E21]~[.E27]);1)" office:value-type="float" office:value="0.00325278810408922" calcext:value-type="float">
            <text:p>0.0033</text:p>
          </table:table-cell>
          <table:table-cell table:formula="of:=QUARTILE(([.F3]~[.F9]~[.F15]~[.F21]~[.F27]);1)" office:value-type="float" office:value="3.25278810408922" calcext:value-type="float">
            <text:p>3.2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42" calcext:value-type="float">
            <text:p>2142.0000</text:p>
          </table:table-cell>
          <table:table-cell table:formula="of:=QUARTILE(([.C4]~[.C10]~[.C16]~[.C22]~[.C28]);1)" office:value-type="float" office:value="2.142" calcext:value-type="float">
            <text:p>2.1420</text:p>
          </table:table-cell>
          <table:table-cell table:formula="of:=QUARTILE(([.D4]~[.D10]~[.D16]~[.D22]~[.D28]);1)" office:value-type="float" office:value="7" calcext:value-type="float">
            <text:p>7.0000</text:p>
          </table:table-cell>
          <table:table-cell table:formula="of:=QUARTILE(([.E4]~[.E10]~[.E16]~[.E22]~[.E28]);1)" office:value-type="float" office:value="0.00325127728750581" calcext:value-type="float">
            <text:p>0.0033</text:p>
          </table:table-cell>
          <table:table-cell table:formula="of:=QUARTILE(([.F4]~[.F10]~[.F16]~[.F22]~[.F28]);1)" office:value-type="float" office:value="3.25127728750581" calcext:value-type="float">
            <text:p>3.2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37" calcext:value-type="float">
            <text:p>2137.0000</text:p>
          </table:table-cell>
          <table:table-cell table:formula="of:=QUARTILE(([.C5]~[.C11]~[.C17]~[.C23]~[.C29]);1)" office:value-type="float" office:value="2.137" calcext:value-type="float">
            <text:p>2.1370</text:p>
          </table:table-cell>
          <table:table-cell table:formula="of:=QUARTILE(([.D5]~[.D11]~[.D17]~[.D23]~[.D29]);1)" office:value-type="float" office:value="6" calcext:value-type="float">
            <text:p>6.0000</text:p>
          </table:table-cell>
          <table:table-cell table:formula="of:=QUARTILE(([.E5]~[.E11]~[.E17]~[.E23]~[.E29]);1)" office:value-type="float" office:value="0.00280504908835905" calcext:value-type="float">
            <text:p>0.0028</text:p>
          </table:table-cell>
          <table:table-cell table:formula="of:=QUARTILE(([.F5]~[.F11]~[.F17]~[.F23]~[.F29]);1)" office:value-type="float" office:value="2.80504908835905" calcext:value-type="float">
            <text:p>2.8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45" calcext:value-type="float">
            <text:p>2145.0000</text:p>
          </table:table-cell>
          <table:table-cell table:formula="of:=QUARTILE(([.C6]~[.C12]~[.C18]~[.C24]~[.C30]);1)" office:value-type="float" office:value="2.145" calcext:value-type="float">
            <text:p>2.1450</text:p>
          </table:table-cell>
          <table:table-cell table:formula="of:=QUARTILE(([.D6]~[.D12]~[.D18]~[.D24]~[.D30]);1)" office:value-type="float" office:value="6" calcext:value-type="float">
            <text:p>6.0000</text:p>
          </table:table-cell>
          <table:table-cell table:formula="of:=QUARTILE(([.E6]~[.E12]~[.E18]~[.E24]~[.E30]);1)" office:value-type="float" office:value="0.0027906976744186" calcext:value-type="float">
            <text:p>0.0028</text:p>
          </table:table-cell>
          <table:table-cell table:formula="of:=QUARTILE(([.F6]~[.F12]~[.F18]~[.F24]~[.F30]);1)" office:value-type="float" office:value="2.7906976744186" calcext:value-type="float">
            <text:p>2.79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52" calcext:value-type="float">
            <text:p>2152.0000</text:p>
          </table:table-cell>
          <table:table-cell table:formula="of:=QUARTILE(([.C3]~[.C9]~[.C15]~[.C21]~[.C27]);3)" office:value-type="float" office:value="2.152" calcext:value-type="float">
            <text:p>2.1520</text:p>
          </table:table-cell>
          <table:table-cell table:formula="of:=QUARTILE(([.D3]~[.D9]~[.D15]~[.D21]~[.D27]);3)" office:value-type="float" office:value="7" calcext:value-type="float">
            <text:p>7.0000</text:p>
          </table:table-cell>
          <table:table-cell table:formula="of:=QUARTILE(([.E3]~[.E9]~[.E15]~[.E21]~[.E27]);3)" office:value-type="float" office:value="0.00326340326340326" calcext:value-type="float">
            <text:p>0.0033</text:p>
          </table:table-cell>
          <table:table-cell table:formula="of:=QUARTILE(([.F3]~[.F9]~[.F15]~[.F21]~[.F27]);3)" office:value-type="float" office:value="3.26340326340326" calcext:value-type="float">
            <text:p>3.2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53" calcext:value-type="float">
            <text:p>2153.0000</text:p>
          </table:table-cell>
          <table:table-cell table:formula="of:=QUARTILE(([.C4]~[.C10]~[.C16]~[.C22]~[.C28]);3)" office:value-type="float" office:value="2.153" calcext:value-type="float">
            <text:p>2.1530</text:p>
          </table:table-cell>
          <table:table-cell table:formula="of:=QUARTILE(([.D4]~[.D10]~[.D16]~[.D22]~[.D28]);3)" office:value-type="float" office:value="7" calcext:value-type="float">
            <text:p>7.0000</text:p>
          </table:table-cell>
          <table:table-cell table:formula="of:=QUARTILE(([.E4]~[.E10]~[.E16]~[.E22]~[.E28]);3)" office:value-type="float" office:value="0.00326797385620915" calcext:value-type="float">
            <text:p>0.0033</text:p>
          </table:table-cell>
          <table:table-cell table:formula="of:=QUARTILE(([.F4]~[.F10]~[.F16]~[.F22]~[.F28]);3)" office:value-type="float" office:value="3.26797385620915" calcext:value-type="float">
            <text:p>3.2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39" calcext:value-type="float">
            <text:p>2139.0000</text:p>
          </table:table-cell>
          <table:table-cell table:formula="of:=QUARTILE(([.C5]~[.C11]~[.C17]~[.C23]~[.C29]);3)" office:value-type="float" office:value="2.139" calcext:value-type="float">
            <text:p>2.1390</text:p>
          </table:table-cell>
          <table:table-cell table:formula="of:=QUARTILE(([.D5]~[.D11]~[.D17]~[.D23]~[.D29]);3)" office:value-type="float" office:value="6" calcext:value-type="float">
            <text:p>6.0000</text:p>
          </table:table-cell>
          <table:table-cell table:formula="of:=QUARTILE(([.E5]~[.E11]~[.E17]~[.E23]~[.E29]);3)" office:value-type="float" office:value="0.00280767430978007" calcext:value-type="float">
            <text:p>0.0028</text:p>
          </table:table-cell>
          <table:table-cell table:formula="of:=QUARTILE(([.F5]~[.F11]~[.F17]~[.F23]~[.F29]);3)" office:value-type="float" office:value="2.80767430978007" calcext:value-type="float">
            <text:p>2.80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50" calcext:value-type="float">
            <text:p>2150.0000</text:p>
          </table:table-cell>
          <table:table-cell table:formula="of:=QUARTILE(([.C6]~[.C12]~[.C18]~[.C24]~[.C30]);3)" office:value-type="float" office:value="2.15" calcext:value-type="float">
            <text:p>2.1500</text:p>
          </table:table-cell>
          <table:table-cell table:formula="of:=QUARTILE(([.D6]~[.D12]~[.D18]~[.D24]~[.D30]);3)" office:value-type="float" office:value="6" calcext:value-type="float">
            <text:p>6.0000</text:p>
          </table:table-cell>
          <table:table-cell table:formula="of:=QUARTILE(([.E6]~[.E12]~[.E18]~[.E24]~[.E30]);3)" office:value-type="float" office:value="0.0027972027972028" calcext:value-type="float">
            <text:p>0.0028</text:p>
          </table:table-cell>
          <table:table-cell table:formula="of:=QUARTILE(([.F6]~[.F12]~[.F18]~[.F24]~[.F30]);3)" office:value-type="float" office:value="2.7972027972028" calcext:value-type="float">
            <text:p>2.7972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5" calcext:value-type="float">
            <text:p>2145.0000</text:p>
          </table:table-cell>
          <table:table-cell table:formula="of:=[.B3]/1000" office:value-type="float" office:value="2.145" calcext:value-type="float">
            <text:p>2.1450</text:p>
          </table:table-cell>
          <table:table-cell office:value-type="float" office:value="9" calcext:value-type="float">
            <text:p>9.0000</text:p>
          </table:table-cell>
          <table:table-cell table:formula="of:=[.D3]/[.B3]" office:value-type="float" office:value="0.0041958041958042" calcext:value-type="float">
            <text:p>0.0042</text:p>
          </table:table-cell>
          <table:table-cell office:value-type="float" office:value="0.00419580419580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2" calcext:value-type="float">
            <text:p>2132.0000</text:p>
          </table:table-cell>
          <table:table-cell table:formula="of:=[.B4]/1000" office:value-type="float" office:value="2.132" calcext:value-type="float">
            <text:p>2.1320</text:p>
          </table:table-cell>
          <table:table-cell office:value-type="float" office:value="8" calcext:value-type="float">
            <text:p>8.0000</text:p>
          </table:table-cell>
          <table:table-cell table:formula="of:=[.D4]/[.B4]" office:value-type="float" office:value="0.00375234521575985" calcext:value-type="float">
            <text:p>0.0038</text:p>
          </table:table-cell>
          <table:table-cell office:value-type="float" office:value="0.00375234521575985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4" calcext:value-type="float">
            <text:p>2134.0000</text:p>
          </table:table-cell>
          <table:table-cell table:formula="of:=[.B5]/1000" office:value-type="float" office:value="2.134" calcext:value-type="float">
            <text:p>2.1340</text:p>
          </table:table-cell>
          <table:table-cell office:value-type="float" office:value="8" calcext:value-type="float">
            <text:p>8.0000</text:p>
          </table:table-cell>
          <table:table-cell table:formula="of:=[.D5]/[.B5]" office:value-type="float" office:value="0.00374882849109653" calcext:value-type="float">
            <text:p>0.0037</text:p>
          </table:table-cell>
          <table:table-cell office:value-type="float" office:value="0.003748828491096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9" calcext:value-type="float">
            <text:p>2139.0000</text:p>
          </table:table-cell>
          <table:table-cell table:formula="of:=[.B6]/1000" office:value-type="float" office:value="2.139" calcext:value-type="float">
            <text:p>2.1390</text:p>
          </table:table-cell>
          <table:table-cell office:value-type="float" office:value="8" calcext:value-type="float">
            <text:p>8.0000</text:p>
          </table:table-cell>
          <table:table-cell table:formula="of:=[.D6]/[.B6]" office:value-type="float" office:value="0.0037400654511454" calcext:value-type="float">
            <text:p>0.0037</text:p>
          </table:table-cell>
          <table:table-cell office:value-type="float" office:value="0.0037400654511454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38" calcext:value-type="float">
            <text:p>2138.0000</text:p>
          </table:table-cell>
          <table:table-cell table:formula="of:=[.B9]/1000" office:value-type="float" office:value="2.138" calcext:value-type="float">
            <text:p>2.1380</text:p>
          </table:table-cell>
          <table:table-cell office:value-type="float" office:value="9" calcext:value-type="float">
            <text:p>9.0000</text:p>
          </table:table-cell>
          <table:table-cell table:formula="of:=[.D9]/[.B9]" office:value-type="float" office:value="0.00420954162768943" calcext:value-type="float">
            <text:p>0.0042</text:p>
          </table:table-cell>
          <table:table-cell office:value-type="float" office:value="0.0042095416276894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443" calcext:value-type="float">
            <text:p>2443.0000</text:p>
          </table:table-cell>
          <table:table-cell table:formula="of:=[.B10]/1000" office:value-type="float" office:value="2.443" calcext:value-type="float">
            <text:p>2.4430</text:p>
          </table:table-cell>
          <table:table-cell office:value-type="float" office:value="8" calcext:value-type="float">
            <text:p>8.0000</text:p>
          </table:table-cell>
          <table:table-cell table:formula="of:=[.D10]/[.B10]" office:value-type="float" office:value="0.00327466230045027" calcext:value-type="float">
            <text:p>0.0033</text:p>
          </table:table-cell>
          <table:table-cell office:value-type="float" office:value="0.00327466230045027" calcext:value-type="float">
            <text:p>0.0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4" calcext:value-type="float">
            <text:p>2134.0000</text:p>
          </table:table-cell>
          <table:table-cell table:formula="of:=[.B11]/1000" office:value-type="float" office:value="2.134" calcext:value-type="float">
            <text:p>2.1340</text:p>
          </table:table-cell>
          <table:table-cell office:value-type="float" office:value="8" calcext:value-type="float">
            <text:p>8.0000</text:p>
          </table:table-cell>
          <table:table-cell table:formula="of:=[.D11]/[.B11]" office:value-type="float" office:value="0.00374882849109653" calcext:value-type="float">
            <text:p>0.0037</text:p>
          </table:table-cell>
          <table:table-cell office:value-type="float" office:value="0.003748828491096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2" calcext:value-type="float">
            <text:p>2142.0000</text:p>
          </table:table-cell>
          <table:table-cell table:formula="of:=[.B12]/1000" office:value-type="float" office:value="2.142" calcext:value-type="float">
            <text:p>2.1420</text:p>
          </table:table-cell>
          <table:table-cell office:value-type="float" office:value="8" calcext:value-type="float">
            <text:p>8.0000</text:p>
          </table:table-cell>
          <table:table-cell table:formula="of:=[.D12]/[.B12]" office:value-type="float" office:value="0.00373482726423903" calcext:value-type="float">
            <text:p>0.0037</text:p>
          </table:table-cell>
          <table:table-cell office:value-type="float" office:value="0.0037348272642390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34" calcext:value-type="float">
            <text:p>2134.0000</text:p>
          </table:table-cell>
          <table:table-cell table:formula="of:=[.B15]/1000" office:value-type="float" office:value="2.134" calcext:value-type="float">
            <text:p>2.1340</text:p>
          </table:table-cell>
          <table:table-cell office:value-type="float" office:value="9" calcext:value-type="float">
            <text:p>9.0000</text:p>
          </table:table-cell>
          <table:table-cell table:formula="of:=[.D15]/[.B15]" office:value-type="float" office:value="0.0042174320524836" calcext:value-type="float">
            <text:p>0.0042</text:p>
          </table:table-cell>
          <table:table-cell office:value-type="float" office:value="0.0042174320524836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6" calcext:value-type="float">
            <text:p>2146.0000</text:p>
          </table:table-cell>
          <table:table-cell table:formula="of:=[.B16]/1000" office:value-type="float" office:value="2.146" calcext:value-type="float">
            <text:p>2.1460</text:p>
          </table:table-cell>
          <table:table-cell office:value-type="float" office:value="8" calcext:value-type="float">
            <text:p>8.0000</text:p>
          </table:table-cell>
          <table:table-cell table:formula="of:=[.D16]/[.B16]" office:value-type="float" office:value="0.00372786579683131" calcext:value-type="float">
            <text:p>0.0037</text:p>
          </table:table-cell>
          <table:table-cell office:value-type="float" office:value="0.00372786579683131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26" calcext:value-type="float">
            <text:p>2126.0000</text:p>
          </table:table-cell>
          <table:table-cell table:formula="of:=[.B17]/1000" office:value-type="float" office:value="2.126" calcext:value-type="float">
            <text:p>2.1260</text:p>
          </table:table-cell>
          <table:table-cell office:value-type="float" office:value="8" calcext:value-type="float">
            <text:p>8.0000</text:p>
          </table:table-cell>
          <table:table-cell table:formula="of:=[.D17]/[.B17]" office:value-type="float" office:value="0.00376293508936971" calcext:value-type="float">
            <text:p>0.0038</text:p>
          </table:table-cell>
          <table:table-cell office:value-type="float" office:value="0.00376293508936971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9" calcext:value-type="float">
            <text:p>2149.0000</text:p>
          </table:table-cell>
          <table:table-cell table:formula="of:=[.B18]/1000" office:value-type="float" office:value="2.149" calcext:value-type="float">
            <text:p>2.1490</text:p>
          </table:table-cell>
          <table:table-cell office:value-type="float" office:value="8" calcext:value-type="float">
            <text:p>8.0000</text:p>
          </table:table-cell>
          <table:table-cell table:formula="of:=[.D18]/[.B18]" office:value-type="float" office:value="0.00372266170311773" calcext:value-type="float">
            <text:p>0.0037</text:p>
          </table:table-cell>
          <table:table-cell office:value-type="float" office:value="0.0037226617031177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0" calcext:value-type="float">
            <text:p>2140.0000</text:p>
          </table:table-cell>
          <table:table-cell table:formula="of:=[.B21]/1000" office:value-type="float" office:value="2.14" calcext:value-type="float">
            <text:p>2.1400</text:p>
          </table:table-cell>
          <table:table-cell office:value-type="float" office:value="9" calcext:value-type="float">
            <text:p>9.0000</text:p>
          </table:table-cell>
          <table:table-cell table:formula="of:=[.D21]/[.B21]" office:value-type="float" office:value="0.00420560747663551" calcext:value-type="float">
            <text:p>0.0042</text:p>
          </table:table-cell>
          <table:table-cell office:value-type="float" office:value="0.0042056074766355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8" calcext:value-type="float">
            <text:p>2138.0000</text:p>
          </table:table-cell>
          <table:table-cell table:formula="of:=[.B22]/1000" office:value-type="float" office:value="2.138" calcext:value-type="float">
            <text:p>2.1380</text:p>
          </table:table-cell>
          <table:table-cell office:value-type="float" office:value="8" calcext:value-type="float">
            <text:p>8.0000</text:p>
          </table:table-cell>
          <table:table-cell table:formula="of:=[.D22]/[.B22]" office:value-type="float" office:value="0.00374181478016838" calcext:value-type="float">
            <text:p>0.0037</text:p>
          </table:table-cell>
          <table:table-cell office:value-type="float" office:value="0.00374181478016838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16" calcext:value-type="float">
            <text:p>2116.0000</text:p>
          </table:table-cell>
          <table:table-cell table:formula="of:=[.B23]/1000" office:value-type="float" office:value="2.116" calcext:value-type="float">
            <text:p>2.1160</text:p>
          </table:table-cell>
          <table:table-cell office:value-type="float" office:value="8" calcext:value-type="float">
            <text:p>8.0000</text:p>
          </table:table-cell>
          <table:table-cell table:formula="of:=[.D23]/[.B23]" office:value-type="float" office:value="0.00378071833648393" calcext:value-type="float">
            <text:p>0.0038</text:p>
          </table:table-cell>
          <table:table-cell office:value-type="float" office:value="0.00378071833648393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8" calcext:value-type="float">
            <text:p>2138.0000</text:p>
          </table:table-cell>
          <table:table-cell table:formula="of:=[.B24]/1000" office:value-type="float" office:value="2.138" calcext:value-type="float">
            <text:p>2.1380</text:p>
          </table:table-cell>
          <table:table-cell office:value-type="float" office:value="8" calcext:value-type="float">
            <text:p>8.0000</text:p>
          </table:table-cell>
          <table:table-cell table:formula="of:=[.D24]/[.B24]" office:value-type="float" office:value="0.00374181478016838" calcext:value-type="float">
            <text:p>0.0037</text:p>
          </table:table-cell>
          <table:table-cell office:value-type="float" office:value="0.00374181478016838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2" calcext:value-type="float">
            <text:p>2142.0000</text:p>
          </table:table-cell>
          <table:table-cell table:formula="of:=[.B27]/1000" office:value-type="float" office:value="2.142" calcext:value-type="float">
            <text:p>2.1420</text:p>
          </table:table-cell>
          <table:table-cell office:value-type="float" office:value="9" calcext:value-type="float">
            <text:p>9.0000</text:p>
          </table:table-cell>
          <table:table-cell table:formula="of:=[.D27]/[.B27]" office:value-type="float" office:value="0.00420168067226891" calcext:value-type="float">
            <text:p>0.0042</text:p>
          </table:table-cell>
          <table:table-cell office:value-type="float" office:value="0.0042016806722689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8" calcext:value-type="float">
            <text:p>2148.0000</text:p>
          </table:table-cell>
          <table:table-cell table:formula="of:=[.B28]/1000" office:value-type="float" office:value="2.148" calcext:value-type="float">
            <text:p>2.1480</text:p>
          </table:table-cell>
          <table:table-cell office:value-type="float" office:value="8" calcext:value-type="float">
            <text:p>8.0000</text:p>
          </table:table-cell>
          <table:table-cell table:formula="of:=[.D28]/[.B28]" office:value-type="float" office:value="0.0037243947858473" calcext:value-type="float">
            <text:p>0.0037</text:p>
          </table:table-cell>
          <table:table-cell office:value-type="float" office:value="0.003724394785847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4" calcext:value-type="float">
            <text:p>2144.0000</text:p>
          </table:table-cell>
          <table:table-cell table:formula="of:=[.B29]/1000" office:value-type="float" office:value="2.144" calcext:value-type="float">
            <text:p>2.1440</text:p>
          </table:table-cell>
          <table:table-cell office:value-type="float" office:value="8" calcext:value-type="float">
            <text:p>8.0000</text:p>
          </table:table-cell>
          <table:table-cell table:formula="of:=[.D29]/[.B29]" office:value-type="float" office:value="0.00373134328358209" calcext:value-type="float">
            <text:p>0.0037</text:p>
          </table:table-cell>
          <table:table-cell office:value-type="float" office:value="0.00373134328358209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9" calcext:value-type="float">
            <text:p>2139.0000</text:p>
          </table:table-cell>
          <table:table-cell table:formula="of:=[.B30]/1000" office:value-type="float" office:value="2.139" calcext:value-type="float">
            <text:p>2.1390</text:p>
          </table:table-cell>
          <table:table-cell office:value-type="float" office:value="8" calcext:value-type="float">
            <text:p>8.0000</text:p>
          </table:table-cell>
          <table:table-cell table:formula="of:=[.D30]/[.B30]" office:value-type="float" office:value="0.0037400654511454" calcext:value-type="float">
            <text:p>0.0037</text:p>
          </table:table-cell>
          <table:table-cell office:value-type="float" office:value="0.0037400654511454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139.8" calcext:value-type="float">
            <text:p>2139.8000</text:p>
          </table:table-cell>
          <table:table-cell table:formula="of:=AVERAGE([.C3];[.C9];[.C15];[.C21];[.C27])" office:value-type="float" office:value="2.1398" calcext:value-type="float">
            <text:p>2.1398</text:p>
          </table:table-cell>
          <table:table-cell table:formula="of:=AVERAGE([.D3];[.D9];[.D15];[.D21];[.D27])" office:value-type="float" office:value="9" calcext:value-type="float">
            <text:p>9.0000</text:p>
          </table:table-cell>
          <table:table-cell table:formula="of:=AVERAGE([.E3];[.E9];[.E15];[.E21];[.E27])" office:value-type="float" office:value="0.00420601320497633" calcext:value-type="float">
            <text:p>0.0042</text:p>
          </table:table-cell>
          <table:table-cell table:formula="of:=AVERAGE([.F3];[.F9];[.F15];[.F21];[.F27])" office:value-type="float" office:value="0.00420601320497633" calcext:value-type="float">
            <text:p>0.0042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201.4" calcext:value-type="float">
            <text:p>2201.4000</text:p>
          </table:table-cell>
          <table:table-cell table:formula="of:=AVERAGE([.C4];[.C10];[.C16];[.C22];[.C28])" office:value-type="float" office:value="2.2014" calcext:value-type="float">
            <text:p>2.2014</text:p>
          </table:table-cell>
          <table:table-cell table:formula="of:=AVERAGE([.D4];[.D10];[.D16];[.D22];[.D28])" office:value-type="float" office:value="8" calcext:value-type="float">
            <text:p>8.0000</text:p>
          </table:table-cell>
          <table:table-cell table:formula="of:=AVERAGE([.E4];[.E10];[.E16];[.E22];[.E28])" office:value-type="float" office:value="0.00364421657581142" calcext:value-type="float">
            <text:p>0.0036</text:p>
          </table:table-cell>
          <table:table-cell table:formula="of:=AVERAGE([.F4];[.F10];[.F16];[.F22];[.F28])" office:value-type="float" office:value="0.00364421657581142" calcext:value-type="float">
            <text:p>0.0036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30.8" calcext:value-type="float">
            <text:p>2130.8000</text:p>
          </table:table-cell>
          <table:table-cell table:formula="of:=AVERAGE([.C5];[.C11];[.C17];[.C23];[.C29])" office:value-type="float" office:value="2.1308" calcext:value-type="float">
            <text:p>2.1308</text:p>
          </table:table-cell>
          <table:table-cell table:formula="of:=AVERAGE([.D5];[.D11];[.D17];[.D23];[.D29])" office:value-type="float" office:value="8" calcext:value-type="float">
            <text:p>8.0000</text:p>
          </table:table-cell>
          <table:table-cell table:formula="of:=AVERAGE([.E5];[.E11];[.E17];[.E23];[.E29])" office:value-type="float" office:value="0.00375453073832576" calcext:value-type="float">
            <text:p>0.0038</text:p>
          </table:table-cell>
          <table:table-cell table:formula="of:=AVERAGE([.F5];[.F11];[.F17];[.F23];[.F29])" office:value-type="float" office:value="0.00375453073832576" calcext:value-type="float">
            <text:p>0.0038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41.4" calcext:value-type="float">
            <text:p>2141.4000</text:p>
          </table:table-cell>
          <table:table-cell table:formula="of:=AVERAGE([.C6];[.C12];[.C18];[.C24];[.C30])" office:value-type="float" office:value="2.1414" calcext:value-type="float">
            <text:p>2.1414</text:p>
          </table:table-cell>
          <table:table-cell table:formula="of:=AVERAGE([.D6];[.D12];[.D18];[.D24];[.D30])" office:value-type="float" office:value="8" calcext:value-type="float">
            <text:p>8.0000</text:p>
          </table:table-cell>
          <table:table-cell table:formula="of:=AVERAGE([.E6];[.E12];[.E18];[.E24];[.E30])" office:value-type="float" office:value="0.00373588692996319" calcext:value-type="float">
            <text:p>0.0037</text:p>
          </table:table-cell>
          <table:table-cell table:formula="of:=AVERAGE([.F6];[.F12];[.F18];[.F24];[.F30])" office:value-type="float" office:value="0.00373588692996319" calcext:value-type="float">
            <text:p>0.0037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4.14728827066555" calcext:value-type="float">
            <text:p>4.1473</text:p>
          </table:table-cell>
          <table:table-cell table:formula="of:=STDEVA([.C3];[.C9];[.C15];[.C21];[.C27])" office:value-type="float" office:value="0.00414728827066559" calcext:value-type="float">
            <text:p>0.0041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00815474047196988" calcext:value-type="float">
            <text:p>0.0000</text:p>
          </table:table-cell>
          <table:table-cell table:formula="of:=STDEVA([.F3];[.F9];[.F15];[.F21];[.F27])" office:value-type="float" office:value="0.0000081547404719686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35.210206715322" calcext:value-type="float">
            <text:p>135.2102</text:p>
          </table:table-cell>
          <table:table-cell table:formula="of:=STDEVA([.C4];[.C10];[.C16];[.C22];[.C28])" office:value-type="float" office:value="0.135210206715322" calcext:value-type="float">
            <text:p>0.1352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206889651898241" calcext:value-type="float">
            <text:p>0.0002</text:p>
          </table:table-cell>
          <table:table-cell table:formula="of:=STDEVA([.F4];[.F10];[.F16];[.F22];[.F28])" office:value-type="float" office:value="0.000206889651898238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10.4498803820905" calcext:value-type="float">
            <text:p>10.4499</text:p>
          </table:table-cell>
          <table:table-cell table:formula="of:=STDEVA([.C5];[.C11];[.C17];[.C23];[.C29])" office:value-type="float" office:value="0.0104498803820905" calcext:value-type="float">
            <text:p>0.0104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184330729816006" calcext:value-type="float">
            <text:p>0.0000</text:p>
          </table:table-cell>
          <table:table-cell table:formula="of:=STDEVA([.F5];[.F11];[.F17];[.F23];[.F29])" office:value-type="float" office:value="0.00001843307298160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4.50555213042752" calcext:value-type="float">
            <text:p>4.5056</text:p>
          </table:table-cell>
          <table:table-cell table:formula="of:=STDEVA([.C6];[.C12];[.C18];[.C24];[.C30])" office:value-type="float" office:value="0.0045055521304276" calcext:value-type="float">
            <text:p>0.0045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00784361210088059" calcext:value-type="float">
            <text:p>0.0000</text:p>
          </table:table-cell>
          <table:table-cell table:formula="of:=STDEVA([.F6];[.F12];[.F18];[.F24];[.F30])" office:value-type="float" office:value="0.0000078436121008812" calcext:value-type="float">
            <text:p>0.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40" calcext:value-type="float">
            <text:p>2140.0000</text:p>
          </table:table-cell>
          <table:table-cell table:formula="of:=MEDIAN([.C3];[.C9];[.C15];[.C21];[.C27])" office:value-type="float" office:value="2.14" calcext:value-type="float">
            <text:p>2.1400</text:p>
          </table:table-cell>
          <table:table-cell table:formula="of:=MEDIAN([.D3];[.D9];[.D15];[.D21];[.D27])" office:value-type="float" office:value="9" calcext:value-type="float">
            <text:p>9.0000</text:p>
          </table:table-cell>
          <table:table-cell table:formula="of:=MEDIAN([.E3];[.E9];[.E15];[.E21];[.E27])" office:value-type="float" office:value="0.00420560747663551" calcext:value-type="float">
            <text:p>0.0042</text:p>
          </table:table-cell>
          <table:table-cell table:formula="of:=MEDIAN([.F3];[.F9];[.F15];[.F21];[.F27])" office:value-type="float" office:value="0.0042056074766355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46" calcext:value-type="float">
            <text:p>2146.0000</text:p>
          </table:table-cell>
          <table:table-cell table:formula="of:=MEDIAN([.C4];[.C10];[.C16];[.C22];[.C28])" office:value-type="float" office:value="2.146" calcext:value-type="float">
            <text:p>2.1460</text:p>
          </table:table-cell>
          <table:table-cell table:formula="of:=MEDIAN([.D4];[.D10];[.D16];[.D22];[.D28])" office:value-type="float" office:value="8" calcext:value-type="float">
            <text:p>8.0000</text:p>
          </table:table-cell>
          <table:table-cell table:formula="of:=MEDIAN([.E4];[.E10];[.E16];[.E22];[.E28])" office:value-type="float" office:value="0.00372786579683131" calcext:value-type="float">
            <text:p>0.0037</text:p>
          </table:table-cell>
          <table:table-cell table:formula="of:=MEDIAN([.F4];[.F10];[.F16];[.F22];[.F28])" office:value-type="float" office:value="0.00372786579683131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34" calcext:value-type="float">
            <text:p>2134.0000</text:p>
          </table:table-cell>
          <table:table-cell table:formula="of:=MEDIAN([.C5];[.C11];[.C17];[.C23];[.C29])" office:value-type="float" office:value="2.134" calcext:value-type="float">
            <text:p>2.1340</text:p>
          </table:table-cell>
          <table:table-cell table:formula="of:=MEDIAN([.D5];[.D11];[.D17];[.D23];[.D29])" office:value-type="float" office:value="8" calcext:value-type="float">
            <text:p>8.0000</text:p>
          </table:table-cell>
          <table:table-cell table:formula="of:=MEDIAN([.E5];[.E11];[.E17];[.E23];[.E29])" office:value-type="float" office:value="0.00374882849109653" calcext:value-type="float">
            <text:p>0.0037</text:p>
          </table:table-cell>
          <table:table-cell table:formula="of:=MEDIAN([.F5];[.F11];[.F17];[.F23];[.F29])" office:value-type="float" office:value="0.003748828491096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39" calcext:value-type="float">
            <text:p>2139.0000</text:p>
          </table:table-cell>
          <table:table-cell table:formula="of:=MEDIAN([.C6];[.C12];[.C18];[.C24];[.C30])" office:value-type="float" office:value="2.139" calcext:value-type="float">
            <text:p>2.1390</text:p>
          </table:table-cell>
          <table:table-cell table:formula="of:=MEDIAN([.D6];[.D12];[.D18];[.D24];[.D30])" office:value-type="float" office:value="8" calcext:value-type="float">
            <text:p>8.0000</text:p>
          </table:table-cell>
          <table:table-cell table:formula="of:=MEDIAN([.E6];[.E12];[.E18];[.E24];[.E30])" office:value-type="float" office:value="0.0037400654511454" calcext:value-type="float">
            <text:p>0.0037</text:p>
          </table:table-cell>
          <table:table-cell table:formula="of:=MEDIAN([.F6];[.F12];[.F18];[.F24];[.F30])" office:value-type="float" office:value="0.0037400654511454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145" calcext:value-type="float">
            <text:p>2145.0000</text:p>
          </table:table-cell>
          <table:table-cell table:formula="of:=MAX([.C3];[.C9];[.C15];[.C21];[.C27])" office:value-type="float" office:value="2.145" calcext:value-type="float">
            <text:p>2.1450</text:p>
          </table:table-cell>
          <table:table-cell table:formula="of:=MAX([.D3];[.D9];[.D15];[.D21];[.D27])" office:value-type="float" office:value="9" calcext:value-type="float">
            <text:p>9.0000</text:p>
          </table:table-cell>
          <table:table-cell table:formula="of:=MAX([.E3];[.E9];[.E15];[.E21];[.E27])" office:value-type="float" office:value="0.0042174320524836" calcext:value-type="float">
            <text:p>0.0042</text:p>
          </table:table-cell>
          <table:table-cell table:formula="of:=MAX([.F3];[.F9];[.F15];[.F21];[.F27])" office:value-type="float" office:value="0.0042174320524836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443" calcext:value-type="float">
            <text:p>2443.0000</text:p>
          </table:table-cell>
          <table:table-cell table:formula="of:=MAX([.C4];[.C10];[.C16];[.C22];[.C28])" office:value-type="float" office:value="2.443" calcext:value-type="float">
            <text:p>2.4430</text:p>
          </table:table-cell>
          <table:table-cell table:formula="of:=MAX([.D4];[.D10];[.D16];[.D22];[.D28])" office:value-type="float" office:value="8" calcext:value-type="float">
            <text:p>8.0000</text:p>
          </table:table-cell>
          <table:table-cell table:formula="of:=MAX([.E4];[.E10];[.E16];[.E22];[.E28])" office:value-type="float" office:value="0.00375234521575985" calcext:value-type="float">
            <text:p>0.0038</text:p>
          </table:table-cell>
          <table:table-cell table:formula="of:=MAX([.F4];[.F10];[.F16];[.F22];[.F28])" office:value-type="float" office:value="0.00375234521575985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44" calcext:value-type="float">
            <text:p>2144.0000</text:p>
          </table:table-cell>
          <table:table-cell table:formula="of:=MAX([.C5];[.C11];[.C17];[.C23];[.C29])" office:value-type="float" office:value="2.144" calcext:value-type="float">
            <text:p>2.1440</text:p>
          </table:table-cell>
          <table:table-cell table:formula="of:=MAX([.D5];[.D11];[.D17];[.D23];[.D29])" office:value-type="float" office:value="8" calcext:value-type="float">
            <text:p>8.0000</text:p>
          </table:table-cell>
          <table:table-cell table:formula="of:=MAX([.E5];[.E11];[.E17];[.E23];[.E29])" office:value-type="float" office:value="0.00378071833648393" calcext:value-type="float">
            <text:p>0.0038</text:p>
          </table:table-cell>
          <table:table-cell table:formula="of:=MAX([.F5];[.F11];[.F17];[.F23];[.F29])" office:value-type="float" office:value="0.00378071833648393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149" calcext:value-type="float">
            <text:p>2149.0000</text:p>
          </table:table-cell>
          <table:table-cell table:formula="of:=MAX([.C6];[.C12];[.C18];[.C24];[.C30])" office:value-type="float" office:value="2.149" calcext:value-type="float">
            <text:p>2.1490</text:p>
          </table:table-cell>
          <table:table-cell table:formula="of:=MAX([.D6];[.D12];[.D18];[.D24];[.D30])" office:value-type="float" office:value="8" calcext:value-type="float">
            <text:p>8.0000</text:p>
          </table:table-cell>
          <table:table-cell table:formula="of:=MAX([.E6];[.E12];[.E18];[.E24];[.E30])" office:value-type="float" office:value="0.00374181478016838" calcext:value-type="float">
            <text:p>0.0037</text:p>
          </table:table-cell>
          <table:table-cell table:formula="of:=MAX([.F6];[.F12];[.F18];[.F24];[.F30])" office:value-type="float" office:value="0.00374181478016838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34" calcext:value-type="float">
            <text:p>2134.0000</text:p>
          </table:table-cell>
          <table:table-cell table:formula="of:=MIN([.C3];[.C9];[.C15];[.C21];[.C27])" office:value-type="float" office:value="2.134" calcext:value-type="float">
            <text:p>2.1340</text:p>
          </table:table-cell>
          <table:table-cell table:formula="of:=MIN([.D3];[.D9];[.D15];[.D21];[.D27])" office:value-type="float" office:value="9" calcext:value-type="float">
            <text:p>9.0000</text:p>
          </table:table-cell>
          <table:table-cell table:formula="of:=MIN([.E3];[.E9];[.E15];[.E21];[.E27])" office:value-type="float" office:value="0.0041958041958042" calcext:value-type="float">
            <text:p>0.0042</text:p>
          </table:table-cell>
          <table:table-cell table:formula="of:=MIN([.F3];[.F9];[.F15];[.F21];[.F27])" office:value-type="float" office:value="0.00419580419580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32" calcext:value-type="float">
            <text:p>2132.0000</text:p>
          </table:table-cell>
          <table:table-cell table:formula="of:=MIN([.C4];[.C10];[.C16];[.C22];[.C28])" office:value-type="float" office:value="2.132" calcext:value-type="float">
            <text:p>2.1320</text:p>
          </table:table-cell>
          <table:table-cell table:formula="of:=MIN([.D4];[.D10];[.D16];[.D22];[.D28])" office:value-type="float" office:value="8" calcext:value-type="float">
            <text:p>8.0000</text:p>
          </table:table-cell>
          <table:table-cell table:formula="of:=MIN([.E4];[.E10];[.E16];[.E22];[.E28])" office:value-type="float" office:value="0.00327466230045027" calcext:value-type="float">
            <text:p>0.0033</text:p>
          </table:table-cell>
          <table:table-cell table:formula="of:=MIN([.F4];[.F10];[.F16];[.F22];[.F28])" office:value-type="float" office:value="0.00327466230045027" calcext:value-type="float">
            <text:p>0.0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16" calcext:value-type="float">
            <text:p>2116.0000</text:p>
          </table:table-cell>
          <table:table-cell table:formula="of:=MIN([.C5];[.C11];[.C17];[.C23];[.C29])" office:value-type="float" office:value="2.116" calcext:value-type="float">
            <text:p>2.1160</text:p>
          </table:table-cell>
          <table:table-cell table:formula="of:=MIN([.D5];[.D11];[.D17];[.D23];[.D29])" office:value-type="float" office:value="8" calcext:value-type="float">
            <text:p>8.0000</text:p>
          </table:table-cell>
          <table:table-cell table:formula="of:=MIN([.E5];[.E11];[.E17];[.E23];[.E29])" office:value-type="float" office:value="0.00373134328358209" calcext:value-type="float">
            <text:p>0.0037</text:p>
          </table:table-cell>
          <table:table-cell table:formula="of:=MIN([.F5];[.F11];[.F17];[.F23];[.F29])" office:value-type="float" office:value="0.00373134328358209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38" calcext:value-type="float">
            <text:p>2138.0000</text:p>
          </table:table-cell>
          <table:table-cell table:formula="of:=MIN([.C6];[.C12];[.C18];[.C24];[.C30])" office:value-type="float" office:value="2.138" calcext:value-type="float">
            <text:p>2.1380</text:p>
          </table:table-cell>
          <table:table-cell table:formula="of:=MIN([.D6];[.D12];[.D18];[.D24];[.D30])" office:value-type="float" office:value="8" calcext:value-type="float">
            <text:p>8.0000</text:p>
          </table:table-cell>
          <table:table-cell table:formula="of:=MIN([.E6];[.E12];[.E18];[.E24];[.E30])" office:value-type="float" office:value="0.00372266170311773" calcext:value-type="float">
            <text:p>0.0037</text:p>
          </table:table-cell>
          <table:table-cell table:formula="of:=MIN([.F6];[.F12];[.F18];[.F24];[.F30])" office:value-type="float" office:value="0.00372266170311773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38" calcext:value-type="float">
            <text:p>2138.0000</text:p>
          </table:table-cell>
          <table:table-cell table:formula="of:=QUARTILE(([.C3]~[.C9]~[.C15]~[.C21]~[.C27]);1)" office:value-type="float" office:value="2.138" calcext:value-type="float">
            <text:p>2.1380</text:p>
          </table:table-cell>
          <table:table-cell table:formula="of:=QUARTILE(([.D3]~[.D9]~[.D15]~[.D21]~[.D27]);1)" office:value-type="float" office:value="9" calcext:value-type="float">
            <text:p>9.0000</text:p>
          </table:table-cell>
          <table:table-cell table:formula="of:=QUARTILE(([.E3]~[.E9]~[.E15]~[.E21]~[.E27]);1)" office:value-type="float" office:value="0.00420168067226891" calcext:value-type="float">
            <text:p>0.0042</text:p>
          </table:table-cell>
          <table:table-cell table:formula="of:=QUARTILE(([.F3]~[.F9]~[.F15]~[.F21]~[.F27]);1)" office:value-type="float" office:value="0.0042016806722689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38" calcext:value-type="float">
            <text:p>2138.0000</text:p>
          </table:table-cell>
          <table:table-cell table:formula="of:=QUARTILE(([.C4]~[.C10]~[.C16]~[.C22]~[.C28]);1)" office:value-type="float" office:value="2.138" calcext:value-type="float">
            <text:p>2.1380</text:p>
          </table:table-cell>
          <table:table-cell table:formula="of:=QUARTILE(([.D4]~[.D10]~[.D16]~[.D22]~[.D28]);1)" office:value-type="float" office:value="8" calcext:value-type="float">
            <text:p>8.0000</text:p>
          </table:table-cell>
          <table:table-cell table:formula="of:=QUARTILE(([.E4]~[.E10]~[.E16]~[.E22]~[.E28]);1)" office:value-type="float" office:value="0.0037243947858473" calcext:value-type="float">
            <text:p>0.0037</text:p>
          </table:table-cell>
          <table:table-cell table:formula="of:=QUARTILE(([.F4]~[.F10]~[.F16]~[.F22]~[.F28]);1)" office:value-type="float" office:value="0.003724394785847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26" calcext:value-type="float">
            <text:p>2126.0000</text:p>
          </table:table-cell>
          <table:table-cell table:formula="of:=QUARTILE(([.C5]~[.C11]~[.C17]~[.C23]~[.C29]);1)" office:value-type="float" office:value="2.126" calcext:value-type="float">
            <text:p>2.1260</text:p>
          </table:table-cell>
          <table:table-cell table:formula="of:=QUARTILE(([.D5]~[.D11]~[.D17]~[.D23]~[.D29]);1)" office:value-type="float" office:value="8" calcext:value-type="float">
            <text:p>8.0000</text:p>
          </table:table-cell>
          <table:table-cell table:formula="of:=QUARTILE(([.E5]~[.E11]~[.E17]~[.E23]~[.E29]);1)" office:value-type="float" office:value="0.00374882849109653" calcext:value-type="float">
            <text:p>0.0037</text:p>
          </table:table-cell>
          <table:table-cell table:formula="of:=QUARTILE(([.F5]~[.F11]~[.F17]~[.F23]~[.F29]);1)" office:value-type="float" office:value="0.003748828491096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39" calcext:value-type="float">
            <text:p>2139.0000</text:p>
          </table:table-cell>
          <table:table-cell table:formula="of:=QUARTILE(([.C6]~[.C12]~[.C18]~[.C24]~[.C30]);1)" office:value-type="float" office:value="2.139" calcext:value-type="float">
            <text:p>2.1390</text:p>
          </table:table-cell>
          <table:table-cell table:formula="of:=QUARTILE(([.D6]~[.D12]~[.D18]~[.D24]~[.D30]);1)" office:value-type="float" office:value="8" calcext:value-type="float">
            <text:p>8.0000</text:p>
          </table:table-cell>
          <table:table-cell table:formula="of:=QUARTILE(([.E6]~[.E12]~[.E18]~[.E24]~[.E30]);1)" office:value-type="float" office:value="0.00373482726423903" calcext:value-type="float">
            <text:p>0.0037</text:p>
          </table:table-cell>
          <table:table-cell table:formula="of:=QUARTILE(([.F6]~[.F12]~[.F18]~[.F24]~[.F30]);1)" office:value-type="float" office:value="0.00373482726423903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42" calcext:value-type="float">
            <text:p>2142.0000</text:p>
          </table:table-cell>
          <table:table-cell table:formula="of:=QUARTILE(([.C3]~[.C9]~[.C15]~[.C21]~[.C27]);3)" office:value-type="float" office:value="2.142" calcext:value-type="float">
            <text:p>2.1420</text:p>
          </table:table-cell>
          <table:table-cell table:formula="of:=QUARTILE(([.D3]~[.D9]~[.D15]~[.D21]~[.D27]);3)" office:value-type="float" office:value="9" calcext:value-type="float">
            <text:p>9.0000</text:p>
          </table:table-cell>
          <table:table-cell table:formula="of:=QUARTILE(([.E3]~[.E9]~[.E15]~[.E21]~[.E27]);3)" office:value-type="float" office:value="0.00420954162768943" calcext:value-type="float">
            <text:p>0.0042</text:p>
          </table:table-cell>
          <table:table-cell table:formula="of:=QUARTILE(([.F3]~[.F9]~[.F15]~[.F21]~[.F27]);3)" office:value-type="float" office:value="0.0042095416276894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48" calcext:value-type="float">
            <text:p>2148.0000</text:p>
          </table:table-cell>
          <table:table-cell table:formula="of:=QUARTILE(([.C4]~[.C10]~[.C16]~[.C22]~[.C28]);3)" office:value-type="float" office:value="2.148" calcext:value-type="float">
            <text:p>2.1480</text:p>
          </table:table-cell>
          <table:table-cell table:formula="of:=QUARTILE(([.D4]~[.D10]~[.D16]~[.D22]~[.D28]);3)" office:value-type="float" office:value="8" calcext:value-type="float">
            <text:p>8.0000</text:p>
          </table:table-cell>
          <table:table-cell table:formula="of:=QUARTILE(([.E4]~[.E10]~[.E16]~[.E22]~[.E28]);3)" office:value-type="float" office:value="0.00374181478016838" calcext:value-type="float">
            <text:p>0.0037</text:p>
          </table:table-cell>
          <table:table-cell table:formula="of:=QUARTILE(([.F4]~[.F10]~[.F16]~[.F22]~[.F28]);3)" office:value-type="float" office:value="0.00374181478016838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34" calcext:value-type="float">
            <text:p>2134.0000</text:p>
          </table:table-cell>
          <table:table-cell table:formula="of:=QUARTILE(([.C5]~[.C11]~[.C17]~[.C23]~[.C29]);3)" office:value-type="float" office:value="2.134" calcext:value-type="float">
            <text:p>2.1340</text:p>
          </table:table-cell>
          <table:table-cell table:formula="of:=QUARTILE(([.D5]~[.D11]~[.D17]~[.D23]~[.D29]);3)" office:value-type="float" office:value="8" calcext:value-type="float">
            <text:p>8.0000</text:p>
          </table:table-cell>
          <table:table-cell table:formula="of:=QUARTILE(([.E5]~[.E11]~[.E17]~[.E23]~[.E29]);3)" office:value-type="float" office:value="0.00376293508936971" calcext:value-type="float">
            <text:p>0.0038</text:p>
          </table:table-cell>
          <table:table-cell table:formula="of:=QUARTILE(([.F5]~[.F11]~[.F17]~[.F23]~[.F29]);3)" office:value-type="float" office:value="0.00376293508936971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42" calcext:value-type="float">
            <text:p>2142.0000</text:p>
          </table:table-cell>
          <table:table-cell table:formula="of:=QUARTILE(([.C6]~[.C12]~[.C18]~[.C24]~[.C30]);3)" office:value-type="float" office:value="2.142" calcext:value-type="float">
            <text:p>2.1420</text:p>
          </table:table-cell>
          <table:table-cell table:formula="of:=QUARTILE(([.D6]~[.D12]~[.D18]~[.D24]~[.D30]);3)" office:value-type="float" office:value="8" calcext:value-type="float">
            <text:p>8.0000</text:p>
          </table:table-cell>
          <table:table-cell table:formula="of:=QUARTILE(([.E6]~[.E12]~[.E18]~[.E24]~[.E30]);3)" office:value-type="float" office:value="0.0037400654511454" calcext:value-type="float">
            <text:p>0.0037</text:p>
          </table:table-cell>
          <table:table-cell table:formula="of:=QUARTILE(([.F6]~[.F12]~[.F18]~[.F24]~[.F30]);3)" office:value-type="float" office:value="0.0037400654511454" calcext:value-type="float">
            <text:p>0.0037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3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30" calcext:value-type="float">
            <text:p>2130.0000</text:p>
          </table:table-cell>
          <table:table-cell table:formula="of:=[.B3]/1000" office:value-type="float" office:value="2.13" calcext:value-type="float">
            <text:p>2.1300</text:p>
          </table:table-cell>
          <table:table-cell office:value-type="float" office:value="11" calcext:value-type="float">
            <text:p>11.0000</text:p>
          </table:table-cell>
          <table:table-cell table:formula="of:=[.D3]/[.B3]" office:value-type="float" office:value="0.00516431924882629" calcext:value-type="float">
            <text:p>0.0052</text:p>
          </table:table-cell>
          <table:table-cell office:value-type="float" office:value="0.00516431924882629" calcext:value-type="float">
            <text:p>0.0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5" calcext:value-type="float">
            <text:p>2135.0000</text:p>
          </table:table-cell>
          <table:table-cell table:formula="of:=[.B4]/1000" office:value-type="float" office:value="2.135" calcext:value-type="float">
            <text:p>2.1350</text:p>
          </table:table-cell>
          <table:table-cell office:value-type="float" office:value="10" calcext:value-type="float">
            <text:p>10.0000</text:p>
          </table:table-cell>
          <table:table-cell table:formula="of:=[.D4]/[.B4]" office:value-type="float" office:value="0.00468384074941452" calcext:value-type="float">
            <text:p>0.0047</text:p>
          </table:table-cell>
          <table:table-cell office:value-type="float" office:value="0.00468384074941452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3" calcext:value-type="float">
            <text:p>2133.0000</text:p>
          </table:table-cell>
          <table:table-cell table:formula="of:=[.B5]/1000" office:value-type="float" office:value="2.133" calcext:value-type="float">
            <text:p>2.1330</text:p>
          </table:table-cell>
          <table:table-cell office:value-type="float" office:value="9" calcext:value-type="float">
            <text:p>9.0000</text:p>
          </table:table-cell>
          <table:table-cell table:formula="of:=[.D5]/[.B5]" office:value-type="float" office:value="0.00421940928270042" calcext:value-type="float">
            <text:p>0.0042</text:p>
          </table:table-cell>
          <table:table-cell office:value-type="float" office:value="0.004219409282700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12" calcext:value-type="float">
            <text:p>2412.0000</text:p>
          </table:table-cell>
          <table:table-cell table:formula="of:=[.B6]/1000" office:value-type="float" office:value="2.412" calcext:value-type="float">
            <text:p>2.4120</text:p>
          </table:table-cell>
          <table:table-cell office:value-type="float" office:value="9" calcext:value-type="float">
            <text:p>9.0000</text:p>
          </table:table-cell>
          <table:table-cell table:formula="of:=[.D6]/[.B6]" office:value-type="float" office:value="0.00373134328358209" calcext:value-type="float">
            <text:p>0.0037</text:p>
          </table:table-cell>
          <table:table-cell office:value-type="float" office:value="0.00373134328358209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32" calcext:value-type="float">
            <text:p>2132.0000</text:p>
          </table:table-cell>
          <table:table-cell table:formula="of:=[.B9]/1000" office:value-type="float" office:value="2.132" calcext:value-type="float">
            <text:p>2.1320</text:p>
          </table:table-cell>
          <table:table-cell office:value-type="float" office:value="11" calcext:value-type="float">
            <text:p>11.0000</text:p>
          </table:table-cell>
          <table:table-cell table:formula="of:=[.D9]/[.B9]" office:value-type="float" office:value="0.00515947467166979" calcext:value-type="float">
            <text:p>0.0052</text:p>
          </table:table-cell>
          <table:table-cell office:value-type="float" office:value="0.00515947467166979" calcext:value-type="float">
            <text:p>0.0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3" calcext:value-type="float">
            <text:p>2133.0000</text:p>
          </table:table-cell>
          <table:table-cell table:formula="of:=[.B10]/1000" office:value-type="float" office:value="2.133" calcext:value-type="float">
            <text:p>2.1330</text:p>
          </table:table-cell>
          <table:table-cell office:value-type="float" office:value="10" calcext:value-type="float">
            <text:p>10.0000</text:p>
          </table:table-cell>
          <table:table-cell table:formula="of:=[.D10]/[.B10]" office:value-type="float" office:value="0.0046882325363338" calcext:value-type="float">
            <text:p>0.0047</text:p>
          </table:table-cell>
          <table:table-cell office:value-type="float" office:value="0.004688232536333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5" calcext:value-type="float">
            <text:p>2135.0000</text:p>
          </table:table-cell>
          <table:table-cell table:formula="of:=[.B11]/1000" office:value-type="float" office:value="2.135" calcext:value-type="float">
            <text:p>2.1350</text:p>
          </table:table-cell>
          <table:table-cell office:value-type="float" office:value="9" calcext:value-type="float">
            <text:p>9.0000</text:p>
          </table:table-cell>
          <table:table-cell table:formula="of:=[.D11]/[.B11]" office:value-type="float" office:value="0.00421545667447307" calcext:value-type="float">
            <text:p>0.0042</text:p>
          </table:table-cell>
          <table:table-cell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5" calcext:value-type="float">
            <text:p>2135.0000</text:p>
          </table:table-cell>
          <table:table-cell table:formula="of:=[.B12]/1000" office:value-type="float" office:value="2.135" calcext:value-type="float">
            <text:p>2.1350</text:p>
          </table:table-cell>
          <table:table-cell office:value-type="float" office:value="9" calcext:value-type="float">
            <text:p>9.0000</text:p>
          </table:table-cell>
          <table:table-cell table:formula="of:=[.D12]/[.B12]" office:value-type="float" office:value="0.00421545667447307" calcext:value-type="float">
            <text:p>0.0042</text:p>
          </table:table-cell>
          <table:table-cell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23" calcext:value-type="float">
            <text:p>2123.0000</text:p>
          </table:table-cell>
          <table:table-cell table:formula="of:=[.B15]/1000" office:value-type="float" office:value="2.123" calcext:value-type="float">
            <text:p>2.1230</text:p>
          </table:table-cell>
          <table:table-cell office:value-type="float" office:value="11" calcext:value-type="float">
            <text:p>11.0000</text:p>
          </table:table-cell>
          <table:table-cell table:formula="of:=[.D15]/[.B15]" office:value-type="float" office:value="0.00518134715025907" calcext:value-type="float">
            <text:p>0.0052</text:p>
          </table:table-cell>
          <table:table-cell office:value-type="float" office:value="0.00518134715025907" calcext:value-type="float">
            <text:p>0.0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278" calcext:value-type="float">
            <text:p>2278.0000</text:p>
          </table:table-cell>
          <table:table-cell table:formula="of:=[.B16]/1000" office:value-type="float" office:value="2.278" calcext:value-type="float">
            <text:p>2.2780</text:p>
          </table:table-cell>
          <table:table-cell office:value-type="float" office:value="10" calcext:value-type="float">
            <text:p>10.0000</text:p>
          </table:table-cell>
          <table:table-cell table:formula="of:=[.D16]/[.B16]" office:value-type="float" office:value="0.00438981562774363" calcext:value-type="float">
            <text:p>0.0044</text:p>
          </table:table-cell>
          <table:table-cell office:value-type="float" office:value="0.00438981562774363" calcext:value-type="float">
            <text:p>0.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8" calcext:value-type="float">
            <text:p>2138.0000</text:p>
          </table:table-cell>
          <table:table-cell table:formula="of:=[.B17]/1000" office:value-type="float" office:value="2.138" calcext:value-type="float">
            <text:p>2.1380</text:p>
          </table:table-cell>
          <table:table-cell office:value-type="float" office:value="9" calcext:value-type="float">
            <text:p>9.0000</text:p>
          </table:table-cell>
          <table:table-cell table:formula="of:=[.D17]/[.B17]" office:value-type="float" office:value="0.00420954162768943" calcext:value-type="float">
            <text:p>0.0042</text:p>
          </table:table-cell>
          <table:table-cell office:value-type="float" office:value="0.0042095416276894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7" calcext:value-type="float">
            <text:p>2147.0000</text:p>
          </table:table-cell>
          <table:table-cell table:formula="of:=[.B18]/1000" office:value-type="float" office:value="2.147" calcext:value-type="float">
            <text:p>2.1470</text:p>
          </table:table-cell>
          <table:table-cell office:value-type="float" office:value="9" calcext:value-type="float">
            <text:p>9.0000</text:p>
          </table:table-cell>
          <table:table-cell table:formula="of:=[.D18]/[.B18]" office:value-type="float" office:value="0.00419189566837448" calcext:value-type="float">
            <text:p>0.0042</text:p>
          </table:table-cell>
          <table:table-cell office:value-type="float" office:value="0.00419189566837448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0" calcext:value-type="float">
            <text:p>2140.0000</text:p>
          </table:table-cell>
          <table:table-cell table:formula="of:=[.B21]/1000" office:value-type="float" office:value="2.14" calcext:value-type="float">
            <text:p>2.1400</text:p>
          </table:table-cell>
          <table:table-cell office:value-type="float" office:value="11" calcext:value-type="float">
            <text:p>11.0000</text:p>
          </table:table-cell>
          <table:table-cell table:formula="of:=[.D21]/[.B21]" office:value-type="float" office:value="0.00514018691588785" calcext:value-type="float">
            <text:p>0.0051</text:p>
          </table:table-cell>
          <table:table-cell office:value-type="float" office:value="0.00514018691588785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4" calcext:value-type="float">
            <text:p>2134.0000</text:p>
          </table:table-cell>
          <table:table-cell table:formula="of:=[.B22]/1000" office:value-type="float" office:value="2.134" calcext:value-type="float">
            <text:p>2.1340</text:p>
          </table:table-cell>
          <table:table-cell office:value-type="float" office:value="10" calcext:value-type="float">
            <text:p>10.0000</text:p>
          </table:table-cell>
          <table:table-cell table:formula="of:=[.D22]/[.B22]" office:value-type="float" office:value="0.00468603561387067" calcext:value-type="float">
            <text:p>0.0047</text:p>
          </table:table-cell>
          <table:table-cell office:value-type="float" office:value="0.00468603561387067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5" calcext:value-type="float">
            <text:p>2135.0000</text:p>
          </table:table-cell>
          <table:table-cell table:formula="of:=[.B23]/1000" office:value-type="float" office:value="2.135" calcext:value-type="float">
            <text:p>2.1350</text:p>
          </table:table-cell>
          <table:table-cell office:value-type="float" office:value="9" calcext:value-type="float">
            <text:p>9.0000</text:p>
          </table:table-cell>
          <table:table-cell table:formula="of:=[.D23]/[.B23]" office:value-type="float" office:value="0.00421545667447307" calcext:value-type="float">
            <text:p>0.0042</text:p>
          </table:table-cell>
          <table:table-cell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2" calcext:value-type="float">
            <text:p>2132.0000</text:p>
          </table:table-cell>
          <table:table-cell table:formula="of:=[.B24]/1000" office:value-type="float" office:value="2.132" calcext:value-type="float">
            <text:p>2.1320</text:p>
          </table:table-cell>
          <table:table-cell office:value-type="float" office:value="9" calcext:value-type="float">
            <text:p>9.0000</text:p>
          </table:table-cell>
          <table:table-cell table:formula="of:=[.D24]/[.B24]" office:value-type="float" office:value="0.00422138836772983" calcext:value-type="float">
            <text:p>0.0042</text:p>
          </table:table-cell>
          <table:table-cell office:value-type="float" office:value="0.0042213883677298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302" calcext:value-type="float">
            <text:p>2302.0000</text:p>
          </table:table-cell>
          <table:table-cell table:formula="of:=[.B27]/1000" office:value-type="float" office:value="2.302" calcext:value-type="float">
            <text:p>2.3020</text:p>
          </table:table-cell>
          <table:table-cell office:value-type="float" office:value="11" calcext:value-type="float">
            <text:p>11.0000</text:p>
          </table:table-cell>
          <table:table-cell table:formula="of:=[.D27]/[.B27]" office:value-type="float" office:value="0.00477845351867941" calcext:value-type="float">
            <text:p>0.0048</text:p>
          </table:table-cell>
          <table:table-cell office:value-type="float" office:value="0.00477845351867941" calcext:value-type="float">
            <text:p>0.0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4" calcext:value-type="float">
            <text:p>2144.0000</text:p>
          </table:table-cell>
          <table:table-cell table:formula="of:=[.B28]/1000" office:value-type="float" office:value="2.144" calcext:value-type="float">
            <text:p>2.1440</text:p>
          </table:table-cell>
          <table:table-cell office:value-type="float" office:value="10" calcext:value-type="float">
            <text:p>10.0000</text:p>
          </table:table-cell>
          <table:table-cell table:formula="of:=[.D28]/[.B28]" office:value-type="float" office:value="0.00466417910447761" calcext:value-type="float">
            <text:p>0.0047</text:p>
          </table:table-cell>
          <table:table-cell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3" calcext:value-type="float">
            <text:p>2143.0000</text:p>
          </table:table-cell>
          <table:table-cell table:formula="of:=[.B29]/1000" office:value-type="float" office:value="2.143" calcext:value-type="float">
            <text:p>2.1430</text:p>
          </table:table-cell>
          <table:table-cell office:value-type="float" office:value="9" calcext:value-type="float">
            <text:p>9.0000</text:p>
          </table:table-cell>
          <table:table-cell table:formula="of:=[.D29]/[.B29]" office:value-type="float" office:value="0.00419972001866542" calcext:value-type="float">
            <text:p>0.0042</text:p>
          </table:table-cell>
          <table:table-cell office:value-type="float" office:value="0.004199720018665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7" calcext:value-type="float">
            <text:p>2157.0000</text:p>
          </table:table-cell>
          <table:table-cell table:formula="of:=[.B30]/1000" office:value-type="float" office:value="2.157" calcext:value-type="float">
            <text:p>2.1570</text:p>
          </table:table-cell>
          <table:table-cell office:value-type="float" office:value="9" calcext:value-type="float">
            <text:p>9.0000</text:p>
          </table:table-cell>
          <table:table-cell table:formula="of:=[.D30]/[.B30]" office:value-type="float" office:value="0.00417246175243394" calcext:value-type="float">
            <text:p>0.0042</text:p>
          </table:table-cell>
          <table:table-cell office:value-type="float" office:value="0.0041724617524339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165.4" calcext:value-type="float">
            <text:p>2165.4000</text:p>
          </table:table-cell>
          <table:table-cell table:formula="of:=AVERAGE([.C3];[.C9];[.C15];[.C21];[.C27])" office:value-type="float" office:value="2.1654" calcext:value-type="float">
            <text:p>2.1654</text:p>
          </table:table-cell>
          <table:table-cell table:formula="of:=AVERAGE([.D3];[.D9];[.D15];[.D21];[.D27])" office:value-type="float" office:value="11" calcext:value-type="float">
            <text:p>11.0000</text:p>
          </table:table-cell>
          <table:table-cell table:formula="of:=AVERAGE([.E3];[.E9];[.E15];[.E21];[.E27])" office:value-type="float" office:value="0.00508475630106448" calcext:value-type="float">
            <text:p>0.0051</text:p>
          </table:table-cell>
          <table:table-cell table:formula="of:=AVERAGE([.F3];[.F9];[.F15];[.F21];[.F27])" office:value-type="float" office:value="0.00508475630106448" calcext:value-type="float">
            <text:p>0.0051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164.8" calcext:value-type="float">
            <text:p>2164.8000</text:p>
          </table:table-cell>
          <table:table-cell table:formula="of:=AVERAGE([.C4];[.C10];[.C16];[.C22];[.C28])" office:value-type="float" office:value="2.1648" calcext:value-type="float">
            <text:p>2.1648</text:p>
          </table:table-cell>
          <table:table-cell table:formula="of:=AVERAGE([.D4];[.D10];[.D16];[.D22];[.D28])" office:value-type="float" office:value="10" calcext:value-type="float">
            <text:p>10.0000</text:p>
          </table:table-cell>
          <table:table-cell table:formula="of:=AVERAGE([.E4];[.E10];[.E16];[.E22];[.E28])" office:value-type="float" office:value="0.00462242072636805" calcext:value-type="float">
            <text:p>0.0046</text:p>
          </table:table-cell>
          <table:table-cell table:formula="of:=AVERAGE([.F4];[.F10];[.F16];[.F22];[.F28])" office:value-type="float" office:value="0.00462242072636805" calcext:value-type="float">
            <text:p>0.0046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36.8" calcext:value-type="float">
            <text:p>2136.8000</text:p>
          </table:table-cell>
          <table:table-cell table:formula="of:=AVERAGE([.C5];[.C11];[.C17];[.C23];[.C29])" office:value-type="float" office:value="2.1368" calcext:value-type="float">
            <text:p>2.1368</text:p>
          </table:table-cell>
          <table:table-cell table:formula="of:=AVERAGE([.D5];[.D11];[.D17];[.D23];[.D29])" office:value-type="float" office:value="9" calcext:value-type="float">
            <text:p>9.0000</text:p>
          </table:table-cell>
          <table:table-cell table:formula="of:=AVERAGE([.E5];[.E11];[.E17];[.E23];[.E29])" office:value-type="float" office:value="0.00421191685560028" calcext:value-type="float">
            <text:p>0.0042</text:p>
          </table:table-cell>
          <table:table-cell table:formula="of:=AVERAGE([.F5];[.F11];[.F17];[.F23];[.F29])" office:value-type="float" office:value="0.00421191685560028" calcext:value-type="float">
            <text:p>0.0042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96.6" calcext:value-type="float">
            <text:p>2196.6000</text:p>
          </table:table-cell>
          <table:table-cell table:formula="of:=AVERAGE([.C6];[.C12];[.C18];[.C24];[.C30])" office:value-type="float" office:value="2.1966" calcext:value-type="float">
            <text:p>2.1966</text:p>
          </table:table-cell>
          <table:table-cell table:formula="of:=AVERAGE([.D6];[.D12];[.D18];[.D24];[.D30])" office:value-type="float" office:value="9" calcext:value-type="float">
            <text:p>9.0000</text:p>
          </table:table-cell>
          <table:table-cell table:formula="of:=AVERAGE([.E6];[.E12];[.E18];[.E24];[.E30])" office:value-type="float" office:value="0.00410650914931868" calcext:value-type="float">
            <text:p>0.0041</text:p>
          </table:table-cell>
          <table:table-cell table:formula="of:=AVERAGE([.F6];[.F12];[.F18];[.F24];[.F30])" office:value-type="float" office:value="0.00410650914931868" calcext:value-type="float">
            <text:p>0.0041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76.6015665636154" calcext:value-type="float">
            <text:p>76.6016</text:p>
          </table:table-cell>
          <table:table-cell table:formula="of:=STDEVA([.C3];[.C9];[.C15];[.C21];[.C27])" office:value-type="float" office:value="0.0766015665636154" calcext:value-type="float">
            <text:p>0.0766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171855198690006" calcext:value-type="float">
            <text:p>0.0002</text:p>
          </table:table-cell>
          <table:table-cell table:formula="of:=STDEVA([.F3];[.F9];[.F15];[.F21];[.F27])" office:value-type="float" office:value="0.000171855198690006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63.4326414395617" calcext:value-type="float">
            <text:p>63.4326</text:p>
          </table:table-cell>
          <table:table-cell table:formula="of:=STDEVA([.C4];[.C10];[.C16];[.C22];[.C28])" office:value-type="float" office:value="0.0634326414395617" calcext:value-type="float">
            <text:p>0.0634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130383435990143" calcext:value-type="float">
            <text:p>0.0001</text:p>
          </table:table-cell>
          <table:table-cell table:formula="of:=STDEVA([.F4];[.F10];[.F16];[.F22];[.F28])" office:value-type="float" office:value="0.000130383435990145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3.89871773792359" calcext:value-type="float">
            <text:p>3.8987</text:p>
          </table:table-cell>
          <table:table-cell table:formula="of:=STDEVA([.C5];[.C11];[.C17];[.C23];[.C29])" office:value-type="float" office:value="0.00389871773792354" calcext:value-type="float">
            <text:p>0.0039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0767466022047916" calcext:value-type="float">
            <text:p>0.0000</text:p>
          </table:table-cell>
          <table:table-cell table:formula="of:=STDEVA([.F5];[.F11];[.F17];[.F23];[.F29])" office:value-type="float" office:value="0.0000076746602204801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120.823424881105" calcext:value-type="float">
            <text:p>120.8234</text:p>
          </table:table-cell>
          <table:table-cell table:formula="of:=STDEVA([.C6];[.C12];[.C18];[.C24];[.C30])" office:value-type="float" office:value="0.120823424881105" calcext:value-type="float">
            <text:p>0.1208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210628125121061" calcext:value-type="float">
            <text:p>0.0002</text:p>
          </table:table-cell>
          <table:table-cell table:formula="of:=STDEVA([.F6];[.F12];[.F18];[.F24];[.F30])" office:value-type="float" office:value="0.000210628125121061" calcext:value-type="float">
            <text:p>0.00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32" calcext:value-type="float">
            <text:p>2132.0000</text:p>
          </table:table-cell>
          <table:table-cell table:formula="of:=MEDIAN([.C3];[.C9];[.C15];[.C21];[.C27])" office:value-type="float" office:value="2.132" calcext:value-type="float">
            <text:p>2.1320</text:p>
          </table:table-cell>
          <table:table-cell table:formula="of:=MEDIAN([.D3];[.D9];[.D15];[.D21];[.D27])" office:value-type="float" office:value="11" calcext:value-type="float">
            <text:p>11.0000</text:p>
          </table:table-cell>
          <table:table-cell table:formula="of:=MEDIAN([.E3];[.E9];[.E15];[.E21];[.E27])" office:value-type="float" office:value="0.00515947467166979" calcext:value-type="float">
            <text:p>0.0052</text:p>
          </table:table-cell>
          <table:table-cell table:formula="of:=MEDIAN([.F3];[.F9];[.F15];[.F21];[.F27])" office:value-type="float" office:value="0.00515947467166979" calcext:value-type="float">
            <text:p>0.0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35" calcext:value-type="float">
            <text:p>2135.0000</text:p>
          </table:table-cell>
          <table:table-cell table:formula="of:=MEDIAN([.C4];[.C10];[.C16];[.C22];[.C28])" office:value-type="float" office:value="2.135" calcext:value-type="float">
            <text:p>2.1350</text:p>
          </table:table-cell>
          <table:table-cell table:formula="of:=MEDIAN([.D4];[.D10];[.D16];[.D22];[.D28])" office:value-type="float" office:value="10" calcext:value-type="float">
            <text:p>10.0000</text:p>
          </table:table-cell>
          <table:table-cell table:formula="of:=MEDIAN([.E4];[.E10];[.E16];[.E22];[.E28])" office:value-type="float" office:value="0.00468384074941452" calcext:value-type="float">
            <text:p>0.0047</text:p>
          </table:table-cell>
          <table:table-cell table:formula="of:=MEDIAN([.F4];[.F10];[.F16];[.F22];[.F28])" office:value-type="float" office:value="0.00468384074941452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35" calcext:value-type="float">
            <text:p>2135.0000</text:p>
          </table:table-cell>
          <table:table-cell table:formula="of:=MEDIAN([.C5];[.C11];[.C17];[.C23];[.C29])" office:value-type="float" office:value="2.135" calcext:value-type="float">
            <text:p>2.1350</text:p>
          </table:table-cell>
          <table:table-cell table:formula="of:=MEDIAN([.D5];[.D11];[.D17];[.D23];[.D29])" office:value-type="float" office:value="9" calcext:value-type="float">
            <text:p>9.0000</text:p>
          </table:table-cell>
          <table:table-cell table:formula="of:=MEDIAN([.E5];[.E11];[.E17];[.E23];[.E29])" office:value-type="float" office:value="0.00421545667447307" calcext:value-type="float">
            <text:p>0.0042</text:p>
          </table:table-cell>
          <table:table-cell table:formula="of:=MEDIAN([.F5];[.F11];[.F17];[.F23];[.F29])"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47" calcext:value-type="float">
            <text:p>2147.0000</text:p>
          </table:table-cell>
          <table:table-cell table:formula="of:=MEDIAN([.C6];[.C12];[.C18];[.C24];[.C30])" office:value-type="float" office:value="2.147" calcext:value-type="float">
            <text:p>2.1470</text:p>
          </table:table-cell>
          <table:table-cell table:formula="of:=MEDIAN([.D6];[.D12];[.D18];[.D24];[.D30])" office:value-type="float" office:value="9" calcext:value-type="float">
            <text:p>9.0000</text:p>
          </table:table-cell>
          <table:table-cell table:formula="of:=MEDIAN([.E6];[.E12];[.E18];[.E24];[.E30])" office:value-type="float" office:value="0.00419189566837448" calcext:value-type="float">
            <text:p>0.0042</text:p>
          </table:table-cell>
          <table:table-cell table:formula="of:=MEDIAN([.F6];[.F12];[.F18];[.F24];[.F30])" office:value-type="float" office:value="0.00419189566837448" calcext:value-type="float">
            <text:p>0.00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302" calcext:value-type="float">
            <text:p>2302.0000</text:p>
          </table:table-cell>
          <table:table-cell table:formula="of:=MAX([.C3];[.C9];[.C15];[.C21];[.C27])" office:value-type="float" office:value="2.302" calcext:value-type="float">
            <text:p>2.3020</text:p>
          </table:table-cell>
          <table:table-cell table:formula="of:=MAX([.D3];[.D9];[.D15];[.D21];[.D27])" office:value-type="float" office:value="11" calcext:value-type="float">
            <text:p>11.0000</text:p>
          </table:table-cell>
          <table:table-cell table:formula="of:=MAX([.E3];[.E9];[.E15];[.E21];[.E27])" office:value-type="float" office:value="0.00518134715025907" calcext:value-type="float">
            <text:p>0.0052</text:p>
          </table:table-cell>
          <table:table-cell table:formula="of:=MAX([.F3];[.F9];[.F15];[.F21];[.F27])" office:value-type="float" office:value="0.00518134715025907" calcext:value-type="float">
            <text:p>0.0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278" calcext:value-type="float">
            <text:p>2278.0000</text:p>
          </table:table-cell>
          <table:table-cell table:formula="of:=MAX([.C4];[.C10];[.C16];[.C22];[.C28])" office:value-type="float" office:value="2.278" calcext:value-type="float">
            <text:p>2.2780</text:p>
          </table:table-cell>
          <table:table-cell table:formula="of:=MAX([.D4];[.D10];[.D16];[.D22];[.D28])" office:value-type="float" office:value="10" calcext:value-type="float">
            <text:p>10.0000</text:p>
          </table:table-cell>
          <table:table-cell table:formula="of:=MAX([.E4];[.E10];[.E16];[.E22];[.E28])" office:value-type="float" office:value="0.0046882325363338" calcext:value-type="float">
            <text:p>0.0047</text:p>
          </table:table-cell>
          <table:table-cell table:formula="of:=MAX([.F4];[.F10];[.F16];[.F22];[.F28])" office:value-type="float" office:value="0.004688232536333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43" calcext:value-type="float">
            <text:p>2143.0000</text:p>
          </table:table-cell>
          <table:table-cell table:formula="of:=MAX([.C5];[.C11];[.C17];[.C23];[.C29])" office:value-type="float" office:value="2.143" calcext:value-type="float">
            <text:p>2.1430</text:p>
          </table:table-cell>
          <table:table-cell table:formula="of:=MAX([.D5];[.D11];[.D17];[.D23];[.D29])" office:value-type="float" office:value="9" calcext:value-type="float">
            <text:p>9.0000</text:p>
          </table:table-cell>
          <table:table-cell table:formula="of:=MAX([.E5];[.E11];[.E17];[.E23];[.E29])" office:value-type="float" office:value="0.00421940928270042" calcext:value-type="float">
            <text:p>0.0042</text:p>
          </table:table-cell>
          <table:table-cell table:formula="of:=MAX([.F5];[.F11];[.F17];[.F23];[.F29])" office:value-type="float" office:value="0.004219409282700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412" calcext:value-type="float">
            <text:p>2412.0000</text:p>
          </table:table-cell>
          <table:table-cell table:formula="of:=MAX([.C6];[.C12];[.C18];[.C24];[.C30])" office:value-type="float" office:value="2.412" calcext:value-type="float">
            <text:p>2.4120</text:p>
          </table:table-cell>
          <table:table-cell table:formula="of:=MAX([.D6];[.D12];[.D18];[.D24];[.D30])" office:value-type="float" office:value="9" calcext:value-type="float">
            <text:p>9.0000</text:p>
          </table:table-cell>
          <table:table-cell table:formula="of:=MAX([.E6];[.E12];[.E18];[.E24];[.E30])" office:value-type="float" office:value="0.00422138836772983" calcext:value-type="float">
            <text:p>0.0042</text:p>
          </table:table-cell>
          <table:table-cell table:formula="of:=MAX([.F6];[.F12];[.F18];[.F24];[.F30])" office:value-type="float" office:value="0.00422138836772983" calcext:value-type="float">
            <text:p>0.00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23" calcext:value-type="float">
            <text:p>2123.0000</text:p>
          </table:table-cell>
          <table:table-cell table:formula="of:=MIN([.C3];[.C9];[.C15];[.C21];[.C27])" office:value-type="float" office:value="2.123" calcext:value-type="float">
            <text:p>2.1230</text:p>
          </table:table-cell>
          <table:table-cell table:formula="of:=MIN([.D3];[.D9];[.D15];[.D21];[.D27])" office:value-type="float" office:value="11" calcext:value-type="float">
            <text:p>11.0000</text:p>
          </table:table-cell>
          <table:table-cell table:formula="of:=MIN([.E3];[.E9];[.E15];[.E21];[.E27])" office:value-type="float" office:value="0.00477845351867941" calcext:value-type="float">
            <text:p>0.0048</text:p>
          </table:table-cell>
          <table:table-cell table:formula="of:=MIN([.F3];[.F9];[.F15];[.F21];[.F27])" office:value-type="float" office:value="0.00477845351867941" calcext:value-type="float">
            <text:p>0.0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33" calcext:value-type="float">
            <text:p>2133.0000</text:p>
          </table:table-cell>
          <table:table-cell table:formula="of:=MIN([.C4];[.C10];[.C16];[.C22];[.C28])" office:value-type="float" office:value="2.133" calcext:value-type="float">
            <text:p>2.1330</text:p>
          </table:table-cell>
          <table:table-cell table:formula="of:=MIN([.D4];[.D10];[.D16];[.D22];[.D28])" office:value-type="float" office:value="10" calcext:value-type="float">
            <text:p>10.0000</text:p>
          </table:table-cell>
          <table:table-cell table:formula="of:=MIN([.E4];[.E10];[.E16];[.E22];[.E28])" office:value-type="float" office:value="0.00438981562774363" calcext:value-type="float">
            <text:p>0.0044</text:p>
          </table:table-cell>
          <table:table-cell table:formula="of:=MIN([.F4];[.F10];[.F16];[.F22];[.F28])" office:value-type="float" office:value="0.00438981562774363" calcext:value-type="float">
            <text:p>0.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33" calcext:value-type="float">
            <text:p>2133.0000</text:p>
          </table:table-cell>
          <table:table-cell table:formula="of:=MIN([.C5];[.C11];[.C17];[.C23];[.C29])" office:value-type="float" office:value="2.133" calcext:value-type="float">
            <text:p>2.1330</text:p>
          </table:table-cell>
          <table:table-cell table:formula="of:=MIN([.D5];[.D11];[.D17];[.D23];[.D29])" office:value-type="float" office:value="9" calcext:value-type="float">
            <text:p>9.0000</text:p>
          </table:table-cell>
          <table:table-cell table:formula="of:=MIN([.E5];[.E11];[.E17];[.E23];[.E29])" office:value-type="float" office:value="0.00419972001866542" calcext:value-type="float">
            <text:p>0.0042</text:p>
          </table:table-cell>
          <table:table-cell table:formula="of:=MIN([.F5];[.F11];[.F17];[.F23];[.F29])" office:value-type="float" office:value="0.004199720018665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32" calcext:value-type="float">
            <text:p>2132.0000</text:p>
          </table:table-cell>
          <table:table-cell table:formula="of:=MIN([.C6];[.C12];[.C18];[.C24];[.C30])" office:value-type="float" office:value="2.132" calcext:value-type="float">
            <text:p>2.1320</text:p>
          </table:table-cell>
          <table:table-cell table:formula="of:=MIN([.D6];[.D12];[.D18];[.D24];[.D30])" office:value-type="float" office:value="9" calcext:value-type="float">
            <text:p>9.0000</text:p>
          </table:table-cell>
          <table:table-cell table:formula="of:=MIN([.E6];[.E12];[.E18];[.E24];[.E30])" office:value-type="float" office:value="0.00373134328358209" calcext:value-type="float">
            <text:p>0.0037</text:p>
          </table:table-cell>
          <table:table-cell table:formula="of:=MIN([.F6];[.F12];[.F18];[.F24];[.F30])" office:value-type="float" office:value="0.00373134328358209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30" calcext:value-type="float">
            <text:p>2130.0000</text:p>
          </table:table-cell>
          <table:table-cell table:formula="of:=QUARTILE(([.C3]~[.C9]~[.C15]~[.C21]~[.C27]);1)" office:value-type="float" office:value="2.13" calcext:value-type="float">
            <text:p>2.1300</text:p>
          </table:table-cell>
          <table:table-cell table:formula="of:=QUARTILE(([.D3]~[.D9]~[.D15]~[.D21]~[.D27]);1)" office:value-type="float" office:value="11" calcext:value-type="float">
            <text:p>11.0000</text:p>
          </table:table-cell>
          <table:table-cell table:formula="of:=QUARTILE(([.E3]~[.E9]~[.E15]~[.E21]~[.E27]);1)" office:value-type="float" office:value="0.00514018691588785" calcext:value-type="float">
            <text:p>0.0051</text:p>
          </table:table-cell>
          <table:table-cell table:formula="of:=QUARTILE(([.F3]~[.F9]~[.F15]~[.F21]~[.F27]);1)" office:value-type="float" office:value="0.00514018691588785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34" calcext:value-type="float">
            <text:p>2134.0000</text:p>
          </table:table-cell>
          <table:table-cell table:formula="of:=QUARTILE(([.C4]~[.C10]~[.C16]~[.C22]~[.C28]);1)" office:value-type="float" office:value="2.134" calcext:value-type="float">
            <text:p>2.1340</text:p>
          </table:table-cell>
          <table:table-cell table:formula="of:=QUARTILE(([.D4]~[.D10]~[.D16]~[.D22]~[.D28]);1)" office:value-type="float" office:value="10" calcext:value-type="float">
            <text:p>10.0000</text:p>
          </table:table-cell>
          <table:table-cell table:formula="of:=QUARTILE(([.E4]~[.E10]~[.E16]~[.E22]~[.E28]);1)" office:value-type="float" office:value="0.00466417910447761" calcext:value-type="float">
            <text:p>0.0047</text:p>
          </table:table-cell>
          <table:table-cell table:formula="of:=QUARTILE(([.F4]~[.F10]~[.F16]~[.F22]~[.F28]);1)"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35" calcext:value-type="float">
            <text:p>2135.0000</text:p>
          </table:table-cell>
          <table:table-cell table:formula="of:=QUARTILE(([.C5]~[.C11]~[.C17]~[.C23]~[.C29]);1)" office:value-type="float" office:value="2.135" calcext:value-type="float">
            <text:p>2.1350</text:p>
          </table:table-cell>
          <table:table-cell table:formula="of:=QUARTILE(([.D5]~[.D11]~[.D17]~[.D23]~[.D29]);1)" office:value-type="float" office:value="9" calcext:value-type="float">
            <text:p>9.0000</text:p>
          </table:table-cell>
          <table:table-cell table:formula="of:=QUARTILE(([.E5]~[.E11]~[.E17]~[.E23]~[.E29]);1)" office:value-type="float" office:value="0.00420954162768943" calcext:value-type="float">
            <text:p>0.0042</text:p>
          </table:table-cell>
          <table:table-cell table:formula="of:=QUARTILE(([.F5]~[.F11]~[.F17]~[.F23]~[.F29]);1)" office:value-type="float" office:value="0.0042095416276894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35" calcext:value-type="float">
            <text:p>2135.0000</text:p>
          </table:table-cell>
          <table:table-cell table:formula="of:=QUARTILE(([.C6]~[.C12]~[.C18]~[.C24]~[.C30]);1)" office:value-type="float" office:value="2.135" calcext:value-type="float">
            <text:p>2.1350</text:p>
          </table:table-cell>
          <table:table-cell table:formula="of:=QUARTILE(([.D6]~[.D12]~[.D18]~[.D24]~[.D30]);1)" office:value-type="float" office:value="9" calcext:value-type="float">
            <text:p>9.0000</text:p>
          </table:table-cell>
          <table:table-cell table:formula="of:=QUARTILE(([.E6]~[.E12]~[.E18]~[.E24]~[.E30]);1)" office:value-type="float" office:value="0.00417246175243394" calcext:value-type="float">
            <text:p>0.0042</text:p>
          </table:table-cell>
          <table:table-cell table:formula="of:=QUARTILE(([.F6]~[.F12]~[.F18]~[.F24]~[.F30]);1)" office:value-type="float" office:value="0.00417246175243394" calcext:value-type="float">
            <text:p>0.00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40" calcext:value-type="float">
            <text:p>2140.0000</text:p>
          </table:table-cell>
          <table:table-cell table:formula="of:=QUARTILE(([.C3]~[.C9]~[.C15]~[.C21]~[.C27]);3)" office:value-type="float" office:value="2.14" calcext:value-type="float">
            <text:p>2.1400</text:p>
          </table:table-cell>
          <table:table-cell table:formula="of:=QUARTILE(([.D3]~[.D9]~[.D15]~[.D21]~[.D27]);3)" office:value-type="float" office:value="11" calcext:value-type="float">
            <text:p>11.0000</text:p>
          </table:table-cell>
          <table:table-cell table:formula="of:=QUARTILE(([.E3]~[.E9]~[.E15]~[.E21]~[.E27]);3)" office:value-type="float" office:value="0.00516431924882629" calcext:value-type="float">
            <text:p>0.0052</text:p>
          </table:table-cell>
          <table:table-cell table:formula="of:=QUARTILE(([.F3]~[.F9]~[.F15]~[.F21]~[.F27]);3)" office:value-type="float" office:value="0.00516431924882629" calcext:value-type="float">
            <text:p>0.0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44" calcext:value-type="float">
            <text:p>2144.0000</text:p>
          </table:table-cell>
          <table:table-cell table:formula="of:=QUARTILE(([.C4]~[.C10]~[.C16]~[.C22]~[.C28]);3)" office:value-type="float" office:value="2.144" calcext:value-type="float">
            <text:p>2.1440</text:p>
          </table:table-cell>
          <table:table-cell table:formula="of:=QUARTILE(([.D4]~[.D10]~[.D16]~[.D22]~[.D28]);3)" office:value-type="float" office:value="10" calcext:value-type="float">
            <text:p>10.0000</text:p>
          </table:table-cell>
          <table:table-cell table:formula="of:=QUARTILE(([.E4]~[.E10]~[.E16]~[.E22]~[.E28]);3)" office:value-type="float" office:value="0.00468603561387067" calcext:value-type="float">
            <text:p>0.0047</text:p>
          </table:table-cell>
          <table:table-cell table:formula="of:=QUARTILE(([.F4]~[.F10]~[.F16]~[.F22]~[.F28]);3)" office:value-type="float" office:value="0.00468603561387067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38" calcext:value-type="float">
            <text:p>2138.0000</text:p>
          </table:table-cell>
          <table:table-cell table:formula="of:=QUARTILE(([.C5]~[.C11]~[.C17]~[.C23]~[.C29]);3)" office:value-type="float" office:value="2.138" calcext:value-type="float">
            <text:p>2.1380</text:p>
          </table:table-cell>
          <table:table-cell table:formula="of:=QUARTILE(([.D5]~[.D11]~[.D17]~[.D23]~[.D29]);3)" office:value-type="float" office:value="9" calcext:value-type="float">
            <text:p>9.0000</text:p>
          </table:table-cell>
          <table:table-cell table:formula="of:=QUARTILE(([.E5]~[.E11]~[.E17]~[.E23]~[.E29]);3)" office:value-type="float" office:value="0.00421545667447307" calcext:value-type="float">
            <text:p>0.0042</text:p>
          </table:table-cell>
          <table:table-cell table:formula="of:=QUARTILE(([.F5]~[.F11]~[.F17]~[.F23]~[.F29]);3)"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57" calcext:value-type="float">
            <text:p>2157.0000</text:p>
          </table:table-cell>
          <table:table-cell table:formula="of:=QUARTILE(([.C6]~[.C12]~[.C18]~[.C24]~[.C30]);3)" office:value-type="float" office:value="2.157" calcext:value-type="float">
            <text:p>2.1570</text:p>
          </table:table-cell>
          <table:table-cell table:formula="of:=QUARTILE(([.D6]~[.D12]~[.D18]~[.D24]~[.D30]);3)" office:value-type="float" office:value="9" calcext:value-type="float">
            <text:p>9.0000</text:p>
          </table:table-cell>
          <table:table-cell table:formula="of:=QUARTILE(([.E6]~[.E12]~[.E18]~[.E24]~[.E30]);3)" office:value-type="float" office:value="0.00421545667447307" calcext:value-type="float">
            <text:p>0.0042</text:p>
          </table:table-cell>
          <table:table-cell table:formula="of:=QUARTILE(([.F6]~[.F12]~[.F18]~[.F24]~[.F30]);3)"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4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8" calcext:value-type="float">
            <text:p>2158.0000</text:p>
          </table:table-cell>
          <table:table-cell table:formula="of:=[.B3]/1000" office:value-type="float" office:value="2.158" calcext:value-type="float">
            <text:p>2.1580</text:p>
          </table:table-cell>
          <table:table-cell office:value-type="float" office:value="11" calcext:value-type="float">
            <text:p>11.0000</text:p>
          </table:table-cell>
          <table:table-cell table:formula="of:=[.D3]/[.B3]" office:value-type="float" office:value="0.00509731232622799" calcext:value-type="float">
            <text:p>0.0051</text:p>
          </table:table-cell>
          <table:table-cell office:value-type="float" office:value="0.00509731232622799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70" calcext:value-type="float">
            <text:p>2170.0000</text:p>
          </table:table-cell>
          <table:table-cell table:formula="of:=[.B4]/1000" office:value-type="float" office:value="2.17" calcext:value-type="float">
            <text:p>2.1700</text:p>
          </table:table-cell>
          <table:table-cell office:value-type="float" office:value="10" calcext:value-type="float">
            <text:p>10.0000</text:p>
          </table:table-cell>
          <table:table-cell table:formula="of:=[.D4]/[.B4]" office:value-type="float" office:value="0.00460829493087558" calcext:value-type="float">
            <text:p>0.0046</text:p>
          </table:table-cell>
          <table:table-cell office:value-type="float" office:value="0.00460829493087558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7" calcext:value-type="float">
            <text:p>2137.0000</text:p>
          </table:table-cell>
          <table:table-cell table:formula="of:=[.B5]/1000" office:value-type="float" office:value="2.137" calcext:value-type="float">
            <text:p>2.1370</text:p>
          </table:table-cell>
          <table:table-cell office:value-type="float" office:value="9" calcext:value-type="float">
            <text:p>9.0000</text:p>
          </table:table-cell>
          <table:table-cell table:formula="of:=[.D5]/[.B5]" office:value-type="float" office:value="0.0042115114646701" calcext:value-type="float">
            <text:p>0.0042</text:p>
          </table:table-cell>
          <table:table-cell office:value-type="float" office:value="0.004211511464670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300" calcext:value-type="float">
            <text:p>2300.0000</text:p>
          </table:table-cell>
          <table:table-cell table:formula="of:=[.B6]/1000" office:value-type="float" office:value="2.3" calcext:value-type="float">
            <text:p>2.3000</text:p>
          </table:table-cell>
          <table:table-cell office:value-type="float" office:value="9" calcext:value-type="float">
            <text:p>9.0000</text:p>
          </table:table-cell>
          <table:table-cell table:formula="of:=[.D6]/[.B6]" office:value-type="float" office:value="0.00391304347826087" calcext:value-type="float">
            <text:p>0.0039</text:p>
          </table:table-cell>
          <table:table-cell office:value-type="float" office:value="0.00391304347826087" calcext:value-type="float">
            <text:p>0.0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8" calcext:value-type="float">
            <text:p>2148.0000</text:p>
          </table:table-cell>
          <table:table-cell table:formula="of:=[.B9]/1000" office:value-type="float" office:value="2.148" calcext:value-type="float">
            <text:p>2.1480</text:p>
          </table:table-cell>
          <table:table-cell office:value-type="float" office:value="11" calcext:value-type="float">
            <text:p>11.0000</text:p>
          </table:table-cell>
          <table:table-cell table:formula="of:=[.D9]/[.B9]" office:value-type="float" office:value="0.00512104283054004" calcext:value-type="float">
            <text:p>0.0051</text:p>
          </table:table-cell>
          <table:table-cell office:value-type="float" office:value="0.00512104283054004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9" calcext:value-type="float">
            <text:p>2139.0000</text:p>
          </table:table-cell>
          <table:table-cell table:formula="of:=[.B10]/1000" office:value-type="float" office:value="2.139" calcext:value-type="float">
            <text:p>2.1390</text:p>
          </table:table-cell>
          <table:table-cell office:value-type="float" office:value="10" calcext:value-type="float">
            <text:p>10.0000</text:p>
          </table:table-cell>
          <table:table-cell table:formula="of:=[.D10]/[.B10]" office:value-type="float" office:value="0.00467508181393174" calcext:value-type="float">
            <text:p>0.0047</text:p>
          </table:table-cell>
          <table:table-cell office:value-type="float" office:value="0.00467508181393174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7" calcext:value-type="float">
            <text:p>2147.0000</text:p>
          </table:table-cell>
          <table:table-cell table:formula="of:=[.B11]/1000" office:value-type="float" office:value="2.147" calcext:value-type="float">
            <text:p>2.1470</text:p>
          </table:table-cell>
          <table:table-cell office:value-type="float" office:value="9" calcext:value-type="float">
            <text:p>9.0000</text:p>
          </table:table-cell>
          <table:table-cell table:formula="of:=[.D11]/[.B11]" office:value-type="float" office:value="0.00419189566837448" calcext:value-type="float">
            <text:p>0.0042</text:p>
          </table:table-cell>
          <table:table-cell office:value-type="float" office:value="0.00419189566837448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8" calcext:value-type="float">
            <text:p>2138.0000</text:p>
          </table:table-cell>
          <table:table-cell table:formula="of:=[.B12]/1000" office:value-type="float" office:value="2.138" calcext:value-type="float">
            <text:p>2.1380</text:p>
          </table:table-cell>
          <table:table-cell office:value-type="float" office:value="9" calcext:value-type="float">
            <text:p>9.0000</text:p>
          </table:table-cell>
          <table:table-cell table:formula="of:=[.D12]/[.B12]" office:value-type="float" office:value="0.00420954162768943" calcext:value-type="float">
            <text:p>0.0042</text:p>
          </table:table-cell>
          <table:table-cell office:value-type="float" office:value="0.0042095416276894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2" calcext:value-type="float">
            <text:p>2152.0000</text:p>
          </table:table-cell>
          <table:table-cell table:formula="of:=[.B15]/1000" office:value-type="float" office:value="2.152" calcext:value-type="float">
            <text:p>2.1520</text:p>
          </table:table-cell>
          <table:table-cell office:value-type="float" office:value="11" calcext:value-type="float">
            <text:p>11.0000</text:p>
          </table:table-cell>
          <table:table-cell table:formula="of:=[.D15]/[.B15]" office:value-type="float" office:value="0.00511152416356877" calcext:value-type="float">
            <text:p>0.0051</text:p>
          </table:table-cell>
          <table:table-cell office:value-type="float" office:value="0.00511152416356877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6" calcext:value-type="float">
            <text:p>2136.0000</text:p>
          </table:table-cell>
          <table:table-cell table:formula="of:=[.B16]/1000" office:value-type="float" office:value="2.136" calcext:value-type="float">
            <text:p>2.1360</text:p>
          </table:table-cell>
          <table:table-cell office:value-type="float" office:value="10" calcext:value-type="float">
            <text:p>10.0000</text:p>
          </table:table-cell>
          <table:table-cell table:formula="of:=[.D16]/[.B16]" office:value-type="float" office:value="0.00468164794007491" calcext:value-type="float">
            <text:p>0.0047</text:p>
          </table:table-cell>
          <table:table-cell office:value-type="float" office:value="0.0046816479400749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5" calcext:value-type="float">
            <text:p>2135.0000</text:p>
          </table:table-cell>
          <table:table-cell table:formula="of:=[.B17]/1000" office:value-type="float" office:value="2.135" calcext:value-type="float">
            <text:p>2.1350</text:p>
          </table:table-cell>
          <table:table-cell office:value-type="float" office:value="9" calcext:value-type="float">
            <text:p>9.0000</text:p>
          </table:table-cell>
          <table:table-cell table:formula="of:=[.D17]/[.B17]" office:value-type="float" office:value="0.00421545667447307" calcext:value-type="float">
            <text:p>0.0042</text:p>
          </table:table-cell>
          <table:table-cell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6" calcext:value-type="float">
            <text:p>2136.0000</text:p>
          </table:table-cell>
          <table:table-cell table:formula="of:=[.B18]/1000" office:value-type="float" office:value="2.136" calcext:value-type="float">
            <text:p>2.1360</text:p>
          </table:table-cell>
          <table:table-cell office:value-type="float" office:value="9" calcext:value-type="float">
            <text:p>9.0000</text:p>
          </table:table-cell>
          <table:table-cell table:formula="of:=[.D18]/[.B18]" office:value-type="float" office:value="0.00421348314606742" calcext:value-type="float">
            <text:p>0.0042</text:p>
          </table:table-cell>
          <table:table-cell office:value-type="float" office:value="0.004213483146067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38" calcext:value-type="float">
            <text:p>2138.0000</text:p>
          </table:table-cell>
          <table:table-cell table:formula="of:=[.B21]/1000" office:value-type="float" office:value="2.138" calcext:value-type="float">
            <text:p>2.1380</text:p>
          </table:table-cell>
          <table:table-cell office:value-type="float" office:value="11" calcext:value-type="float">
            <text:p>11.0000</text:p>
          </table:table-cell>
          <table:table-cell table:formula="of:=[.D21]/[.B21]" office:value-type="float" office:value="0.00514499532273153" calcext:value-type="float">
            <text:p>0.0051</text:p>
          </table:table-cell>
          <table:table-cell office:value-type="float" office:value="0.00514499532273153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6" calcext:value-type="float">
            <text:p>2136.0000</text:p>
          </table:table-cell>
          <table:table-cell table:formula="of:=[.B22]/1000" office:value-type="float" office:value="2.136" calcext:value-type="float">
            <text:p>2.1360</text:p>
          </table:table-cell>
          <table:table-cell office:value-type="float" office:value="10" calcext:value-type="float">
            <text:p>10.0000</text:p>
          </table:table-cell>
          <table:table-cell table:formula="of:=[.D22]/[.B22]" office:value-type="float" office:value="0.00468164794007491" calcext:value-type="float">
            <text:p>0.0047</text:p>
          </table:table-cell>
          <table:table-cell office:value-type="float" office:value="0.0046816479400749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37" calcext:value-type="float">
            <text:p>2137.0000</text:p>
          </table:table-cell>
          <table:table-cell table:formula="of:=[.B23]/1000" office:value-type="float" office:value="2.137" calcext:value-type="float">
            <text:p>2.1370</text:p>
          </table:table-cell>
          <table:table-cell office:value-type="float" office:value="9" calcext:value-type="float">
            <text:p>9.0000</text:p>
          </table:table-cell>
          <table:table-cell table:formula="of:=[.D23]/[.B23]" office:value-type="float" office:value="0.0042115114646701" calcext:value-type="float">
            <text:p>0.0042</text:p>
          </table:table-cell>
          <table:table-cell office:value-type="float" office:value="0.004211511464670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33" calcext:value-type="float">
            <text:p>2133.0000</text:p>
          </table:table-cell>
          <table:table-cell table:formula="of:=[.B24]/1000" office:value-type="float" office:value="2.133" calcext:value-type="float">
            <text:p>2.1330</text:p>
          </table:table-cell>
          <table:table-cell office:value-type="float" office:value="9" calcext:value-type="float">
            <text:p>9.0000</text:p>
          </table:table-cell>
          <table:table-cell table:formula="of:=[.D24]/[.B24]" office:value-type="float" office:value="0.00421940928270042" calcext:value-type="float">
            <text:p>0.0042</text:p>
          </table:table-cell>
          <table:table-cell office:value-type="float" office:value="0.004219409282700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62" calcext:value-type="float">
            <text:p>2162.0000</text:p>
          </table:table-cell>
          <table:table-cell table:formula="of:=[.B27]/1000" office:value-type="float" office:value="2.162" calcext:value-type="float">
            <text:p>2.1620</text:p>
          </table:table-cell>
          <table:table-cell office:value-type="float" office:value="11" calcext:value-type="float">
            <text:p>11.0000</text:p>
          </table:table-cell>
          <table:table-cell table:formula="of:=[.D27]/[.B27]" office:value-type="float" office:value="0.00508788159111933" calcext:value-type="float">
            <text:p>0.0051</text:p>
          </table:table-cell>
          <table:table-cell office:value-type="float" office:value="0.00508788159111933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66" calcext:value-type="float">
            <text:p>2166.0000</text:p>
          </table:table-cell>
          <table:table-cell table:formula="of:=[.B28]/1000" office:value-type="float" office:value="2.166" calcext:value-type="float">
            <text:p>2.1660</text:p>
          </table:table-cell>
          <table:table-cell office:value-type="float" office:value="10" calcext:value-type="float">
            <text:p>10.0000</text:p>
          </table:table-cell>
          <table:table-cell table:formula="of:=[.D28]/[.B28]" office:value-type="float" office:value="0.00461680517082179" calcext:value-type="float">
            <text:p>0.0046</text:p>
          </table:table-cell>
          <table:table-cell office:value-type="float" office:value="0.00461680517082179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5" calcext:value-type="float">
            <text:p>2155.0000</text:p>
          </table:table-cell>
          <table:table-cell table:formula="of:=[.B29]/1000" office:value-type="float" office:value="2.155" calcext:value-type="float">
            <text:p>2.1550</text:p>
          </table:table-cell>
          <table:table-cell office:value-type="float" office:value="9" calcext:value-type="float">
            <text:p>9.0000</text:p>
          </table:table-cell>
          <table:table-cell table:formula="of:=[.D29]/[.B29]" office:value-type="float" office:value="0.00417633410672854" calcext:value-type="float">
            <text:p>0.0042</text:p>
          </table:table-cell>
          <table:table-cell office:value-type="float" office:value="0.0041763341067285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1" calcext:value-type="float">
            <text:p>2151.0000</text:p>
          </table:table-cell>
          <table:table-cell table:formula="of:=[.B30]/1000" office:value-type="float" office:value="2.151" calcext:value-type="float">
            <text:p>2.1510</text:p>
          </table:table-cell>
          <table:table-cell office:value-type="float" office:value="9" calcext:value-type="float">
            <text:p>9.0000</text:p>
          </table:table-cell>
          <table:table-cell table:formula="of:=[.D30]/[.B30]" office:value-type="float" office:value="0.00418410041841004" calcext:value-type="float">
            <text:p>0.0042</text:p>
          </table:table-cell>
          <table:table-cell office:value-type="float" office:value="0.0041841004184100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151.6" calcext:value-type="float">
            <text:p>2151.6000</text:p>
          </table:table-cell>
          <table:table-cell table:formula="of:=AVERAGE([.C3];[.C9];[.C15];[.C21];[.C27])" office:value-type="float" office:value="2.1516" calcext:value-type="float">
            <text:p>2.1516</text:p>
          </table:table-cell>
          <table:table-cell table:formula="of:=AVERAGE([.D3];[.D9];[.D15];[.D21];[.D27])" office:value-type="float" office:value="11" calcext:value-type="float">
            <text:p>11.0000</text:p>
          </table:table-cell>
          <table:table-cell table:formula="of:=AVERAGE([.E3];[.E9];[.E15];[.E21];[.E27])" office:value-type="float" office:value="0.00511255124683753" calcext:value-type="float">
            <text:p>0.0051</text:p>
          </table:table-cell>
          <table:table-cell table:formula="of:=AVERAGE([.F3];[.F9];[.F15];[.F21];[.F27])" office:value-type="float" office:value="0.00511255124683753" calcext:value-type="float">
            <text:p>0.0051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149.4" calcext:value-type="float">
            <text:p>2149.4000</text:p>
          </table:table-cell>
          <table:table-cell table:formula="of:=AVERAGE([.C4];[.C10];[.C16];[.C22];[.C28])" office:value-type="float" office:value="2.1494" calcext:value-type="float">
            <text:p>2.1494</text:p>
          </table:table-cell>
          <table:table-cell table:formula="of:=AVERAGE([.D4];[.D10];[.D16];[.D22];[.D28])" office:value-type="float" office:value="10" calcext:value-type="float">
            <text:p>10.0000</text:p>
          </table:table-cell>
          <table:table-cell table:formula="of:=AVERAGE([.E4];[.E10];[.E16];[.E22];[.E28])" office:value-type="float" office:value="0.00465269555915579" calcext:value-type="float">
            <text:p>0.0047</text:p>
          </table:table-cell>
          <table:table-cell table:formula="of:=AVERAGE([.F4];[.F10];[.F16];[.F22];[.F28])" office:value-type="float" office:value="0.00465269555915579" calcext:value-type="float">
            <text:p>0.0047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42.2" calcext:value-type="float">
            <text:p>2142.2000</text:p>
          </table:table-cell>
          <table:table-cell table:formula="of:=AVERAGE([.C5];[.C11];[.C17];[.C23];[.C29])" office:value-type="float" office:value="2.1422" calcext:value-type="float">
            <text:p>2.1422</text:p>
          </table:table-cell>
          <table:table-cell table:formula="of:=AVERAGE([.D5];[.D11];[.D17];[.D23];[.D29])" office:value-type="float" office:value="9" calcext:value-type="float">
            <text:p>9.0000</text:p>
          </table:table-cell>
          <table:table-cell table:formula="of:=AVERAGE([.E5];[.E11];[.E17];[.E23];[.E29])" office:value-type="float" office:value="0.00420134187578326" calcext:value-type="float">
            <text:p>0.0042</text:p>
          </table:table-cell>
          <table:table-cell table:formula="of:=AVERAGE([.F5];[.F11];[.F17];[.F23];[.F29])" office:value-type="float" office:value="0.00420134187578326" calcext:value-type="float">
            <text:p>0.0042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71.6" calcext:value-type="float">
            <text:p>2171.6000</text:p>
          </table:table-cell>
          <table:table-cell table:formula="of:=AVERAGE([.C6];[.C12];[.C18];[.C24];[.C30])" office:value-type="float" office:value="2.1716" calcext:value-type="float">
            <text:p>2.1716</text:p>
          </table:table-cell>
          <table:table-cell table:formula="of:=AVERAGE([.D6];[.D12];[.D18];[.D24];[.D30])" office:value-type="float" office:value="9" calcext:value-type="float">
            <text:p>9.0000</text:p>
          </table:table-cell>
          <table:table-cell table:formula="of:=AVERAGE([.E6];[.E12];[.E18];[.E24];[.E30])" office:value-type="float" office:value="0.00414791559062564" calcext:value-type="float">
            <text:p>0.0041</text:p>
          </table:table-cell>
          <table:table-cell table:formula="of:=AVERAGE([.F6];[.F12];[.F18];[.F24];[.F30])" office:value-type="float" office:value="0.00414791559062564" calcext:value-type="float">
            <text:p>0.0041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9.31665175908169" calcext:value-type="float">
            <text:p>9.3167</text:p>
          </table:table-cell>
          <table:table-cell table:formula="of:=STDEVA([.C3];[.C9];[.C15];[.C21];[.C27])" office:value-type="float" office:value="0.00931665175908168" calcext:value-type="float">
            <text:p>0.0093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0221731626579925" calcext:value-type="float">
            <text:p>0.0000</text:p>
          </table:table-cell>
          <table:table-cell table:formula="of:=STDEVA([.F3];[.F9];[.F15];[.F21];[.F27])" office:value-type="float" office:value="0.000022173162657995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7.0821544308673" calcext:value-type="float">
            <text:p>17.0822</text:p>
          </table:table-cell>
          <table:table-cell table:formula="of:=STDEVA([.C4];[.C10];[.C16];[.C22];[.C28])" office:value-type="float" office:value="0.0170821544308673" calcext:value-type="float">
            <text:p>0.0171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0368685533046392" calcext:value-type="float">
            <text:p>0.0000</text:p>
          </table:table-cell>
          <table:table-cell table:formula="of:=STDEVA([.F4];[.F10];[.F16];[.F22];[.F28])" office:value-type="float" office:value="0.00003686855330463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8.55569985448298" calcext:value-type="float">
            <text:p>8.5557</text:p>
          </table:table-cell>
          <table:table-cell table:formula="of:=STDEVA([.C5];[.C11];[.C17];[.C23];[.C29])" office:value-type="float" office:value="0.00855569985448292" calcext:value-type="float">
            <text:p>0.0086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167383389693577" calcext:value-type="float">
            <text:p>0.0000</text:p>
          </table:table-cell>
          <table:table-cell table:formula="of:=STDEVA([.F5];[.F11];[.F17];[.F23];[.F29])" office:value-type="float" office:value="0.000016738338969357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72.1061717192086" calcext:value-type="float">
            <text:p>72.1062</text:p>
          </table:table-cell>
          <table:table-cell table:formula="of:=STDEVA([.C6];[.C12];[.C18];[.C24];[.C30])" office:value-type="float" office:value="0.0721061717192085" calcext:value-type="float">
            <text:p>0.0721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131987188493578" calcext:value-type="float">
            <text:p>0.0001</text:p>
          </table:table-cell>
          <table:table-cell table:formula="of:=STDEVA([.F6];[.F12];[.F18];[.F24];[.F30])" office:value-type="float" office:value="0.000131987188493579" calcext:value-type="float">
            <text:p>0.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52" calcext:value-type="float">
            <text:p>2152.0000</text:p>
          </table:table-cell>
          <table:table-cell table:formula="of:=MEDIAN([.C3];[.C9];[.C15];[.C21];[.C27])" office:value-type="float" office:value="2.152" calcext:value-type="float">
            <text:p>2.1520</text:p>
          </table:table-cell>
          <table:table-cell table:formula="of:=MEDIAN([.D3];[.D9];[.D15];[.D21];[.D27])" office:value-type="float" office:value="11" calcext:value-type="float">
            <text:p>11.0000</text:p>
          </table:table-cell>
          <table:table-cell table:formula="of:=MEDIAN([.E3];[.E9];[.E15];[.E21];[.E27])" office:value-type="float" office:value="0.00511152416356877" calcext:value-type="float">
            <text:p>0.0051</text:p>
          </table:table-cell>
          <table:table-cell table:formula="of:=MEDIAN([.F3];[.F9];[.F15];[.F21];[.F27])" office:value-type="float" office:value="0.00511152416356877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39" calcext:value-type="float">
            <text:p>2139.0000</text:p>
          </table:table-cell>
          <table:table-cell table:formula="of:=MEDIAN([.C4];[.C10];[.C16];[.C22];[.C28])" office:value-type="float" office:value="2.139" calcext:value-type="float">
            <text:p>2.1390</text:p>
          </table:table-cell>
          <table:table-cell table:formula="of:=MEDIAN([.D4];[.D10];[.D16];[.D22];[.D28])" office:value-type="float" office:value="10" calcext:value-type="float">
            <text:p>10.0000</text:p>
          </table:table-cell>
          <table:table-cell table:formula="of:=MEDIAN([.E4];[.E10];[.E16];[.E22];[.E28])" office:value-type="float" office:value="0.00467508181393174" calcext:value-type="float">
            <text:p>0.0047</text:p>
          </table:table-cell>
          <table:table-cell table:formula="of:=MEDIAN([.F4];[.F10];[.F16];[.F22];[.F28])" office:value-type="float" office:value="0.00467508181393174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37" calcext:value-type="float">
            <text:p>2137.0000</text:p>
          </table:table-cell>
          <table:table-cell table:formula="of:=MEDIAN([.C5];[.C11];[.C17];[.C23];[.C29])" office:value-type="float" office:value="2.137" calcext:value-type="float">
            <text:p>2.1370</text:p>
          </table:table-cell>
          <table:table-cell table:formula="of:=MEDIAN([.D5];[.D11];[.D17];[.D23];[.D29])" office:value-type="float" office:value="9" calcext:value-type="float">
            <text:p>9.0000</text:p>
          </table:table-cell>
          <table:table-cell table:formula="of:=MEDIAN([.E5];[.E11];[.E17];[.E23];[.E29])" office:value-type="float" office:value="0.0042115114646701" calcext:value-type="float">
            <text:p>0.0042</text:p>
          </table:table-cell>
          <table:table-cell table:formula="of:=MEDIAN([.F5];[.F11];[.F17];[.F23];[.F29])" office:value-type="float" office:value="0.004211511464670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38" calcext:value-type="float">
            <text:p>2138.0000</text:p>
          </table:table-cell>
          <table:table-cell table:formula="of:=MEDIAN([.C6];[.C12];[.C18];[.C24];[.C30])" office:value-type="float" office:value="2.138" calcext:value-type="float">
            <text:p>2.1380</text:p>
          </table:table-cell>
          <table:table-cell table:formula="of:=MEDIAN([.D6];[.D12];[.D18];[.D24];[.D30])" office:value-type="float" office:value="9" calcext:value-type="float">
            <text:p>9.0000</text:p>
          </table:table-cell>
          <table:table-cell table:formula="of:=MEDIAN([.E6];[.E12];[.E18];[.E24];[.E30])" office:value-type="float" office:value="0.00420954162768943" calcext:value-type="float">
            <text:p>0.0042</text:p>
          </table:table-cell>
          <table:table-cell table:formula="of:=MEDIAN([.F6];[.F12];[.F18];[.F24];[.F30])" office:value-type="float" office:value="0.00420954162768943" calcext:value-type="float">
            <text:p>0.00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162" calcext:value-type="float">
            <text:p>2162.0000</text:p>
          </table:table-cell>
          <table:table-cell table:formula="of:=MAX([.C3];[.C9];[.C15];[.C21];[.C27])" office:value-type="float" office:value="2.162" calcext:value-type="float">
            <text:p>2.1620</text:p>
          </table:table-cell>
          <table:table-cell table:formula="of:=MAX([.D3];[.D9];[.D15];[.D21];[.D27])" office:value-type="float" office:value="11" calcext:value-type="float">
            <text:p>11.0000</text:p>
          </table:table-cell>
          <table:table-cell table:formula="of:=MAX([.E3];[.E9];[.E15];[.E21];[.E27])" office:value-type="float" office:value="0.00514499532273153" calcext:value-type="float">
            <text:p>0.0051</text:p>
          </table:table-cell>
          <table:table-cell table:formula="of:=MAX([.F3];[.F9];[.F15];[.F21];[.F27])" office:value-type="float" office:value="0.00514499532273153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170" calcext:value-type="float">
            <text:p>2170.0000</text:p>
          </table:table-cell>
          <table:table-cell table:formula="of:=MAX([.C4];[.C10];[.C16];[.C22];[.C28])" office:value-type="float" office:value="2.17" calcext:value-type="float">
            <text:p>2.1700</text:p>
          </table:table-cell>
          <table:table-cell table:formula="of:=MAX([.D4];[.D10];[.D16];[.D22];[.D28])" office:value-type="float" office:value="10" calcext:value-type="float">
            <text:p>10.0000</text:p>
          </table:table-cell>
          <table:table-cell table:formula="of:=MAX([.E4];[.E10];[.E16];[.E22];[.E28])" office:value-type="float" office:value="0.00468164794007491" calcext:value-type="float">
            <text:p>0.0047</text:p>
          </table:table-cell>
          <table:table-cell table:formula="of:=MAX([.F4];[.F10];[.F16];[.F22];[.F28])" office:value-type="float" office:value="0.0046816479400749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55" calcext:value-type="float">
            <text:p>2155.0000</text:p>
          </table:table-cell>
          <table:table-cell table:formula="of:=MAX([.C5];[.C11];[.C17];[.C23];[.C29])" office:value-type="float" office:value="2.155" calcext:value-type="float">
            <text:p>2.1550</text:p>
          </table:table-cell>
          <table:table-cell table:formula="of:=MAX([.D5];[.D11];[.D17];[.D23];[.D29])" office:value-type="float" office:value="9" calcext:value-type="float">
            <text:p>9.0000</text:p>
          </table:table-cell>
          <table:table-cell table:formula="of:=MAX([.E5];[.E11];[.E17];[.E23];[.E29])" office:value-type="float" office:value="0.00421545667447307" calcext:value-type="float">
            <text:p>0.0042</text:p>
          </table:table-cell>
          <table:table-cell table:formula="of:=MAX([.F5];[.F11];[.F17];[.F23];[.F29])" office:value-type="float" office:value="0.00421545667447307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300" calcext:value-type="float">
            <text:p>2300.0000</text:p>
          </table:table-cell>
          <table:table-cell table:formula="of:=MAX([.C6];[.C12];[.C18];[.C24];[.C30])" office:value-type="float" office:value="2.3" calcext:value-type="float">
            <text:p>2.3000</text:p>
          </table:table-cell>
          <table:table-cell table:formula="of:=MAX([.D6];[.D12];[.D18];[.D24];[.D30])" office:value-type="float" office:value="9" calcext:value-type="float">
            <text:p>9.0000</text:p>
          </table:table-cell>
          <table:table-cell table:formula="of:=MAX([.E6];[.E12];[.E18];[.E24];[.E30])" office:value-type="float" office:value="0.00421940928270042" calcext:value-type="float">
            <text:p>0.0042</text:p>
          </table:table-cell>
          <table:table-cell table:formula="of:=MAX([.F6];[.F12];[.F18];[.F24];[.F30])" office:value-type="float" office:value="0.00421940928270042" calcext:value-type="float">
            <text:p>0.00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38" calcext:value-type="float">
            <text:p>2138.0000</text:p>
          </table:table-cell>
          <table:table-cell table:formula="of:=MIN([.C3];[.C9];[.C15];[.C21];[.C27])" office:value-type="float" office:value="2.138" calcext:value-type="float">
            <text:p>2.1380</text:p>
          </table:table-cell>
          <table:table-cell table:formula="of:=MIN([.D3];[.D9];[.D15];[.D21];[.D27])" office:value-type="float" office:value="11" calcext:value-type="float">
            <text:p>11.0000</text:p>
          </table:table-cell>
          <table:table-cell table:formula="of:=MIN([.E3];[.E9];[.E15];[.E21];[.E27])" office:value-type="float" office:value="0.00508788159111933" calcext:value-type="float">
            <text:p>0.0051</text:p>
          </table:table-cell>
          <table:table-cell table:formula="of:=MIN([.F3];[.F9];[.F15];[.F21];[.F27])" office:value-type="float" office:value="0.00508788159111933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36" calcext:value-type="float">
            <text:p>2136.0000</text:p>
          </table:table-cell>
          <table:table-cell table:formula="of:=MIN([.C4];[.C10];[.C16];[.C22];[.C28])" office:value-type="float" office:value="2.136" calcext:value-type="float">
            <text:p>2.1360</text:p>
          </table:table-cell>
          <table:table-cell table:formula="of:=MIN([.D4];[.D10];[.D16];[.D22];[.D28])" office:value-type="float" office:value="10" calcext:value-type="float">
            <text:p>10.0000</text:p>
          </table:table-cell>
          <table:table-cell table:formula="of:=MIN([.E4];[.E10];[.E16];[.E22];[.E28])" office:value-type="float" office:value="0.00460829493087558" calcext:value-type="float">
            <text:p>0.0046</text:p>
          </table:table-cell>
          <table:table-cell table:formula="of:=MIN([.F4];[.F10];[.F16];[.F22];[.F28])" office:value-type="float" office:value="0.00460829493087558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35" calcext:value-type="float">
            <text:p>2135.0000</text:p>
          </table:table-cell>
          <table:table-cell table:formula="of:=MIN([.C5];[.C11];[.C17];[.C23];[.C29])" office:value-type="float" office:value="2.135" calcext:value-type="float">
            <text:p>2.1350</text:p>
          </table:table-cell>
          <table:table-cell table:formula="of:=MIN([.D5];[.D11];[.D17];[.D23];[.D29])" office:value-type="float" office:value="9" calcext:value-type="float">
            <text:p>9.0000</text:p>
          </table:table-cell>
          <table:table-cell table:formula="of:=MIN([.E5];[.E11];[.E17];[.E23];[.E29])" office:value-type="float" office:value="0.00417633410672854" calcext:value-type="float">
            <text:p>0.0042</text:p>
          </table:table-cell>
          <table:table-cell table:formula="of:=MIN([.F5];[.F11];[.F17];[.F23];[.F29])" office:value-type="float" office:value="0.0041763341067285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33" calcext:value-type="float">
            <text:p>2133.0000</text:p>
          </table:table-cell>
          <table:table-cell table:formula="of:=MIN([.C6];[.C12];[.C18];[.C24];[.C30])" office:value-type="float" office:value="2.133" calcext:value-type="float">
            <text:p>2.1330</text:p>
          </table:table-cell>
          <table:table-cell table:formula="of:=MIN([.D6];[.D12];[.D18];[.D24];[.D30])" office:value-type="float" office:value="9" calcext:value-type="float">
            <text:p>9.0000</text:p>
          </table:table-cell>
          <table:table-cell table:formula="of:=MIN([.E6];[.E12];[.E18];[.E24];[.E30])" office:value-type="float" office:value="0.00391304347826087" calcext:value-type="float">
            <text:p>0.0039</text:p>
          </table:table-cell>
          <table:table-cell table:formula="of:=MIN([.F6];[.F12];[.F18];[.F24];[.F30])" office:value-type="float" office:value="0.00391304347826087" calcext:value-type="float">
            <text:p>0.00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48" calcext:value-type="float">
            <text:p>2148.0000</text:p>
          </table:table-cell>
          <table:table-cell table:formula="of:=QUARTILE(([.C3]~[.C9]~[.C15]~[.C21]~[.C27]);1)" office:value-type="float" office:value="2.148" calcext:value-type="float">
            <text:p>2.1480</text:p>
          </table:table-cell>
          <table:table-cell table:formula="of:=QUARTILE(([.D3]~[.D9]~[.D15]~[.D21]~[.D27]);1)" office:value-type="float" office:value="11" calcext:value-type="float">
            <text:p>11.0000</text:p>
          </table:table-cell>
          <table:table-cell table:formula="of:=QUARTILE(([.E3]~[.E9]~[.E15]~[.E21]~[.E27]);1)" office:value-type="float" office:value="0.00509731232622799" calcext:value-type="float">
            <text:p>0.0051</text:p>
          </table:table-cell>
          <table:table-cell table:formula="of:=QUARTILE(([.F3]~[.F9]~[.F15]~[.F21]~[.F27]);1)" office:value-type="float" office:value="0.00509731232622799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36" calcext:value-type="float">
            <text:p>2136.0000</text:p>
          </table:table-cell>
          <table:table-cell table:formula="of:=QUARTILE(([.C4]~[.C10]~[.C16]~[.C22]~[.C28]);1)" office:value-type="float" office:value="2.136" calcext:value-type="float">
            <text:p>2.1360</text:p>
          </table:table-cell>
          <table:table-cell table:formula="of:=QUARTILE(([.D4]~[.D10]~[.D16]~[.D22]~[.D28]);1)" office:value-type="float" office:value="10" calcext:value-type="float">
            <text:p>10.0000</text:p>
          </table:table-cell>
          <table:table-cell table:formula="of:=QUARTILE(([.E4]~[.E10]~[.E16]~[.E22]~[.E28]);1)" office:value-type="float" office:value="0.00461680517082179" calcext:value-type="float">
            <text:p>0.0046</text:p>
          </table:table-cell>
          <table:table-cell table:formula="of:=QUARTILE(([.F4]~[.F10]~[.F16]~[.F22]~[.F28]);1)" office:value-type="float" office:value="0.00461680517082179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37" calcext:value-type="float">
            <text:p>2137.0000</text:p>
          </table:table-cell>
          <table:table-cell table:formula="of:=QUARTILE(([.C5]~[.C11]~[.C17]~[.C23]~[.C29]);1)" office:value-type="float" office:value="2.137" calcext:value-type="float">
            <text:p>2.1370</text:p>
          </table:table-cell>
          <table:table-cell table:formula="of:=QUARTILE(([.D5]~[.D11]~[.D17]~[.D23]~[.D29]);1)" office:value-type="float" office:value="9" calcext:value-type="float">
            <text:p>9.0000</text:p>
          </table:table-cell>
          <table:table-cell table:formula="of:=QUARTILE(([.E5]~[.E11]~[.E17]~[.E23]~[.E29]);1)" office:value-type="float" office:value="0.00419189566837448" calcext:value-type="float">
            <text:p>0.0042</text:p>
          </table:table-cell>
          <table:table-cell table:formula="of:=QUARTILE(([.F5]~[.F11]~[.F17]~[.F23]~[.F29]);1)" office:value-type="float" office:value="0.00419189566837448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36" calcext:value-type="float">
            <text:p>2136.0000</text:p>
          </table:table-cell>
          <table:table-cell table:formula="of:=QUARTILE(([.C6]~[.C12]~[.C18]~[.C24]~[.C30]);1)" office:value-type="float" office:value="2.136" calcext:value-type="float">
            <text:p>2.1360</text:p>
          </table:table-cell>
          <table:table-cell table:formula="of:=QUARTILE(([.D6]~[.D12]~[.D18]~[.D24]~[.D30]);1)" office:value-type="float" office:value="9" calcext:value-type="float">
            <text:p>9.0000</text:p>
          </table:table-cell>
          <table:table-cell table:formula="of:=QUARTILE(([.E6]~[.E12]~[.E18]~[.E24]~[.E30]);1)" office:value-type="float" office:value="0.00418410041841004" calcext:value-type="float">
            <text:p>0.0042</text:p>
          </table:table-cell>
          <table:table-cell table:formula="of:=QUARTILE(([.F6]~[.F12]~[.F18]~[.F24]~[.F30]);1)" office:value-type="float" office:value="0.00418410041841004" calcext:value-type="float">
            <text:p>0.00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58" calcext:value-type="float">
            <text:p>2158.0000</text:p>
          </table:table-cell>
          <table:table-cell table:formula="of:=QUARTILE(([.C3]~[.C9]~[.C15]~[.C21]~[.C27]);3)" office:value-type="float" office:value="2.158" calcext:value-type="float">
            <text:p>2.1580</text:p>
          </table:table-cell>
          <table:table-cell table:formula="of:=QUARTILE(([.D3]~[.D9]~[.D15]~[.D21]~[.D27]);3)" office:value-type="float" office:value="11" calcext:value-type="float">
            <text:p>11.0000</text:p>
          </table:table-cell>
          <table:table-cell table:formula="of:=QUARTILE(([.E3]~[.E9]~[.E15]~[.E21]~[.E27]);3)" office:value-type="float" office:value="0.00512104283054004" calcext:value-type="float">
            <text:p>0.0051</text:p>
          </table:table-cell>
          <table:table-cell table:formula="of:=QUARTILE(([.F3]~[.F9]~[.F15]~[.F21]~[.F27]);3)" office:value-type="float" office:value="0.00512104283054004" calcext:value-type="float">
            <text:p>0.0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66" calcext:value-type="float">
            <text:p>2166.0000</text:p>
          </table:table-cell>
          <table:table-cell table:formula="of:=QUARTILE(([.C4]~[.C10]~[.C16]~[.C22]~[.C28]);3)" office:value-type="float" office:value="2.166" calcext:value-type="float">
            <text:p>2.1660</text:p>
          </table:table-cell>
          <table:table-cell table:formula="of:=QUARTILE(([.D4]~[.D10]~[.D16]~[.D22]~[.D28]);3)" office:value-type="float" office:value="10" calcext:value-type="float">
            <text:p>10.0000</text:p>
          </table:table-cell>
          <table:table-cell table:formula="of:=QUARTILE(([.E4]~[.E10]~[.E16]~[.E22]~[.E28]);3)" office:value-type="float" office:value="0.00468164794007491" calcext:value-type="float">
            <text:p>0.0047</text:p>
          </table:table-cell>
          <table:table-cell table:formula="of:=QUARTILE(([.F4]~[.F10]~[.F16]~[.F22]~[.F28]);3)" office:value-type="float" office:value="0.0046816479400749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47" calcext:value-type="float">
            <text:p>2147.0000</text:p>
          </table:table-cell>
          <table:table-cell table:formula="of:=QUARTILE(([.C5]~[.C11]~[.C17]~[.C23]~[.C29]);3)" office:value-type="float" office:value="2.147" calcext:value-type="float">
            <text:p>2.1470</text:p>
          </table:table-cell>
          <table:table-cell table:formula="of:=QUARTILE(([.D5]~[.D11]~[.D17]~[.D23]~[.D29]);3)" office:value-type="float" office:value="9" calcext:value-type="float">
            <text:p>9.0000</text:p>
          </table:table-cell>
          <table:table-cell table:formula="of:=QUARTILE(([.E5]~[.E11]~[.E17]~[.E23]~[.E29]);3)" office:value-type="float" office:value="0.0042115114646701" calcext:value-type="float">
            <text:p>0.0042</text:p>
          </table:table-cell>
          <table:table-cell table:formula="of:=QUARTILE(([.F5]~[.F11]~[.F17]~[.F23]~[.F29]);3)" office:value-type="float" office:value="0.004211511464670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51" calcext:value-type="float">
            <text:p>2151.0000</text:p>
          </table:table-cell>
          <table:table-cell table:formula="of:=QUARTILE(([.C6]~[.C12]~[.C18]~[.C24]~[.C30]);3)" office:value-type="float" office:value="2.151" calcext:value-type="float">
            <text:p>2.1510</text:p>
          </table:table-cell>
          <table:table-cell table:formula="of:=QUARTILE(([.D6]~[.D12]~[.D18]~[.D24]~[.D30]);3)" office:value-type="float" office:value="9" calcext:value-type="float">
            <text:p>9.0000</text:p>
          </table:table-cell>
          <table:table-cell table:formula="of:=QUARTILE(([.E6]~[.E12]~[.E18]~[.E24]~[.E30]);3)" office:value-type="float" office:value="0.00421348314606742" calcext:value-type="float">
            <text:p>0.0042</text:p>
          </table:table-cell>
          <table:table-cell table:formula="of:=QUARTILE(([.F6]~[.F12]~[.F18]~[.F24]~[.F30]);3)" office:value-type="float" office:value="0.00421348314606742" calcext:value-type="float">
            <text:p>0.0042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5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7" calcext:value-type="float">
            <text:p>2157.0000</text:p>
          </table:table-cell>
          <table:table-cell table:formula="of:=[.B3]/1000" office:value-type="float" office:value="2.157" calcext:value-type="float">
            <text:p>2.1570</text:p>
          </table:table-cell>
          <table:table-cell office:value-type="float" office:value="9" calcext:value-type="float">
            <text:p>9.0000</text:p>
          </table:table-cell>
          <table:table-cell table:formula="of:=[.D3]/[.B3]" office:value-type="float" office:value="0.00417246175243394" calcext:value-type="float">
            <text:p>0.0042</text:p>
          </table:table-cell>
          <table:table-cell office:value-type="float" office:value="0.0041724617524339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6" calcext:value-type="float">
            <text:p>2146.0000</text:p>
          </table:table-cell>
          <table:table-cell table:formula="of:=[.B4]/1000" office:value-type="float" office:value="2.146" calcext:value-type="float">
            <text:p>2.1460</text:p>
          </table:table-cell>
          <table:table-cell office:value-type="float" office:value="9" calcext:value-type="float">
            <text:p>9.0000</text:p>
          </table:table-cell>
          <table:table-cell table:formula="of:=[.D4]/[.B4]" office:value-type="float" office:value="0.00419384902143523" calcext:value-type="float">
            <text:p>0.0042</text:p>
          </table:table-cell>
          <table:table-cell office:value-type="float" office:value="0.0041938490214352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4" calcext:value-type="float">
            <text:p>2144.0000</text:p>
          </table:table-cell>
          <table:table-cell table:formula="of:=[.B5]/1000" office:value-type="float" office:value="2.144" calcext:value-type="float">
            <text:p>2.1440</text:p>
          </table:table-cell>
          <table:table-cell office:value-type="float" office:value="8" calcext:value-type="float">
            <text:p>8.0000</text:p>
          </table:table-cell>
          <table:table-cell table:formula="of:=[.D5]/[.B5]" office:value-type="float" office:value="0.00373134328358209" calcext:value-type="float">
            <text:p>0.0037</text:p>
          </table:table-cell>
          <table:table-cell office:value-type="float" office:value="0.0041977611940298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5" calcext:value-type="float">
            <text:p>2145.0000</text:p>
          </table:table-cell>
          <table:table-cell table:formula="of:=[.B6]/1000" office:value-type="float" office:value="2.145" calcext:value-type="float">
            <text:p>2.1450</text:p>
          </table:table-cell>
          <table:table-cell office:value-type="float" office:value="8" calcext:value-type="float">
            <text:p>8.0000</text:p>
          </table:table-cell>
          <table:table-cell table:formula="of:=[.D6]/[.B6]" office:value-type="float" office:value="0.00372960372960373" calcext:value-type="float">
            <text:p>0.0037</text:p>
          </table:table-cell>
          <table:table-cell office:value-type="float" office:value="0.0037296037296037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9" calcext:value-type="float">
            <text:p>2149.0000</text:p>
          </table:table-cell>
          <table:table-cell table:formula="of:=[.B9]/1000" office:value-type="float" office:value="2.149" calcext:value-type="float">
            <text:p>2.1490</text:p>
          </table:table-cell>
          <table:table-cell office:value-type="float" office:value="9" calcext:value-type="float">
            <text:p>9.0000</text:p>
          </table:table-cell>
          <table:table-cell table:formula="of:=[.D9]/[.B9]" office:value-type="float" office:value="0.00418799441600745" calcext:value-type="float">
            <text:p>0.0042</text:p>
          </table:table-cell>
          <table:table-cell office:value-type="float" office:value="0.0041879944160074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4" calcext:value-type="float">
            <text:p>2144.0000</text:p>
          </table:table-cell>
          <table:table-cell table:formula="of:=[.B10]/1000" office:value-type="float" office:value="2.144" calcext:value-type="float">
            <text:p>2.1440</text:p>
          </table:table-cell>
          <table:table-cell office:value-type="float" office:value="9" calcext:value-type="float">
            <text:p>9.0000</text:p>
          </table:table-cell>
          <table:table-cell table:formula="of:=[.D10]/[.B10]" office:value-type="float" office:value="0.00419776119402985" calcext:value-type="float">
            <text:p>0.0042</text:p>
          </table:table-cell>
          <table:table-cell office:value-type="float" office:value="0.0041977611940298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7" calcext:value-type="float">
            <text:p>2147.0000</text:p>
          </table:table-cell>
          <table:table-cell table:formula="of:=[.B11]/1000" office:value-type="float" office:value="2.147" calcext:value-type="float">
            <text:p>2.1470</text:p>
          </table:table-cell>
          <table:table-cell office:value-type="float" office:value="8" calcext:value-type="float">
            <text:p>8.0000</text:p>
          </table:table-cell>
          <table:table-cell table:formula="of:=[.D11]/[.B11]" office:value-type="float" office:value="0.00372612948299953" calcext:value-type="float">
            <text:p>0.0037</text:p>
          </table:table-cell>
          <table:table-cell office:value-type="float" office:value="0.003726129482999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7" calcext:value-type="float">
            <text:p>2147.0000</text:p>
          </table:table-cell>
          <table:table-cell table:formula="of:=[.B12]/1000" office:value-type="float" office:value="2.147" calcext:value-type="float">
            <text:p>2.1470</text:p>
          </table:table-cell>
          <table:table-cell office:value-type="float" office:value="8" calcext:value-type="float">
            <text:p>8.0000</text:p>
          </table:table-cell>
          <table:table-cell table:formula="of:=[.D12]/[.B12]" office:value-type="float" office:value="0.00372612948299953" calcext:value-type="float">
            <text:p>0.0037</text:p>
          </table:table-cell>
          <table:table-cell office:value-type="float" office:value="0.003726129482999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452" calcext:value-type="float">
            <text:p>2452.0000</text:p>
          </table:table-cell>
          <table:table-cell table:formula="of:=[.B15]/1000" office:value-type="float" office:value="2.452" calcext:value-type="float">
            <text:p>2.4520</text:p>
          </table:table-cell>
          <table:table-cell office:value-type="float" office:value="9" calcext:value-type="float">
            <text:p>9.0000</text:p>
          </table:table-cell>
          <table:table-cell table:formula="of:=[.D15]/[.B15]" office:value-type="float" office:value="0.00367047308319739" calcext:value-type="float">
            <text:p>0.0037</text:p>
          </table:table-cell>
          <table:table-cell office:value-type="float" office:value="0.00367047308319739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0" calcext:value-type="float">
            <text:p>2150.0000</text:p>
          </table:table-cell>
          <table:table-cell table:formula="of:=[.B16]/1000" office:value-type="float" office:value="2.15" calcext:value-type="float">
            <text:p>2.1500</text:p>
          </table:table-cell>
          <table:table-cell office:value-type="float" office:value="9" calcext:value-type="float">
            <text:p>9.0000</text:p>
          </table:table-cell>
          <table:table-cell table:formula="of:=[.D16]/[.B16]" office:value-type="float" office:value="0.00418604651162791" calcext:value-type="float">
            <text:p>0.0042</text:p>
          </table:table-cell>
          <table:table-cell office:value-type="float" office:value="0.0041860465116279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4" calcext:value-type="float">
            <text:p>2144.0000</text:p>
          </table:table-cell>
          <table:table-cell table:formula="of:=[.B17]/1000" office:value-type="float" office:value="2.144" calcext:value-type="float">
            <text:p>2.1440</text:p>
          </table:table-cell>
          <table:table-cell office:value-type="float" office:value="8" calcext:value-type="float">
            <text:p>8.0000</text:p>
          </table:table-cell>
          <table:table-cell table:formula="of:=[.D17]/[.B17]" office:value-type="float" office:value="0.00373134328358209" calcext:value-type="float">
            <text:p>0.0037</text:p>
          </table:table-cell>
          <table:table-cell office:value-type="float" office:value="0.00373134328358209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1" calcext:value-type="float">
            <text:p>2141.0000</text:p>
          </table:table-cell>
          <table:table-cell table:formula="of:=[.B18]/1000" office:value-type="float" office:value="2.141" calcext:value-type="float">
            <text:p>2.1410</text:p>
          </table:table-cell>
          <table:table-cell office:value-type="float" office:value="8" calcext:value-type="float">
            <text:p>8.0000</text:p>
          </table:table-cell>
          <table:table-cell table:formula="of:=[.D18]/[.B18]" office:value-type="float" office:value="0.00373657169546941" calcext:value-type="float">
            <text:p>0.0037</text:p>
          </table:table-cell>
          <table:table-cell office:value-type="float" office:value="0.00373657169546941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18" calcext:value-type="float">
            <text:p>2118.0000</text:p>
          </table:table-cell>
          <table:table-cell table:formula="of:=[.B21]/1000" office:value-type="float" office:value="2.118" calcext:value-type="float">
            <text:p>2.1180</text:p>
          </table:table-cell>
          <table:table-cell office:value-type="float" office:value="9" calcext:value-type="float">
            <text:p>9.0000</text:p>
          </table:table-cell>
          <table:table-cell table:formula="of:=[.D21]/[.B21]" office:value-type="float" office:value="0.00424929178470255" calcext:value-type="float">
            <text:p>0.0042</text:p>
          </table:table-cell>
          <table:table-cell office:value-type="float" office:value="0.0042492917847025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8" calcext:value-type="float">
            <text:p>2148.0000</text:p>
          </table:table-cell>
          <table:table-cell table:formula="of:=[.B22]/1000" office:value-type="float" office:value="2.148" calcext:value-type="float">
            <text:p>2.1480</text:p>
          </table:table-cell>
          <table:table-cell office:value-type="float" office:value="9" calcext:value-type="float">
            <text:p>9.0000</text:p>
          </table:table-cell>
          <table:table-cell table:formula="of:=[.D22]/[.B22]" office:value-type="float" office:value="0.00418994413407821" calcext:value-type="float">
            <text:p>0.0042</text:p>
          </table:table-cell>
          <table:table-cell office:value-type="float" office:value="0.0041899441340782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3" calcext:value-type="float">
            <text:p>2153.0000</text:p>
          </table:table-cell>
          <table:table-cell table:formula="of:=[.B23]/1000" office:value-type="float" office:value="2.153" calcext:value-type="float">
            <text:p>2.1530</text:p>
          </table:table-cell>
          <table:table-cell office:value-type="float" office:value="8" calcext:value-type="float">
            <text:p>8.0000</text:p>
          </table:table-cell>
          <table:table-cell table:formula="of:=[.D23]/[.B23]" office:value-type="float" office:value="0.00371574547143521" calcext:value-type="float">
            <text:p>0.0037</text:p>
          </table:table-cell>
          <table:table-cell office:value-type="float" office:value="0.00371574547143521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7" calcext:value-type="float">
            <text:p>2147.0000</text:p>
          </table:table-cell>
          <table:table-cell table:formula="of:=[.B24]/1000" office:value-type="float" office:value="2.147" calcext:value-type="float">
            <text:p>2.1470</text:p>
          </table:table-cell>
          <table:table-cell office:value-type="float" office:value="8" calcext:value-type="float">
            <text:p>8.0000</text:p>
          </table:table-cell>
          <table:table-cell table:formula="of:=[.D24]/[.B24]" office:value-type="float" office:value="0.00372612948299953" calcext:value-type="float">
            <text:p>0.0037</text:p>
          </table:table-cell>
          <table:table-cell office:value-type="float" office:value="0.003726129482999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303" calcext:value-type="float">
            <text:p>2303.0000</text:p>
          </table:table-cell>
          <table:table-cell table:formula="of:=[.B27]/1000" office:value-type="float" office:value="2.303" calcext:value-type="float">
            <text:p>2.3030</text:p>
          </table:table-cell>
          <table:table-cell office:value-type="float" office:value="9" calcext:value-type="float">
            <text:p>9.0000</text:p>
          </table:table-cell>
          <table:table-cell table:formula="of:=[.D27]/[.B27]" office:value-type="float" office:value="0.00390794615718628" calcext:value-type="float">
            <text:p>0.0039</text:p>
          </table:table-cell>
          <table:table-cell office:value-type="float" office:value="0.00390794615718628" calcext:value-type="float">
            <text:p>0.0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62" calcext:value-type="float">
            <text:p>2162.0000</text:p>
          </table:table-cell>
          <table:table-cell table:formula="of:=[.B28]/1000" office:value-type="float" office:value="2.162" calcext:value-type="float">
            <text:p>2.1620</text:p>
          </table:table-cell>
          <table:table-cell office:value-type="float" office:value="9" calcext:value-type="float">
            <text:p>9.0000</text:p>
          </table:table-cell>
          <table:table-cell table:formula="of:=[.D28]/[.B28]" office:value-type="float" office:value="0.00416281221091582" calcext:value-type="float">
            <text:p>0.0042</text:p>
          </table:table-cell>
          <table:table-cell office:value-type="float" office:value="0.0041628122109158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5" calcext:value-type="float">
            <text:p>2145.0000</text:p>
          </table:table-cell>
          <table:table-cell table:formula="of:=[.B29]/1000" office:value-type="float" office:value="2.145" calcext:value-type="float">
            <text:p>2.1450</text:p>
          </table:table-cell>
          <table:table-cell office:value-type="float" office:value="8" calcext:value-type="float">
            <text:p>8.0000</text:p>
          </table:table-cell>
          <table:table-cell table:formula="of:=[.D29]/[.B29]" office:value-type="float" office:value="0.00372960372960373" calcext:value-type="float">
            <text:p>0.0037</text:p>
          </table:table-cell>
          <table:table-cell office:value-type="float" office:value="0.0037296037296037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6" calcext:value-type="float">
            <text:p>2156.0000</text:p>
          </table:table-cell>
          <table:table-cell table:formula="of:=[.B30]/1000" office:value-type="float" office:value="2.156" calcext:value-type="float">
            <text:p>2.1560</text:p>
          </table:table-cell>
          <table:table-cell office:value-type="float" office:value="8" calcext:value-type="float">
            <text:p>8.0000</text:p>
          </table:table-cell>
          <table:table-cell table:formula="of:=[.D30]/[.B30]" office:value-type="float" office:value="0.00371057513914657" calcext:value-type="float">
            <text:p>0.0037</text:p>
          </table:table-cell>
          <table:table-cell office:value-type="float" office:value="0.00371057513914657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235.8" calcext:value-type="float">
            <text:p>2235.8000</text:p>
          </table:table-cell>
          <table:table-cell table:formula="of:=AVERAGE([.C3];[.C9];[.C15];[.C21];[.C27])" office:value-type="float" office:value="2.2358" calcext:value-type="float">
            <text:p>2.2358</text:p>
          </table:table-cell>
          <table:table-cell table:formula="of:=AVERAGE([.D3];[.D9];[.D15];[.D21];[.D27])" office:value-type="float" office:value="9" calcext:value-type="float">
            <text:p>9.0000</text:p>
          </table:table-cell>
          <table:table-cell table:formula="of:=AVERAGE([.E3];[.E9];[.E15];[.E21];[.E27])" office:value-type="float" office:value="0.00403763343870552" calcext:value-type="float">
            <text:p>0.0040</text:p>
          </table:table-cell>
          <table:table-cell table:formula="of:=AVERAGE([.F3];[.F9];[.F15];[.F21];[.F27])" office:value-type="float" office:value="0.00403763343870552" calcext:value-type="float">
            <text:p>0.0040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150" calcext:value-type="float">
            <text:p>2150.0000</text:p>
          </table:table-cell>
          <table:table-cell table:formula="of:=AVERAGE([.C4];[.C10];[.C16];[.C22];[.C28])" office:value-type="float" office:value="2.15" calcext:value-type="float">
            <text:p>2.1500</text:p>
          </table:table-cell>
          <table:table-cell table:formula="of:=AVERAGE([.D4];[.D10];[.D16];[.D22];[.D28])" office:value-type="float" office:value="9" calcext:value-type="float">
            <text:p>9.0000</text:p>
          </table:table-cell>
          <table:table-cell table:formula="of:=AVERAGE([.E4];[.E10];[.E16];[.E22];[.E28])" office:value-type="float" office:value="0.0041860826144174" calcext:value-type="float">
            <text:p>0.0042</text:p>
          </table:table-cell>
          <table:table-cell table:formula="of:=AVERAGE([.F4];[.F10];[.F16];[.F22];[.F28])" office:value-type="float" office:value="0.00418608261441741" calcext:value-type="float">
            <text:p>0.0042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46.6" calcext:value-type="float">
            <text:p>2146.6000</text:p>
          </table:table-cell>
          <table:table-cell table:formula="of:=AVERAGE([.C5];[.C11];[.C17];[.C23];[.C29])" office:value-type="float" office:value="2.1466" calcext:value-type="float">
            <text:p>2.1466</text:p>
          </table:table-cell>
          <table:table-cell table:formula="of:=AVERAGE([.D5];[.D11];[.D17];[.D23];[.D29])" office:value-type="float" office:value="8" calcext:value-type="float">
            <text:p>8.0000</text:p>
          </table:table-cell>
          <table:table-cell table:formula="of:=AVERAGE([.E5];[.E11];[.E17];[.E23];[.E29])" office:value-type="float" office:value="0.00372683305024053" calcext:value-type="float">
            <text:p>0.0037</text:p>
          </table:table-cell>
          <table:table-cell table:formula="of:=AVERAGE([.F5];[.F11];[.F17];[.F23];[.F29])" office:value-type="float" office:value="0.00382011663233008" calcext:value-type="float">
            <text:p>0.0038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47.2" calcext:value-type="float">
            <text:p>2147.2000</text:p>
          </table:table-cell>
          <table:table-cell table:formula="of:=AVERAGE([.C6];[.C12];[.C18];[.C24];[.C30])" office:value-type="float" office:value="2.1472" calcext:value-type="float">
            <text:p>2.1472</text:p>
          </table:table-cell>
          <table:table-cell table:formula="of:=AVERAGE([.D6];[.D12];[.D18];[.D24];[.D30])" office:value-type="float" office:value="8" calcext:value-type="float">
            <text:p>8.0000</text:p>
          </table:table-cell>
          <table:table-cell table:formula="of:=AVERAGE([.E6];[.E12];[.E18];[.E24];[.E30])" office:value-type="float" office:value="0.00372580190604375" calcext:value-type="float">
            <text:p>0.0037</text:p>
          </table:table-cell>
          <table:table-cell table:formula="of:=AVERAGE([.F6];[.F12];[.F18];[.F24];[.F30])" office:value-type="float" office:value="0.00372580190604375" calcext:value-type="float">
            <text:p>0.0037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40.426849284601" calcext:value-type="float">
            <text:p>140.4268</text:p>
          </table:table-cell>
          <table:table-cell table:formula="of:=STDEVA([.C3];[.C9];[.C15];[.C21];[.C27])" office:value-type="float" office:value="0.140426849284601" calcext:value-type="float">
            <text:p>0.1404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243522006578946" calcext:value-type="float">
            <text:p>0.0002</text:p>
          </table:table-cell>
          <table:table-cell table:formula="of:=STDEVA([.F3];[.F9];[.F15];[.F21];[.F27])" office:value-type="float" office:value="0.000243522006578947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7.07106781186548" calcext:value-type="float">
            <text:p>7.0711</text:p>
          </table:table-cell>
          <table:table-cell table:formula="of:=STDEVA([.C4];[.C10];[.C16];[.C22];[.C28])" office:value-type="float" office:value="0.00707106781186542" calcext:value-type="float">
            <text:p>0.0071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0137216126636009" calcext:value-type="float">
            <text:p>0.0000</text:p>
          </table:table-cell>
          <table:table-cell table:formula="of:=STDEVA([.F4];[.F10];[.F16];[.F22];[.F28])" office:value-type="float" office:value="0.000013721612663600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3.78153408023781" calcext:value-type="float">
            <text:p>3.7815</text:p>
          </table:table-cell>
          <table:table-cell table:formula="of:=STDEVA([.C5];[.C11];[.C17];[.C23];[.C29])" office:value-type="float" office:value="0.00378153408023777" calcext:value-type="float">
            <text:p>0.0038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0655344345270381" calcext:value-type="float">
            <text:p>0.0000</text:p>
          </table:table-cell>
          <table:table-cell table:formula="of:=STDEVA([.F5];[.F11];[.F17];[.F23];[.F29])" office:value-type="float" office:value="0.000211196372752422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5.49545266561363" calcext:value-type="float">
            <text:p>5.4955</text:p>
          </table:table-cell>
          <table:table-cell table:formula="of:=STDEVA([.C6];[.C12];[.C18];[.C24];[.C30])" office:value-type="float" office:value="0.00549545266561369" calcext:value-type="float">
            <text:p>0.0055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00951986436509533" calcext:value-type="float">
            <text:p>0.0000</text:p>
          </table:table-cell>
          <table:table-cell table:formula="of:=STDEVA([.F6];[.F12];[.F18];[.F24];[.F30])" office:value-type="float" office:value="0.00000951986436509529" calcext:value-type="float">
            <text:p>0.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57" calcext:value-type="float">
            <text:p>2157.0000</text:p>
          </table:table-cell>
          <table:table-cell table:formula="of:=MEDIAN([.C3];[.C9];[.C15];[.C21];[.C27])" office:value-type="float" office:value="2.157" calcext:value-type="float">
            <text:p>2.1570</text:p>
          </table:table-cell>
          <table:table-cell table:formula="of:=MEDIAN([.D3];[.D9];[.D15];[.D21];[.D27])" office:value-type="float" office:value="9" calcext:value-type="float">
            <text:p>9.0000</text:p>
          </table:table-cell>
          <table:table-cell table:formula="of:=MEDIAN([.E3];[.E9];[.E15];[.E21];[.E27])" office:value-type="float" office:value="0.00417246175243394" calcext:value-type="float">
            <text:p>0.0042</text:p>
          </table:table-cell>
          <table:table-cell table:formula="of:=MEDIAN([.F3];[.F9];[.F15];[.F21];[.F27])" office:value-type="float" office:value="0.0041724617524339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48" calcext:value-type="float">
            <text:p>2148.0000</text:p>
          </table:table-cell>
          <table:table-cell table:formula="of:=MEDIAN([.C4];[.C10];[.C16];[.C22];[.C28])" office:value-type="float" office:value="2.148" calcext:value-type="float">
            <text:p>2.1480</text:p>
          </table:table-cell>
          <table:table-cell table:formula="of:=MEDIAN([.D4];[.D10];[.D16];[.D22];[.D28])" office:value-type="float" office:value="9" calcext:value-type="float">
            <text:p>9.0000</text:p>
          </table:table-cell>
          <table:table-cell table:formula="of:=MEDIAN([.E4];[.E10];[.E16];[.E22];[.E28])" office:value-type="float" office:value="0.00418994413407821" calcext:value-type="float">
            <text:p>0.0042</text:p>
          </table:table-cell>
          <table:table-cell table:formula="of:=MEDIAN([.F4];[.F10];[.F16];[.F22];[.F28])" office:value-type="float" office:value="0.0041899441340782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45" calcext:value-type="float">
            <text:p>2145.0000</text:p>
          </table:table-cell>
          <table:table-cell table:formula="of:=MEDIAN([.C5];[.C11];[.C17];[.C23];[.C29])" office:value-type="float" office:value="2.145" calcext:value-type="float">
            <text:p>2.1450</text:p>
          </table:table-cell>
          <table:table-cell table:formula="of:=MEDIAN([.D5];[.D11];[.D17];[.D23];[.D29])" office:value-type="float" office:value="8" calcext:value-type="float">
            <text:p>8.0000</text:p>
          </table:table-cell>
          <table:table-cell table:formula="of:=MEDIAN([.E5];[.E11];[.E17];[.E23];[.E29])" office:value-type="float" office:value="0.00372960372960373" calcext:value-type="float">
            <text:p>0.0037</text:p>
          </table:table-cell>
          <table:table-cell table:formula="of:=MEDIAN([.F5];[.F11];[.F17];[.F23];[.F29])" office:value-type="float" office:value="0.0037296037296037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47" calcext:value-type="float">
            <text:p>2147.0000</text:p>
          </table:table-cell>
          <table:table-cell table:formula="of:=MEDIAN([.C6];[.C12];[.C18];[.C24];[.C30])" office:value-type="float" office:value="2.147" calcext:value-type="float">
            <text:p>2.1470</text:p>
          </table:table-cell>
          <table:table-cell table:formula="of:=MEDIAN([.D6];[.D12];[.D18];[.D24];[.D30])" office:value-type="float" office:value="8" calcext:value-type="float">
            <text:p>8.0000</text:p>
          </table:table-cell>
          <table:table-cell table:formula="of:=MEDIAN([.E6];[.E12];[.E18];[.E24];[.E30])" office:value-type="float" office:value="0.00372612948299953" calcext:value-type="float">
            <text:p>0.0037</text:p>
          </table:table-cell>
          <table:table-cell table:formula="of:=MEDIAN([.F6];[.F12];[.F18];[.F24];[.F30])" office:value-type="float" office:value="0.00372612948299953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452" calcext:value-type="float">
            <text:p>2452.0000</text:p>
          </table:table-cell>
          <table:table-cell table:formula="of:=MAX([.C3];[.C9];[.C15];[.C21];[.C27])" office:value-type="float" office:value="2.452" calcext:value-type="float">
            <text:p>2.4520</text:p>
          </table:table-cell>
          <table:table-cell table:formula="of:=MAX([.D3];[.D9];[.D15];[.D21];[.D27])" office:value-type="float" office:value="9" calcext:value-type="float">
            <text:p>9.0000</text:p>
          </table:table-cell>
          <table:table-cell table:formula="of:=MAX([.E3];[.E9];[.E15];[.E21];[.E27])" office:value-type="float" office:value="0.00424929178470255" calcext:value-type="float">
            <text:p>0.0042</text:p>
          </table:table-cell>
          <table:table-cell table:formula="of:=MAX([.F3];[.F9];[.F15];[.F21];[.F27])" office:value-type="float" office:value="0.0042492917847025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162" calcext:value-type="float">
            <text:p>2162.0000</text:p>
          </table:table-cell>
          <table:table-cell table:formula="of:=MAX([.C4];[.C10];[.C16];[.C22];[.C28])" office:value-type="float" office:value="2.162" calcext:value-type="float">
            <text:p>2.1620</text:p>
          </table:table-cell>
          <table:table-cell table:formula="of:=MAX([.D4];[.D10];[.D16];[.D22];[.D28])" office:value-type="float" office:value="9" calcext:value-type="float">
            <text:p>9.0000</text:p>
          </table:table-cell>
          <table:table-cell table:formula="of:=MAX([.E4];[.E10];[.E16];[.E22];[.E28])" office:value-type="float" office:value="0.00419776119402985" calcext:value-type="float">
            <text:p>0.0042</text:p>
          </table:table-cell>
          <table:table-cell table:formula="of:=MAX([.F4];[.F10];[.F16];[.F22];[.F28])" office:value-type="float" office:value="0.0041977611940298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53" calcext:value-type="float">
            <text:p>2153.0000</text:p>
          </table:table-cell>
          <table:table-cell table:formula="of:=MAX([.C5];[.C11];[.C17];[.C23];[.C29])" office:value-type="float" office:value="2.153" calcext:value-type="float">
            <text:p>2.1530</text:p>
          </table:table-cell>
          <table:table-cell table:formula="of:=MAX([.D5];[.D11];[.D17];[.D23];[.D29])" office:value-type="float" office:value="8" calcext:value-type="float">
            <text:p>8.0000</text:p>
          </table:table-cell>
          <table:table-cell table:formula="of:=MAX([.E5];[.E11];[.E17];[.E23];[.E29])" office:value-type="float" office:value="0.00373134328358209" calcext:value-type="float">
            <text:p>0.0037</text:p>
          </table:table-cell>
          <table:table-cell table:formula="of:=MAX([.F5];[.F11];[.F17];[.F23];[.F29])" office:value-type="float" office:value="0.0041977611940298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156" calcext:value-type="float">
            <text:p>2156.0000</text:p>
          </table:table-cell>
          <table:table-cell table:formula="of:=MAX([.C6];[.C12];[.C18];[.C24];[.C30])" office:value-type="float" office:value="2.156" calcext:value-type="float">
            <text:p>2.1560</text:p>
          </table:table-cell>
          <table:table-cell table:formula="of:=MAX([.D6];[.D12];[.D18];[.D24];[.D30])" office:value-type="float" office:value="8" calcext:value-type="float">
            <text:p>8.0000</text:p>
          </table:table-cell>
          <table:table-cell table:formula="of:=MAX([.E6];[.E12];[.E18];[.E24];[.E30])" office:value-type="float" office:value="0.00373657169546941" calcext:value-type="float">
            <text:p>0.0037</text:p>
          </table:table-cell>
          <table:table-cell table:formula="of:=MAX([.F6];[.F12];[.F18];[.F24];[.F30])" office:value-type="float" office:value="0.00373657169546941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18" calcext:value-type="float">
            <text:p>2118.0000</text:p>
          </table:table-cell>
          <table:table-cell table:formula="of:=MIN([.C3];[.C9];[.C15];[.C21];[.C27])" office:value-type="float" office:value="2.118" calcext:value-type="float">
            <text:p>2.1180</text:p>
          </table:table-cell>
          <table:table-cell table:formula="of:=MIN([.D3];[.D9];[.D15];[.D21];[.D27])" office:value-type="float" office:value="9" calcext:value-type="float">
            <text:p>9.0000</text:p>
          </table:table-cell>
          <table:table-cell table:formula="of:=MIN([.E3];[.E9];[.E15];[.E21];[.E27])" office:value-type="float" office:value="0.00367047308319739" calcext:value-type="float">
            <text:p>0.0037</text:p>
          </table:table-cell>
          <table:table-cell table:formula="of:=MIN([.F3];[.F9];[.F15];[.F21];[.F27])" office:value-type="float" office:value="0.00367047308319739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44" calcext:value-type="float">
            <text:p>2144.0000</text:p>
          </table:table-cell>
          <table:table-cell table:formula="of:=MIN([.C4];[.C10];[.C16];[.C22];[.C28])" office:value-type="float" office:value="2.144" calcext:value-type="float">
            <text:p>2.1440</text:p>
          </table:table-cell>
          <table:table-cell table:formula="of:=MIN([.D4];[.D10];[.D16];[.D22];[.D28])" office:value-type="float" office:value="9" calcext:value-type="float">
            <text:p>9.0000</text:p>
          </table:table-cell>
          <table:table-cell table:formula="of:=MIN([.E4];[.E10];[.E16];[.E22];[.E28])" office:value-type="float" office:value="0.00416281221091582" calcext:value-type="float">
            <text:p>0.0042</text:p>
          </table:table-cell>
          <table:table-cell table:formula="of:=MIN([.F4];[.F10];[.F16];[.F22];[.F28])" office:value-type="float" office:value="0.0041628122109158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44" calcext:value-type="float">
            <text:p>2144.0000</text:p>
          </table:table-cell>
          <table:table-cell table:formula="of:=MIN([.C5];[.C11];[.C17];[.C23];[.C29])" office:value-type="float" office:value="2.144" calcext:value-type="float">
            <text:p>2.1440</text:p>
          </table:table-cell>
          <table:table-cell table:formula="of:=MIN([.D5];[.D11];[.D17];[.D23];[.D29])" office:value-type="float" office:value="8" calcext:value-type="float">
            <text:p>8.0000</text:p>
          </table:table-cell>
          <table:table-cell table:formula="of:=MIN([.E5];[.E11];[.E17];[.E23];[.E29])" office:value-type="float" office:value="0.00371574547143521" calcext:value-type="float">
            <text:p>0.0037</text:p>
          </table:table-cell>
          <table:table-cell table:formula="of:=MIN([.F5];[.F11];[.F17];[.F23];[.F29])" office:value-type="float" office:value="0.00371574547143521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41" calcext:value-type="float">
            <text:p>2141.0000</text:p>
          </table:table-cell>
          <table:table-cell table:formula="of:=MIN([.C6];[.C12];[.C18];[.C24];[.C30])" office:value-type="float" office:value="2.141" calcext:value-type="float">
            <text:p>2.1410</text:p>
          </table:table-cell>
          <table:table-cell table:formula="of:=MIN([.D6];[.D12];[.D18];[.D24];[.D30])" office:value-type="float" office:value="8" calcext:value-type="float">
            <text:p>8.0000</text:p>
          </table:table-cell>
          <table:table-cell table:formula="of:=MIN([.E6];[.E12];[.E18];[.E24];[.E30])" office:value-type="float" office:value="0.00371057513914657" calcext:value-type="float">
            <text:p>0.0037</text:p>
          </table:table-cell>
          <table:table-cell table:formula="of:=MIN([.F6];[.F12];[.F18];[.F24];[.F30])" office:value-type="float" office:value="0.00371057513914657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49" calcext:value-type="float">
            <text:p>2149.0000</text:p>
          </table:table-cell>
          <table:table-cell table:formula="of:=QUARTILE(([.C3]~[.C9]~[.C15]~[.C21]~[.C27]);1)" office:value-type="float" office:value="2.149" calcext:value-type="float">
            <text:p>2.1490</text:p>
          </table:table-cell>
          <table:table-cell table:formula="of:=QUARTILE(([.D3]~[.D9]~[.D15]~[.D21]~[.D27]);1)" office:value-type="float" office:value="9" calcext:value-type="float">
            <text:p>9.0000</text:p>
          </table:table-cell>
          <table:table-cell table:formula="of:=QUARTILE(([.E3]~[.E9]~[.E15]~[.E21]~[.E27]);1)" office:value-type="float" office:value="0.00390794615718628" calcext:value-type="float">
            <text:p>0.0039</text:p>
          </table:table-cell>
          <table:table-cell table:formula="of:=QUARTILE(([.F3]~[.F9]~[.F15]~[.F21]~[.F27]);1)" office:value-type="float" office:value="0.00390794615718628" calcext:value-type="float">
            <text:p>0.0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46" calcext:value-type="float">
            <text:p>2146.0000</text:p>
          </table:table-cell>
          <table:table-cell table:formula="of:=QUARTILE(([.C4]~[.C10]~[.C16]~[.C22]~[.C28]);1)" office:value-type="float" office:value="2.146" calcext:value-type="float">
            <text:p>2.1460</text:p>
          </table:table-cell>
          <table:table-cell table:formula="of:=QUARTILE(([.D4]~[.D10]~[.D16]~[.D22]~[.D28]);1)" office:value-type="float" office:value="9" calcext:value-type="float">
            <text:p>9.0000</text:p>
          </table:table-cell>
          <table:table-cell table:formula="of:=QUARTILE(([.E4]~[.E10]~[.E16]~[.E22]~[.E28]);1)" office:value-type="float" office:value="0.00418604651162791" calcext:value-type="float">
            <text:p>0.0042</text:p>
          </table:table-cell>
          <table:table-cell table:formula="of:=QUARTILE(([.F4]~[.F10]~[.F16]~[.F22]~[.F28]);1)" office:value-type="float" office:value="0.0041860465116279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44" calcext:value-type="float">
            <text:p>2144.0000</text:p>
          </table:table-cell>
          <table:table-cell table:formula="of:=QUARTILE(([.C5]~[.C11]~[.C17]~[.C23]~[.C29]);1)" office:value-type="float" office:value="2.144" calcext:value-type="float">
            <text:p>2.1440</text:p>
          </table:table-cell>
          <table:table-cell table:formula="of:=QUARTILE(([.D5]~[.D11]~[.D17]~[.D23]~[.D29]);1)" office:value-type="float" office:value="8" calcext:value-type="float">
            <text:p>8.0000</text:p>
          </table:table-cell>
          <table:table-cell table:formula="of:=QUARTILE(([.E5]~[.E11]~[.E17]~[.E23]~[.E29]);1)" office:value-type="float" office:value="0.00372612948299953" calcext:value-type="float">
            <text:p>0.0037</text:p>
          </table:table-cell>
          <table:table-cell table:formula="of:=QUARTILE(([.F5]~[.F11]~[.F17]~[.F23]~[.F29]);1)" office:value-type="float" office:value="0.00372612948299953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45" calcext:value-type="float">
            <text:p>2145.0000</text:p>
          </table:table-cell>
          <table:table-cell table:formula="of:=QUARTILE(([.C6]~[.C12]~[.C18]~[.C24]~[.C30]);1)" office:value-type="float" office:value="2.145" calcext:value-type="float">
            <text:p>2.1450</text:p>
          </table:table-cell>
          <table:table-cell table:formula="of:=QUARTILE(([.D6]~[.D12]~[.D18]~[.D24]~[.D30]);1)" office:value-type="float" office:value="8" calcext:value-type="float">
            <text:p>8.0000</text:p>
          </table:table-cell>
          <table:table-cell table:formula="of:=QUARTILE(([.E6]~[.E12]~[.E18]~[.E24]~[.E30]);1)" office:value-type="float" office:value="0.00372612948299953" calcext:value-type="float">
            <text:p>0.0037</text:p>
          </table:table-cell>
          <table:table-cell table:formula="of:=QUARTILE(([.F6]~[.F12]~[.F18]~[.F24]~[.F30]);1)" office:value-type="float" office:value="0.00372612948299953" calcext:value-type="float">
            <text:p>0.0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303" calcext:value-type="float">
            <text:p>2303.0000</text:p>
          </table:table-cell>
          <table:table-cell table:formula="of:=QUARTILE(([.C3]~[.C9]~[.C15]~[.C21]~[.C27]);3)" office:value-type="float" office:value="2.303" calcext:value-type="float">
            <text:p>2.3030</text:p>
          </table:table-cell>
          <table:table-cell table:formula="of:=QUARTILE(([.D3]~[.D9]~[.D15]~[.D21]~[.D27]);3)" office:value-type="float" office:value="9" calcext:value-type="float">
            <text:p>9.0000</text:p>
          </table:table-cell>
          <table:table-cell table:formula="of:=QUARTILE(([.E3]~[.E9]~[.E15]~[.E21]~[.E27]);3)" office:value-type="float" office:value="0.00418799441600745" calcext:value-type="float">
            <text:p>0.0042</text:p>
          </table:table-cell>
          <table:table-cell table:formula="of:=QUARTILE(([.F3]~[.F9]~[.F15]~[.F21]~[.F27]);3)" office:value-type="float" office:value="0.0041879944160074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50" calcext:value-type="float">
            <text:p>2150.0000</text:p>
          </table:table-cell>
          <table:table-cell table:formula="of:=QUARTILE(([.C4]~[.C10]~[.C16]~[.C22]~[.C28]);3)" office:value-type="float" office:value="2.15" calcext:value-type="float">
            <text:p>2.1500</text:p>
          </table:table-cell>
          <table:table-cell table:formula="of:=QUARTILE(([.D4]~[.D10]~[.D16]~[.D22]~[.D28]);3)" office:value-type="float" office:value="9" calcext:value-type="float">
            <text:p>9.0000</text:p>
          </table:table-cell>
          <table:table-cell table:formula="of:=QUARTILE(([.E4]~[.E10]~[.E16]~[.E22]~[.E28]);3)" office:value-type="float" office:value="0.00419384902143523" calcext:value-type="float">
            <text:p>0.0042</text:p>
          </table:table-cell>
          <table:table-cell table:formula="of:=QUARTILE(([.F4]~[.F10]~[.F16]~[.F22]~[.F28]);3)" office:value-type="float" office:value="0.0041938490214352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47" calcext:value-type="float">
            <text:p>2147.0000</text:p>
          </table:table-cell>
          <table:table-cell table:formula="of:=QUARTILE(([.C5]~[.C11]~[.C17]~[.C23]~[.C29]);3)" office:value-type="float" office:value="2.147" calcext:value-type="float">
            <text:p>2.1470</text:p>
          </table:table-cell>
          <table:table-cell table:formula="of:=QUARTILE(([.D5]~[.D11]~[.D17]~[.D23]~[.D29]);3)" office:value-type="float" office:value="8" calcext:value-type="float">
            <text:p>8.0000</text:p>
          </table:table-cell>
          <table:table-cell table:formula="of:=QUARTILE(([.E5]~[.E11]~[.E17]~[.E23]~[.E29]);3)" office:value-type="float" office:value="0.00373134328358209" calcext:value-type="float">
            <text:p>0.0037</text:p>
          </table:table-cell>
          <table:table-cell table:formula="of:=QUARTILE(([.F5]~[.F11]~[.F17]~[.F23]~[.F29]);3)" office:value-type="float" office:value="0.00373134328358209" calcext:value-type="float">
            <text:p>0.0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47" calcext:value-type="float">
            <text:p>2147.0000</text:p>
          </table:table-cell>
          <table:table-cell table:formula="of:=QUARTILE(([.C6]~[.C12]~[.C18]~[.C24]~[.C30]);3)" office:value-type="float" office:value="2.147" calcext:value-type="float">
            <text:p>2.1470</text:p>
          </table:table-cell>
          <table:table-cell table:formula="of:=QUARTILE(([.D6]~[.D12]~[.D18]~[.D24]~[.D30]);3)" office:value-type="float" office:value="8" calcext:value-type="float">
            <text:p>8.0000</text:p>
          </table:table-cell>
          <table:table-cell table:formula="of:=QUARTILE(([.E6]~[.E12]~[.E18]~[.E24]~[.E30]);3)" office:value-type="float" office:value="0.00372960372960373" calcext:value-type="float">
            <text:p>0.0037</text:p>
          </table:table-cell>
          <table:table-cell table:formula="of:=QUARTILE(([.F6]~[.F12]~[.F18]~[.F24]~[.F30]);3)" office:value-type="float" office:value="0.00372960372960373" calcext:value-type="float">
            <text:p>0.0037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6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7" calcext:value-type="float">
            <text:p>2147.0000</text:p>
          </table:table-cell>
          <table:table-cell table:formula="of:=[.B3]/1000" office:value-type="float" office:value="2.147" calcext:value-type="float">
            <text:p>2.1470</text:p>
          </table:table-cell>
          <table:table-cell office:value-type="float" office:value="9" calcext:value-type="float">
            <text:p>9.0000</text:p>
          </table:table-cell>
          <table:table-cell table:formula="of:=[.D3]/[.B3]" office:value-type="float" office:value="0.00419189566837448" calcext:value-type="float">
            <text:p>0.0042</text:p>
          </table:table-cell>
          <table:table-cell office:value-type="float" office:value="0.00419189566837448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297" calcext:value-type="float">
            <text:p>2297.0000</text:p>
          </table:table-cell>
          <table:table-cell table:formula="of:=[.B4]/1000" office:value-type="float" office:value="2.297" calcext:value-type="float">
            <text:p>2.2970</text:p>
          </table:table-cell>
          <table:table-cell office:value-type="float" office:value="10" calcext:value-type="float">
            <text:p>10.0000</text:p>
          </table:table-cell>
          <table:table-cell table:formula="of:=[.D4]/[.B4]" office:value-type="float" office:value="0.0043535045711798" calcext:value-type="float">
            <text:p>0.0044</text:p>
          </table:table-cell>
          <table:table-cell office:value-type="float" office:value="0.0043535045711798" calcext:value-type="float">
            <text:p>0.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5" calcext:value-type="float">
            <text:p>2145.0000</text:p>
          </table:table-cell>
          <table:table-cell table:formula="of:=[.B5]/1000" office:value-type="float" office:value="2.145" calcext:value-type="float">
            <text:p>2.1450</text:p>
          </table:table-cell>
          <table:table-cell office:value-type="float" office:value="10" calcext:value-type="float">
            <text:p>10.0000</text:p>
          </table:table-cell>
          <table:table-cell table:formula="of:=[.D5]/[.B5]" office:value-type="float" office:value="0.00466200466200466" calcext:value-type="float">
            <text:p>0.0047</text:p>
          </table:table-cell>
          <table:table-cell office:value-type="float" office:value="0.00466200466200466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1" calcext:value-type="float">
            <text:p>2151.0000</text:p>
          </table:table-cell>
          <table:table-cell table:formula="of:=[.B6]/1000" office:value-type="float" office:value="2.151" calcext:value-type="float">
            <text:p>2.1510</text:p>
          </table:table-cell>
          <table:table-cell office:value-type="float" office:value="10" calcext:value-type="float">
            <text:p>10.0000</text:p>
          </table:table-cell>
          <table:table-cell table:formula="of:=[.D6]/[.B6]" office:value-type="float" office:value="0.00464900046490005" calcext:value-type="float">
            <text:p>0.0046</text:p>
          </table:table-cell>
          <table:table-cell office:value-type="float" office:value="0.00464900046490005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8" calcext:value-type="float">
            <text:p>2148.0000</text:p>
          </table:table-cell>
          <table:table-cell table:formula="of:=[.B9]/1000" office:value-type="float" office:value="2.148" calcext:value-type="float">
            <text:p>2.1480</text:p>
          </table:table-cell>
          <table:table-cell office:value-type="float" office:value="9" calcext:value-type="float">
            <text:p>9.0000</text:p>
          </table:table-cell>
          <table:table-cell table:formula="of:=[.D9]/[.B9]" office:value-type="float" office:value="0.00418994413407821" calcext:value-type="float">
            <text:p>0.0042</text:p>
          </table:table-cell>
          <table:table-cell office:value-type="float" office:value="0.0041899441340782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441" calcext:value-type="float">
            <text:p>2441.0000</text:p>
          </table:table-cell>
          <table:table-cell table:formula="of:=[.B10]/1000" office:value-type="float" office:value="2.441" calcext:value-type="float">
            <text:p>2.4410</text:p>
          </table:table-cell>
          <table:table-cell office:value-type="float" office:value="10" calcext:value-type="float">
            <text:p>10.0000</text:p>
          </table:table-cell>
          <table:table-cell table:formula="of:=[.D10]/[.B10]" office:value-type="float" office:value="0.00409668168783286" calcext:value-type="float">
            <text:p>0.0041</text:p>
          </table:table-cell>
          <table:table-cell office:value-type="float" office:value="0.00409668168783286" calcext:value-type="float">
            <text:p>0.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9" calcext:value-type="float">
            <text:p>2159.0000</text:p>
          </table:table-cell>
          <table:table-cell table:formula="of:=[.B11]/1000" office:value-type="float" office:value="2.159" calcext:value-type="float">
            <text:p>2.1590</text:p>
          </table:table-cell>
          <table:table-cell office:value-type="float" office:value="10" calcext:value-type="float">
            <text:p>10.0000</text:p>
          </table:table-cell>
          <table:table-cell table:formula="of:=[.D11]/[.B11]" office:value-type="float" office:value="0.00463177396943029" calcext:value-type="float">
            <text:p>0.0046</text:p>
          </table:table-cell>
          <table:table-cell office:value-type="float" office:value="0.00463177396943029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4" calcext:value-type="float">
            <text:p>2144.0000</text:p>
          </table:table-cell>
          <table:table-cell table:formula="of:=[.B12]/1000" office:value-type="float" office:value="2.144" calcext:value-type="float">
            <text:p>2.1440</text:p>
          </table:table-cell>
          <table:table-cell office:value-type="float" office:value="10" calcext:value-type="float">
            <text:p>10.0000</text:p>
          </table:table-cell>
          <table:table-cell table:formula="of:=[.D12]/[.B12]" office:value-type="float" office:value="0.00466417910447761" calcext:value-type="float">
            <text:p>0.0047</text:p>
          </table:table-cell>
          <table:table-cell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5" calcext:value-type="float">
            <text:p>2145.0000</text:p>
          </table:table-cell>
          <table:table-cell table:formula="of:=[.B15]/1000" office:value-type="float" office:value="2.145" calcext:value-type="float">
            <text:p>2.1450</text:p>
          </table:table-cell>
          <table:table-cell office:value-type="float" office:value="9" calcext:value-type="float">
            <text:p>9.0000</text:p>
          </table:table-cell>
          <table:table-cell table:formula="of:=[.D15]/[.B15]" office:value-type="float" office:value="0.0041958041958042" calcext:value-type="float">
            <text:p>0.0042</text:p>
          </table:table-cell>
          <table:table-cell office:value-type="float" office:value="0.00419580419580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8" calcext:value-type="float">
            <text:p>2148.0000</text:p>
          </table:table-cell>
          <table:table-cell table:formula="of:=[.B16]/1000" office:value-type="float" office:value="2.148" calcext:value-type="float">
            <text:p>2.1480</text:p>
          </table:table-cell>
          <table:table-cell office:value-type="float" office:value="10" calcext:value-type="float">
            <text:p>10.0000</text:p>
          </table:table-cell>
          <table:table-cell table:formula="of:=[.D16]/[.B16]" office:value-type="float" office:value="0.00465549348230913" calcext:value-type="float">
            <text:p>0.0047</text:p>
          </table:table-cell>
          <table:table-cell office:value-type="float" office:value="0.00465549348230913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6" calcext:value-type="float">
            <text:p>2146.0000</text:p>
          </table:table-cell>
          <table:table-cell table:formula="of:=[.B17]/1000" office:value-type="float" office:value="2.146" calcext:value-type="float">
            <text:p>2.1460</text:p>
          </table:table-cell>
          <table:table-cell office:value-type="float" office:value="10" calcext:value-type="float">
            <text:p>10.0000</text:p>
          </table:table-cell>
          <table:table-cell table:formula="of:=[.D17]/[.B17]" office:value-type="float" office:value="0.00465983224603914" calcext:value-type="float">
            <text:p>0.0047</text:p>
          </table:table-cell>
          <table:table-cell office:value-type="float" office:value="0.00465983224603914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4" calcext:value-type="float">
            <text:p>2144.0000</text:p>
          </table:table-cell>
          <table:table-cell table:formula="of:=[.B18]/1000" office:value-type="float" office:value="2.144" calcext:value-type="float">
            <text:p>2.1440</text:p>
          </table:table-cell>
          <table:table-cell office:value-type="float" office:value="10" calcext:value-type="float">
            <text:p>10.0000</text:p>
          </table:table-cell>
          <table:table-cell table:formula="of:=[.D18]/[.B18]" office:value-type="float" office:value="0.00466417910447761" calcext:value-type="float">
            <text:p>0.0047</text:p>
          </table:table-cell>
          <table:table-cell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1" calcext:value-type="float">
            <text:p>2151.0000</text:p>
          </table:table-cell>
          <table:table-cell table:formula="of:=[.B21]/1000" office:value-type="float" office:value="2.151" calcext:value-type="float">
            <text:p>2.1510</text:p>
          </table:table-cell>
          <table:table-cell office:value-type="float" office:value="9" calcext:value-type="float">
            <text:p>9.0000</text:p>
          </table:table-cell>
          <table:table-cell table:formula="of:=[.D21]/[.B21]" office:value-type="float" office:value="0.00418410041841004" calcext:value-type="float">
            <text:p>0.0042</text:p>
          </table:table-cell>
          <table:table-cell office:value-type="float" office:value="0.0041841004184100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0" calcext:value-type="float">
            <text:p>2150.0000</text:p>
          </table:table-cell>
          <table:table-cell table:formula="of:=[.B22]/1000" office:value-type="float" office:value="2.15" calcext:value-type="float">
            <text:p>2.1500</text:p>
          </table:table-cell>
          <table:table-cell office:value-type="float" office:value="10" calcext:value-type="float">
            <text:p>10.0000</text:p>
          </table:table-cell>
          <table:table-cell table:formula="of:=[.D22]/[.B22]" office:value-type="float" office:value="0.00465116279069768" calcext:value-type="float">
            <text:p>0.0047</text:p>
          </table:table-cell>
          <table:table-cell office:value-type="float" office:value="0.0046511627906976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4" calcext:value-type="float">
            <text:p>2144.0000</text:p>
          </table:table-cell>
          <table:table-cell table:formula="of:=[.B23]/1000" office:value-type="float" office:value="2.144" calcext:value-type="float">
            <text:p>2.1440</text:p>
          </table:table-cell>
          <table:table-cell office:value-type="float" office:value="10" calcext:value-type="float">
            <text:p>10.0000</text:p>
          </table:table-cell>
          <table:table-cell table:formula="of:=[.D23]/[.B23]" office:value-type="float" office:value="0.00466417910447761" calcext:value-type="float">
            <text:p>0.0047</text:p>
          </table:table-cell>
          <table:table-cell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3" calcext:value-type="float">
            <text:p>2143.0000</text:p>
          </table:table-cell>
          <table:table-cell table:formula="of:=[.B24]/1000" office:value-type="float" office:value="2.143" calcext:value-type="float">
            <text:p>2.1430</text:p>
          </table:table-cell>
          <table:table-cell office:value-type="float" office:value="10" calcext:value-type="float">
            <text:p>10.0000</text:p>
          </table:table-cell>
          <table:table-cell table:formula="of:=[.D24]/[.B24]" office:value-type="float" office:value="0.00466635557629491" calcext:value-type="float">
            <text:p>0.0047</text:p>
          </table:table-cell>
          <table:table-cell office:value-type="float" office:value="0.0046663555762949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212" calcext:value-type="float">
            <text:p>2212.0000</text:p>
          </table:table-cell>
          <table:table-cell table:formula="of:=[.B27]/1000" office:value-type="float" office:value="2.212" calcext:value-type="float">
            <text:p>2.2120</text:p>
          </table:table-cell>
          <table:table-cell office:value-type="float" office:value="9" calcext:value-type="float">
            <text:p>9.0000</text:p>
          </table:table-cell>
          <table:table-cell table:formula="of:=[.D27]/[.B27]" office:value-type="float" office:value="0.00406871609403255" calcext:value-type="float">
            <text:p>0.0041</text:p>
          </table:table-cell>
          <table:table-cell office:value-type="float" office:value="0.00406871609403255" calcext:value-type="float">
            <text:p>0.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3" calcext:value-type="float">
            <text:p>2143.0000</text:p>
          </table:table-cell>
          <table:table-cell table:formula="of:=[.B28]/1000" office:value-type="float" office:value="2.143" calcext:value-type="float">
            <text:p>2.1430</text:p>
          </table:table-cell>
          <table:table-cell office:value-type="float" office:value="10" calcext:value-type="float">
            <text:p>10.0000</text:p>
          </table:table-cell>
          <table:table-cell table:formula="of:=[.D28]/[.B28]" office:value-type="float" office:value="0.00466635557629491" calcext:value-type="float">
            <text:p>0.0047</text:p>
          </table:table-cell>
          <table:table-cell office:value-type="float" office:value="0.0046663555762949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0" calcext:value-type="float">
            <text:p>2140.0000</text:p>
          </table:table-cell>
          <table:table-cell table:formula="of:=[.B29]/1000" office:value-type="float" office:value="2.14" calcext:value-type="float">
            <text:p>2.1400</text:p>
          </table:table-cell>
          <table:table-cell office:value-type="float" office:value="10" calcext:value-type="float">
            <text:p>10.0000</text:p>
          </table:table-cell>
          <table:table-cell table:formula="of:=[.D29]/[.B29]" office:value-type="float" office:value="0.00467289719626168" calcext:value-type="float">
            <text:p>0.0047</text:p>
          </table:table-cell>
          <table:table-cell office:value-type="float" office:value="0.0046728971962616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297" calcext:value-type="float">
            <text:p>2297.0000</text:p>
          </table:table-cell>
          <table:table-cell table:formula="of:=[.B30]/1000" office:value-type="float" office:value="2.297" calcext:value-type="float">
            <text:p>2.2970</text:p>
          </table:table-cell>
          <table:table-cell office:value-type="float" office:value="10" calcext:value-type="float">
            <text:p>10.0000</text:p>
          </table:table-cell>
          <table:table-cell table:formula="of:=[.D30]/[.B30]" office:value-type="float" office:value="0.0043535045711798" calcext:value-type="float">
            <text:p>0.0044</text:p>
          </table:table-cell>
          <table:table-cell office:value-type="float" office:value="0.0043535045711798" calcext:value-type="float">
            <text:p>0.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160.6" calcext:value-type="float">
            <text:p>2160.6000</text:p>
          </table:table-cell>
          <table:table-cell table:formula="of:=AVERAGE([.C3];[.C9];[.C15];[.C21];[.C27])" office:value-type="float" office:value="2.1606" calcext:value-type="float">
            <text:p>2.1606</text:p>
          </table:table-cell>
          <table:table-cell table:formula="of:=AVERAGE([.D3];[.D9];[.D15];[.D21];[.D27])" office:value-type="float" office:value="9" calcext:value-type="float">
            <text:p>9.0000</text:p>
          </table:table-cell>
          <table:table-cell table:formula="of:=AVERAGE([.E3];[.E9];[.E15];[.E21];[.E27])" office:value-type="float" office:value="0.0041660921021399" calcext:value-type="float">
            <text:p>0.0042</text:p>
          </table:table-cell>
          <table:table-cell table:formula="of:=AVERAGE([.F3];[.F9];[.F15];[.F21];[.F27])" office:value-type="float" office:value="0.0041660921021399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235.8" calcext:value-type="float">
            <text:p>2235.8000</text:p>
          </table:table-cell>
          <table:table-cell table:formula="of:=AVERAGE([.C4];[.C10];[.C16];[.C22];[.C28])" office:value-type="float" office:value="2.2358" calcext:value-type="float">
            <text:p>2.2358</text:p>
          </table:table-cell>
          <table:table-cell table:formula="of:=AVERAGE([.D4];[.D10];[.D16];[.D22];[.D28])" office:value-type="float" office:value="10" calcext:value-type="float">
            <text:p>10.0000</text:p>
          </table:table-cell>
          <table:table-cell table:formula="of:=AVERAGE([.E4];[.E10];[.E16];[.E22];[.E28])" office:value-type="float" office:value="0.00448463962166287" calcext:value-type="float">
            <text:p>0.0045</text:p>
          </table:table-cell>
          <table:table-cell table:formula="of:=AVERAGE([.F4];[.F10];[.F16];[.F22];[.F28])" office:value-type="float" office:value="0.00448463962166288" calcext:value-type="float">
            <text:p>0.0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46.8" calcext:value-type="float">
            <text:p>2146.8000</text:p>
          </table:table-cell>
          <table:table-cell table:formula="of:=AVERAGE([.C5];[.C11];[.C17];[.C23];[.C29])" office:value-type="float" office:value="2.1468" calcext:value-type="float">
            <text:p>2.1468</text:p>
          </table:table-cell>
          <table:table-cell table:formula="of:=AVERAGE([.D5];[.D11];[.D17];[.D23];[.D29])" office:value-type="float" office:value="10" calcext:value-type="float">
            <text:p>10.0000</text:p>
          </table:table-cell>
          <table:table-cell table:formula="of:=AVERAGE([.E5];[.E11];[.E17];[.E23];[.E29])" office:value-type="float" office:value="0.00465813743564268" calcext:value-type="float">
            <text:p>0.0047</text:p>
          </table:table-cell>
          <table:table-cell table:formula="of:=AVERAGE([.F5];[.F11];[.F17];[.F23];[.F29])" office:value-type="float" office:value="0.0046581374356426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75.8" calcext:value-type="float">
            <text:p>2175.8000</text:p>
          </table:table-cell>
          <table:table-cell table:formula="of:=AVERAGE([.C6];[.C12];[.C18];[.C24];[.C30])" office:value-type="float" office:value="2.1758" calcext:value-type="float">
            <text:p>2.1758</text:p>
          </table:table-cell>
          <table:table-cell table:formula="of:=AVERAGE([.D6];[.D12];[.D18];[.D24];[.D30])" office:value-type="float" office:value="10" calcext:value-type="float">
            <text:p>10.0000</text:p>
          </table:table-cell>
          <table:table-cell table:formula="of:=AVERAGE([.E6];[.E12];[.E18];[.E24];[.E30])" office:value-type="float" office:value="0.004599443764266" calcext:value-type="float">
            <text:p>0.0046</text:p>
          </table:table-cell>
          <table:table-cell table:formula="of:=AVERAGE([.F6];[.F12];[.F18];[.F24];[.F30])" office:value-type="float" office:value="0.004599443764266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28.8149266873959" calcext:value-type="float">
            <text:p>28.8149</text:p>
          </table:table-cell>
          <table:table-cell table:formula="of:=STDEVA([.C3];[.C9];[.C15];[.C21];[.C27])" office:value-type="float" office:value="0.028814926687396" calcext:value-type="float">
            <text:p>0.0288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0545983936982866" calcext:value-type="float">
            <text:p>0.0001</text:p>
          </table:table-cell>
          <table:table-cell table:formula="of:=STDEVA([.F3];[.F9];[.F15];[.F21];[.F27])" office:value-type="float" office:value="0.0000545983936982875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31.847260115635" calcext:value-type="float">
            <text:p>131.8473</text:p>
          </table:table-cell>
          <table:table-cell table:formula="of:=STDEVA([.C4];[.C10];[.C16];[.C22];[.C28])" office:value-type="float" office:value="0.131847260115635" calcext:value-type="float">
            <text:p>0.1318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253795909924594" calcext:value-type="float">
            <text:p>0.0003</text:p>
          </table:table-cell>
          <table:table-cell table:formula="of:=STDEVA([.F4];[.F10];[.F16];[.F22];[.F28])" office:value-type="float" office:value="0.000253795909924593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7.19027120489902" calcext:value-type="float">
            <text:p>7.1903</text:p>
          </table:table-cell>
          <table:table-cell table:formula="of:=STDEVA([.C5];[.C11];[.C17];[.C23];[.C29])" office:value-type="float" office:value="0.0071902712048989" calcext:value-type="float">
            <text:p>0.0072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155500198439401" calcext:value-type="float">
            <text:p>0.0000</text:p>
          </table:table-cell>
          <table:table-cell table:formula="of:=STDEVA([.F5];[.F11];[.F17];[.F23];[.F29])" office:value-type="float" office:value="0.00001555001984394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67.8284601034109" calcext:value-type="float">
            <text:p>67.8285</text:p>
          </table:table-cell>
          <table:table-cell table:formula="of:=STDEVA([.C6];[.C12];[.C18];[.C24];[.C30])" office:value-type="float" office:value="0.067828460103411" calcext:value-type="float">
            <text:p>0.0678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137659427943787" calcext:value-type="float">
            <text:p>0.0001</text:p>
          </table:table-cell>
          <table:table-cell table:formula="of:=STDEVA([.F6];[.F12];[.F18];[.F24];[.F30])" office:value-type="float" office:value="0.000137659427943787" calcext:value-type="float">
            <text:p>0.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48" calcext:value-type="float">
            <text:p>2148.0000</text:p>
          </table:table-cell>
          <table:table-cell table:formula="of:=MEDIAN([.C3];[.C9];[.C15];[.C21];[.C27])" office:value-type="float" office:value="2.148" calcext:value-type="float">
            <text:p>2.1480</text:p>
          </table:table-cell>
          <table:table-cell table:formula="of:=MEDIAN([.D3];[.D9];[.D15];[.D21];[.D27])" office:value-type="float" office:value="9" calcext:value-type="float">
            <text:p>9.0000</text:p>
          </table:table-cell>
          <table:table-cell table:formula="of:=MEDIAN([.E3];[.E9];[.E15];[.E21];[.E27])" office:value-type="float" office:value="0.00418994413407821" calcext:value-type="float">
            <text:p>0.0042</text:p>
          </table:table-cell>
          <table:table-cell table:formula="of:=MEDIAN([.F3];[.F9];[.F15];[.F21];[.F27])" office:value-type="float" office:value="0.0041899441340782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50" calcext:value-type="float">
            <text:p>2150.0000</text:p>
          </table:table-cell>
          <table:table-cell table:formula="of:=MEDIAN([.C4];[.C10];[.C16];[.C22];[.C28])" office:value-type="float" office:value="2.15" calcext:value-type="float">
            <text:p>2.1500</text:p>
          </table:table-cell>
          <table:table-cell table:formula="of:=MEDIAN([.D4];[.D10];[.D16];[.D22];[.D28])" office:value-type="float" office:value="10" calcext:value-type="float">
            <text:p>10.0000</text:p>
          </table:table-cell>
          <table:table-cell table:formula="of:=MEDIAN([.E4];[.E10];[.E16];[.E22];[.E28])" office:value-type="float" office:value="0.00465116279069768" calcext:value-type="float">
            <text:p>0.0047</text:p>
          </table:table-cell>
          <table:table-cell table:formula="of:=MEDIAN([.F4];[.F10];[.F16];[.F22];[.F28])" office:value-type="float" office:value="0.0046511627906976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45" calcext:value-type="float">
            <text:p>2145.0000</text:p>
          </table:table-cell>
          <table:table-cell table:formula="of:=MEDIAN([.C5];[.C11];[.C17];[.C23];[.C29])" office:value-type="float" office:value="2.145" calcext:value-type="float">
            <text:p>2.1450</text:p>
          </table:table-cell>
          <table:table-cell table:formula="of:=MEDIAN([.D5];[.D11];[.D17];[.D23];[.D29])" office:value-type="float" office:value="10" calcext:value-type="float">
            <text:p>10.0000</text:p>
          </table:table-cell>
          <table:table-cell table:formula="of:=MEDIAN([.E5];[.E11];[.E17];[.E23];[.E29])" office:value-type="float" office:value="0.00466200466200466" calcext:value-type="float">
            <text:p>0.0047</text:p>
          </table:table-cell>
          <table:table-cell table:formula="of:=MEDIAN([.F5];[.F11];[.F17];[.F23];[.F29])" office:value-type="float" office:value="0.00466200466200466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44" calcext:value-type="float">
            <text:p>2144.0000</text:p>
          </table:table-cell>
          <table:table-cell table:formula="of:=MEDIAN([.C6];[.C12];[.C18];[.C24];[.C30])" office:value-type="float" office:value="2.144" calcext:value-type="float">
            <text:p>2.1440</text:p>
          </table:table-cell>
          <table:table-cell table:formula="of:=MEDIAN([.D6];[.D12];[.D18];[.D24];[.D30])" office:value-type="float" office:value="10" calcext:value-type="float">
            <text:p>10.0000</text:p>
          </table:table-cell>
          <table:table-cell table:formula="of:=MEDIAN([.E6];[.E12];[.E18];[.E24];[.E30])" office:value-type="float" office:value="0.00466417910447761" calcext:value-type="float">
            <text:p>0.0047</text:p>
          </table:table-cell>
          <table:table-cell table:formula="of:=MEDIAN([.F6];[.F12];[.F18];[.F24];[.F30])"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212" calcext:value-type="float">
            <text:p>2212.0000</text:p>
          </table:table-cell>
          <table:table-cell table:formula="of:=MAX([.C3];[.C9];[.C15];[.C21];[.C27])" office:value-type="float" office:value="2.212" calcext:value-type="float">
            <text:p>2.2120</text:p>
          </table:table-cell>
          <table:table-cell table:formula="of:=MAX([.D3];[.D9];[.D15];[.D21];[.D27])" office:value-type="float" office:value="9" calcext:value-type="float">
            <text:p>9.0000</text:p>
          </table:table-cell>
          <table:table-cell table:formula="of:=MAX([.E3];[.E9];[.E15];[.E21];[.E27])" office:value-type="float" office:value="0.0041958041958042" calcext:value-type="float">
            <text:p>0.0042</text:p>
          </table:table-cell>
          <table:table-cell table:formula="of:=MAX([.F3];[.F9];[.F15];[.F21];[.F27])" office:value-type="float" office:value="0.0041958041958042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441" calcext:value-type="float">
            <text:p>2441.0000</text:p>
          </table:table-cell>
          <table:table-cell table:formula="of:=MAX([.C4];[.C10];[.C16];[.C22];[.C28])" office:value-type="float" office:value="2.441" calcext:value-type="float">
            <text:p>2.4410</text:p>
          </table:table-cell>
          <table:table-cell table:formula="of:=MAX([.D4];[.D10];[.D16];[.D22];[.D28])" office:value-type="float" office:value="10" calcext:value-type="float">
            <text:p>10.0000</text:p>
          </table:table-cell>
          <table:table-cell table:formula="of:=MAX([.E4];[.E10];[.E16];[.E22];[.E28])" office:value-type="float" office:value="0.00466635557629491" calcext:value-type="float">
            <text:p>0.0047</text:p>
          </table:table-cell>
          <table:table-cell table:formula="of:=MAX([.F4];[.F10];[.F16];[.F22];[.F28])" office:value-type="float" office:value="0.0046663555762949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59" calcext:value-type="float">
            <text:p>2159.0000</text:p>
          </table:table-cell>
          <table:table-cell table:formula="of:=MAX([.C5];[.C11];[.C17];[.C23];[.C29])" office:value-type="float" office:value="2.159" calcext:value-type="float">
            <text:p>2.1590</text:p>
          </table:table-cell>
          <table:table-cell table:formula="of:=MAX([.D5];[.D11];[.D17];[.D23];[.D29])" office:value-type="float" office:value="10" calcext:value-type="float">
            <text:p>10.0000</text:p>
          </table:table-cell>
          <table:table-cell table:formula="of:=MAX([.E5];[.E11];[.E17];[.E23];[.E29])" office:value-type="float" office:value="0.00467289719626168" calcext:value-type="float">
            <text:p>0.0047</text:p>
          </table:table-cell>
          <table:table-cell table:formula="of:=MAX([.F5];[.F11];[.F17];[.F23];[.F29])" office:value-type="float" office:value="0.0046728971962616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297" calcext:value-type="float">
            <text:p>2297.0000</text:p>
          </table:table-cell>
          <table:table-cell table:formula="of:=MAX([.C6];[.C12];[.C18];[.C24];[.C30])" office:value-type="float" office:value="2.297" calcext:value-type="float">
            <text:p>2.2970</text:p>
          </table:table-cell>
          <table:table-cell table:formula="of:=MAX([.D6];[.D12];[.D18];[.D24];[.D30])" office:value-type="float" office:value="10" calcext:value-type="float">
            <text:p>10.0000</text:p>
          </table:table-cell>
          <table:table-cell table:formula="of:=MAX([.E6];[.E12];[.E18];[.E24];[.E30])" office:value-type="float" office:value="0.00466635557629491" calcext:value-type="float">
            <text:p>0.0047</text:p>
          </table:table-cell>
          <table:table-cell table:formula="of:=MAX([.F6];[.F12];[.F18];[.F24];[.F30])" office:value-type="float" office:value="0.00466635557629491" calcext:value-type="float">
            <text:p>0.00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45" calcext:value-type="float">
            <text:p>2145.0000</text:p>
          </table:table-cell>
          <table:table-cell table:formula="of:=MIN([.C3];[.C9];[.C15];[.C21];[.C27])" office:value-type="float" office:value="2.145" calcext:value-type="float">
            <text:p>2.1450</text:p>
          </table:table-cell>
          <table:table-cell table:formula="of:=MIN([.D3];[.D9];[.D15];[.D21];[.D27])" office:value-type="float" office:value="9" calcext:value-type="float">
            <text:p>9.0000</text:p>
          </table:table-cell>
          <table:table-cell table:formula="of:=MIN([.E3];[.E9];[.E15];[.E21];[.E27])" office:value-type="float" office:value="0.00406871609403255" calcext:value-type="float">
            <text:p>0.0041</text:p>
          </table:table-cell>
          <table:table-cell table:formula="of:=MIN([.F3];[.F9];[.F15];[.F21];[.F27])" office:value-type="float" office:value="0.00406871609403255" calcext:value-type="float">
            <text:p>0.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43" calcext:value-type="float">
            <text:p>2143.0000</text:p>
          </table:table-cell>
          <table:table-cell table:formula="of:=MIN([.C4];[.C10];[.C16];[.C22];[.C28])" office:value-type="float" office:value="2.143" calcext:value-type="float">
            <text:p>2.1430</text:p>
          </table:table-cell>
          <table:table-cell table:formula="of:=MIN([.D4];[.D10];[.D16];[.D22];[.D28])" office:value-type="float" office:value="10" calcext:value-type="float">
            <text:p>10.0000</text:p>
          </table:table-cell>
          <table:table-cell table:formula="of:=MIN([.E4];[.E10];[.E16];[.E22];[.E28])" office:value-type="float" office:value="0.00409668168783286" calcext:value-type="float">
            <text:p>0.0041</text:p>
          </table:table-cell>
          <table:table-cell table:formula="of:=MIN([.F4];[.F10];[.F16];[.F22];[.F28])" office:value-type="float" office:value="0.00409668168783286" calcext:value-type="float">
            <text:p>0.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40" calcext:value-type="float">
            <text:p>2140.0000</text:p>
          </table:table-cell>
          <table:table-cell table:formula="of:=MIN([.C5];[.C11];[.C17];[.C23];[.C29])" office:value-type="float" office:value="2.14" calcext:value-type="float">
            <text:p>2.1400</text:p>
          </table:table-cell>
          <table:table-cell table:formula="of:=MIN([.D5];[.D11];[.D17];[.D23];[.D29])" office:value-type="float" office:value="10" calcext:value-type="float">
            <text:p>10.0000</text:p>
          </table:table-cell>
          <table:table-cell table:formula="of:=MIN([.E5];[.E11];[.E17];[.E23];[.E29])" office:value-type="float" office:value="0.00463177396943029" calcext:value-type="float">
            <text:p>0.0046</text:p>
          </table:table-cell>
          <table:table-cell table:formula="of:=MIN([.F5];[.F11];[.F17];[.F23];[.F29])" office:value-type="float" office:value="0.00463177396943029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43" calcext:value-type="float">
            <text:p>2143.0000</text:p>
          </table:table-cell>
          <table:table-cell table:formula="of:=MIN([.C6];[.C12];[.C18];[.C24];[.C30])" office:value-type="float" office:value="2.143" calcext:value-type="float">
            <text:p>2.1430</text:p>
          </table:table-cell>
          <table:table-cell table:formula="of:=MIN([.D6];[.D12];[.D18];[.D24];[.D30])" office:value-type="float" office:value="10" calcext:value-type="float">
            <text:p>10.0000</text:p>
          </table:table-cell>
          <table:table-cell table:formula="of:=MIN([.E6];[.E12];[.E18];[.E24];[.E30])" office:value-type="float" office:value="0.0043535045711798" calcext:value-type="float">
            <text:p>0.0044</text:p>
          </table:table-cell>
          <table:table-cell table:formula="of:=MIN([.F6];[.F12];[.F18];[.F24];[.F30])" office:value-type="float" office:value="0.0043535045711798" calcext:value-type="float">
            <text:p>0.00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47" calcext:value-type="float">
            <text:p>2147.0000</text:p>
          </table:table-cell>
          <table:table-cell table:formula="of:=QUARTILE(([.C3]~[.C9]~[.C15]~[.C21]~[.C27]);1)" office:value-type="float" office:value="2.147" calcext:value-type="float">
            <text:p>2.1470</text:p>
          </table:table-cell>
          <table:table-cell table:formula="of:=QUARTILE(([.D3]~[.D9]~[.D15]~[.D21]~[.D27]);1)" office:value-type="float" office:value="9" calcext:value-type="float">
            <text:p>9.0000</text:p>
          </table:table-cell>
          <table:table-cell table:formula="of:=QUARTILE(([.E3]~[.E9]~[.E15]~[.E21]~[.E27]);1)" office:value-type="float" office:value="0.00418410041841004" calcext:value-type="float">
            <text:p>0.0042</text:p>
          </table:table-cell>
          <table:table-cell table:formula="of:=QUARTILE(([.F3]~[.F9]~[.F15]~[.F21]~[.F27]);1)" office:value-type="float" office:value="0.0041841004184100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48" calcext:value-type="float">
            <text:p>2148.0000</text:p>
          </table:table-cell>
          <table:table-cell table:formula="of:=QUARTILE(([.C4]~[.C10]~[.C16]~[.C22]~[.C28]);1)" office:value-type="float" office:value="2.148" calcext:value-type="float">
            <text:p>2.1480</text:p>
          </table:table-cell>
          <table:table-cell table:formula="of:=QUARTILE(([.D4]~[.D10]~[.D16]~[.D22]~[.D28]);1)" office:value-type="float" office:value="10" calcext:value-type="float">
            <text:p>10.0000</text:p>
          </table:table-cell>
          <table:table-cell table:formula="of:=QUARTILE(([.E4]~[.E10]~[.E16]~[.E22]~[.E28]);1)" office:value-type="float" office:value="0.0043535045711798" calcext:value-type="float">
            <text:p>0.0044</text:p>
          </table:table-cell>
          <table:table-cell table:formula="of:=QUARTILE(([.F4]~[.F10]~[.F16]~[.F22]~[.F28]);1)" office:value-type="float" office:value="0.0043535045711798" calcext:value-type="float">
            <text:p>0.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44" calcext:value-type="float">
            <text:p>2144.0000</text:p>
          </table:table-cell>
          <table:table-cell table:formula="of:=QUARTILE(([.C5]~[.C11]~[.C17]~[.C23]~[.C29]);1)" office:value-type="float" office:value="2.144" calcext:value-type="float">
            <text:p>2.1440</text:p>
          </table:table-cell>
          <table:table-cell table:formula="of:=QUARTILE(([.D5]~[.D11]~[.D17]~[.D23]~[.D29]);1)" office:value-type="float" office:value="10" calcext:value-type="float">
            <text:p>10.0000</text:p>
          </table:table-cell>
          <table:table-cell table:formula="of:=QUARTILE(([.E5]~[.E11]~[.E17]~[.E23]~[.E29]);1)" office:value-type="float" office:value="0.00465983224603914" calcext:value-type="float">
            <text:p>0.0047</text:p>
          </table:table-cell>
          <table:table-cell table:formula="of:=QUARTILE(([.F5]~[.F11]~[.F17]~[.F23]~[.F29]);1)" office:value-type="float" office:value="0.00465983224603914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44" calcext:value-type="float">
            <text:p>2144.0000</text:p>
          </table:table-cell>
          <table:table-cell table:formula="of:=QUARTILE(([.C6]~[.C12]~[.C18]~[.C24]~[.C30]);1)" office:value-type="float" office:value="2.144" calcext:value-type="float">
            <text:p>2.1440</text:p>
          </table:table-cell>
          <table:table-cell table:formula="of:=QUARTILE(([.D6]~[.D12]~[.D18]~[.D24]~[.D30]);1)" office:value-type="float" office:value="10" calcext:value-type="float">
            <text:p>10.0000</text:p>
          </table:table-cell>
          <table:table-cell table:formula="of:=QUARTILE(([.E6]~[.E12]~[.E18]~[.E24]~[.E30]);1)" office:value-type="float" office:value="0.00464900046490005" calcext:value-type="float">
            <text:p>0.0046</text:p>
          </table:table-cell>
          <table:table-cell table:formula="of:=QUARTILE(([.F6]~[.F12]~[.F18]~[.F24]~[.F30]);1)" office:value-type="float" office:value="0.00464900046490005" calcext:value-type="float">
            <text:p>0.00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51" calcext:value-type="float">
            <text:p>2151.0000</text:p>
          </table:table-cell>
          <table:table-cell table:formula="of:=QUARTILE(([.C3]~[.C9]~[.C15]~[.C21]~[.C27]);3)" office:value-type="float" office:value="2.151" calcext:value-type="float">
            <text:p>2.1510</text:p>
          </table:table-cell>
          <table:table-cell table:formula="of:=QUARTILE(([.D3]~[.D9]~[.D15]~[.D21]~[.D27]);3)" office:value-type="float" office:value="9" calcext:value-type="float">
            <text:p>9.0000</text:p>
          </table:table-cell>
          <table:table-cell table:formula="of:=QUARTILE(([.E3]~[.E9]~[.E15]~[.E21]~[.E27]);3)" office:value-type="float" office:value="0.00419189566837448" calcext:value-type="float">
            <text:p>0.0042</text:p>
          </table:table-cell>
          <table:table-cell table:formula="of:=QUARTILE(([.F3]~[.F9]~[.F15]~[.F21]~[.F27]);3)" office:value-type="float" office:value="0.00419189566837448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297" calcext:value-type="float">
            <text:p>2297.0000</text:p>
          </table:table-cell>
          <table:table-cell table:formula="of:=QUARTILE(([.C4]~[.C10]~[.C16]~[.C22]~[.C28]);3)" office:value-type="float" office:value="2.297" calcext:value-type="float">
            <text:p>2.2970</text:p>
          </table:table-cell>
          <table:table-cell table:formula="of:=QUARTILE(([.D4]~[.D10]~[.D16]~[.D22]~[.D28]);3)" office:value-type="float" office:value="10" calcext:value-type="float">
            <text:p>10.0000</text:p>
          </table:table-cell>
          <table:table-cell table:formula="of:=QUARTILE(([.E4]~[.E10]~[.E16]~[.E22]~[.E28]);3)" office:value-type="float" office:value="0.00465549348230913" calcext:value-type="float">
            <text:p>0.0047</text:p>
          </table:table-cell>
          <table:table-cell table:formula="of:=QUARTILE(([.F4]~[.F10]~[.F16]~[.F22]~[.F28]);3)" office:value-type="float" office:value="0.00465549348230913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46" calcext:value-type="float">
            <text:p>2146.0000</text:p>
          </table:table-cell>
          <table:table-cell table:formula="of:=QUARTILE(([.C5]~[.C11]~[.C17]~[.C23]~[.C29]);3)" office:value-type="float" office:value="2.146" calcext:value-type="float">
            <text:p>2.1460</text:p>
          </table:table-cell>
          <table:table-cell table:formula="of:=QUARTILE(([.D5]~[.D11]~[.D17]~[.D23]~[.D29]);3)" office:value-type="float" office:value="10" calcext:value-type="float">
            <text:p>10.0000</text:p>
          </table:table-cell>
          <table:table-cell table:formula="of:=QUARTILE(([.E5]~[.E11]~[.E17]~[.E23]~[.E29]);3)" office:value-type="float" office:value="0.00466417910447761" calcext:value-type="float">
            <text:p>0.0047</text:p>
          </table:table-cell>
          <table:table-cell table:formula="of:=QUARTILE(([.F5]~[.F11]~[.F17]~[.F23]~[.F29]);3)"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51" calcext:value-type="float">
            <text:p>2151.0000</text:p>
          </table:table-cell>
          <table:table-cell table:formula="of:=QUARTILE(([.C6]~[.C12]~[.C18]~[.C24]~[.C30]);3)" office:value-type="float" office:value="2.151" calcext:value-type="float">
            <text:p>2.1510</text:p>
          </table:table-cell>
          <table:table-cell table:formula="of:=QUARTILE(([.D6]~[.D12]~[.D18]~[.D24]~[.D30]);3)" office:value-type="float" office:value="10" calcext:value-type="float">
            <text:p>10.0000</text:p>
          </table:table-cell>
          <table:table-cell table:formula="of:=QUARTILE(([.E6]~[.E12]~[.E18]~[.E24]~[.E30]);3)" office:value-type="float" office:value="0.00466417910447761" calcext:value-type="float">
            <text:p>0.0047</text:p>
          </table:table-cell>
          <table:table-cell table:formula="of:=QUARTILE(([.F6]~[.F12]~[.F18]~[.F24]~[.F30]);3)" office:value-type="float" office:value="0.00466417910447761" calcext:value-type="float">
            <text:p>0.0047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7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4" calcext:value-type="float">
            <text:p>2154.0000</text:p>
          </table:table-cell>
          <table:table-cell table:formula="of:=[.B3]/1000" office:value-type="float" office:value="2.154" calcext:value-type="float">
            <text:p>2.1540</text:p>
          </table:table-cell>
          <table:table-cell office:value-type="float" office:value="9" calcext:value-type="float">
            <text:p>9.0000</text:p>
          </table:table-cell>
          <table:table-cell table:formula="of:=[.D3]/[.B3]" office:value-type="float" office:value="0.00417827298050139" calcext:value-type="float">
            <text:p>0.0042</text:p>
          </table:table-cell>
          <table:table-cell office:value-type="float" office:value="0.00417827298050139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1" calcext:value-type="float">
            <text:p>2151.0000</text:p>
          </table:table-cell>
          <table:table-cell table:formula="of:=[.B4]/1000" office:value-type="float" office:value="2.151" calcext:value-type="float">
            <text:p>2.1510</text:p>
          </table:table-cell>
          <table:table-cell office:value-type="float" office:value="9" calcext:value-type="float">
            <text:p>9.0000</text:p>
          </table:table-cell>
          <table:table-cell table:formula="of:=[.D4]/[.B4]" office:value-type="float" office:value="0.00418410041841004" calcext:value-type="float">
            <text:p>0.0042</text:p>
          </table:table-cell>
          <table:table-cell office:value-type="float" office:value="0.0041841004184100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48" calcext:value-type="float">
            <text:p>2148.0000</text:p>
          </table:table-cell>
          <table:table-cell table:formula="of:=[.B5]/1000" office:value-type="float" office:value="2.148" calcext:value-type="float">
            <text:p>2.1480</text:p>
          </table:table-cell>
          <table:table-cell office:value-type="float" office:value="10" calcext:value-type="float">
            <text:p>10.0000</text:p>
          </table:table-cell>
          <table:table-cell table:formula="of:=[.D5]/[.B5]" office:value-type="float" office:value="0.00465549348230913" calcext:value-type="float">
            <text:p>0.0047</text:p>
          </table:table-cell>
          <table:table-cell office:value-type="float" office:value="0.00465549348230913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3" calcext:value-type="float">
            <text:p>2153.0000</text:p>
          </table:table-cell>
          <table:table-cell table:formula="of:=[.B6]/1000" office:value-type="float" office:value="2.153" calcext:value-type="float">
            <text:p>2.1530</text:p>
          </table:table-cell>
          <table:table-cell office:value-type="float" office:value="10" calcext:value-type="float">
            <text:p>10.0000</text:p>
          </table:table-cell>
          <table:table-cell table:formula="of:=[.D6]/[.B6]" office:value-type="float" office:value="0.00464468183929401" calcext:value-type="float">
            <text:p>0.0046</text:p>
          </table:table-cell>
          <table:table-cell office:value-type="float" office:value="0.00464468183929401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9" calcext:value-type="float">
            <text:p>2149.0000</text:p>
          </table:table-cell>
          <table:table-cell table:formula="of:=[.B9]/1000" office:value-type="float" office:value="2.149" calcext:value-type="float">
            <text:p>2.1490</text:p>
          </table:table-cell>
          <table:table-cell office:value-type="float" office:value="9" calcext:value-type="float">
            <text:p>9.0000</text:p>
          </table:table-cell>
          <table:table-cell table:formula="of:=[.D9]/[.B9]" office:value-type="float" office:value="0.00418799441600745" calcext:value-type="float">
            <text:p>0.0042</text:p>
          </table:table-cell>
          <table:table-cell office:value-type="float" office:value="0.0041879944160074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3" calcext:value-type="float">
            <text:p>2153.0000</text:p>
          </table:table-cell>
          <table:table-cell table:formula="of:=[.B10]/1000" office:value-type="float" office:value="2.153" calcext:value-type="float">
            <text:p>2.1530</text:p>
          </table:table-cell>
          <table:table-cell office:value-type="float" office:value="9" calcext:value-type="float">
            <text:p>9.0000</text:p>
          </table:table-cell>
          <table:table-cell table:formula="of:=[.D10]/[.B10]" office:value-type="float" office:value="0.00418021365536461" calcext:value-type="float">
            <text:p>0.0042</text:p>
          </table:table-cell>
          <table:table-cell office:value-type="float" office:value="0.0041802136553646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81" calcext:value-type="float">
            <text:p>2181.0000</text:p>
          </table:table-cell>
          <table:table-cell table:formula="of:=[.B11]/1000" office:value-type="float" office:value="2.181" calcext:value-type="float">
            <text:p>2.1810</text:p>
          </table:table-cell>
          <table:table-cell office:value-type="float" office:value="10" calcext:value-type="float">
            <text:p>10.0000</text:p>
          </table:table-cell>
          <table:table-cell table:formula="of:=[.D11]/[.B11]" office:value-type="float" office:value="0.00458505272810637" calcext:value-type="float">
            <text:p>0.0046</text:p>
          </table:table-cell>
          <table:table-cell office:value-type="float" office:value="0.00458505272810637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8" calcext:value-type="float">
            <text:p>2148.0000</text:p>
          </table:table-cell>
          <table:table-cell table:formula="of:=[.B12]/1000" office:value-type="float" office:value="2.148" calcext:value-type="float">
            <text:p>2.1480</text:p>
          </table:table-cell>
          <table:table-cell office:value-type="float" office:value="10" calcext:value-type="float">
            <text:p>10.0000</text:p>
          </table:table-cell>
          <table:table-cell table:formula="of:=[.D12]/[.B12]" office:value-type="float" office:value="0.00465549348230913" calcext:value-type="float">
            <text:p>0.0047</text:p>
          </table:table-cell>
          <table:table-cell office:value-type="float" office:value="0.00465549348230913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303" calcext:value-type="float">
            <text:p>2303.0000</text:p>
          </table:table-cell>
          <table:table-cell table:formula="of:=[.B15]/1000" office:value-type="float" office:value="2.303" calcext:value-type="float">
            <text:p>2.3030</text:p>
          </table:table-cell>
          <table:table-cell office:value-type="float" office:value="9" calcext:value-type="float">
            <text:p>9.0000</text:p>
          </table:table-cell>
          <table:table-cell table:formula="of:=[.D15]/[.B15]" office:value-type="float" office:value="0.00390794615718628" calcext:value-type="float">
            <text:p>0.0039</text:p>
          </table:table-cell>
          <table:table-cell office:value-type="float" office:value="0.00390794615718628" calcext:value-type="float">
            <text:p>0.0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61" calcext:value-type="float">
            <text:p>2161.0000</text:p>
          </table:table-cell>
          <table:table-cell table:formula="of:=[.B16]/1000" office:value-type="float" office:value="2.161" calcext:value-type="float">
            <text:p>2.1610</text:p>
          </table:table-cell>
          <table:table-cell office:value-type="float" office:value="9" calcext:value-type="float">
            <text:p>9.0000</text:p>
          </table:table-cell>
          <table:table-cell table:formula="of:=[.D16]/[.B16]" office:value-type="float" office:value="0.004164738546969" calcext:value-type="float">
            <text:p>0.0042</text:p>
          </table:table-cell>
          <table:table-cell office:value-type="float" office:value="0.004164738546969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0" calcext:value-type="float">
            <text:p>2150.0000</text:p>
          </table:table-cell>
          <table:table-cell table:formula="of:=[.B17]/1000" office:value-type="float" office:value="2.15" calcext:value-type="float">
            <text:p>2.1500</text:p>
          </table:table-cell>
          <table:table-cell office:value-type="float" office:value="10" calcext:value-type="float">
            <text:p>10.0000</text:p>
          </table:table-cell>
          <table:table-cell table:formula="of:=[.D17]/[.B17]" office:value-type="float" office:value="0.00465116279069768" calcext:value-type="float">
            <text:p>0.0047</text:p>
          </table:table-cell>
          <table:table-cell office:value-type="float" office:value="0.0046511627906976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301" calcext:value-type="float">
            <text:p>2301.0000</text:p>
          </table:table-cell>
          <table:table-cell table:formula="of:=[.B18]/1000" office:value-type="float" office:value="2.301" calcext:value-type="float">
            <text:p>2.3010</text:p>
          </table:table-cell>
          <table:table-cell office:value-type="float" office:value="10" calcext:value-type="float">
            <text:p>10.0000</text:p>
          </table:table-cell>
          <table:table-cell table:formula="of:=[.D18]/[.B18]" office:value-type="float" office:value="0.00434593654932638" calcext:value-type="float">
            <text:p>0.0043</text:p>
          </table:table-cell>
          <table:table-cell office:value-type="float" office:value="0.00434593654932638" calcext:value-type="float">
            <text:p>0.00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0" calcext:value-type="float">
            <text:p>2150.0000</text:p>
          </table:table-cell>
          <table:table-cell table:formula="of:=[.B21]/1000" office:value-type="float" office:value="2.15" calcext:value-type="float">
            <text:p>2.1500</text:p>
          </table:table-cell>
          <table:table-cell office:value-type="float" office:value="9" calcext:value-type="float">
            <text:p>9.0000</text:p>
          </table:table-cell>
          <table:table-cell table:formula="of:=[.D21]/[.B21]" office:value-type="float" office:value="0.00418604651162791" calcext:value-type="float">
            <text:p>0.0042</text:p>
          </table:table-cell>
          <table:table-cell office:value-type="float" office:value="0.0041860465116279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603" calcext:value-type="float">
            <text:p>2603.0000</text:p>
          </table:table-cell>
          <table:table-cell table:formula="of:=[.B22]/1000" office:value-type="float" office:value="2.603" calcext:value-type="float">
            <text:p>2.6030</text:p>
          </table:table-cell>
          <table:table-cell office:value-type="float" office:value="9" calcext:value-type="float">
            <text:p>9.0000</text:p>
          </table:table-cell>
          <table:table-cell table:formula="of:=[.D22]/[.B22]" office:value-type="float" office:value="0.00345754898194391" calcext:value-type="float">
            <text:p>0.0035</text:p>
          </table:table-cell>
          <table:table-cell office:value-type="float" office:value="0.00345754898194391" calcext:value-type="float">
            <text:p>0.00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5" calcext:value-type="float">
            <text:p>2155.0000</text:p>
          </table:table-cell>
          <table:table-cell table:formula="of:=[.B23]/1000" office:value-type="float" office:value="2.155" calcext:value-type="float">
            <text:p>2.1550</text:p>
          </table:table-cell>
          <table:table-cell office:value-type="float" office:value="10" calcext:value-type="float">
            <text:p>10.0000</text:p>
          </table:table-cell>
          <table:table-cell table:formula="of:=[.D23]/[.B23]" office:value-type="float" office:value="0.00464037122969838" calcext:value-type="float">
            <text:p>0.0046</text:p>
          </table:table-cell>
          <table:table-cell office:value-type="float" office:value="0.00464037122969838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99" calcext:value-type="float">
            <text:p>2599.0000</text:p>
          </table:table-cell>
          <table:table-cell table:formula="of:=[.B24]/1000" office:value-type="float" office:value="2.599" calcext:value-type="float">
            <text:p>2.5990</text:p>
          </table:table-cell>
          <table:table-cell office:value-type="float" office:value="10" calcext:value-type="float">
            <text:p>10.0000</text:p>
          </table:table-cell>
          <table:table-cell table:formula="of:=[.D24]/[.B24]" office:value-type="float" office:value="0.00384763370527126" calcext:value-type="float">
            <text:p>0.0038</text:p>
          </table:table-cell>
          <table:table-cell office:value-type="float" office:value="0.00384763370527126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64" calcext:value-type="float">
            <text:p>2164.0000</text:p>
          </table:table-cell>
          <table:table-cell table:formula="of:=[.B27]/1000" office:value-type="float" office:value="2.164" calcext:value-type="float">
            <text:p>2.1640</text:p>
          </table:table-cell>
          <table:table-cell office:value-type="float" office:value="9" calcext:value-type="float">
            <text:p>9.0000</text:p>
          </table:table-cell>
          <table:table-cell table:formula="of:=[.D27]/[.B27]" office:value-type="float" office:value="0.00415896487985213" calcext:value-type="float">
            <text:p>0.0042</text:p>
          </table:table-cell>
          <table:table-cell office:value-type="float" office:value="0.0041589648798521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69" calcext:value-type="float">
            <text:p>2169.0000</text:p>
          </table:table-cell>
          <table:table-cell table:formula="of:=[.B28]/1000" office:value-type="float" office:value="2.169" calcext:value-type="float">
            <text:p>2.1690</text:p>
          </table:table-cell>
          <table:table-cell office:value-type="float" office:value="9" calcext:value-type="float">
            <text:p>9.0000</text:p>
          </table:table-cell>
          <table:table-cell table:formula="of:=[.D28]/[.B28]" office:value-type="float" office:value="0.004149377593361" calcext:value-type="float">
            <text:p>0.0041</text:p>
          </table:table-cell>
          <table:table-cell office:value-type="float" office:value="0.004149377593361" calcext:value-type="float">
            <text:p>0.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70" calcext:value-type="float">
            <text:p>2170.0000</text:p>
          </table:table-cell>
          <table:table-cell table:formula="of:=[.B29]/1000" office:value-type="float" office:value="2.17" calcext:value-type="float">
            <text:p>2.1700</text:p>
          </table:table-cell>
          <table:table-cell office:value-type="float" office:value="10" calcext:value-type="float">
            <text:p>10.0000</text:p>
          </table:table-cell>
          <table:table-cell table:formula="of:=[.D29]/[.B29]" office:value-type="float" office:value="0.00460829493087558" calcext:value-type="float">
            <text:p>0.0046</text:p>
          </table:table-cell>
          <table:table-cell office:value-type="float" office:value="0.00460829493087558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212" calcext:value-type="float">
            <text:p>2212.0000</text:p>
          </table:table-cell>
          <table:table-cell table:formula="of:=[.B30]/1000" office:value-type="float" office:value="2.212" calcext:value-type="float">
            <text:p>2.2120</text:p>
          </table:table-cell>
          <table:table-cell office:value-type="float" office:value="10" calcext:value-type="float">
            <text:p>10.0000</text:p>
          </table:table-cell>
          <table:table-cell table:formula="of:=[.D30]/[.B30]" office:value-type="float" office:value="0.00452079566003617" calcext:value-type="float">
            <text:p>0.0045</text:p>
          </table:table-cell>
          <table:table-cell office:value-type="float" office:value="0.00452079566003617" calcext:value-type="float">
            <text:p>0.0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184" calcext:value-type="float">
            <text:p>2184.0000</text:p>
          </table:table-cell>
          <table:table-cell table:formula="of:=AVERAGE([.C3];[.C9];[.C15];[.C21];[.C27])" office:value-type="float" office:value="2.184" calcext:value-type="float">
            <text:p>2.1840</text:p>
          </table:table-cell>
          <table:table-cell table:formula="of:=AVERAGE([.D3];[.D9];[.D15];[.D21];[.D27])" office:value-type="float" office:value="9" calcext:value-type="float">
            <text:p>9.0000</text:p>
          </table:table-cell>
          <table:table-cell table:formula="of:=AVERAGE([.E3];[.E9];[.E15];[.E21];[.E27])" office:value-type="float" office:value="0.00412384498903503" calcext:value-type="float">
            <text:p>0.0041</text:p>
          </table:table-cell>
          <table:table-cell table:formula="of:=AVERAGE([.F3];[.F9];[.F15];[.F21];[.F27])" office:value-type="float" office:value="0.00412384498903503" calcext:value-type="float">
            <text:p>0.0041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247.4" calcext:value-type="float">
            <text:p>2247.4000</text:p>
          </table:table-cell>
          <table:table-cell table:formula="of:=AVERAGE([.C4];[.C10];[.C16];[.C22];[.C28])" office:value-type="float" office:value="2.2474" calcext:value-type="float">
            <text:p>2.2474</text:p>
          </table:table-cell>
          <table:table-cell table:formula="of:=AVERAGE([.D4];[.D10];[.D16];[.D22];[.D28])" office:value-type="float" office:value="9" calcext:value-type="float">
            <text:p>9.0000</text:p>
          </table:table-cell>
          <table:table-cell table:formula="of:=AVERAGE([.E4];[.E10];[.E16];[.E22];[.E28])" office:value-type="float" office:value="0.00402719583920971" calcext:value-type="float">
            <text:p>0.0040</text:p>
          </table:table-cell>
          <table:table-cell table:formula="of:=AVERAGE([.F4];[.F10];[.F16];[.F22];[.F28])" office:value-type="float" office:value="0.00402719583920971" calcext:value-type="float">
            <text:p>0.0040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60.8" calcext:value-type="float">
            <text:p>2160.8000</text:p>
          </table:table-cell>
          <table:table-cell table:formula="of:=AVERAGE([.C5];[.C11];[.C17];[.C23];[.C29])" office:value-type="float" office:value="2.1608" calcext:value-type="float">
            <text:p>2.1608</text:p>
          </table:table-cell>
          <table:table-cell table:formula="of:=AVERAGE([.D5];[.D11];[.D17];[.D23];[.D29])" office:value-type="float" office:value="10" calcext:value-type="float">
            <text:p>10.0000</text:p>
          </table:table-cell>
          <table:table-cell table:formula="of:=AVERAGE([.E5];[.E11];[.E17];[.E23];[.E29])" office:value-type="float" office:value="0.00462807503233743" calcext:value-type="float">
            <text:p>0.0046</text:p>
          </table:table-cell>
          <table:table-cell table:formula="of:=AVERAGE([.F5];[.F11];[.F17];[.F23];[.F29])" office:value-type="float" office:value="0.00462807503233743" calcext:value-type="float">
            <text:p>0.0046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282.6" calcext:value-type="float">
            <text:p>2282.6000</text:p>
          </table:table-cell>
          <table:table-cell table:formula="of:=AVERAGE([.C6];[.C12];[.C18];[.C24];[.C30])" office:value-type="float" office:value="2.2826" calcext:value-type="float">
            <text:p>2.2826</text:p>
          </table:table-cell>
          <table:table-cell table:formula="of:=AVERAGE([.D6];[.D12];[.D18];[.D24];[.D30])" office:value-type="float" office:value="10" calcext:value-type="float">
            <text:p>10.0000</text:p>
          </table:table-cell>
          <table:table-cell table:formula="of:=AVERAGE([.E6];[.E12];[.E18];[.E24];[.E30])" office:value-type="float" office:value="0.00440290824724739" calcext:value-type="float">
            <text:p>0.0044</text:p>
          </table:table-cell>
          <table:table-cell table:formula="of:=AVERAGE([.F6];[.F12];[.F18];[.F24];[.F30])" office:value-type="float" office:value="0.00440290824724739" calcext:value-type="float">
            <text:p>0.0044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66.7869747780209" calcext:value-type="float">
            <text:p>66.7870</text:p>
          </table:table-cell>
          <table:table-cell table:formula="of:=STDEVA([.C3];[.C9];[.C15];[.C21];[.C27])" office:value-type="float" office:value="0.0667869747780209" calcext:value-type="float">
            <text:p>0.0668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12123561458322" calcext:value-type="float">
            <text:p>0.0001</text:p>
          </table:table-cell>
          <table:table-cell table:formula="of:=STDEVA([.F3];[.F9];[.F15];[.F21];[.F27])" office:value-type="float" office:value="0.00012123561458322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98.91405179122" calcext:value-type="float">
            <text:p>198.9141</text:p>
          </table:table-cell>
          <table:table-cell table:formula="of:=STDEVA([.C4];[.C10];[.C16];[.C22];[.C28])" office:value-type="float" office:value="0.19891405179122" calcext:value-type="float">
            <text:p>0.1989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318738693341776" calcext:value-type="float">
            <text:p>0.0003</text:p>
          </table:table-cell>
          <table:table-cell table:formula="of:=STDEVA([.F4];[.F10];[.F16];[.F22];[.F28])" office:value-type="float" office:value="0.000318738693341777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14.2021125189177" calcext:value-type="float">
            <text:p>14.2021</text:p>
          </table:table-cell>
          <table:table-cell table:formula="of:=STDEVA([.C5];[.C11];[.C17];[.C23];[.C29])" office:value-type="float" office:value="0.0142021125189178" calcext:value-type="float">
            <text:p>0.0142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303240149455904" calcext:value-type="float">
            <text:p>0.0000</text:p>
          </table:table-cell>
          <table:table-cell table:formula="of:=STDEVA([.F5];[.F11];[.F17];[.F23];[.F29])" office:value-type="float" office:value="0.000030324014945593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187.313373788419" calcext:value-type="float">
            <text:p>187.3134</text:p>
          </table:table-cell>
          <table:table-cell table:formula="of:=STDEVA([.C6];[.C12];[.C18];[.C24];[.C30])" office:value-type="float" office:value="0.187313373788419" calcext:value-type="float">
            <text:p>0.1873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334561953981304" calcext:value-type="float">
            <text:p>0.0003</text:p>
          </table:table-cell>
          <table:table-cell table:formula="of:=STDEVA([.F6];[.F12];[.F18];[.F24];[.F30])" office:value-type="float" office:value="0.000334561953981305" calcext:value-type="float">
            <text:p>0.00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54" calcext:value-type="float">
            <text:p>2154.0000</text:p>
          </table:table-cell>
          <table:table-cell table:formula="of:=MEDIAN([.C3];[.C9];[.C15];[.C21];[.C27])" office:value-type="float" office:value="2.154" calcext:value-type="float">
            <text:p>2.1540</text:p>
          </table:table-cell>
          <table:table-cell table:formula="of:=MEDIAN([.D3];[.D9];[.D15];[.D21];[.D27])" office:value-type="float" office:value="9" calcext:value-type="float">
            <text:p>9.0000</text:p>
          </table:table-cell>
          <table:table-cell table:formula="of:=MEDIAN([.E3];[.E9];[.E15];[.E21];[.E27])" office:value-type="float" office:value="0.00417827298050139" calcext:value-type="float">
            <text:p>0.0042</text:p>
          </table:table-cell>
          <table:table-cell table:formula="of:=MEDIAN([.F3];[.F9];[.F15];[.F21];[.F27])" office:value-type="float" office:value="0.00417827298050139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61" calcext:value-type="float">
            <text:p>2161.0000</text:p>
          </table:table-cell>
          <table:table-cell table:formula="of:=MEDIAN([.C4];[.C10];[.C16];[.C22];[.C28])" office:value-type="float" office:value="2.161" calcext:value-type="float">
            <text:p>2.1610</text:p>
          </table:table-cell>
          <table:table-cell table:formula="of:=MEDIAN([.D4];[.D10];[.D16];[.D22];[.D28])" office:value-type="float" office:value="9" calcext:value-type="float">
            <text:p>9.0000</text:p>
          </table:table-cell>
          <table:table-cell table:formula="of:=MEDIAN([.E4];[.E10];[.E16];[.E22];[.E28])" office:value-type="float" office:value="0.004164738546969" calcext:value-type="float">
            <text:p>0.0042</text:p>
          </table:table-cell>
          <table:table-cell table:formula="of:=MEDIAN([.F4];[.F10];[.F16];[.F22];[.F28])" office:value-type="float" office:value="0.004164738546969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55" calcext:value-type="float">
            <text:p>2155.0000</text:p>
          </table:table-cell>
          <table:table-cell table:formula="of:=MEDIAN([.C5];[.C11];[.C17];[.C23];[.C29])" office:value-type="float" office:value="2.155" calcext:value-type="float">
            <text:p>2.1550</text:p>
          </table:table-cell>
          <table:table-cell table:formula="of:=MEDIAN([.D5];[.D11];[.D17];[.D23];[.D29])" office:value-type="float" office:value="10" calcext:value-type="float">
            <text:p>10.0000</text:p>
          </table:table-cell>
          <table:table-cell table:formula="of:=MEDIAN([.E5];[.E11];[.E17];[.E23];[.E29])" office:value-type="float" office:value="0.00464037122969838" calcext:value-type="float">
            <text:p>0.0046</text:p>
          </table:table-cell>
          <table:table-cell table:formula="of:=MEDIAN([.F5];[.F11];[.F17];[.F23];[.F29])" office:value-type="float" office:value="0.00464037122969838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212" calcext:value-type="float">
            <text:p>2212.0000</text:p>
          </table:table-cell>
          <table:table-cell table:formula="of:=MEDIAN([.C6];[.C12];[.C18];[.C24];[.C30])" office:value-type="float" office:value="2.212" calcext:value-type="float">
            <text:p>2.2120</text:p>
          </table:table-cell>
          <table:table-cell table:formula="of:=MEDIAN([.D6];[.D12];[.D18];[.D24];[.D30])" office:value-type="float" office:value="10" calcext:value-type="float">
            <text:p>10.0000</text:p>
          </table:table-cell>
          <table:table-cell table:formula="of:=MEDIAN([.E6];[.E12];[.E18];[.E24];[.E30])" office:value-type="float" office:value="0.00452079566003617" calcext:value-type="float">
            <text:p>0.0045</text:p>
          </table:table-cell>
          <table:table-cell table:formula="of:=MEDIAN([.F6];[.F12];[.F18];[.F24];[.F30])" office:value-type="float" office:value="0.00452079566003617" calcext:value-type="float">
            <text:p>0.00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303" calcext:value-type="float">
            <text:p>2303.0000</text:p>
          </table:table-cell>
          <table:table-cell table:formula="of:=MAX([.C3];[.C9];[.C15];[.C21];[.C27])" office:value-type="float" office:value="2.303" calcext:value-type="float">
            <text:p>2.3030</text:p>
          </table:table-cell>
          <table:table-cell table:formula="of:=MAX([.D3];[.D9];[.D15];[.D21];[.D27])" office:value-type="float" office:value="9" calcext:value-type="float">
            <text:p>9.0000</text:p>
          </table:table-cell>
          <table:table-cell table:formula="of:=MAX([.E3];[.E9];[.E15];[.E21];[.E27])" office:value-type="float" office:value="0.00418799441600745" calcext:value-type="float">
            <text:p>0.0042</text:p>
          </table:table-cell>
          <table:table-cell table:formula="of:=MAX([.F3];[.F9];[.F15];[.F21];[.F27])" office:value-type="float" office:value="0.00418799441600745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603" calcext:value-type="float">
            <text:p>2603.0000</text:p>
          </table:table-cell>
          <table:table-cell table:formula="of:=MAX([.C4];[.C10];[.C16];[.C22];[.C28])" office:value-type="float" office:value="2.603" calcext:value-type="float">
            <text:p>2.6030</text:p>
          </table:table-cell>
          <table:table-cell table:formula="of:=MAX([.D4];[.D10];[.D16];[.D22];[.D28])" office:value-type="float" office:value="9" calcext:value-type="float">
            <text:p>9.0000</text:p>
          </table:table-cell>
          <table:table-cell table:formula="of:=MAX([.E4];[.E10];[.E16];[.E22];[.E28])" office:value-type="float" office:value="0.00418410041841004" calcext:value-type="float">
            <text:p>0.0042</text:p>
          </table:table-cell>
          <table:table-cell table:formula="of:=MAX([.F4];[.F10];[.F16];[.F22];[.F28])" office:value-type="float" office:value="0.00418410041841004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81" calcext:value-type="float">
            <text:p>2181.0000</text:p>
          </table:table-cell>
          <table:table-cell table:formula="of:=MAX([.C5];[.C11];[.C17];[.C23];[.C29])" office:value-type="float" office:value="2.181" calcext:value-type="float">
            <text:p>2.1810</text:p>
          </table:table-cell>
          <table:table-cell table:formula="of:=MAX([.D5];[.D11];[.D17];[.D23];[.D29])" office:value-type="float" office:value="10" calcext:value-type="float">
            <text:p>10.0000</text:p>
          </table:table-cell>
          <table:table-cell table:formula="of:=MAX([.E5];[.E11];[.E17];[.E23];[.E29])" office:value-type="float" office:value="0.00465549348230913" calcext:value-type="float">
            <text:p>0.0047</text:p>
          </table:table-cell>
          <table:table-cell table:formula="of:=MAX([.F5];[.F11];[.F17];[.F23];[.F29])" office:value-type="float" office:value="0.00465549348230913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599" calcext:value-type="float">
            <text:p>2599.0000</text:p>
          </table:table-cell>
          <table:table-cell table:formula="of:=MAX([.C6];[.C12];[.C18];[.C24];[.C30])" office:value-type="float" office:value="2.599" calcext:value-type="float">
            <text:p>2.5990</text:p>
          </table:table-cell>
          <table:table-cell table:formula="of:=MAX([.D6];[.D12];[.D18];[.D24];[.D30])" office:value-type="float" office:value="10" calcext:value-type="float">
            <text:p>10.0000</text:p>
          </table:table-cell>
          <table:table-cell table:formula="of:=MAX([.E6];[.E12];[.E18];[.E24];[.E30])" office:value-type="float" office:value="0.00465549348230913" calcext:value-type="float">
            <text:p>0.0047</text:p>
          </table:table-cell>
          <table:table-cell table:formula="of:=MAX([.F6];[.F12];[.F18];[.F24];[.F30])" office:value-type="float" office:value="0.00465549348230913" calcext:value-type="float">
            <text:p>0.00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49" calcext:value-type="float">
            <text:p>2149.0000</text:p>
          </table:table-cell>
          <table:table-cell table:formula="of:=MIN([.C3];[.C9];[.C15];[.C21];[.C27])" office:value-type="float" office:value="2.149" calcext:value-type="float">
            <text:p>2.1490</text:p>
          </table:table-cell>
          <table:table-cell table:formula="of:=MIN([.D3];[.D9];[.D15];[.D21];[.D27])" office:value-type="float" office:value="9" calcext:value-type="float">
            <text:p>9.0000</text:p>
          </table:table-cell>
          <table:table-cell table:formula="of:=MIN([.E3];[.E9];[.E15];[.E21];[.E27])" office:value-type="float" office:value="0.00390794615718628" calcext:value-type="float">
            <text:p>0.0039</text:p>
          </table:table-cell>
          <table:table-cell table:formula="of:=MIN([.F3];[.F9];[.F15];[.F21];[.F27])" office:value-type="float" office:value="0.00390794615718628" calcext:value-type="float">
            <text:p>0.0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51" calcext:value-type="float">
            <text:p>2151.0000</text:p>
          </table:table-cell>
          <table:table-cell table:formula="of:=MIN([.C4];[.C10];[.C16];[.C22];[.C28])" office:value-type="float" office:value="2.151" calcext:value-type="float">
            <text:p>2.1510</text:p>
          </table:table-cell>
          <table:table-cell table:formula="of:=MIN([.D4];[.D10];[.D16];[.D22];[.D28])" office:value-type="float" office:value="9" calcext:value-type="float">
            <text:p>9.0000</text:p>
          </table:table-cell>
          <table:table-cell table:formula="of:=MIN([.E4];[.E10];[.E16];[.E22];[.E28])" office:value-type="float" office:value="0.00345754898194391" calcext:value-type="float">
            <text:p>0.0035</text:p>
          </table:table-cell>
          <table:table-cell table:formula="of:=MIN([.F4];[.F10];[.F16];[.F22];[.F28])" office:value-type="float" office:value="0.00345754898194391" calcext:value-type="float">
            <text:p>0.00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48" calcext:value-type="float">
            <text:p>2148.0000</text:p>
          </table:table-cell>
          <table:table-cell table:formula="of:=MIN([.C5];[.C11];[.C17];[.C23];[.C29])" office:value-type="float" office:value="2.148" calcext:value-type="float">
            <text:p>2.1480</text:p>
          </table:table-cell>
          <table:table-cell table:formula="of:=MIN([.D5];[.D11];[.D17];[.D23];[.D29])" office:value-type="float" office:value="10" calcext:value-type="float">
            <text:p>10.0000</text:p>
          </table:table-cell>
          <table:table-cell table:formula="of:=MIN([.E5];[.E11];[.E17];[.E23];[.E29])" office:value-type="float" office:value="0.00458505272810637" calcext:value-type="float">
            <text:p>0.0046</text:p>
          </table:table-cell>
          <table:table-cell table:formula="of:=MIN([.F5];[.F11];[.F17];[.F23];[.F29])" office:value-type="float" office:value="0.00458505272810637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48" calcext:value-type="float">
            <text:p>2148.0000</text:p>
          </table:table-cell>
          <table:table-cell table:formula="of:=MIN([.C6];[.C12];[.C18];[.C24];[.C30])" office:value-type="float" office:value="2.148" calcext:value-type="float">
            <text:p>2.1480</text:p>
          </table:table-cell>
          <table:table-cell table:formula="of:=MIN([.D6];[.D12];[.D18];[.D24];[.D30])" office:value-type="float" office:value="10" calcext:value-type="float">
            <text:p>10.0000</text:p>
          </table:table-cell>
          <table:table-cell table:formula="of:=MIN([.E6];[.E12];[.E18];[.E24];[.E30])" office:value-type="float" office:value="0.00384763370527126" calcext:value-type="float">
            <text:p>0.0038</text:p>
          </table:table-cell>
          <table:table-cell table:formula="of:=MIN([.F6];[.F12];[.F18];[.F24];[.F30])" office:value-type="float" office:value="0.00384763370527126" calcext:value-type="float">
            <text:p>0.00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50" calcext:value-type="float">
            <text:p>2150.0000</text:p>
          </table:table-cell>
          <table:table-cell table:formula="of:=QUARTILE(([.C3]~[.C9]~[.C15]~[.C21]~[.C27]);1)" office:value-type="float" office:value="2.15" calcext:value-type="float">
            <text:p>2.1500</text:p>
          </table:table-cell>
          <table:table-cell table:formula="of:=QUARTILE(([.D3]~[.D9]~[.D15]~[.D21]~[.D27]);1)" office:value-type="float" office:value="9" calcext:value-type="float">
            <text:p>9.0000</text:p>
          </table:table-cell>
          <table:table-cell table:formula="of:=QUARTILE(([.E3]~[.E9]~[.E15]~[.E21]~[.E27]);1)" office:value-type="float" office:value="0.00415896487985213" calcext:value-type="float">
            <text:p>0.0042</text:p>
          </table:table-cell>
          <table:table-cell table:formula="of:=QUARTILE(([.F3]~[.F9]~[.F15]~[.F21]~[.F27]);1)" office:value-type="float" office:value="0.00415896487985213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53" calcext:value-type="float">
            <text:p>2153.0000</text:p>
          </table:table-cell>
          <table:table-cell table:formula="of:=QUARTILE(([.C4]~[.C10]~[.C16]~[.C22]~[.C28]);1)" office:value-type="float" office:value="2.153" calcext:value-type="float">
            <text:p>2.1530</text:p>
          </table:table-cell>
          <table:table-cell table:formula="of:=QUARTILE(([.D4]~[.D10]~[.D16]~[.D22]~[.D28]);1)" office:value-type="float" office:value="9" calcext:value-type="float">
            <text:p>9.0000</text:p>
          </table:table-cell>
          <table:table-cell table:formula="of:=QUARTILE(([.E4]~[.E10]~[.E16]~[.E22]~[.E28]);1)" office:value-type="float" office:value="0.004149377593361" calcext:value-type="float">
            <text:p>0.0041</text:p>
          </table:table-cell>
          <table:table-cell table:formula="of:=QUARTILE(([.F4]~[.F10]~[.F16]~[.F22]~[.F28]);1)" office:value-type="float" office:value="0.004149377593361" calcext:value-type="float">
            <text:p>0.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50" calcext:value-type="float">
            <text:p>2150.0000</text:p>
          </table:table-cell>
          <table:table-cell table:formula="of:=QUARTILE(([.C5]~[.C11]~[.C17]~[.C23]~[.C29]);1)" office:value-type="float" office:value="2.15" calcext:value-type="float">
            <text:p>2.1500</text:p>
          </table:table-cell>
          <table:table-cell table:formula="of:=QUARTILE(([.D5]~[.D11]~[.D17]~[.D23]~[.D29]);1)" office:value-type="float" office:value="10" calcext:value-type="float">
            <text:p>10.0000</text:p>
          </table:table-cell>
          <table:table-cell table:formula="of:=QUARTILE(([.E5]~[.E11]~[.E17]~[.E23]~[.E29]);1)" office:value-type="float" office:value="0.00460829493087558" calcext:value-type="float">
            <text:p>0.0046</text:p>
          </table:table-cell>
          <table:table-cell table:formula="of:=QUARTILE(([.F5]~[.F11]~[.F17]~[.F23]~[.F29]);1)" office:value-type="float" office:value="0.00460829493087558" calcext:value-type="float">
            <text:p>0.0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53" calcext:value-type="float">
            <text:p>2153.0000</text:p>
          </table:table-cell>
          <table:table-cell table:formula="of:=QUARTILE(([.C6]~[.C12]~[.C18]~[.C24]~[.C30]);1)" office:value-type="float" office:value="2.153" calcext:value-type="float">
            <text:p>2.1530</text:p>
          </table:table-cell>
          <table:table-cell table:formula="of:=QUARTILE(([.D6]~[.D12]~[.D18]~[.D24]~[.D30]);1)" office:value-type="float" office:value="10" calcext:value-type="float">
            <text:p>10.0000</text:p>
          </table:table-cell>
          <table:table-cell table:formula="of:=QUARTILE(([.E6]~[.E12]~[.E18]~[.E24]~[.E30]);1)" office:value-type="float" office:value="0.00434593654932638" calcext:value-type="float">
            <text:p>0.0043</text:p>
          </table:table-cell>
          <table:table-cell table:formula="of:=QUARTILE(([.F6]~[.F12]~[.F18]~[.F24]~[.F30]);1)" office:value-type="float" office:value="0.00434593654932638" calcext:value-type="float">
            <text:p>0.0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64" calcext:value-type="float">
            <text:p>2164.0000</text:p>
          </table:table-cell>
          <table:table-cell table:formula="of:=QUARTILE(([.C3]~[.C9]~[.C15]~[.C21]~[.C27]);3)" office:value-type="float" office:value="2.164" calcext:value-type="float">
            <text:p>2.1640</text:p>
          </table:table-cell>
          <table:table-cell table:formula="of:=QUARTILE(([.D3]~[.D9]~[.D15]~[.D21]~[.D27]);3)" office:value-type="float" office:value="9" calcext:value-type="float">
            <text:p>9.0000</text:p>
          </table:table-cell>
          <table:table-cell table:formula="of:=QUARTILE(([.E3]~[.E9]~[.E15]~[.E21]~[.E27]);3)" office:value-type="float" office:value="0.00418604651162791" calcext:value-type="float">
            <text:p>0.0042</text:p>
          </table:table-cell>
          <table:table-cell table:formula="of:=QUARTILE(([.F3]~[.F9]~[.F15]~[.F21]~[.F27]);3)" office:value-type="float" office:value="0.0041860465116279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69" calcext:value-type="float">
            <text:p>2169.0000</text:p>
          </table:table-cell>
          <table:table-cell table:formula="of:=QUARTILE(([.C4]~[.C10]~[.C16]~[.C22]~[.C28]);3)" office:value-type="float" office:value="2.169" calcext:value-type="float">
            <text:p>2.1690</text:p>
          </table:table-cell>
          <table:table-cell table:formula="of:=QUARTILE(([.D4]~[.D10]~[.D16]~[.D22]~[.D28]);3)" office:value-type="float" office:value="9" calcext:value-type="float">
            <text:p>9.0000</text:p>
          </table:table-cell>
          <table:table-cell table:formula="of:=QUARTILE(([.E4]~[.E10]~[.E16]~[.E22]~[.E28]);3)" office:value-type="float" office:value="0.00418021365536461" calcext:value-type="float">
            <text:p>0.0042</text:p>
          </table:table-cell>
          <table:table-cell table:formula="of:=QUARTILE(([.F4]~[.F10]~[.F16]~[.F22]~[.F28]);3)" office:value-type="float" office:value="0.00418021365536461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70" calcext:value-type="float">
            <text:p>2170.0000</text:p>
          </table:table-cell>
          <table:table-cell table:formula="of:=QUARTILE(([.C5]~[.C11]~[.C17]~[.C23]~[.C29]);3)" office:value-type="float" office:value="2.17" calcext:value-type="float">
            <text:p>2.1700</text:p>
          </table:table-cell>
          <table:table-cell table:formula="of:=QUARTILE(([.D5]~[.D11]~[.D17]~[.D23]~[.D29]);3)" office:value-type="float" office:value="10" calcext:value-type="float">
            <text:p>10.0000</text:p>
          </table:table-cell>
          <table:table-cell table:formula="of:=QUARTILE(([.E5]~[.E11]~[.E17]~[.E23]~[.E29]);3)" office:value-type="float" office:value="0.00465116279069768" calcext:value-type="float">
            <text:p>0.0047</text:p>
          </table:table-cell>
          <table:table-cell table:formula="of:=QUARTILE(([.F5]~[.F11]~[.F17]~[.F23]~[.F29]);3)" office:value-type="float" office:value="0.00465116279069768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301" calcext:value-type="float">
            <text:p>2301.0000</text:p>
          </table:table-cell>
          <table:table-cell table:formula="of:=QUARTILE(([.C6]~[.C12]~[.C18]~[.C24]~[.C30]);3)" office:value-type="float" office:value="2.301" calcext:value-type="float">
            <text:p>2.3010</text:p>
          </table:table-cell>
          <table:table-cell table:formula="of:=QUARTILE(([.D6]~[.D12]~[.D18]~[.D24]~[.D30]);3)" office:value-type="float" office:value="10" calcext:value-type="float">
            <text:p>10.0000</text:p>
          </table:table-cell>
          <table:table-cell table:formula="of:=QUARTILE(([.E6]~[.E12]~[.E18]~[.E24]~[.E30]);3)" office:value-type="float" office:value="0.00464468183929401" calcext:value-type="float">
            <text:p>0.0046</text:p>
          </table:table-cell>
          <table:table-cell table:formula="of:=QUARTILE(([.F6]~[.F12]~[.F18]~[.F24]~[.F30]);3)" office:value-type="float" office:value="0.00464468183929401" calcext:value-type="float">
            <text:p>0.0046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8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83" calcext:value-type="float">
            <text:p>2183.0000</text:p>
          </table:table-cell>
          <table:table-cell table:formula="of:=[.B3]/1000" office:value-type="float" office:value="2.183" calcext:value-type="float">
            <text:p>2.1830</text:p>
          </table:table-cell>
          <table:table-cell office:value-type="float" office:value="14" calcext:value-type="float">
            <text:p>14.0000</text:p>
          </table:table-cell>
          <table:table-cell table:formula="of:=[.D3]/[.B3]" office:value-type="float" office:value="0.00641319285387082" calcext:value-type="float">
            <text:p>0.0064</text:p>
          </table:table-cell>
          <table:table-cell table:formula="of:=[.D3]/[.C3]" office:value-type="float" office:value="6.41319285387082" calcext:value-type="float">
            <text:p>6.4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7" calcext:value-type="float">
            <text:p>2147.0000</text:p>
          </table:table-cell>
          <table:table-cell table:formula="of:=[.B4]/1000" office:value-type="float" office:value="2.147" calcext:value-type="float">
            <text:p>2.1470</text:p>
          </table:table-cell>
          <table:table-cell office:value-type="float" office:value="13" calcext:value-type="float">
            <text:p>13.0000</text:p>
          </table:table-cell>
          <table:table-cell table:formula="of:=[.D4]/[.B4]" office:value-type="float" office:value="0.00605496040987424" calcext:value-type="float">
            <text:p>0.0061</text:p>
          </table:table-cell>
          <table:table-cell table:formula="of:=[.D4]/[.C4]" office:value-type="float" office:value="6.05496040987424" calcext:value-type="float">
            <text:p>6.0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6" calcext:value-type="float">
            <text:p>2156.0000</text:p>
          </table:table-cell>
          <table:table-cell table:formula="of:=[.B5]/1000" office:value-type="float" office:value="2.156" calcext:value-type="float">
            <text:p>2.1560</text:p>
          </table:table-cell>
          <table:table-cell office:value-type="float" office:value="11" calcext:value-type="float">
            <text:p>11.0000</text:p>
          </table:table-cell>
          <table:table-cell table:formula="of:=[.D5]/[.B5]" office:value-type="float" office:value="0.00510204081632653" calcext:value-type="float">
            <text:p>0.0051</text:p>
          </table:table-cell>
          <table:table-cell table:formula="of:=[.D5]/[.C5]" office:value-type="float" office:value="5.10204081632653" calcext:value-type="float">
            <text:p>5.1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3" calcext:value-type="float">
            <text:p>2153.0000</text:p>
          </table:table-cell>
          <table:table-cell table:formula="of:=[.B6]/1000" office:value-type="float" office:value="2.153" calcext:value-type="float">
            <text:p>2.1530</text:p>
          </table:table-cell>
          <table:table-cell office:value-type="float" office:value="11" calcext:value-type="float">
            <text:p>11.0000</text:p>
          </table:table-cell>
          <table:table-cell table:formula="of:=[.D6]/[.B6]" office:value-type="float" office:value="0.00510915002322341" calcext:value-type="float">
            <text:p>0.0051</text:p>
          </table:table-cell>
          <table:table-cell table:formula="of:=[.D6]/[.C6]" office:value-type="float" office:value="5.10915002322341" calcext:value-type="float">
            <text:p>5.10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3" calcext:value-type="float">
            <text:p>2153.0000</text:p>
          </table:table-cell>
          <table:table-cell table:formula="of:=[.B9]/1000" office:value-type="float" office:value="2.153" calcext:value-type="float">
            <text:p>2.1530</text:p>
          </table:table-cell>
          <table:table-cell office:value-type="float" office:value="14" calcext:value-type="float">
            <text:p>14.0000</text:p>
          </table:table-cell>
          <table:table-cell table:formula="of:=[.D9]/[.B9]" office:value-type="float" office:value="0.00650255457501161" calcext:value-type="float">
            <text:p>0.0065</text:p>
          </table:table-cell>
          <table:table-cell table:formula="of:=[.D9]/[.C9]" office:value-type="float" office:value="6.50255457501161" calcext:value-type="float">
            <text:p>6.5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0" calcext:value-type="float">
            <text:p>2150.0000</text:p>
          </table:table-cell>
          <table:table-cell table:formula="of:=[.B10]/1000" office:value-type="float" office:value="2.15" calcext:value-type="float">
            <text:p>2.1500</text:p>
          </table:table-cell>
          <table:table-cell office:value-type="float" office:value="13" calcext:value-type="float">
            <text:p>13.0000</text:p>
          </table:table-cell>
          <table:table-cell table:formula="of:=[.D10]/[.B10]" office:value-type="float" office:value="0.00604651162790698" calcext:value-type="float">
            <text:p>0.0060</text:p>
          </table:table-cell>
          <table:table-cell table:formula="of:=[.D10]/[.C10]" office:value-type="float" office:value="6.04651162790698" calcext:value-type="float">
            <text:p>6.0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4" calcext:value-type="float">
            <text:p>2154.0000</text:p>
          </table:table-cell>
          <table:table-cell table:formula="of:=[.B11]/1000" office:value-type="float" office:value="2.154" calcext:value-type="float">
            <text:p>2.1540</text:p>
          </table:table-cell>
          <table:table-cell office:value-type="float" office:value="11" calcext:value-type="float">
            <text:p>11.0000</text:p>
          </table:table-cell>
          <table:table-cell table:formula="of:=[.D11]/[.B11]" office:value-type="float" office:value="0.00510677808727948" calcext:value-type="float">
            <text:p>0.0051</text:p>
          </table:table-cell>
          <table:table-cell table:formula="of:=[.D11]/[.C11]" office:value-type="float" office:value="5.10677808727948" calcext:value-type="float">
            <text:p>5.1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9" calcext:value-type="float">
            <text:p>2149.0000</text:p>
          </table:table-cell>
          <table:table-cell table:formula="of:=[.B12]/1000" office:value-type="float" office:value="2.149" calcext:value-type="float">
            <text:p>2.1490</text:p>
          </table:table-cell>
          <table:table-cell office:value-type="float" office:value="11" calcext:value-type="float">
            <text:p>11.0000</text:p>
          </table:table-cell>
          <table:table-cell table:formula="of:=[.D12]/[.B12]" office:value-type="float" office:value="0.00511865984178688" calcext:value-type="float">
            <text:p>0.0051</text:p>
          </table:table-cell>
          <table:table-cell table:formula="of:=[.D12]/[.C12]" office:value-type="float" office:value="5.11865984178688" calcext:value-type="float">
            <text:p>5.1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299" calcext:value-type="float">
            <text:p>2299.0000</text:p>
          </table:table-cell>
          <table:table-cell table:formula="of:=[.B15]/1000" office:value-type="float" office:value="2.299" calcext:value-type="float">
            <text:p>2.2990</text:p>
          </table:table-cell>
          <table:table-cell office:value-type="float" office:value="14" calcext:value-type="float">
            <text:p>14.0000</text:p>
          </table:table-cell>
          <table:table-cell table:formula="of:=[.D15]/[.B15]" office:value-type="float" office:value="0.00608960417572858" calcext:value-type="float">
            <text:p>0.0061</text:p>
          </table:table-cell>
          <table:table-cell table:formula="of:=[.D15]/[.C15]" office:value-type="float" office:value="6.08960417572858" calcext:value-type="float">
            <text:p>6.0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0" calcext:value-type="float">
            <text:p>2150.0000</text:p>
          </table:table-cell>
          <table:table-cell table:formula="of:=[.B16]/1000" office:value-type="float" office:value="2.15" calcext:value-type="float">
            <text:p>2.1500</text:p>
          </table:table-cell>
          <table:table-cell office:value-type="float" office:value="13" calcext:value-type="float">
            <text:p>13.0000</text:p>
          </table:table-cell>
          <table:table-cell table:formula="of:=[.D16]/[.B16]" office:value-type="float" office:value="0.00604651162790698" calcext:value-type="float">
            <text:p>0.0060</text:p>
          </table:table-cell>
          <table:table-cell table:formula="of:=[.D16]/[.C16]" office:value-type="float" office:value="6.04651162790698" calcext:value-type="float">
            <text:p>6.0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1" calcext:value-type="float">
            <text:p>2151.0000</text:p>
          </table:table-cell>
          <table:table-cell table:formula="of:=[.B17]/1000" office:value-type="float" office:value="2.151" calcext:value-type="float">
            <text:p>2.1510</text:p>
          </table:table-cell>
          <table:table-cell office:value-type="float" office:value="11" calcext:value-type="float">
            <text:p>11.0000</text:p>
          </table:table-cell>
          <table:table-cell table:formula="of:=[.D17]/[.B17]" office:value-type="float" office:value="0.00511390051139005" calcext:value-type="float">
            <text:p>0.0051</text:p>
          </table:table-cell>
          <table:table-cell table:formula="of:=[.D17]/[.C17]" office:value-type="float" office:value="5.11390051139005" calcext:value-type="float">
            <text:p>5.1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77" calcext:value-type="float">
            <text:p>2177.0000</text:p>
          </table:table-cell>
          <table:table-cell table:formula="of:=[.B18]/1000" office:value-type="float" office:value="2.177" calcext:value-type="float">
            <text:p>2.1770</text:p>
          </table:table-cell>
          <table:table-cell office:value-type="float" office:value="11" calcext:value-type="float">
            <text:p>11.0000</text:p>
          </table:table-cell>
          <table:table-cell table:formula="of:=[.D18]/[.B18]" office:value-type="float" office:value="0.00505282498851631" calcext:value-type="float">
            <text:p>0.0051</text:p>
          </table:table-cell>
          <table:table-cell table:formula="of:=[.D18]/[.C18]" office:value-type="float" office:value="5.05282498851631" calcext:value-type="float">
            <text:p>5.0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9" calcext:value-type="float">
            <text:p>2149.0000</text:p>
          </table:table-cell>
          <table:table-cell table:formula="of:=[.B21]/1000" office:value-type="float" office:value="2.149" calcext:value-type="float">
            <text:p>2.1490</text:p>
          </table:table-cell>
          <table:table-cell office:value-type="float" office:value="14" calcext:value-type="float">
            <text:p>14.0000</text:p>
          </table:table-cell>
          <table:table-cell table:formula="of:=[.D21]/[.B21]" office:value-type="float" office:value="0.00651465798045603" calcext:value-type="float">
            <text:p>0.0065</text:p>
          </table:table-cell>
          <table:table-cell table:formula="of:=[.D21]/[.C21]" office:value-type="float" office:value="6.51465798045603" calcext:value-type="float">
            <text:p>6.5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39" calcext:value-type="float">
            <text:p>2139.0000</text:p>
          </table:table-cell>
          <table:table-cell table:formula="of:=[.B22]/1000" office:value-type="float" office:value="2.139" calcext:value-type="float">
            <text:p>2.1390</text:p>
          </table:table-cell>
          <table:table-cell office:value-type="float" office:value="13" calcext:value-type="float">
            <text:p>13.0000</text:p>
          </table:table-cell>
          <table:table-cell table:formula="of:=[.D22]/[.B22]" office:value-type="float" office:value="0.00607760635811127" calcext:value-type="float">
            <text:p>0.0061</text:p>
          </table:table-cell>
          <table:table-cell table:formula="of:=[.D22]/[.C22]" office:value-type="float" office:value="6.07760635811127" calcext:value-type="float">
            <text:p>6.0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0" calcext:value-type="float">
            <text:p>2150.0000</text:p>
          </table:table-cell>
          <table:table-cell table:formula="of:=[.B23]/1000" office:value-type="float" office:value="2.15" calcext:value-type="float">
            <text:p>2.1500</text:p>
          </table:table-cell>
          <table:table-cell office:value-type="float" office:value="11" calcext:value-type="float">
            <text:p>11.0000</text:p>
          </table:table-cell>
          <table:table-cell table:formula="of:=[.D23]/[.B23]" office:value-type="float" office:value="0.00511627906976744" calcext:value-type="float">
            <text:p>0.0051</text:p>
          </table:table-cell>
          <table:table-cell table:formula="of:=[.D23]/[.C23]" office:value-type="float" office:value="5.11627906976744" calcext:value-type="float">
            <text:p>5.1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71" calcext:value-type="float">
            <text:p>2171.0000</text:p>
          </table:table-cell>
          <table:table-cell table:formula="of:=[.B24]/1000" office:value-type="float" office:value="2.171" calcext:value-type="float">
            <text:p>2.1710</text:p>
          </table:table-cell>
          <table:table-cell office:value-type="float" office:value="11" calcext:value-type="float">
            <text:p>11.0000</text:p>
          </table:table-cell>
          <table:table-cell table:formula="of:=[.D24]/[.B24]" office:value-type="float" office:value="0.00506678949792722" calcext:value-type="float">
            <text:p>0.0051</text:p>
          </table:table-cell>
          <table:table-cell table:formula="of:=[.D24]/[.C24]" office:value-type="float" office:value="5.06678949792722" calcext:value-type="float">
            <text:p>5.06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68" calcext:value-type="float">
            <text:p>2168.0000</text:p>
          </table:table-cell>
          <table:table-cell table:formula="of:=[.B27]/1000" office:value-type="float" office:value="2.168" calcext:value-type="float">
            <text:p>2.1680</text:p>
          </table:table-cell>
          <table:table-cell office:value-type="float" office:value="14" calcext:value-type="float">
            <text:p>14.0000</text:p>
          </table:table-cell>
          <table:table-cell table:formula="of:=[.D27]/[.B27]" office:value-type="float" office:value="0.00645756457564576" calcext:value-type="float">
            <text:p>0.0065</text:p>
          </table:table-cell>
          <table:table-cell table:formula="of:=[.D27]/[.C27]" office:value-type="float" office:value="6.45756457564576" calcext:value-type="float">
            <text:p>6.4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77" calcext:value-type="float">
            <text:p>2177.0000</text:p>
          </table:table-cell>
          <table:table-cell table:formula="of:=[.B28]/1000" office:value-type="float" office:value="2.177" calcext:value-type="float">
            <text:p>2.1770</text:p>
          </table:table-cell>
          <table:table-cell office:value-type="float" office:value="13" calcext:value-type="float">
            <text:p>13.0000</text:p>
          </table:table-cell>
          <table:table-cell table:formula="of:=[.D28]/[.B28]" office:value-type="float" office:value="0.00597152044097382" calcext:value-type="float">
            <text:p>0.0060</text:p>
          </table:table-cell>
          <table:table-cell table:formula="of:=[.D28]/[.C28]" office:value-type="float" office:value="5.97152044097382" calcext:value-type="float">
            <text:p>5.97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68" calcext:value-type="float">
            <text:p>2168.0000</text:p>
          </table:table-cell>
          <table:table-cell table:formula="of:=[.B29]/1000" office:value-type="float" office:value="2.168" calcext:value-type="float">
            <text:p>2.1680</text:p>
          </table:table-cell>
          <table:table-cell office:value-type="float" office:value="11" calcext:value-type="float">
            <text:p>11.0000</text:p>
          </table:table-cell>
          <table:table-cell table:formula="of:=[.D29]/[.B29]" office:value-type="float" office:value="0.00507380073800738" calcext:value-type="float">
            <text:p>0.0051</text:p>
          </table:table-cell>
          <table:table-cell table:formula="of:=[.D29]/[.C29]" office:value-type="float" office:value="5.07380073800738" calcext:value-type="float">
            <text:p>5.0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76" calcext:value-type="float">
            <text:p>2176.0000</text:p>
          </table:table-cell>
          <table:table-cell table:formula="of:=[.B30]/1000" office:value-type="float" office:value="2.176" calcext:value-type="float">
            <text:p>2.1760</text:p>
          </table:table-cell>
          <table:table-cell office:value-type="float" office:value="11" calcext:value-type="float">
            <text:p>11.0000</text:p>
          </table:table-cell>
          <table:table-cell table:formula="of:=[.D30]/[.B30]" office:value-type="float" office:value="0.00505514705882353" calcext:value-type="float">
            <text:p>0.0051</text:p>
          </table:table-cell>
          <table:table-cell table:formula="of:=[.D30]/[.C30]" office:value-type="float" office:value="5.05514705882353" calcext:value-type="float">
            <text:p>5.05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3];[.B9];[.B15];[.B21];[.B27])" office:value-type="float" office:value="2190.4" calcext:value-type="float">
            <text:p>2190.4000</text:p>
          </table:table-cell>
          <table:table-cell table:formula="of:=AVERAGE([.C3];[.C9];[.C15];[.C21];[.C27])" office:value-type="float" office:value="2.1904" calcext:value-type="float">
            <text:p>2.1904</text:p>
          </table:table-cell>
          <table:table-cell table:formula="of:=AVERAGE([.D3];[.D9];[.D15];[.D21];[.D27])" office:value-type="float" office:value="14" calcext:value-type="float">
            <text:p>14.0000</text:p>
          </table:table-cell>
          <table:table-cell table:formula="of:=AVERAGE([.E3];[.E9];[.E15];[.E21];[.E27])" office:value-type="float" office:value="0.00639551483214256" calcext:value-type="float">
            <text:p>0.0064</text:p>
          </table:table-cell>
          <table:table-cell table:formula="of:=AVERAGE([.F3];[.F9];[.F15];[.F21];[.F27])" office:value-type="float" office:value="6.39551483214256" calcext:value-type="float">
            <text:p>6.3955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152.6" calcext:value-type="float">
            <text:p>2152.6000</text:p>
          </table:table-cell>
          <table:table-cell table:formula="of:=AVERAGE([.C4];[.C10];[.C16];[.C22];[.C28])" office:value-type="float" office:value="2.1526" calcext:value-type="float">
            <text:p>2.1526</text:p>
          </table:table-cell>
          <table:table-cell table:formula="of:=AVERAGE([.D4];[.D10];[.D16];[.D22];[.D28])" office:value-type="float" office:value="13" calcext:value-type="float">
            <text:p>13.0000</text:p>
          </table:table-cell>
          <table:table-cell table:formula="of:=AVERAGE([.E4];[.E10];[.E16];[.E22];[.E28])" office:value-type="float" office:value="0.00603942209295466" calcext:value-type="float">
            <text:p>0.0060</text:p>
          </table:table-cell>
          <table:table-cell table:formula="of:=AVERAGE([.F4];[.F10];[.F16];[.F22];[.F28])" office:value-type="float" office:value="6.03942209295466" calcext:value-type="float">
            <text:p>6.0394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55.8" calcext:value-type="float">
            <text:p>2155.8000</text:p>
          </table:table-cell>
          <table:table-cell table:formula="of:=AVERAGE([.C5];[.C11];[.C17];[.C23];[.C29])" office:value-type="float" office:value="2.1558" calcext:value-type="float">
            <text:p>2.1558</text:p>
          </table:table-cell>
          <table:table-cell table:formula="of:=AVERAGE([.D5];[.D11];[.D17];[.D23];[.D29])" office:value-type="float" office:value="11" calcext:value-type="float">
            <text:p>11.0000</text:p>
          </table:table-cell>
          <table:table-cell table:formula="of:=AVERAGE([.E5];[.E11];[.E17];[.E23];[.E29])" office:value-type="float" office:value="0.00510255984455418" calcext:value-type="float">
            <text:p>0.0051</text:p>
          </table:table-cell>
          <table:table-cell table:formula="of:=AVERAGE([.F5];[.F11];[.F17];[.F23];[.F29])" office:value-type="float" office:value="5.10255984455418" calcext:value-type="float">
            <text:p>5.1026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65.2" calcext:value-type="float">
            <text:p>2165.2000</text:p>
          </table:table-cell>
          <table:table-cell table:formula="of:=AVERAGE([.C6];[.C12];[.C18];[.C24];[.C30])" office:value-type="float" office:value="2.1652" calcext:value-type="float">
            <text:p>2.1652</text:p>
          </table:table-cell>
          <table:table-cell table:formula="of:=AVERAGE([.D6];[.D12];[.D18];[.D24];[.D30])" office:value-type="float" office:value="11" calcext:value-type="float">
            <text:p>11.0000</text:p>
          </table:table-cell>
          <table:table-cell table:formula="of:=AVERAGE([.E6];[.E12];[.E18];[.E24];[.E30])" office:value-type="float" office:value="0.00508051428205547" calcext:value-type="float">
            <text:p>0.0051</text:p>
          </table:table-cell>
          <table:table-cell table:formula="of:=AVERAGE([.F6];[.F12];[.F18];[.F24];[.F30])" office:value-type="float" office:value="5.08051428205547" calcext:value-type="float">
            <text:p>5.0805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62.1755578985826" calcext:value-type="float">
            <text:p>62.1756</text:p>
          </table:table-cell>
          <table:table-cell table:formula="of:=STDEVA([.C3];[.C9];[.C15];[.C21];[.C27])" office:value-type="float" office:value="0.0621755578985826" calcext:value-type="float">
            <text:p>0.0622</text:p>
          </table:table-cell>
          <table:table-cell table:formula="of:=STDEVA([.D3];[.D9];[.D15];[.D21];[.D27])" office:value-type="float" office:value="0" calcext:value-type="float">
            <text:p>0.0000</text:p>
          </table:table-cell>
          <table:table-cell table:formula="of:=STDEVA([.E3];[.E9];[.E15];[.E21];[.E27])" office:value-type="float" office:value="0.000175639267514548" calcext:value-type="float">
            <text:p>0.0002</text:p>
          </table:table-cell>
          <table:table-cell table:formula="of:=STDEVA([.F3];[.F9];[.F15];[.F21];[.F27])" office:value-type="float" office:value="0.175639267514548" calcext:value-type="float">
            <text:p>0.17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4.3631472874158" calcext:value-type="float">
            <text:p>14.3631</text:p>
          </table:table-cell>
          <table:table-cell table:formula="of:=STDEVA([.C4];[.C10];[.C16];[.C22];[.C28])" office:value-type="float" office:value="0.0143631472874159" calcext:value-type="float">
            <text:p>0.0144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0400332198044673" calcext:value-type="float">
            <text:p>0.0000</text:p>
          </table:table-cell>
          <table:table-cell table:formula="of:=STDEVA([.F4];[.F10];[.F16];[.F22];[.F28])" office:value-type="float" office:value="0.0400332198044674" calcext:value-type="float">
            <text:p>0.0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7.22495674727538" calcext:value-type="float">
            <text:p>7.2250</text:p>
          </table:table-cell>
          <table:table-cell table:formula="of:=STDEVA([.C5];[.C11];[.C17];[.C23];[.C29])" office:value-type="float" office:value="0.0072249567472755" calcext:value-type="float">
            <text:p>0.0072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170438921324859" calcext:value-type="float">
            <text:p>0.0000</text:p>
          </table:table-cell>
          <table:table-cell table:formula="of:=STDEVA([.F5];[.F11];[.F17];[.F23];[.F29])" office:value-type="float" office:value="0.017043892132486" calcext:value-type="float">
            <text:p>0.0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13.2363136862194" calcext:value-type="float">
            <text:p>13.2363</text:p>
          </table:table-cell>
          <table:table-cell table:formula="of:=STDEVA([.C6];[.C12];[.C18];[.C24];[.C30])" office:value-type="float" office:value="0.0132363136862194" calcext:value-type="float">
            <text:p>0.0132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0311193351874024" calcext:value-type="float">
            <text:p>0.0000</text:p>
          </table:table-cell>
          <table:table-cell table:formula="of:=STDEVA([.F6];[.F12];[.F18];[.F24];[.F30])" office:value-type="float" office:value="0.0311193351874027" calcext:value-type="float">
            <text:p>0.03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168" calcext:value-type="float">
            <text:p>2168.0000</text:p>
          </table:table-cell>
          <table:table-cell table:formula="of:=MEDIAN([.C3];[.C9];[.C15];[.C21];[.C27])" office:value-type="float" office:value="2.168" calcext:value-type="float">
            <text:p>2.1680</text:p>
          </table:table-cell>
          <table:table-cell table:formula="of:=MEDIAN([.D3];[.D9];[.D15];[.D21];[.D27])" office:value-type="float" office:value="14" calcext:value-type="float">
            <text:p>14.0000</text:p>
          </table:table-cell>
          <table:table-cell table:formula="of:=MEDIAN([.E3];[.E9];[.E15];[.E21];[.E27])" office:value-type="float" office:value="0.00645756457564576" calcext:value-type="float">
            <text:p>0.0065</text:p>
          </table:table-cell>
          <table:table-cell table:formula="of:=MEDIAN([.F3];[.F9];[.F15];[.F21];[.F27])" office:value-type="float" office:value="6.45756457564576" calcext:value-type="float">
            <text:p>6.4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50" calcext:value-type="float">
            <text:p>2150.0000</text:p>
          </table:table-cell>
          <table:table-cell table:formula="of:=MEDIAN([.C4];[.C10];[.C16];[.C22];[.C28])" office:value-type="float" office:value="2.15" calcext:value-type="float">
            <text:p>2.1500</text:p>
          </table:table-cell>
          <table:table-cell table:formula="of:=MEDIAN([.D4];[.D10];[.D16];[.D22];[.D28])" office:value-type="float" office:value="13" calcext:value-type="float">
            <text:p>13.0000</text:p>
          </table:table-cell>
          <table:table-cell table:formula="of:=MEDIAN([.E4];[.E10];[.E16];[.E22];[.E28])" office:value-type="float" office:value="0.00604651162790698" calcext:value-type="float">
            <text:p>0.0060</text:p>
          </table:table-cell>
          <table:table-cell table:formula="of:=MEDIAN([.F4];[.F10];[.F16];[.F22];[.F28])" office:value-type="float" office:value="6.04651162790698" calcext:value-type="float">
            <text:p>6.0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54" calcext:value-type="float">
            <text:p>2154.0000</text:p>
          </table:table-cell>
          <table:table-cell table:formula="of:=MEDIAN([.C5];[.C11];[.C17];[.C23];[.C29])" office:value-type="float" office:value="2.154" calcext:value-type="float">
            <text:p>2.1540</text:p>
          </table:table-cell>
          <table:table-cell table:formula="of:=MEDIAN([.D5];[.D11];[.D17];[.D23];[.D29])" office:value-type="float" office:value="11" calcext:value-type="float">
            <text:p>11.0000</text:p>
          </table:table-cell>
          <table:table-cell table:formula="of:=MEDIAN([.E5];[.E11];[.E17];[.E23];[.E29])" office:value-type="float" office:value="0.00510677808727948" calcext:value-type="float">
            <text:p>0.0051</text:p>
          </table:table-cell>
          <table:table-cell table:formula="of:=MEDIAN([.F5];[.F11];[.F17];[.F23];[.F29])" office:value-type="float" office:value="5.10677808727948" calcext:value-type="float">
            <text:p>5.1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71" calcext:value-type="float">
            <text:p>2171.0000</text:p>
          </table:table-cell>
          <table:table-cell table:formula="of:=MEDIAN([.C6];[.C12];[.C18];[.C24];[.C30])" office:value-type="float" office:value="2.171" calcext:value-type="float">
            <text:p>2.1710</text:p>
          </table:table-cell>
          <table:table-cell table:formula="of:=MEDIAN([.D6];[.D12];[.D18];[.D24];[.D30])" office:value-type="float" office:value="11" calcext:value-type="float">
            <text:p>11.0000</text:p>
          </table:table-cell>
          <table:table-cell table:formula="of:=MEDIAN([.E6];[.E12];[.E18];[.E24];[.E30])" office:value-type="float" office:value="0.00506678949792722" calcext:value-type="float">
            <text:p>0.0051</text:p>
          </table:table-cell>
          <table:table-cell table:formula="of:=MEDIAN([.F6];[.F12];[.F18];[.F24];[.F30])" office:value-type="float" office:value="5.06678949792722" calcext:value-type="float">
            <text:p>5.06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299" calcext:value-type="float">
            <text:p>2299.0000</text:p>
          </table:table-cell>
          <table:table-cell table:formula="of:=MAX([.C3];[.C9];[.C15];[.C21];[.C27])" office:value-type="float" office:value="2.299" calcext:value-type="float">
            <text:p>2.2990</text:p>
          </table:table-cell>
          <table:table-cell table:formula="of:=MAX([.D3];[.D9];[.D15];[.D21];[.D27])" office:value-type="float" office:value="14" calcext:value-type="float">
            <text:p>14.0000</text:p>
          </table:table-cell>
          <table:table-cell table:formula="of:=MAX([.E3];[.E9];[.E15];[.E21];[.E27])" office:value-type="float" office:value="0.00651465798045603" calcext:value-type="float">
            <text:p>0.0065</text:p>
          </table:table-cell>
          <table:table-cell table:formula="of:=MAX([.F3];[.F9];[.F15];[.F21];[.F27])" office:value-type="float" office:value="6.51465798045603" calcext:value-type="float">
            <text:p>6.5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177" calcext:value-type="float">
            <text:p>2177.0000</text:p>
          </table:table-cell>
          <table:table-cell table:formula="of:=MAX([.C4];[.C10];[.C16];[.C22];[.C28])" office:value-type="float" office:value="2.177" calcext:value-type="float">
            <text:p>2.1770</text:p>
          </table:table-cell>
          <table:table-cell table:formula="of:=MAX([.D4];[.D10];[.D16];[.D22];[.D28])" office:value-type="float" office:value="13" calcext:value-type="float">
            <text:p>13.0000</text:p>
          </table:table-cell>
          <table:table-cell table:formula="of:=MAX([.E4];[.E10];[.E16];[.E22];[.E28])" office:value-type="float" office:value="0.00607760635811127" calcext:value-type="float">
            <text:p>0.0061</text:p>
          </table:table-cell>
          <table:table-cell table:formula="of:=MAX([.F4];[.F10];[.F16];[.F22];[.F28])" office:value-type="float" office:value="6.07760635811127" calcext:value-type="float">
            <text:p>6.0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68" calcext:value-type="float">
            <text:p>2168.0000</text:p>
          </table:table-cell>
          <table:table-cell table:formula="of:=MAX([.C5];[.C11];[.C17];[.C23];[.C29])" office:value-type="float" office:value="2.168" calcext:value-type="float">
            <text:p>2.1680</text:p>
          </table:table-cell>
          <table:table-cell table:formula="of:=MAX([.D5];[.D11];[.D17];[.D23];[.D29])" office:value-type="float" office:value="11" calcext:value-type="float">
            <text:p>11.0000</text:p>
          </table:table-cell>
          <table:table-cell table:formula="of:=MAX([.E5];[.E11];[.E17];[.E23];[.E29])" office:value-type="float" office:value="0.00511627906976744" calcext:value-type="float">
            <text:p>0.0051</text:p>
          </table:table-cell>
          <table:table-cell table:formula="of:=MAX([.F5];[.F11];[.F17];[.F23];[.F29])" office:value-type="float" office:value="5.11627906976744" calcext:value-type="float">
            <text:p>5.1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177" calcext:value-type="float">
            <text:p>2177.0000</text:p>
          </table:table-cell>
          <table:table-cell table:formula="of:=MAX([.C6];[.C12];[.C18];[.C24];[.C30])" office:value-type="float" office:value="2.177" calcext:value-type="float">
            <text:p>2.1770</text:p>
          </table:table-cell>
          <table:table-cell table:formula="of:=MAX([.D6];[.D12];[.D18];[.D24];[.D30])" office:value-type="float" office:value="11" calcext:value-type="float">
            <text:p>11.0000</text:p>
          </table:table-cell>
          <table:table-cell table:formula="of:=MAX([.E6];[.E12];[.E18];[.E24];[.E30])" office:value-type="float" office:value="0.00511865984178688" calcext:value-type="float">
            <text:p>0.0051</text:p>
          </table:table-cell>
          <table:table-cell table:formula="of:=MAX([.F6];[.F12];[.F18];[.F24];[.F30])" office:value-type="float" office:value="5.11865984178688" calcext:value-type="float">
            <text:p>5.11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149" calcext:value-type="float">
            <text:p>2149.0000</text:p>
          </table:table-cell>
          <table:table-cell table:formula="of:=MIN([.C3];[.C9];[.C15];[.C21];[.C27])" office:value-type="float" office:value="2.149" calcext:value-type="float">
            <text:p>2.1490</text:p>
          </table:table-cell>
          <table:table-cell table:formula="of:=MIN([.D3];[.D9];[.D15];[.D21];[.D27])" office:value-type="float" office:value="14" calcext:value-type="float">
            <text:p>14.0000</text:p>
          </table:table-cell>
          <table:table-cell table:formula="of:=MIN([.E3];[.E9];[.E15];[.E21];[.E27])" office:value-type="float" office:value="0.00608960417572858" calcext:value-type="float">
            <text:p>0.0061</text:p>
          </table:table-cell>
          <table:table-cell table:formula="of:=MIN([.F3];[.F9];[.F15];[.F21];[.F27])" office:value-type="float" office:value="6.08960417572858" calcext:value-type="float">
            <text:p>6.0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39" calcext:value-type="float">
            <text:p>2139.0000</text:p>
          </table:table-cell>
          <table:table-cell table:formula="of:=MIN([.C4];[.C10];[.C16];[.C22];[.C28])" office:value-type="float" office:value="2.139" calcext:value-type="float">
            <text:p>2.1390</text:p>
          </table:table-cell>
          <table:table-cell table:formula="of:=MIN([.D4];[.D10];[.D16];[.D22];[.D28])" office:value-type="float" office:value="13" calcext:value-type="float">
            <text:p>13.0000</text:p>
          </table:table-cell>
          <table:table-cell table:formula="of:=MIN([.E4];[.E10];[.E16];[.E22];[.E28])" office:value-type="float" office:value="0.00597152044097382" calcext:value-type="float">
            <text:p>0.0060</text:p>
          </table:table-cell>
          <table:table-cell table:formula="of:=MIN([.F4];[.F10];[.F16];[.F22];[.F28])" office:value-type="float" office:value="5.97152044097382" calcext:value-type="float">
            <text:p>5.97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50" calcext:value-type="float">
            <text:p>2150.0000</text:p>
          </table:table-cell>
          <table:table-cell table:formula="of:=MIN([.C5];[.C11];[.C17];[.C23];[.C29])" office:value-type="float" office:value="2.15" calcext:value-type="float">
            <text:p>2.1500</text:p>
          </table:table-cell>
          <table:table-cell table:formula="of:=MIN([.D5];[.D11];[.D17];[.D23];[.D29])" office:value-type="float" office:value="11" calcext:value-type="float">
            <text:p>11.0000</text:p>
          </table:table-cell>
          <table:table-cell table:formula="of:=MIN([.E5];[.E11];[.E17];[.E23];[.E29])" office:value-type="float" office:value="0.00507380073800738" calcext:value-type="float">
            <text:p>0.0051</text:p>
          </table:table-cell>
          <table:table-cell table:formula="of:=MIN([.F5];[.F11];[.F17];[.F23];[.F29])" office:value-type="float" office:value="5.07380073800738" calcext:value-type="float">
            <text:p>5.0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49" calcext:value-type="float">
            <text:p>2149.0000</text:p>
          </table:table-cell>
          <table:table-cell table:formula="of:=MIN([.C6];[.C12];[.C18];[.C24];[.C30])" office:value-type="float" office:value="2.149" calcext:value-type="float">
            <text:p>2.1490</text:p>
          </table:table-cell>
          <table:table-cell table:formula="of:=MIN([.D6];[.D12];[.D18];[.D24];[.D30])" office:value-type="float" office:value="11" calcext:value-type="float">
            <text:p>11.0000</text:p>
          </table:table-cell>
          <table:table-cell table:formula="of:=MIN([.E6];[.E12];[.E18];[.E24];[.E30])" office:value-type="float" office:value="0.00505282498851631" calcext:value-type="float">
            <text:p>0.0051</text:p>
          </table:table-cell>
          <table:table-cell table:formula="of:=MIN([.F6];[.F12];[.F18];[.F24];[.F30])" office:value-type="float" office:value="5.05282498851631" calcext:value-type="float">
            <text:p>5.05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53" calcext:value-type="float">
            <text:p>2153.0000</text:p>
          </table:table-cell>
          <table:table-cell table:formula="of:=QUARTILE(([.C3]~[.C9]~[.C15]~[.C21]~[.C27]);1)" office:value-type="float" office:value="2.153" calcext:value-type="float">
            <text:p>2.1530</text:p>
          </table:table-cell>
          <table:table-cell table:formula="of:=QUARTILE(([.D3]~[.D9]~[.D15]~[.D21]~[.D27]);1)" office:value-type="float" office:value="14" calcext:value-type="float">
            <text:p>14.0000</text:p>
          </table:table-cell>
          <table:table-cell table:formula="of:=QUARTILE(([.E3]~[.E9]~[.E15]~[.E21]~[.E27]);1)" office:value-type="float" office:value="0.00641319285387082" calcext:value-type="float">
            <text:p>0.0064</text:p>
          </table:table-cell>
          <table:table-cell table:formula="of:=QUARTILE(([.F3]~[.F9]~[.F15]~[.F21]~[.F27]);1)" office:value-type="float" office:value="6.41319285387082" calcext:value-type="float">
            <text:p>6.4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47" calcext:value-type="float">
            <text:p>2147.0000</text:p>
          </table:table-cell>
          <table:table-cell table:formula="of:=QUARTILE(([.C4]~[.C10]~[.C16]~[.C22]~[.C28]);1)" office:value-type="float" office:value="2.147" calcext:value-type="float">
            <text:p>2.1470</text:p>
          </table:table-cell>
          <table:table-cell table:formula="of:=QUARTILE(([.D4]~[.D10]~[.D16]~[.D22]~[.D28]);1)" office:value-type="float" office:value="13" calcext:value-type="float">
            <text:p>13.0000</text:p>
          </table:table-cell>
          <table:table-cell table:formula="of:=QUARTILE(([.E4]~[.E10]~[.E16]~[.E22]~[.E28]);1)" office:value-type="float" office:value="0.00604651162790698" calcext:value-type="float">
            <text:p>0.0060</text:p>
          </table:table-cell>
          <table:table-cell table:formula="of:=QUARTILE(([.F4]~[.F10]~[.F16]~[.F22]~[.F28]);1)" office:value-type="float" office:value="6.04651162790698" calcext:value-type="float">
            <text:p>6.0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51" calcext:value-type="float">
            <text:p>2151.0000</text:p>
          </table:table-cell>
          <table:table-cell table:formula="of:=QUARTILE(([.C5]~[.C11]~[.C17]~[.C23]~[.C29]);1)" office:value-type="float" office:value="2.151" calcext:value-type="float">
            <text:p>2.1510</text:p>
          </table:table-cell>
          <table:table-cell table:formula="of:=QUARTILE(([.D5]~[.D11]~[.D17]~[.D23]~[.D29]);1)" office:value-type="float" office:value="11" calcext:value-type="float">
            <text:p>11.0000</text:p>
          </table:table-cell>
          <table:table-cell table:formula="of:=QUARTILE(([.E5]~[.E11]~[.E17]~[.E23]~[.E29]);1)" office:value-type="float" office:value="0.00510204081632653" calcext:value-type="float">
            <text:p>0.0051</text:p>
          </table:table-cell>
          <table:table-cell table:formula="of:=QUARTILE(([.F5]~[.F11]~[.F17]~[.F23]~[.F29]);1)" office:value-type="float" office:value="5.10204081632653" calcext:value-type="float">
            <text:p>5.1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53" calcext:value-type="float">
            <text:p>2153.0000</text:p>
          </table:table-cell>
          <table:table-cell table:formula="of:=QUARTILE(([.C6]~[.C12]~[.C18]~[.C24]~[.C30]);1)" office:value-type="float" office:value="2.153" calcext:value-type="float">
            <text:p>2.1530</text:p>
          </table:table-cell>
          <table:table-cell table:formula="of:=QUARTILE(([.D6]~[.D12]~[.D18]~[.D24]~[.D30]);1)" office:value-type="float" office:value="11" calcext:value-type="float">
            <text:p>11.0000</text:p>
          </table:table-cell>
          <table:table-cell table:formula="of:=QUARTILE(([.E6]~[.E12]~[.E18]~[.E24]~[.E30]);1)" office:value-type="float" office:value="0.00505514705882353" calcext:value-type="float">
            <text:p>0.0051</text:p>
          </table:table-cell>
          <table:table-cell table:formula="of:=QUARTILE(([.F6]~[.F12]~[.F18]~[.F24]~[.F30]);1)" office:value-type="float" office:value="5.05514705882353" calcext:value-type="float">
            <text:p>5.05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83" calcext:value-type="float">
            <text:p>2183.0000</text:p>
          </table:table-cell>
          <table:table-cell table:formula="of:=QUARTILE(([.C3]~[.C9]~[.C15]~[.C21]~[.C27]);3)" office:value-type="float" office:value="2.183" calcext:value-type="float">
            <text:p>2.1830</text:p>
          </table:table-cell>
          <table:table-cell table:formula="of:=QUARTILE(([.D3]~[.D9]~[.D15]~[.D21]~[.D27]);3)" office:value-type="float" office:value="14" calcext:value-type="float">
            <text:p>14.0000</text:p>
          </table:table-cell>
          <table:table-cell table:formula="of:=QUARTILE(([.E3]~[.E9]~[.E15]~[.E21]~[.E27]);3)" office:value-type="float" office:value="0.00650255457501161" calcext:value-type="float">
            <text:p>0.0065</text:p>
          </table:table-cell>
          <table:table-cell table:formula="of:=QUARTILE(([.F3]~[.F9]~[.F15]~[.F21]~[.F27]);3)" office:value-type="float" office:value="6.50255457501161" calcext:value-type="float">
            <text:p>6.5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50" calcext:value-type="float">
            <text:p>2150.0000</text:p>
          </table:table-cell>
          <table:table-cell table:formula="of:=QUARTILE(([.C4]~[.C10]~[.C16]~[.C22]~[.C28]);3)" office:value-type="float" office:value="2.15" calcext:value-type="float">
            <text:p>2.1500</text:p>
          </table:table-cell>
          <table:table-cell table:formula="of:=QUARTILE(([.D4]~[.D10]~[.D16]~[.D22]~[.D28]);3)" office:value-type="float" office:value="13" calcext:value-type="float">
            <text:p>13.0000</text:p>
          </table:table-cell>
          <table:table-cell table:formula="of:=QUARTILE(([.E4]~[.E10]~[.E16]~[.E22]~[.E28]);3)" office:value-type="float" office:value="0.00605496040987424" calcext:value-type="float">
            <text:p>0.0061</text:p>
          </table:table-cell>
          <table:table-cell table:formula="of:=QUARTILE(([.F4]~[.F10]~[.F16]~[.F22]~[.F28]);3)" office:value-type="float" office:value="6.05496040987424" calcext:value-type="float">
            <text:p>6.0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56" calcext:value-type="float">
            <text:p>2156.0000</text:p>
          </table:table-cell>
          <table:table-cell table:formula="of:=QUARTILE(([.C5]~[.C11]~[.C17]~[.C23]~[.C29]);3)" office:value-type="float" office:value="2.156" calcext:value-type="float">
            <text:p>2.1560</text:p>
          </table:table-cell>
          <table:table-cell table:formula="of:=QUARTILE(([.D5]~[.D11]~[.D17]~[.D23]~[.D29]);3)" office:value-type="float" office:value="11" calcext:value-type="float">
            <text:p>11.0000</text:p>
          </table:table-cell>
          <table:table-cell table:formula="of:=QUARTILE(([.E5]~[.E11]~[.E17]~[.E23]~[.E29]);3)" office:value-type="float" office:value="0.00511390051139005" calcext:value-type="float">
            <text:p>0.0051</text:p>
          </table:table-cell>
          <table:table-cell table:formula="of:=QUARTILE(([.F5]~[.F11]~[.F17]~[.F23]~[.F29]);3)" office:value-type="float" office:value="5.11390051139005" calcext:value-type="float">
            <text:p>5.1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76" calcext:value-type="float">
            <text:p>2176.0000</text:p>
          </table:table-cell>
          <table:table-cell table:formula="of:=QUARTILE(([.C6]~[.C12]~[.C18]~[.C24]~[.C30]);3)" office:value-type="float" office:value="2.176" calcext:value-type="float">
            <text:p>2.1760</text:p>
          </table:table-cell>
          <table:table-cell table:formula="of:=QUARTILE(([.D6]~[.D12]~[.D18]~[.D24]~[.D30]);3)" office:value-type="float" office:value="11" calcext:value-type="float">
            <text:p>11.0000</text:p>
          </table:table-cell>
          <table:table-cell table:formula="of:=QUARTILE(([.E6]~[.E12]~[.E18]~[.E24]~[.E30]);3)" office:value-type="float" office:value="0.00510915002322341" calcext:value-type="float">
            <text:p>0.0051</text:p>
          </table:table-cell>
          <table:table-cell table:formula="of:=QUARTILE(([.F6]~[.F12]~[.F18]~[.F24]~[.F30]);3)" office:value-type="float" office:value="5.10915002322341" calcext:value-type="float">
            <text:p>5.1092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09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Runtime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 ms</text:p>
          </table:table-cell>
          <table:table-cell table:style-name="ce1" office:value-type="string" calcext:value-type="string">
            <text:p>Efficiency s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Run 1 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0" calcext:value-type="float">
            <text:p>2140.0000</text:p>
          </table:table-cell>
          <table:table-cell table:formula="of:=[.B3]/1000" office:value-type="float" office:value="2.14" calcext:value-type="float">
            <text:p>2.1400</text:p>
          </table:table-cell>
          <table:table-cell office:value-type="float" office:value="15" calcext:value-type="float">
            <text:p>15.0000</text:p>
          </table:table-cell>
          <table:table-cell table:formula="of:=[.D3]/[.B3]" office:value-type="float" office:value="0.00700934579439252" calcext:value-type="float">
            <text:p>0.0070</text:p>
          </table:table-cell>
          <table:table-cell table:formula="of:=[.D4]/[.C4]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0" calcext:value-type="float">
            <text:p>2150.0000</text:p>
          </table:table-cell>
          <table:table-cell table:formula="of:=[.B4]/1000" office:value-type="float" office:value="2.15" calcext:value-type="float">
            <text:p>2.1500</text:p>
          </table:table-cell>
          <table:table-cell office:value-type="float" office:value="15" calcext:value-type="float">
            <text:p>15.0000</text:p>
          </table:table-cell>
          <table:table-cell table:formula="of:=[.D4]/[.B4]" office:value-type="float" office:value="0.00697674418604651" calcext:value-type="float">
            <text:p>0.0070</text:p>
          </table:table-cell>
          <table:table-cell table:formula="of:=[.D4]/[.C4]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7" calcext:value-type="float">
            <text:p>2157.0000</text:p>
          </table:table-cell>
          <table:table-cell table:formula="of:=[.B5]/1000" office:value-type="float" office:value="2.157" calcext:value-type="float">
            <text:p>2.1570</text:p>
          </table:table-cell>
          <table:table-cell office:value-type="float" office:value="15" calcext:value-type="float">
            <text:p>15.0000</text:p>
          </table:table-cell>
          <table:table-cell table:formula="of:=[.D5]/[.B5]" office:value-type="float" office:value="0.00695410292072323" calcext:value-type="float">
            <text:p>0.0070</text:p>
          </table:table-cell>
          <table:table-cell table:formula="of:=[.D5]/[.C5]" office:value-type="float" office:value="6.95410292072323" calcext:value-type="float">
            <text:p>6.9541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2" calcext:value-type="float">
            <text:p>2152.0000</text:p>
          </table:table-cell>
          <table:table-cell table:formula="of:=[.B6]/1000" office:value-type="float" office:value="2.152" calcext:value-type="float">
            <text:p>2.1520</text:p>
          </table:table-cell>
          <table:table-cell office:value-type="float" office:value="15" calcext:value-type="float">
            <text:p>15.0000</text:p>
          </table:table-cell>
          <table:table-cell table:formula="of:=[.D6]/[.B6]" office:value-type="float" office:value="0.00697026022304833" calcext:value-type="float">
            <text:p>0.0070</text:p>
          </table:table-cell>
          <table:table-cell table:formula="of:=[.D6]/[.C6]" office:value-type="float" office:value="6.97026022304833" calcext:value-type="float">
            <text:p>6.9703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Run 2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58" calcext:value-type="float">
            <text:p>2158.0000</text:p>
          </table:table-cell>
          <table:table-cell table:formula="of:=[.B9]/1000" office:value-type="float" office:value="2.158" calcext:value-type="float">
            <text:p>2.1580</text:p>
          </table:table-cell>
          <table:table-cell office:value-type="float" office:value="15" calcext:value-type="float">
            <text:p>15.0000</text:p>
          </table:table-cell>
          <table:table-cell table:formula="of:=[.D9]/[.B9]" office:value-type="float" office:value="0.00695088044485635" calcext:value-type="float">
            <text:p>0.0070</text:p>
          </table:table-cell>
          <table:table-cell table:formula="of:=[.D10]/[.C10]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0" calcext:value-type="float">
            <text:p>2150.0000</text:p>
          </table:table-cell>
          <table:table-cell table:formula="of:=[.B10]/1000" office:value-type="float" office:value="2.15" calcext:value-type="float">
            <text:p>2.1500</text:p>
          </table:table-cell>
          <table:table-cell office:value-type="float" office:value="15" calcext:value-type="float">
            <text:p>15.0000</text:p>
          </table:table-cell>
          <table:table-cell table:formula="of:=[.D10]/[.B10]" office:value-type="float" office:value="0.00697674418604651" calcext:value-type="float">
            <text:p>0.0070</text:p>
          </table:table-cell>
          <table:table-cell table:formula="of:=[.D10]/[.C10]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5" calcext:value-type="float">
            <text:p>2155.0000</text:p>
          </table:table-cell>
          <table:table-cell table:formula="of:=[.B11]/1000" office:value-type="float" office:value="2.155" calcext:value-type="float">
            <text:p>2.1550</text:p>
          </table:table-cell>
          <table:table-cell office:value-type="float" office:value="15" calcext:value-type="float">
            <text:p>15.0000</text:p>
          </table:table-cell>
          <table:table-cell table:formula="of:=[.D11]/[.B11]" office:value-type="float" office:value="0.00696055684454756" calcext:value-type="float">
            <text:p>0.0070</text:p>
          </table:table-cell>
          <table:table-cell table:formula="of:=[.D11]/[.C11]" office:value-type="float" office:value="6.96055684454757" calcext:value-type="float">
            <text:p>6.9606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46" calcext:value-type="float">
            <text:p>2146.0000</text:p>
          </table:table-cell>
          <table:table-cell table:formula="of:=[.B12]/1000" office:value-type="float" office:value="2.146" calcext:value-type="float">
            <text:p>2.1460</text:p>
          </table:table-cell>
          <table:table-cell office:value-type="float" office:value="15" calcext:value-type="float">
            <text:p>15.0000</text:p>
          </table:table-cell>
          <table:table-cell table:formula="of:=[.D12]/[.B12]" office:value-type="float" office:value="0.00698974836905871" calcext:value-type="float">
            <text:p>0.0070</text:p>
          </table:table-cell>
          <table:table-cell table:formula="of:=[.D12]/[.C12]" office:value-type="float" office:value="6.98974836905871" calcext:value-type="float">
            <text:p>6.989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Run 3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49" calcext:value-type="float">
            <text:p>2149.0000</text:p>
          </table:table-cell>
          <table:table-cell table:formula="of:=[.B15]/1000" office:value-type="float" office:value="2.149" calcext:value-type="float">
            <text:p>2.1490</text:p>
          </table:table-cell>
          <table:table-cell office:value-type="float" office:value="15" calcext:value-type="float">
            <text:p>15.0000</text:p>
          </table:table-cell>
          <table:table-cell table:formula="of:=[.D15]/[.B15]" office:value-type="float" office:value="0.00697999069334574" calcext:value-type="float">
            <text:p>0.0070</text:p>
          </table:table-cell>
          <table:table-cell table:formula="of:=[.D16]/[.C16]" office:value-type="float" office:value="6.96702275894101" calcext:value-type="float">
            <text:p>6.9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53" calcext:value-type="float">
            <text:p>2153.0000</text:p>
          </table:table-cell>
          <table:table-cell table:formula="of:=[.B16]/1000" office:value-type="float" office:value="2.153" calcext:value-type="float">
            <text:p>2.1530</text:p>
          </table:table-cell>
          <table:table-cell office:value-type="float" office:value="15" calcext:value-type="float">
            <text:p>15.0000</text:p>
          </table:table-cell>
          <table:table-cell table:formula="of:=[.D16]/[.B16]" office:value-type="float" office:value="0.00696702275894101" calcext:value-type="float">
            <text:p>0.0070</text:p>
          </table:table-cell>
          <table:table-cell table:formula="of:=[.D16]/[.C16]" office:value-type="float" office:value="6.96702275894101" calcext:value-type="float">
            <text:p>6.9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2" calcext:value-type="float">
            <text:p>2152.0000</text:p>
          </table:table-cell>
          <table:table-cell table:formula="of:=[.B17]/1000" office:value-type="float" office:value="2.152" calcext:value-type="float">
            <text:p>2.1520</text:p>
          </table:table-cell>
          <table:table-cell office:value-type="float" office:value="15" calcext:value-type="float">
            <text:p>15.0000</text:p>
          </table:table-cell>
          <table:table-cell table:formula="of:=[.D17]/[.B17]" office:value-type="float" office:value="0.00697026022304833" calcext:value-type="float">
            <text:p>0.0070</text:p>
          </table:table-cell>
          <table:table-cell table:formula="of:=[.D17]/[.C17]" office:value-type="float" office:value="6.97026022304833" calcext:value-type="float">
            <text:p>6.9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84" calcext:value-type="float">
            <text:p>2184.0000</text:p>
          </table:table-cell>
          <table:table-cell table:formula="of:=[.B18]/1000" office:value-type="float" office:value="2.184" calcext:value-type="float">
            <text:p>2.1840</text:p>
          </table:table-cell>
          <table:table-cell office:value-type="float" office:value="15" calcext:value-type="float">
            <text:p>15.0000</text:p>
          </table:table-cell>
          <table:table-cell table:formula="of:=[.D18]/[.B18]" office:value-type="float" office:value="0.00686813186813187" calcext:value-type="float">
            <text:p>0.0069</text:p>
          </table:table-cell>
          <table:table-cell table:formula="of:=[.D18]/[.C18]" office:value-type="float" office:value="6.86813186813187" calcext:value-type="float">
            <text:p>6.8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4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338" calcext:value-type="float">
            <text:p>2338.0000</text:p>
          </table:table-cell>
          <table:table-cell table:formula="of:=[.B21]/1000" office:value-type="float" office:value="2.338" calcext:value-type="float">
            <text:p>2.3380</text:p>
          </table:table-cell>
          <table:table-cell office:value-type="float" office:value="15" calcext:value-type="float">
            <text:p>15.0000</text:p>
          </table:table-cell>
          <table:table-cell table:formula="of:=[.D21]/[.B21]" office:value-type="float" office:value="0.00641573994867408" calcext:value-type="float">
            <text:p>0.0064</text:p>
          </table:table-cell>
          <table:table-cell table:formula="of:=[.D22]/[.C22]" office:value-type="float" office:value="6.90289921767142" calcext:value-type="float">
            <text:p>6.9029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73" calcext:value-type="float">
            <text:p>2173.0000</text:p>
          </table:table-cell>
          <table:table-cell table:formula="of:=[.B22]/1000" office:value-type="float" office:value="2.173" calcext:value-type="float">
            <text:p>2.1730</text:p>
          </table:table-cell>
          <table:table-cell office:value-type="float" office:value="15" calcext:value-type="float">
            <text:p>15.0000</text:p>
          </table:table-cell>
          <table:table-cell table:formula="of:=[.D22]/[.B22]" office:value-type="float" office:value="0.00690289921767142" calcext:value-type="float">
            <text:p>0.0069</text:p>
          </table:table-cell>
          <table:table-cell table:formula="of:=[.D22]/[.C22]" office:value-type="float" office:value="6.90289921767142" calcext:value-type="float">
            <text:p>6.9029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50" calcext:value-type="float">
            <text:p>2150.0000</text:p>
          </table:table-cell>
          <table:table-cell table:formula="of:=[.B23]/1000" office:value-type="float" office:value="2.15" calcext:value-type="float">
            <text:p>2.1500</text:p>
          </table:table-cell>
          <table:table-cell office:value-type="float" office:value="15" calcext:value-type="float">
            <text:p>15.0000</text:p>
          </table:table-cell>
          <table:table-cell table:formula="of:=[.D23]/[.B23]" office:value-type="float" office:value="0.00697674418604651" calcext:value-type="float">
            <text:p>0.0070</text:p>
          </table:table-cell>
          <table:table-cell table:formula="of:=[.D23]/[.C23]" office:value-type="float" office:value="6.97674418604651" calcext:value-type="float">
            <text:p>6.97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53" calcext:value-type="float">
            <text:p>2153.0000</text:p>
          </table:table-cell>
          <table:table-cell table:formula="of:=[.B24]/1000" office:value-type="float" office:value="2.153" calcext:value-type="float">
            <text:p>2.1530</text:p>
          </table:table-cell>
          <table:table-cell office:value-type="float" office:value="15" calcext:value-type="float">
            <text:p>15.0000</text:p>
          </table:table-cell>
          <table:table-cell table:formula="of:=[.D24]/[.B24]" office:value-type="float" office:value="0.00696702275894101" calcext:value-type="float">
            <text:p>0.0070</text:p>
          </table:table-cell>
          <table:table-cell table:formula="of:=[.D24]/[.C24]" office:value-type="float" office:value="6.96702275894101" calcext:value-type="float">
            <text:p>6.9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Run 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office:value-type="float" office:value="2191" calcext:value-type="float">
            <text:p>2191.0000</text:p>
          </table:table-cell>
          <table:table-cell table:formula="of:=[.B27]/1000" office:value-type="float" office:value="2.191" calcext:value-type="float">
            <text:p>2.1910</text:p>
          </table:table-cell>
          <table:table-cell office:value-type="float" office:value="15" calcext:value-type="float">
            <text:p>15.0000</text:p>
          </table:table-cell>
          <table:table-cell table:formula="of:=[.D27]/[.B27]" office:value-type="float" office:value="0.00684618895481515" calcext:value-type="float">
            <text:p>0.0068</text:p>
          </table:table-cell>
          <table:table-cell table:formula="of:=[.D28]/[.C28]" office:value-type="float" office:value="6.98649278062413" calcext:value-type="float">
            <text:p>6.98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2147" calcext:value-type="float">
            <text:p>2147.0000</text:p>
          </table:table-cell>
          <table:table-cell table:formula="of:=[.B28]/1000" office:value-type="float" office:value="2.147" calcext:value-type="float">
            <text:p>2.1470</text:p>
          </table:table-cell>
          <table:table-cell office:value-type="float" office:value="15" calcext:value-type="float">
            <text:p>15.0000</text:p>
          </table:table-cell>
          <table:table-cell table:formula="of:=[.D28]/[.B28]" office:value-type="float" office:value="0.00698649278062413" calcext:value-type="float">
            <text:p>0.0070</text:p>
          </table:table-cell>
          <table:table-cell table:formula="of:=[.D28]/[.C28]" office:value-type="float" office:value="6.98649278062413" calcext:value-type="float">
            <text:p>6.98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162" calcext:value-type="float">
            <text:p>2162.0000</text:p>
          </table:table-cell>
          <table:table-cell table:formula="of:=[.B29]/1000" office:value-type="float" office:value="2.162" calcext:value-type="float">
            <text:p>2.1620</text:p>
          </table:table-cell>
          <table:table-cell office:value-type="float" office:value="15" calcext:value-type="float">
            <text:p>15.0000</text:p>
          </table:table-cell>
          <table:table-cell table:formula="of:=[.D29]/[.B29]" office:value-type="float" office:value="0.00693802035152636" calcext:value-type="float">
            <text:p>0.0069</text:p>
          </table:table-cell>
          <table:table-cell table:formula="of:=[.D29]/[.C29]" office:value-type="float" office:value="6.93802035152636" calcext:value-type="float">
            <text:p>6.9380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167" calcext:value-type="float">
            <text:p>2167.0000</text:p>
          </table:table-cell>
          <table:table-cell table:formula="of:=[.B30]/1000" office:value-type="float" office:value="2.167" calcext:value-type="float">
            <text:p>2.1670</text:p>
          </table:table-cell>
          <table:table-cell office:value-type="float" office:value="15" calcext:value-type="float">
            <text:p>15.0000</text:p>
          </table:table-cell>
          <table:table-cell table:formula="of:=[.D30]/[.B30]" office:value-type="float" office:value="0.00692201199815413" calcext:value-type="float">
            <text:p>0.0069</text:p>
          </table:table-cell>
          <table:table-cell table:formula="of:=[.D30]/[.C30]" office:value-type="float" office:value="6.92201199815413" calcext:value-type="float">
            <text:p>6.9220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6" table:number-rows-spanned="1">
            <text:p>Mean</text:p>
          </table:table-cell>
          <table:covered-table-cell table:number-columns-repeated="5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formula="of:=AVERAGE([.B4];[.B10];[.B16];[.B22];[.B28])" office:value-type="float" office:value="2154.6" calcext:value-type="float">
            <text:p>2154.6000</text:p>
          </table:table-cell>
          <table:table-cell table:formula="of:=AVERAGE([.C4];[.C10];[.C16];[.C22];[.C28])" office:value-type="float" office:value="2.1546" calcext:value-type="float">
            <text:p>2.1546</text:p>
          </table:table-cell>
          <table:table-cell table:formula="of:=AVERAGE([.D4];[.D10];[.D16];[.D22];[.D28])" office:value-type="float" office:value="15" calcext:value-type="float">
            <text:p>15.0000</text:p>
          </table:table-cell>
          <table:table-cell table:formula="of:=AVERAGE([.E3];[.E9];[.E15];[.E21];[.E27])" office:value-type="float" office:value="0.00684042916721677" calcext:value-type="float">
            <text:p>0.0068</text:p>
          </table:table-cell>
          <table:table-cell table:formula="of:=AVERAGE([.F3];[.F9];[.F15];[.F21];[.F27])" office:value-type="float" office:value="6.96198062586592" calcext:value-type="float">
            <text:p>6.962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table:formula="of:=AVERAGE([.B4];[.B10];[.B16];[.B22];[.B28])" office:value-type="float" office:value="2154.6" calcext:value-type="float">
            <text:p>2154.6000</text:p>
          </table:table-cell>
          <table:table-cell table:formula="of:=AVERAGE([.C4];[.C10];[.C16];[.C22];[.C28])" office:value-type="float" office:value="2.1546" calcext:value-type="float">
            <text:p>2.1546</text:p>
          </table:table-cell>
          <table:table-cell table:formula="of:=AVERAGE([.D4];[.D10];[.D16];[.D22];[.D28])" office:value-type="float" office:value="15" calcext:value-type="float">
            <text:p>15.0000</text:p>
          </table:table-cell>
          <table:table-cell table:formula="of:=AVERAGE([.E4];[.E10];[.E16];[.E22];[.E28])" office:value-type="float" office:value="0.00696198062586592" calcext:value-type="float">
            <text:p>0.0070</text:p>
          </table:table-cell>
          <table:table-cell table:formula="of:=AVERAGE([.F4];[.F10];[.F16];[.F22];[.F28])" office:value-type="float" office:value="6.96198062586592" calcext:value-type="float">
            <text:p>6.962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.B5];[.B11];[.B17];[.B23];[.B29])" office:value-type="float" office:value="2155.2" calcext:value-type="float">
            <text:p>2155.2000</text:p>
          </table:table-cell>
          <table:table-cell table:formula="of:=AVERAGE([.C5];[.C11];[.C17];[.C23];[.C29])" office:value-type="float" office:value="2.1552" calcext:value-type="float">
            <text:p>2.1552</text:p>
          </table:table-cell>
          <table:table-cell table:formula="of:=AVERAGE([.D5];[.D11];[.D17];[.D23];[.D29])" office:value-type="float" office:value="15" calcext:value-type="float">
            <text:p>15.0000</text:p>
          </table:table-cell>
          <table:table-cell table:formula="of:=AVERAGE([.E5];[.E11];[.E17];[.E23];[.E29])" office:value-type="float" office:value="0.0069599369051784" calcext:value-type="float">
            <text:p>0.0070</text:p>
          </table:table-cell>
          <table:table-cell table:formula="of:=AVERAGE([.F5];[.F11];[.F17];[.F23];[.F29])" office:value-type="float" office:value="6.9599369051784" calcext:value-type="float">
            <text:p>6.9599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6];[.B12];[.B18];[.B24];[.B30])" office:value-type="float" office:value="2160.4" calcext:value-type="float">
            <text:p>2160.4000</text:p>
          </table:table-cell>
          <table:table-cell table:formula="of:=AVERAGE([.C6];[.C12];[.C18];[.C24];[.C30])" office:value-type="float" office:value="2.1604" calcext:value-type="float">
            <text:p>2.1604</text:p>
          </table:table-cell>
          <table:table-cell table:formula="of:=AVERAGE([.D6];[.D12];[.D18];[.D24];[.D30])" office:value-type="float" office:value="15" calcext:value-type="float">
            <text:p>15.0000</text:p>
          </table:table-cell>
          <table:table-cell table:formula="of:=AVERAGE([.E6];[.E12];[.E18];[.E24];[.E30])" office:value-type="float" office:value="0.00694343504346681" calcext:value-type="float">
            <text:p>0.0069</text:p>
          </table:table-cell>
          <table:table-cell table:formula="of:=AVERAGE([.F6];[.F12];[.F18];[.F24];[.F30])" office:value-type="float" office:value="6.94343504346681" calcext:value-type="float">
            <text:p>6.9434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Standard Deviation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4];[.B10];[.B16];[.B22];[.B28])" office:value-type="float" office:value="10.5023806824929" calcext:value-type="float">
            <text:p>10.5024</text:p>
          </table:table-cell>
          <table:table-cell table:formula="of:=STDEVA([.C4];[.C10];[.C16];[.C22];[.C28])" office:value-type="float" office:value="0.010502380682493" calcext:value-type="float">
            <text:p>0.0105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3];[.E9];[.E15];[.E21];[.E27])" office:value-type="float" office:value="0.000245256925867382" calcext:value-type="float">
            <text:p>0.0002</text:p>
          </table:table-cell>
          <table:table-cell table:formula="of:=STDEVA([.F3];[.F9];[.F15];[.F21];[.F27])" office:value-type="float" office:value="0.0337372459215851" calcext:value-type="float">
            <text:p>0.033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0.5023806824929" calcext:value-type="float">
            <text:p>10.5024</text:p>
          </table:table-cell>
          <table:table-cell table:formula="of:=STDEVA([.C4];[.C10];[.C16];[.C22];[.C28])" office:value-type="float" office:value="0.010502380682493" calcext:value-type="float">
            <text:p>0.0105</text:p>
          </table:table-cell>
          <table:table-cell table:formula="of:=STDEVA([.D4];[.D10];[.D16];[.D22];[.D28])" office:value-type="float" office:value="0" calcext:value-type="float">
            <text:p>0.0000</text:p>
          </table:table-cell>
          <table:table-cell table:formula="of:=STDEVA([.E4];[.E10];[.E16];[.E22];[.E28])" office:value-type="float" office:value="0.0000337372459215848" calcext:value-type="float">
            <text:p>0.0000</text:p>
          </table:table-cell>
          <table:table-cell table:formula="of:=STDEVA([.F4];[.F10];[.F16];[.F22];[.F28])" office:value-type="float" office:value="0.0337372459215851" calcext:value-type="float">
            <text:p>0.033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4.65832587954085" calcext:value-type="float">
            <text:p>4.6583</text:p>
          </table:table-cell>
          <table:table-cell table:formula="of:=STDEVA([.C5];[.C11];[.C17];[.C23];[.C29])" office:value-type="float" office:value="0.00465832587954082" calcext:value-type="float">
            <text:p>0.0047</text:p>
          </table:table-cell>
          <table:table-cell table:formula="of:=STDEVA([.D5];[.D11];[.D17];[.D23];[.D29])" office:value-type="float" office:value="0" calcext:value-type="float">
            <text:p>0.0000</text:p>
          </table:table-cell>
          <table:table-cell table:formula="of:=STDEVA([.E5];[.E11];[.E17];[.E23];[.E29])" office:value-type="float" office:value="0.0000150317215036265" calcext:value-type="float">
            <text:p>0.0000</text:p>
          </table:table-cell>
          <table:table-cell table:formula="of:=STDEVA([.F5];[.F11];[.F17];[.F23];[.F29])" office:value-type="float" office:value="0.0150317215036265" calcext:value-type="float">
            <text:p>0.015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15.274161188098" calcext:value-type="float">
            <text:p>15.2742</text:p>
          </table:table-cell>
          <table:table-cell table:formula="of:=STDEVA([.C6];[.C12];[.C18];[.C24];[.C30])" office:value-type="float" office:value="0.0152741611880981" calcext:value-type="float">
            <text:p>0.0153</text:p>
          </table:table-cell>
          <table:table-cell table:formula="of:=STDEVA([.D6];[.D12];[.D18];[.D24];[.D30])" office:value-type="float" office:value="0" calcext:value-type="float">
            <text:p>0.0000</text:p>
          </table:table-cell>
          <table:table-cell table:formula="of:=STDEVA([.E6];[.E12];[.E18];[.E24];[.E30])" office:value-type="float" office:value="0.0000488630990478715" calcext:value-type="float">
            <text:p>0.0000</text:p>
          </table:table-cell>
          <table:table-cell table:formula="of:=STDEVA([.F6];[.F12];[.F18];[.F24];[.F30])" office:value-type="float" office:value="0.0488630990478716" calcext:value-type="float">
            <text:p>0.0489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Median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4];[.B10];[.B16];[.B22];[.B28])" office:value-type="float" office:value="2150" calcext:value-type="float">
            <text:p>2150.0000</text:p>
          </table:table-cell>
          <table:table-cell table:formula="of:=MEDIAN([.C4];[.C10];[.C16];[.C22];[.C28])" office:value-type="float" office:value="2.15" calcext:value-type="float">
            <text:p>2.1500</text:p>
          </table:table-cell>
          <table:table-cell table:formula="of:=MEDIAN([.D4];[.D10];[.D16];[.D22];[.D28])" office:value-type="float" office:value="15" calcext:value-type="float">
            <text:p>15.0000</text:p>
          </table:table-cell>
          <table:table-cell table:formula="of:=MEDIAN([.E3];[.E9];[.E15];[.E21];[.E27])" office:value-type="float" office:value="0.00695088044485635" calcext:value-type="float">
            <text:p>0.0070</text:p>
          </table:table-cell>
          <table:table-cell table:formula="of:=MEDIAN([.F3];[.F9];[.F15];[.F21];[.F27])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50" calcext:value-type="float">
            <text:p>2150.0000</text:p>
          </table:table-cell>
          <table:table-cell table:formula="of:=MEDIAN([.C4];[.C10];[.C16];[.C22];[.C28])" office:value-type="float" office:value="2.15" calcext:value-type="float">
            <text:p>2.1500</text:p>
          </table:table-cell>
          <table:table-cell table:formula="of:=MEDIAN([.D4];[.D10];[.D16];[.D22];[.D28])" office:value-type="float" office:value="15" calcext:value-type="float">
            <text:p>15.0000</text:p>
          </table:table-cell>
          <table:table-cell table:formula="of:=MEDIAN([.E4];[.E10];[.E16];[.E22];[.E28])" office:value-type="float" office:value="0.00697674418604651" calcext:value-type="float">
            <text:p>0.0070</text:p>
          </table:table-cell>
          <table:table-cell table:formula="of:=MEDIAN([.F4];[.F10];[.F16];[.F22];[.F28])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155" calcext:value-type="float">
            <text:p>2155.0000</text:p>
          </table:table-cell>
          <table:table-cell table:formula="of:=MEDIAN([.C5];[.C11];[.C17];[.C23];[.C29])" office:value-type="float" office:value="2.155" calcext:value-type="float">
            <text:p>2.1550</text:p>
          </table:table-cell>
          <table:table-cell table:formula="of:=MEDIAN([.D5];[.D11];[.D17];[.D23];[.D29])" office:value-type="float" office:value="15" calcext:value-type="float">
            <text:p>15.0000</text:p>
          </table:table-cell>
          <table:table-cell table:formula="of:=MEDIAN([.E5];[.E11];[.E17];[.E23];[.E29])" office:value-type="float" office:value="0.00696055684454756" calcext:value-type="float">
            <text:p>0.0070</text:p>
          </table:table-cell>
          <table:table-cell table:formula="of:=MEDIAN([.F5];[.F11];[.F17];[.F23];[.F29])" office:value-type="float" office:value="6.96055684454757" calcext:value-type="float">
            <text:p>6.9606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153" calcext:value-type="float">
            <text:p>2153.0000</text:p>
          </table:table-cell>
          <table:table-cell table:formula="of:=MEDIAN([.C6];[.C12];[.C18];[.C24];[.C30])" office:value-type="float" office:value="2.153" calcext:value-type="float">
            <text:p>2.1530</text:p>
          </table:table-cell>
          <table:table-cell table:formula="of:=MEDIAN([.D6];[.D12];[.D18];[.D24];[.D30])" office:value-type="float" office:value="15" calcext:value-type="float">
            <text:p>15.0000</text:p>
          </table:table-cell>
          <table:table-cell table:formula="of:=MEDIAN([.E6];[.E12];[.E18];[.E24];[.E30])" office:value-type="float" office:value="0.00696702275894101" calcext:value-type="float">
            <text:p>0.0070</text:p>
          </table:table-cell>
          <table:table-cell table:formula="of:=MEDIAN([.F6];[.F12];[.F18];[.F24];[.F30])" office:value-type="float" office:value="6.96702275894101" calcext:value-type="float">
            <text:p>6.967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Max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4];[.B10];[.B16];[.B22];[.B28])" office:value-type="float" office:value="2173" calcext:value-type="float">
            <text:p>2173.0000</text:p>
          </table:table-cell>
          <table:table-cell table:formula="of:=MAX([.C4];[.C10];[.C16];[.C22];[.C28])" office:value-type="float" office:value="2.173" calcext:value-type="float">
            <text:p>2.1730</text:p>
          </table:table-cell>
          <table:table-cell table:formula="of:=MAX([.D4];[.D10];[.D16];[.D22];[.D28])" office:value-type="float" office:value="15" calcext:value-type="float">
            <text:p>15.0000</text:p>
          </table:table-cell>
          <table:table-cell table:formula="of:=MAX([.E3];[.E9];[.E15];[.E21];[.E27])" office:value-type="float" office:value="0.00700934579439252" calcext:value-type="float">
            <text:p>0.0070</text:p>
          </table:table-cell>
          <table:table-cell table:formula="of:=MAX([.F3];[.F9];[.F15];[.F21];[.F27])" office:value-type="float" office:value="6.98649278062413" calcext:value-type="float">
            <text:p>6.9865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173" calcext:value-type="float">
            <text:p>2173.0000</text:p>
          </table:table-cell>
          <table:table-cell table:formula="of:=MAX([.C4];[.C10];[.C16];[.C22];[.C28])" office:value-type="float" office:value="2.173" calcext:value-type="float">
            <text:p>2.1730</text:p>
          </table:table-cell>
          <table:table-cell table:formula="of:=MAX([.D4];[.D10];[.D16];[.D22];[.D28])" office:value-type="float" office:value="15" calcext:value-type="float">
            <text:p>15.0000</text:p>
          </table:table-cell>
          <table:table-cell table:formula="of:=MAX([.E4];[.E10];[.E16];[.E22];[.E28])" office:value-type="float" office:value="0.00698649278062413" calcext:value-type="float">
            <text:p>0.0070</text:p>
          </table:table-cell>
          <table:table-cell table:formula="of:=MAX([.F4];[.F10];[.F16];[.F22];[.F28])" office:value-type="float" office:value="6.98649278062413" calcext:value-type="float">
            <text:p>6.9865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162" calcext:value-type="float">
            <text:p>2162.0000</text:p>
          </table:table-cell>
          <table:table-cell table:formula="of:=MAX([.C5];[.C11];[.C17];[.C23];[.C29])" office:value-type="float" office:value="2.162" calcext:value-type="float">
            <text:p>2.1620</text:p>
          </table:table-cell>
          <table:table-cell table:formula="of:=MAX([.D5];[.D11];[.D17];[.D23];[.D29])" office:value-type="float" office:value="15" calcext:value-type="float">
            <text:p>15.0000</text:p>
          </table:table-cell>
          <table:table-cell table:formula="of:=MAX([.E5];[.E11];[.E17];[.E23];[.E29])" office:value-type="float" office:value="0.00697674418604651" calcext:value-type="float">
            <text:p>0.0070</text:p>
          </table:table-cell>
          <table:table-cell table:formula="of:=MAX([.F5];[.F11];[.F17];[.F23];[.F29])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184" calcext:value-type="float">
            <text:p>2184.0000</text:p>
          </table:table-cell>
          <table:table-cell table:formula="of:=MAX([.C6];[.C12];[.C18];[.C24];[.C30])" office:value-type="float" office:value="2.184" calcext:value-type="float">
            <text:p>2.1840</text:p>
          </table:table-cell>
          <table:table-cell table:formula="of:=MAX([.D6];[.D12];[.D18];[.D24];[.D30])" office:value-type="float" office:value="15" calcext:value-type="float">
            <text:p>15.0000</text:p>
          </table:table-cell>
          <table:table-cell table:formula="of:=MAX([.E6];[.E12];[.E18];[.E24];[.E30])" office:value-type="float" office:value="0.00698974836905871" calcext:value-type="float">
            <text:p>0.0070</text:p>
          </table:table-cell>
          <table:table-cell table:formula="of:=MAX([.F6];[.F12];[.F18];[.F24];[.F30])" office:value-type="float" office:value="6.98974836905871" calcext:value-type="float">
            <text:p>6.989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Min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4];[.B10];[.B16];[.B22];[.B28])" office:value-type="float" office:value="2147" calcext:value-type="float">
            <text:p>2147.0000</text:p>
          </table:table-cell>
          <table:table-cell table:formula="of:=MIN([.C4];[.C10];[.C16];[.C22];[.C28])" office:value-type="float" office:value="2.147" calcext:value-type="float">
            <text:p>2.1470</text:p>
          </table:table-cell>
          <table:table-cell table:formula="of:=MIN([.D4];[.D10];[.D16];[.D22];[.D28])" office:value-type="float" office:value="15" calcext:value-type="float">
            <text:p>15.0000</text:p>
          </table:table-cell>
          <table:table-cell table:formula="of:=MIN([.E3];[.E9];[.E15];[.E21];[.E27])" office:value-type="float" office:value="0.00641573994867408" calcext:value-type="float">
            <text:p>0.0064</text:p>
          </table:table-cell>
          <table:table-cell table:formula="of:=MIN([.F3];[.F9];[.F15];[.F21];[.F27])" office:value-type="float" office:value="6.90289921767142" calcext:value-type="float">
            <text:p>6.9029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147" calcext:value-type="float">
            <text:p>2147.0000</text:p>
          </table:table-cell>
          <table:table-cell table:formula="of:=MIN([.C4];[.C10];[.C16];[.C22];[.C28])" office:value-type="float" office:value="2.147" calcext:value-type="float">
            <text:p>2.1470</text:p>
          </table:table-cell>
          <table:table-cell table:formula="of:=MIN([.D4];[.D10];[.D16];[.D22];[.D28])" office:value-type="float" office:value="15" calcext:value-type="float">
            <text:p>15.0000</text:p>
          </table:table-cell>
          <table:table-cell table:formula="of:=MIN([.E4];[.E10];[.E16];[.E22];[.E28])" office:value-type="float" office:value="0.00690289921767142" calcext:value-type="float">
            <text:p>0.0069</text:p>
          </table:table-cell>
          <table:table-cell table:formula="of:=MIN([.F4];[.F10];[.F16];[.F22];[.F28])" office:value-type="float" office:value="6.90289921767142" calcext:value-type="float">
            <text:p>6.9029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50" calcext:value-type="float">
            <text:p>2150.0000</text:p>
          </table:table-cell>
          <table:table-cell table:formula="of:=MIN([.C5];[.C11];[.C17];[.C23];[.C29])" office:value-type="float" office:value="2.15" calcext:value-type="float">
            <text:p>2.1500</text:p>
          </table:table-cell>
          <table:table-cell table:formula="of:=MIN([.D5];[.D11];[.D17];[.D23];[.D29])" office:value-type="float" office:value="15" calcext:value-type="float">
            <text:p>15.0000</text:p>
          </table:table-cell>
          <table:table-cell table:formula="of:=MIN([.E5];[.E11];[.E17];[.E23];[.E29])" office:value-type="float" office:value="0.00693802035152636" calcext:value-type="float">
            <text:p>0.0069</text:p>
          </table:table-cell>
          <table:table-cell table:formula="of:=MIN([.F5];[.F11];[.F17];[.F23];[.F29])" office:value-type="float" office:value="6.93802035152636" calcext:value-type="float">
            <text:p>6.938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146" calcext:value-type="float">
            <text:p>2146.0000</text:p>
          </table:table-cell>
          <table:table-cell table:formula="of:=MIN([.C6];[.C12];[.C18];[.C24];[.C30])" office:value-type="float" office:value="2.146" calcext:value-type="float">
            <text:p>2.1460</text:p>
          </table:table-cell>
          <table:table-cell table:formula="of:=MIN([.D6];[.D12];[.D18];[.D24];[.D30])" office:value-type="float" office:value="15" calcext:value-type="float">
            <text:p>15.0000</text:p>
          </table:table-cell>
          <table:table-cell table:formula="of:=MIN([.E6];[.E12];[.E18];[.E24];[.E30])" office:value-type="float" office:value="0.00686813186813187" calcext:value-type="float">
            <text:p>0.0069</text:p>
          </table:table-cell>
          <table:table-cell table:formula="of:=MIN([.F6];[.F12];[.F18];[.F24];[.F30])" office:value-type="float" office:value="6.86813186813187" calcext:value-type="float">
            <text:p>6.8681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Qartike MIN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1)" office:value-type="float" office:value="2149" calcext:value-type="float">
            <text:p>2149.0000</text:p>
          </table:table-cell>
          <table:table-cell table:formula="of:=QUARTILE(([.C3]~[.C9]~[.C15]~[.C21]~[.C27]);1)" office:value-type="float" office:value="2.149" calcext:value-type="float">
            <text:p>2.1490</text:p>
          </table:table-cell>
          <table:table-cell table:formula="of:=QUARTILE(([.D3]~[.D9]~[.D15]~[.D21]~[.D27]);1)" office:value-type="float" office:value="15" calcext:value-type="float">
            <text:p>15.0000</text:p>
          </table:table-cell>
          <table:table-cell table:formula="of:=QUARTILE(([.E3]~[.E9]~[.E15]~[.E21]~[.E27]);1)" office:value-type="float" office:value="0.00684618895481515" calcext:value-type="float">
            <text:p>0.0068</text:p>
          </table:table-cell>
          <table:table-cell table:formula="of:=QUARTILE(([.F3]~[.F9]~[.F15]~[.F21]~[.F27]);1)" office:value-type="float" office:value="6.96702275894101" calcext:value-type="float">
            <text:p>6.967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1)" office:value-type="float" office:value="2150" calcext:value-type="float">
            <text:p>2150.0000</text:p>
          </table:table-cell>
          <table:table-cell table:formula="of:=QUARTILE(([.C4]~[.C10]~[.C16]~[.C22]~[.C28]);1)" office:value-type="float" office:value="2.15" calcext:value-type="float">
            <text:p>2.1500</text:p>
          </table:table-cell>
          <table:table-cell table:formula="of:=QUARTILE(([.D4]~[.D10]~[.D16]~[.D22]~[.D28]);1)" office:value-type="float" office:value="15" calcext:value-type="float">
            <text:p>15.0000</text:p>
          </table:table-cell>
          <table:table-cell table:formula="of:=QUARTILE(([.E4]~[.E10]~[.E16]~[.E22]~[.E28]);1)" office:value-type="float" office:value="0.00696702275894101" calcext:value-type="float">
            <text:p>0.0070</text:p>
          </table:table-cell>
          <table:table-cell table:formula="of:=QUARTILE(([.F4]~[.F10]~[.F16]~[.F22]~[.F28]);1)" office:value-type="float" office:value="6.96702275894101" calcext:value-type="float">
            <text:p>6.967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1)" office:value-type="float" office:value="2152" calcext:value-type="float">
            <text:p>2152.0000</text:p>
          </table:table-cell>
          <table:table-cell table:formula="of:=QUARTILE(([.C5]~[.C11]~[.C17]~[.C23]~[.C29]);1)" office:value-type="float" office:value="2.152" calcext:value-type="float">
            <text:p>2.1520</text:p>
          </table:table-cell>
          <table:table-cell table:formula="of:=QUARTILE(([.D5]~[.D11]~[.D17]~[.D23]~[.D29]);1)" office:value-type="float" office:value="15" calcext:value-type="float">
            <text:p>15.0000</text:p>
          </table:table-cell>
          <table:table-cell table:formula="of:=QUARTILE(([.E5]~[.E11]~[.E17]~[.E23]~[.E29]);1)" office:value-type="float" office:value="0.00695410292072323" calcext:value-type="float">
            <text:p>0.0070</text:p>
          </table:table-cell>
          <table:table-cell table:formula="of:=QUARTILE(([.F5]~[.F11]~[.F17]~[.F23]~[.F29]);1)" office:value-type="float" office:value="6.95410292072323" calcext:value-type="float">
            <text:p>6.9541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1)" office:value-type="float" office:value="2152" calcext:value-type="float">
            <text:p>2152.0000</text:p>
          </table:table-cell>
          <table:table-cell table:formula="of:=QUARTILE(([.C6]~[.C12]~[.C18]~[.C24]~[.C30]);1)" office:value-type="float" office:value="2.152" calcext:value-type="float">
            <text:p>2.1520</text:p>
          </table:table-cell>
          <table:table-cell table:formula="of:=QUARTILE(([.D6]~[.D12]~[.D18]~[.D24]~[.D30]);1)" office:value-type="float" office:value="15" calcext:value-type="float">
            <text:p>15.0000</text:p>
          </table:table-cell>
          <table:table-cell table:formula="of:=QUARTILE(([.E6]~[.E12]~[.E18]~[.E24]~[.E30]);1)" office:value-type="float" office:value="0.00692201199815413" calcext:value-type="float">
            <text:p>0.0069</text:p>
          </table:table-cell>
          <table:table-cell table:formula="of:=QUARTILE(([.F6]~[.F12]~[.F18]~[.F24]~[.F30]);1)" office:value-type="float" office:value="6.92201199815413" calcext:value-type="float">
            <text:p>6.9220</text:p>
          </table:table-cell>
          <table:table-cell table:style-name="ce5"/>
          <table:table-cell table:style-name="ce4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Quartile MAX</text:p>
          </table:table-cell>
          <table:covered-table-cell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3)" office:value-type="float" office:value="2191" calcext:value-type="float">
            <text:p>2191.0000</text:p>
          </table:table-cell>
          <table:table-cell table:formula="of:=QUARTILE(([.C3]~[.C9]~[.C15]~[.C21]~[.C27]);3)" office:value-type="float" office:value="2.191" calcext:value-type="float">
            <text:p>2.1910</text:p>
          </table:table-cell>
          <table:table-cell table:formula="of:=QUARTILE(([.D3]~[.D9]~[.D15]~[.D21]~[.D27]);3)" office:value-type="float" office:value="15" calcext:value-type="float">
            <text:p>15.0000</text:p>
          </table:table-cell>
          <table:table-cell table:formula="of:=QUARTILE(([.E3]~[.E9]~[.E15]~[.E21]~[.E27]);3)" office:value-type="float" office:value="0.00697999069334574" calcext:value-type="float">
            <text:p>0.0070</text:p>
          </table:table-cell>
          <table:table-cell table:formula="of:=QUARTILE(([.F3]~[.F9]~[.F15]~[.F21]~[.F27]);3)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3)" office:value-type="float" office:value="2153" calcext:value-type="float">
            <text:p>2153.0000</text:p>
          </table:table-cell>
          <table:table-cell table:formula="of:=QUARTILE(([.C4]~[.C10]~[.C16]~[.C22]~[.C28]);3)" office:value-type="float" office:value="2.153" calcext:value-type="float">
            <text:p>2.1530</text:p>
          </table:table-cell>
          <table:table-cell table:formula="of:=QUARTILE(([.D4]~[.D10]~[.D16]~[.D22]~[.D28]);3)" office:value-type="float" office:value="15" calcext:value-type="float">
            <text:p>15.0000</text:p>
          </table:table-cell>
          <table:table-cell table:formula="of:=QUARTILE(([.E4]~[.E10]~[.E16]~[.E22]~[.E28]);3)" office:value-type="float" office:value="0.00697674418604651" calcext:value-type="float">
            <text:p>0.0070</text:p>
          </table:table-cell>
          <table:table-cell table:formula="of:=QUARTILE(([.F4]~[.F10]~[.F16]~[.F22]~[.F28]);3)" office:value-type="float" office:value="6.97674418604651" calcext:value-type="float">
            <text:p>6.9767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3)" office:value-type="float" office:value="2157" calcext:value-type="float">
            <text:p>2157.0000</text:p>
          </table:table-cell>
          <table:table-cell table:formula="of:=QUARTILE(([.C5]~[.C11]~[.C17]~[.C23]~[.C29]);3)" office:value-type="float" office:value="2.157" calcext:value-type="float">
            <text:p>2.1570</text:p>
          </table:table-cell>
          <table:table-cell table:formula="of:=QUARTILE(([.D5]~[.D11]~[.D17]~[.D23]~[.D29]);3)" office:value-type="float" office:value="15" calcext:value-type="float">
            <text:p>15.0000</text:p>
          </table:table-cell>
          <table:table-cell table:formula="of:=QUARTILE(([.E5]~[.E11]~[.E17]~[.E23]~[.E29]);3)" office:value-type="float" office:value="0.00697026022304833" calcext:value-type="float">
            <text:p>0.0070</text:p>
          </table:table-cell>
          <table:table-cell table:formula="of:=QUARTILE(([.F5]~[.F11]~[.F17]~[.F23]~[.F29]);3)" office:value-type="float" office:value="6.97026022304833" calcext:value-type="float">
            <text:p>6.9703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3)" office:value-type="float" office:value="2167" calcext:value-type="float">
            <text:p>2167.0000</text:p>
          </table:table-cell>
          <table:table-cell table:formula="of:=QUARTILE(([.C6]~[.C12]~[.C18]~[.C24]~[.C30]);3)" office:value-type="float" office:value="2.167" calcext:value-type="float">
            <text:p>2.1670</text:p>
          </table:table-cell>
          <table:table-cell table:formula="of:=QUARTILE(([.D6]~[.D12]~[.D18]~[.D24]~[.D30]);3)" office:value-type="float" office:value="15" calcext:value-type="float">
            <text:p>15.0000</text:p>
          </table:table-cell>
          <table:table-cell table:formula="of:=QUARTILE(([.E6]~[.E12]~[.E18]~[.E24]~[.E30]);3)" office:value-type="float" office:value="0.00697026022304833" calcext:value-type="float">
            <text:p>0.0070</text:p>
          </table:table-cell>
          <table:table-cell table:formula="of:=QUARTILE(([.F6]~[.F12]~[.F18]~[.F24]~[.F30]);3)" office:value-type="float" office:value="6.97026022304833" calcext:value-type="float">
            <text:p>6.9703</text:p>
          </table:table-cell>
          <table:table-cell table:style-name="ce5" table:number-columns-repeated="2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6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1" table:number-rows-repeated="4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1" table:number-rows-repeated="4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1" table:number-rows-repeated="4">
          <table:table-cell table:style-name="ce5" table:number-columns-repeated="6"/>
          <table:table-cell table:number-columns-repeated="1018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completeHistory" table:style-name="ta1">
        <table:table-column table:style-name="co1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12" table:default-cell-style-name="ce11"/>
        <table:table-column table:style-name="co6" table:number-columns-repeated="1018" table:default-cell-style-name="ce11"/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Runtime Preanalysis in s</text:p>
          </table:table-cell>
          <table:table-cell table:style-name="ce7" office:value-type="string" calcext:value-type="string">
            <text:p>Runtime IncLing in s</text:p>
          </table:table-cell>
          <table:table-cell table:style-name="ce7" office:value-type="string" calcext:value-type="string">
            <text:p>Runtime total</text:p>
          </table:table-cell>
          <table:table-cell table:style-name="ce7" office:value-type="string" calcext:value-type="string">
            <text:p>Configurations</text:p>
          </table:table-cell>
          <table:table-cell table:style-name="ce7" office:value-type="string" calcext:value-type="string">
            <text:p>Newly Calculated Configurations</text:p>
          </table:table-cell>
          <table:table-cell table:style-name="ce7"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Run 1</text:p>
          </table:table-cell>
          <table:covered-table-cell table:number-columns-repeated="3" table:style-name="ce9"/>
          <table:covered-table-cell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3" office:value-type="float" office:value="0.064" calcext:value-type="float">
            <text:p>0.064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3]+[.C3]" office:value-type="float" office:value="2.065" calcext:value-type="float">
            <text:p>2.0650</text:p>
          </table:table-cell>
          <table:table-cell table:number-columns-repeated="2" table:style-name="ce3" office:value-type="float" office:value="6" calcext:value-type="float">
            <text:p>6.0000</text:p>
          </table:table-cell>
          <table:table-cell table:style-name="ce3" table:formula="of:=[.E3]/[.D3]" office:value-type="float" office:value="2.90556900726392" calcext:value-type="float">
            <text:p>2.9056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3" office:value-type="float" office:value="0.09" calcext:value-type="float">
            <text:p>0.0900</text:p>
          </table:table-cell>
          <table:table-cell table:style-name="ce3" office:value-type="float" office:value="2" calcext:value-type="float">
            <text:p>2.0000</text:p>
          </table:table-cell>
          <table:table-cell table:style-name="ce3" table:formula="of:=[.B4]+[.C4]" office:value-type="float" office:value="2.09" calcext:value-type="float">
            <text:p>2.0900</text:p>
          </table:table-cell>
          <table:table-cell table:style-name="ce3" office:value-type="float" office:value="11" calcext:value-type="float">
            <text:p>11.0000</text:p>
          </table:table-cell>
          <table:table-cell table:style-name="ce3" office:value-type="float" office:value="5" calcext:value-type="float">
            <text:p>5.0000</text:p>
          </table:table-cell>
          <table:table-cell table:style-name="ce3" table:formula="of:=[.E4]/[.D4]" office:value-type="float" office:value="5.26315789473684" calcext:value-type="float">
            <text:p>5.263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3" office:value-type="float" office:value="0.118" calcext:value-type="float">
            <text:p>0.118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5]+[.C5]" office:value-type="float" office:value="2.119" calcext:value-type="float">
            <text:p>2.1190</text:p>
          </table:table-cell>
          <table:table-cell table:style-name="ce3" office:value-type="float" office:value="14" calcext:value-type="float">
            <text:p>14.0000</text:p>
          </table:table-cell>
          <table:table-cell table:style-name="ce3" office:value-type="float" office:value="3" calcext:value-type="float">
            <text:p>3.0000</text:p>
          </table:table-cell>
          <table:table-cell table:style-name="ce3" table:formula="of:=[.E5]/[.D5]" office:value-type="float" office:value="6.60689004247287" calcext:value-type="float">
            <text:p>6.6069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3" office:value-type="float" office:value="0.14" calcext:value-type="float">
            <text:p>0.1400</text:p>
          </table:table-cell>
          <table:table-cell table:style-name="ce3" office:value-type="float" office:value="4.001" calcext:value-type="float">
            <text:p>4.0010</text:p>
          </table:table-cell>
          <table:table-cell table:style-name="ce3" table:formula="of:=[.B6]+[.C6]" office:value-type="float" office:value="4.141" calcext:value-type="float">
            <text:p>4.1410</text:p>
          </table:table-cell>
          <table:table-cell table:style-name="ce3" office:value-type="float" office:value="21" calcext:value-type="float">
            <text:p>21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6]/[.D6]" office:value-type="float" office:value="5.07123883120019" calcext:value-type="float">
            <text:p>5.071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3" office:value-type="float" office:value="0.281" calcext:value-type="float">
            <text:p>0.281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7]+[.C7]" office:value-type="float" office:value="2.282" calcext:value-type="float">
            <text:p>2.2820</text:p>
          </table:table-cell>
          <table:table-cell table:style-name="ce3" office:value-type="float" office:value="18" calcext:value-type="float">
            <text:p>18.000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E7]/[.D7]" office:value-type="float" office:value="7.88781770376862" calcext:value-type="float">
            <text:p>7.887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3" office:value-type="float" office:value="0.225" calcext:value-type="float">
            <text:p>0.225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B8]+[.C8]" office:value-type="float" office:value="4.225" calcext:value-type="float">
            <text:p>4.2250</text:p>
          </table:table-cell>
          <table:table-cell table:style-name="ce3" office:value-type="float" office:value="25" calcext:value-type="float">
            <text:p>25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8]/[.D8]" office:value-type="float" office:value="5.91715976331361" calcext:value-type="float">
            <text:p>5.917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3" office:value-type="float" office:value="0.497" calcext:value-type="float">
            <text:p>0.4970</text:p>
          </table:table-cell>
          <table:table-cell table:style-name="ce3" office:value-type="float" office:value="6.001" calcext:value-type="float">
            <text:p>6.0010</text:p>
          </table:table-cell>
          <table:table-cell table:style-name="ce3" table:formula="of:=[.B9]+[.C9]" office:value-type="float" office:value="6.498" calcext:value-type="float">
            <text:p>6.4980</text:p>
          </table:table-cell>
          <table:table-cell table:style-name="ce3" office:value-type="float" office:value="56" calcext:value-type="float">
            <text:p>56.0000</text:p>
          </table:table-cell>
          <table:table-cell table:style-name="ce3" office:value-type="float" office:value="32" calcext:value-type="float">
            <text:p>32.0000</text:p>
          </table:table-cell>
          <table:table-cell table:style-name="ce3" table:formula="of:=[.E9]/[.D9]" office:value-type="float" office:value="8.61803631886734" calcext:value-type="float">
            <text:p>8.618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3" office:value-type="float" office:value="0.812" calcext:value-type="float">
            <text:p>0.8120</text:p>
          </table:table-cell>
          <table:table-cell table:style-name="ce3" office:value-type="float" office:value="8.001" calcext:value-type="float">
            <text:p>8.0010</text:p>
          </table:table-cell>
          <table:table-cell table:style-name="ce3" table:formula="of:=[.B10]+[.C10]" office:value-type="float" office:value="8.813" calcext:value-type="float">
            <text:p>8.8130</text:p>
          </table:table-cell>
          <table:table-cell table:style-name="ce3" office:value-type="float" office:value="68" calcext:value-type="float">
            <text:p>68.0000</text:p>
          </table:table-cell>
          <table:table-cell table:style-name="ce3" office:value-type="float" office:value="12" calcext:value-type="float">
            <text:p>12.0000</text:p>
          </table:table-cell>
          <table:table-cell table:style-name="ce3" table:formula="of:=[.E10]/[.D10]" office:value-type="float" office:value="7.71587427663679" calcext:value-type="float">
            <text:p>7.7159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3" office:value-type="float" office:value="1.131" calcext:value-type="float">
            <text:p>1.1310</text:p>
          </table:table-cell>
          <table:table-cell table:style-name="ce3" office:value-type="float" office:value="8.001" calcext:value-type="float">
            <text:p>8.0010</text:p>
          </table:table-cell>
          <table:table-cell table:style-name="ce3" table:formula="of:=[.B11]+[.C11]" office:value-type="float" office:value="9.132" calcext:value-type="float">
            <text:p>9.1320</text:p>
          </table:table-cell>
          <table:table-cell table:style-name="ce3" office:value-type="float" office:value="65" calcext:value-type="float">
            <text:p>65.0000</text:p>
          </table:table-cell>
          <table:table-cell table:style-name="ce3" office:value-type="float" office:value="9" calcext:value-type="float">
            <text:p>9.0000</text:p>
          </table:table-cell>
          <table:table-cell table:style-name="ce3" table:formula="of:=[.E11]/[.D11]" office:value-type="float" office:value="7.11782742006132" calcext:value-type="float">
            <text:p>7.117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3" table:formula="of:=SUM([.B3:.B11])" office:value-type="float" office:value="3.358" calcext:value-type="float">
            <text:p>3.3580</text:p>
          </table:table-cell>
          <table:table-cell table:style-name="ce3" table:formula="of:=SUM([.C3:.C11])" office:value-type="float" office:value="38.007" calcext:value-type="float">
            <text:p>38.0070</text:p>
          </table:table-cell>
          <table:table-cell table:style-name="ce3" table:formula="of:=SUM([.D3:.D11])" office:value-type="float" office:value="41.365" calcext:value-type="float">
            <text:p>41.3650</text:p>
          </table:table-cell>
          <table:table-cell table:style-name="ce3" table:formula="of:=SUM([.E3:.E11])" office:value-type="float" office:value="284" calcext:value-type="float">
            <text:p>284.0000</text:p>
          </table:table-cell>
          <table:table-cell table:style-name="ce3" table:formula="of:=SUM([.F3:.F11])" office:value-type="float" office:value="85" calcext:value-type="float">
            <text:p>85.0000</text:p>
          </table:table-cell>
          <table:table-cell table:style-name="ce3" table:formula="of:=SUM([.G3:.G11])" office:value-type="float" office:value="57.1035712583215" calcext:value-type="float">
            <text:p>57.1036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Run 2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57" calcext:value-type="float">
            <text:p>41.570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474380562906" calcext:value-type="float">
            <text:p>2.0447</text:p>
          </table:covered-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3" office:value-type="float" office:value="0.061" calcext:value-type="float">
            <text:p>0.0610</text:p>
          </table:table-cell>
          <table:table-cell table:style-name="ce3" office:value-type="float" office:value="2" calcext:value-type="float">
            <text:p>2.0000</text:p>
          </table:table-cell>
          <table:table-cell table:style-name="ce3" table:formula="of:=[.B14]+[.C14]" office:value-type="float" office:value="2.061" calcext:value-type="float">
            <text:p>2.0610</text:p>
          </table:table-cell>
          <table:table-cell table:number-columns-repeated="2" table:style-name="ce3" office:value-type="float" office:value="6" calcext:value-type="float">
            <text:p>6.0000</text:p>
          </table:table-cell>
          <table:table-cell table:style-name="ce3" table:formula="of:=[.E14]/[.D14]" office:value-type="float" office:value="2.91120815138282" calcext:value-type="float">
            <text:p>2.911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3" office:value-type="float" office:value="0.093" calcext:value-type="float">
            <text:p>0.093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15]+[.C15]" office:value-type="float" office:value="2.094" calcext:value-type="float">
            <text:p>2.0940</text:p>
          </table:table-cell>
          <table:table-cell table:style-name="ce3" office:value-type="float" office:value="11" calcext:value-type="float">
            <text:p>11.0000</text:p>
          </table:table-cell>
          <table:table-cell table:style-name="ce3" office:value-type="float" office:value="5" calcext:value-type="float">
            <text:p>5.0000</text:p>
          </table:table-cell>
          <table:table-cell table:style-name="ce3" table:formula="of:=[.E15]/[.D15]" office:value-type="float" office:value="5.2531041069723" calcext:value-type="float">
            <text:p>5.2531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3" office:value-type="float" office:value="0.123" calcext:value-type="float">
            <text:p>0.123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16]+[.C16]" office:value-type="float" office:value="2.124" calcext:value-type="float">
            <text:p>2.1240</text:p>
          </table:table-cell>
          <table:table-cell table:style-name="ce3" office:value-type="float" office:value="14" calcext:value-type="float">
            <text:p>14.0000</text:p>
          </table:table-cell>
          <table:table-cell table:style-name="ce3" office:value-type="float" office:value="3" calcext:value-type="float">
            <text:p>3.0000</text:p>
          </table:table-cell>
          <table:table-cell table:style-name="ce3" table:formula="of:=[.E16]/[.D16]" office:value-type="float" office:value="6.59133709981168" calcext:value-type="float">
            <text:p>6.591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3" office:value-type="float" office:value="0.139" calcext:value-type="float">
            <text:p>0.139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B17]+[.C17]" office:value-type="float" office:value="4.139" calcext:value-type="float">
            <text:p>4.1390</text:p>
          </table:table-cell>
          <table:table-cell table:style-name="ce3" office:value-type="float" office:value="21" calcext:value-type="float">
            <text:p>21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17]/[.D17]" office:value-type="float" office:value="5.07368929693163" calcext:value-type="float">
            <text:p>5.0737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3" office:value-type="float" office:value="0.297" calcext:value-type="float">
            <text:p>0.297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18]+[.C18]" office:value-type="float" office:value="2.298" calcext:value-type="float">
            <text:p>2.2980</text:p>
          </table:table-cell>
          <table:table-cell table:style-name="ce3" office:value-type="float" office:value="18" calcext:value-type="float">
            <text:p>18.000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E18]/[.D18]" office:value-type="float" office:value="7.83289817232376" calcext:value-type="float">
            <text:p>7.8329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3" office:value-type="float" office:value="0.235" calcext:value-type="float">
            <text:p>0.235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B19]+[.C19]" office:value-type="float" office:value="4.235" calcext:value-type="float">
            <text:p>4.2350</text:p>
          </table:table-cell>
          <table:table-cell table:style-name="ce3" office:value-type="float" office:value="25" calcext:value-type="float">
            <text:p>25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19]/[.D19]" office:value-type="float" office:value="5.90318772136954" calcext:value-type="float">
            <text:p>5.903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3" office:value-type="float" office:value="0.468" calcext:value-type="float">
            <text:p>0.4680</text:p>
          </table:table-cell>
          <table:table-cell table:style-name="ce3" office:value-type="float" office:value="6.001" calcext:value-type="float">
            <text:p>6.0010</text:p>
          </table:table-cell>
          <table:table-cell table:style-name="ce3" table:formula="of:=[.B20]+[.C20]" office:value-type="float" office:value="6.469" calcext:value-type="float">
            <text:p>6.4690</text:p>
          </table:table-cell>
          <table:table-cell table:style-name="ce3" office:value-type="float" office:value="56" calcext:value-type="float">
            <text:p>56.0000</text:p>
          </table:table-cell>
          <table:table-cell table:style-name="ce3" office:value-type="float" office:value="32" calcext:value-type="float">
            <text:p>32.0000</text:p>
          </table:table-cell>
          <table:table-cell table:style-name="ce3" table:formula="of:=[.E20]/[.D20]" office:value-type="float" office:value="8.65667027361261" calcext:value-type="float">
            <text:p>8.6567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3" office:value-type="float" office:value="0.774" calcext:value-type="float">
            <text:p>0.7740</text:p>
          </table:table-cell>
          <table:table-cell table:style-name="ce3" office:value-type="float" office:value="8" calcext:value-type="float">
            <text:p>8.0000</text:p>
          </table:table-cell>
          <table:table-cell table:style-name="ce3" table:formula="of:=[.B21]+[.C21]" office:value-type="float" office:value="8.774" calcext:value-type="float">
            <text:p>8.7740</text:p>
          </table:table-cell>
          <table:table-cell table:style-name="ce3" office:value-type="float" office:value="68" calcext:value-type="float">
            <text:p>68.0000</text:p>
          </table:table-cell>
          <table:table-cell table:style-name="ce3" office:value-type="float" office:value="12" calcext:value-type="float">
            <text:p>12.0000</text:p>
          </table:table-cell>
          <table:table-cell table:style-name="ce3" table:formula="of:=[.E21]/[.D21]" office:value-type="float" office:value="7.75017095965352" calcext:value-type="float">
            <text:p>7.750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3" office:value-type="float" office:value="1.062" calcext:value-type="float">
            <text:p>1.0620</text:p>
          </table:table-cell>
          <table:table-cell table:style-name="ce3" office:value-type="float" office:value="8.001" calcext:value-type="float">
            <text:p>8.0010</text:p>
          </table:table-cell>
          <table:table-cell table:style-name="ce3" table:formula="of:=[.B22]+[.C22]" office:value-type="float" office:value="9.063" calcext:value-type="float">
            <text:p>9.0630</text:p>
          </table:table-cell>
          <table:table-cell table:style-name="ce3" office:value-type="float" office:value="65" calcext:value-type="float">
            <text:p>65.0000</text:p>
          </table:table-cell>
          <table:table-cell table:style-name="ce3" office:value-type="float" office:value="9" calcext:value-type="float">
            <text:p>9.0000</text:p>
          </table:table-cell>
          <table:table-cell table:style-name="ce3" table:formula="of:=[.E22]/[.D22]" office:value-type="float" office:value="7.17201809555335" calcext:value-type="float">
            <text:p>7.172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3" table:formula="of:=SUM([.B14:.B22])" office:value-type="float" office:value="3.252" calcext:value-type="float">
            <text:p>3.2520</text:p>
          </table:table-cell>
          <table:table-cell table:style-name="ce3" table:formula="of:=SUM([.C14:.C22])" office:value-type="float" office:value="38.005" calcext:value-type="float">
            <text:p>38.0050</text:p>
          </table:table-cell>
          <table:table-cell table:style-name="ce3" table:formula="of:=SUM([.D14:.D22])" office:value-type="float" office:value="41.257" calcext:value-type="float">
            <text:p>41.2570</text:p>
          </table:table-cell>
          <table:table-cell table:style-name="ce3" table:formula="of:=SUM([.E14:.E22])" office:value-type="float" office:value="284" calcext:value-type="float">
            <text:p>284.0000</text:p>
          </table:table-cell>
          <table:table-cell table:style-name="ce3" table:formula="of:=SUM([.F14:.F22])" office:value-type="float" office:value="85" calcext:value-type="float">
            <text:p>85.0000</text:p>
          </table:table-cell>
          <table:table-cell table:style-name="ce3" table:formula="of:=SUM([.G14:.G22])" office:value-type="float" office:value="57.1442838776112" calcext:value-type="float">
            <text:p>57.144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Run 3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478" calcext:value-type="float">
            <text:p>41.478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927913592748" calcext:value-type="float">
            <text:p>2.0493</text:p>
          </table:covered-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3" office:value-type="float" office:value="0.061" calcext:value-type="float">
            <text:p>0.061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25]+[.C25]" office:value-type="float" office:value="2.062" calcext:value-type="float">
            <text:p>2.0620</text:p>
          </table:table-cell>
          <table:table-cell table:number-columns-repeated="2" table:style-name="ce3" office:value-type="float" office:value="6" calcext:value-type="float">
            <text:p>6.0000</text:p>
          </table:table-cell>
          <table:table-cell table:style-name="ce3" table:formula="of:=[.E25]/[.D25]" office:value-type="float" office:value="2.909796314258" calcext:value-type="float">
            <text:p>2.909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3" office:value-type="float" office:value="0.102" calcext:value-type="float">
            <text:p>0.102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26]+[.C26]" office:value-type="float" office:value="2.103" calcext:value-type="float">
            <text:p>2.1030</text:p>
          </table:table-cell>
          <table:table-cell table:style-name="ce3" office:value-type="float" office:value="11" calcext:value-type="float">
            <text:p>11.0000</text:p>
          </table:table-cell>
          <table:table-cell table:style-name="ce3" office:value-type="float" office:value="5" calcext:value-type="float">
            <text:p>5.0000</text:p>
          </table:table-cell>
          <table:table-cell table:style-name="ce3" table:formula="of:=[.E26]/[.D26]" office:value-type="float" office:value="5.23062291963861" calcext:value-type="float">
            <text:p>5.2306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3" office:value-type="float" office:value="0.116" calcext:value-type="float">
            <text:p>0.1160</text:p>
          </table:table-cell>
          <table:table-cell table:style-name="ce3" office:value-type="float" office:value="2" calcext:value-type="float">
            <text:p>2.0000</text:p>
          </table:table-cell>
          <table:table-cell table:style-name="ce3" table:formula="of:=[.B27]+[.C27]" office:value-type="float" office:value="2.116" calcext:value-type="float">
            <text:p>2.1160</text:p>
          </table:table-cell>
          <table:table-cell table:style-name="ce3" office:value-type="float" office:value="14" calcext:value-type="float">
            <text:p>14.0000</text:p>
          </table:table-cell>
          <table:table-cell table:style-name="ce3" office:value-type="float" office:value="3" calcext:value-type="float">
            <text:p>3.0000</text:p>
          </table:table-cell>
          <table:table-cell table:style-name="ce3" table:formula="of:=[.E27]/[.D27]" office:value-type="float" office:value="6.61625708884688" calcext:value-type="float">
            <text:p>6.616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3" office:value-type="float" office:value="0.141" calcext:value-type="float">
            <text:p>0.1410</text:p>
          </table:table-cell>
          <table:table-cell table:style-name="ce3" office:value-type="float" office:value="4.001" calcext:value-type="float">
            <text:p>4.0010</text:p>
          </table:table-cell>
          <table:table-cell table:style-name="ce3" table:formula="of:=[.B28]+[.C28]" office:value-type="float" office:value="4.142" calcext:value-type="float">
            <text:p>4.1420</text:p>
          </table:table-cell>
          <table:table-cell table:style-name="ce3" office:value-type="float" office:value="21" calcext:value-type="float">
            <text:p>21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28]/[.D28]" office:value-type="float" office:value="5.07001448575567" calcext:value-type="float">
            <text:p>5.070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3" office:value-type="float" office:value="0.287" calcext:value-type="float">
            <text:p>0.2870</text:p>
          </table:table-cell>
          <table:table-cell table:style-name="ce3" office:value-type="float" office:value="2" calcext:value-type="float">
            <text:p>2.0000</text:p>
          </table:table-cell>
          <table:table-cell table:style-name="ce3" table:formula="of:=[.B29]+[.C29]" office:value-type="float" office:value="2.287" calcext:value-type="float">
            <text:p>2.2870</text:p>
          </table:table-cell>
          <table:table-cell table:style-name="ce3" office:value-type="float" office:value="18" calcext:value-type="float">
            <text:p>18.000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E29]/[.D29]" office:value-type="float" office:value="7.87057280279843" calcext:value-type="float">
            <text:p>7.8706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3" office:value-type="float" office:value="0.256" calcext:value-type="float">
            <text:p>0.2560</text:p>
          </table:table-cell>
          <table:table-cell table:style-name="ce3" office:value-type="float" office:value="4.001" calcext:value-type="float">
            <text:p>4.0010</text:p>
          </table:table-cell>
          <table:table-cell table:style-name="ce3" table:formula="of:=[.B30]+[.C30]" office:value-type="float" office:value="4.257" calcext:value-type="float">
            <text:p>4.2570</text:p>
          </table:table-cell>
          <table:table-cell table:style-name="ce3" office:value-type="float" office:value="25" calcext:value-type="float">
            <text:p>25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30]/[.D30]" office:value-type="float" office:value="5.87268029128494" calcext:value-type="float">
            <text:p>5.8727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3" office:value-type="float" office:value="0.474" calcext:value-type="float">
            <text:p>0.4740</text:p>
          </table:table-cell>
          <table:table-cell table:style-name="ce3" office:value-type="float" office:value="6.001" calcext:value-type="float">
            <text:p>6.0010</text:p>
          </table:table-cell>
          <table:table-cell table:style-name="ce3" table:formula="of:=[.B31]+[.C31]" office:value-type="float" office:value="6.475" calcext:value-type="float">
            <text:p>6.4750</text:p>
          </table:table-cell>
          <table:table-cell table:style-name="ce3" office:value-type="float" office:value="56" calcext:value-type="float">
            <text:p>56.0000</text:p>
          </table:table-cell>
          <table:table-cell table:style-name="ce3" office:value-type="float" office:value="32" calcext:value-type="float">
            <text:p>32.0000</text:p>
          </table:table-cell>
          <table:table-cell table:style-name="ce3" table:formula="of:=[.E31]/[.D31]" office:value-type="float" office:value="8.64864864864865" calcext:value-type="float">
            <text:p>8.6486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3" office:value-type="float" office:value="0.869" calcext:value-type="float">
            <text:p>0.8690</text:p>
          </table:table-cell>
          <table:table-cell table:style-name="ce3" office:value-type="float" office:value="8.001" calcext:value-type="float">
            <text:p>8.0010</text:p>
          </table:table-cell>
          <table:table-cell table:style-name="ce3" table:formula="of:=[.B32]+[.C32]" office:value-type="float" office:value="8.87" calcext:value-type="float">
            <text:p>8.8700</text:p>
          </table:table-cell>
          <table:table-cell table:style-name="ce3" office:value-type="float" office:value="68" calcext:value-type="float">
            <text:p>68.0000</text:p>
          </table:table-cell>
          <table:table-cell table:style-name="ce3" office:value-type="float" office:value="12" calcext:value-type="float">
            <text:p>12.0000</text:p>
          </table:table-cell>
          <table:table-cell table:style-name="ce3" table:formula="of:=[.E32]/[.D32]" office:value-type="float" office:value="7.6662908680947" calcext:value-type="float">
            <text:p>7.666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3" office:value-type="float" office:value="1.083" calcext:value-type="float">
            <text:p>1.0830</text:p>
          </table:table-cell>
          <table:table-cell table:style-name="ce3" office:value-type="float" office:value="8.002" calcext:value-type="float">
            <text:p>8.0020</text:p>
          </table:table-cell>
          <table:table-cell table:style-name="ce3" table:formula="of:=[.B33]+[.C33]" office:value-type="float" office:value="9.085" calcext:value-type="float">
            <text:p>9.0850</text:p>
          </table:table-cell>
          <table:table-cell table:style-name="ce3" office:value-type="float" office:value="65" calcext:value-type="float">
            <text:p>65.0000</text:p>
          </table:table-cell>
          <table:table-cell table:style-name="ce3" office:value-type="float" office:value="9" calcext:value-type="float">
            <text:p>9.0000</text:p>
          </table:table-cell>
          <table:table-cell table:style-name="ce3" table:formula="of:=[.E33]/[.D33]" office:value-type="float" office:value="7.15465052283985" calcext:value-type="float">
            <text:p>7.1547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3" table:formula="of:=SUM([.B25:.B33])" office:value-type="float" office:value="3.389" calcext:value-type="float">
            <text:p>3.3890</text:p>
          </table:table-cell>
          <table:table-cell table:style-name="ce3" table:formula="of:=SUM([.C25:.C33])" office:value-type="float" office:value="38.008" calcext:value-type="float">
            <text:p>38.0080</text:p>
          </table:table-cell>
          <table:table-cell table:style-name="ce3" table:formula="of:=SUM([.D25:.D33])" office:value-type="float" office:value="41.397" calcext:value-type="float">
            <text:p>41.3970</text:p>
          </table:table-cell>
          <table:table-cell table:style-name="ce3" table:formula="of:=SUM([.E25:.E33])" office:value-type="float" office:value="284" calcext:value-type="float">
            <text:p>284.0000</text:p>
          </table:table-cell>
          <table:table-cell table:style-name="ce3" table:formula="of:=SUM([.F25:.F33])" office:value-type="float" office:value="85" calcext:value-type="float">
            <text:p>85.0000</text:p>
          </table:table-cell>
          <table:table-cell table:style-name="ce3" table:formula="of:=SUM([.G25:.G33])" office:value-type="float" office:value="57.0395339421657" calcext:value-type="float">
            <text:p>57.039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Run 4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588" calcext:value-type="float">
            <text:p>41.588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385880542464" calcext:value-type="float">
            <text:p>2.0439</text:p>
          </table:covered-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3" office:value-type="float" office:value="0.067" calcext:value-type="float">
            <text:p>0.067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36]+[.C36]" office:value-type="float" office:value="2.068" calcext:value-type="float">
            <text:p>2.0680</text:p>
          </table:table-cell>
          <table:table-cell table:number-columns-repeated="2" table:style-name="ce3" office:value-type="float" office:value="6" calcext:value-type="float">
            <text:p>6.0000</text:p>
          </table:table-cell>
          <table:table-cell table:style-name="ce3" table:formula="of:=[.E36]/[.D36]" office:value-type="float" office:value="2.90135396518375" calcext:value-type="float">
            <text:p>2.9014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3" office:value-type="float" office:value="0.087" calcext:value-type="float">
            <text:p>0.087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37]+[.C37]" office:value-type="float" office:value="2.088" calcext:value-type="float">
            <text:p>2.0880</text:p>
          </table:table-cell>
          <table:table-cell table:style-name="ce3" office:value-type="float" office:value="11" calcext:value-type="float">
            <text:p>11.0000</text:p>
          </table:table-cell>
          <table:table-cell table:style-name="ce3" office:value-type="float" office:value="5" calcext:value-type="float">
            <text:p>5.0000</text:p>
          </table:table-cell>
          <table:table-cell table:style-name="ce3" table:formula="of:=[.E37]/[.D37]" office:value-type="float" office:value="5.26819923371648" calcext:value-type="float">
            <text:p>5.268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3" office:value-type="float" office:value="0.116" calcext:value-type="float">
            <text:p>0.1160</text:p>
          </table:table-cell>
          <table:table-cell table:style-name="ce3" office:value-type="float" office:value="2" calcext:value-type="float">
            <text:p>2.0000</text:p>
          </table:table-cell>
          <table:table-cell table:style-name="ce3" table:formula="of:=[.B38]+[.C38]" office:value-type="float" office:value="2.116" calcext:value-type="float">
            <text:p>2.1160</text:p>
          </table:table-cell>
          <table:table-cell table:style-name="ce3" office:value-type="float" office:value="14" calcext:value-type="float">
            <text:p>14.0000</text:p>
          </table:table-cell>
          <table:table-cell table:style-name="ce3" office:value-type="float" office:value="3" calcext:value-type="float">
            <text:p>3.0000</text:p>
          </table:table-cell>
          <table:table-cell table:style-name="ce3" table:formula="of:=[.E38]/[.D38]" office:value-type="float" office:value="6.61625708884688" calcext:value-type="float">
            <text:p>6.616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3" office:value-type="float" office:value="0.127" calcext:value-type="float">
            <text:p>0.1270</text:p>
          </table:table-cell>
          <table:table-cell table:style-name="ce3" office:value-type="float" office:value="4.001" calcext:value-type="float">
            <text:p>4.0010</text:p>
          </table:table-cell>
          <table:table-cell table:style-name="ce3" table:formula="of:=[.B39]+[.C39]" office:value-type="float" office:value="4.128" calcext:value-type="float">
            <text:p>4.1280</text:p>
          </table:table-cell>
          <table:table-cell table:style-name="ce3" office:value-type="float" office:value="21" calcext:value-type="float">
            <text:p>21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39]/[.D39]" office:value-type="float" office:value="5.08720930232558" calcext:value-type="float">
            <text:p>5.087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3" office:value-type="float" office:value="0.301" calcext:value-type="float">
            <text:p>0.301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40]+[.C40]" office:value-type="float" office:value="2.302" calcext:value-type="float">
            <text:p>2.3020</text:p>
          </table:table-cell>
          <table:table-cell table:style-name="ce3" office:value-type="float" office:value="18" calcext:value-type="float">
            <text:p>18.000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E40]/[.D40]" office:value-type="float" office:value="7.81928757602085" calcext:value-type="float">
            <text:p>7.819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3" office:value-type="float" office:value="0.242" calcext:value-type="float">
            <text:p>0.2420</text:p>
          </table:table-cell>
          <table:table-cell table:style-name="ce3" office:value-type="float" office:value="4.001" calcext:value-type="float">
            <text:p>4.0010</text:p>
          </table:table-cell>
          <table:table-cell table:style-name="ce3" table:formula="of:=[.B41]+[.C41]" office:value-type="float" office:value="4.243" calcext:value-type="float">
            <text:p>4.2430</text:p>
          </table:table-cell>
          <table:table-cell table:style-name="ce3" office:value-type="float" office:value="25" calcext:value-type="float">
            <text:p>25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41]/[.D41]" office:value-type="float" office:value="5.89205750648126" calcext:value-type="float">
            <text:p>5.8921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3" office:value-type="float" office:value="0.421" calcext:value-type="float">
            <text:p>0.4210</text:p>
          </table:table-cell>
          <table:table-cell table:style-name="ce3" office:value-type="float" office:value="6.001" calcext:value-type="float">
            <text:p>6.0010</text:p>
          </table:table-cell>
          <table:table-cell table:style-name="ce3" table:formula="of:=[.B42]+[.C42]" office:value-type="float" office:value="6.422" calcext:value-type="float">
            <text:p>6.4220</text:p>
          </table:table-cell>
          <table:table-cell table:style-name="ce3" office:value-type="float" office:value="56" calcext:value-type="float">
            <text:p>56.0000</text:p>
          </table:table-cell>
          <table:table-cell table:style-name="ce3" office:value-type="float" office:value="32" calcext:value-type="float">
            <text:p>32.0000</text:p>
          </table:table-cell>
          <table:table-cell table:style-name="ce3" table:formula="of:=[.E42]/[.D42]" office:value-type="float" office:value="8.7200249143569" calcext:value-type="float">
            <text:p>8.720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3" office:value-type="float" office:value="0.773" calcext:value-type="float">
            <text:p>0.7730</text:p>
          </table:table-cell>
          <table:table-cell table:style-name="ce3" office:value-type="float" office:value="8.001" calcext:value-type="float">
            <text:p>8.0010</text:p>
          </table:table-cell>
          <table:table-cell table:style-name="ce3" table:formula="of:=[.B43]+[.C43]" office:value-type="float" office:value="8.774" calcext:value-type="float">
            <text:p>8.7740</text:p>
          </table:table-cell>
          <table:table-cell table:style-name="ce3" office:value-type="float" office:value="68" calcext:value-type="float">
            <text:p>68.0000</text:p>
          </table:table-cell>
          <table:table-cell table:style-name="ce3" office:value-type="float" office:value="12" calcext:value-type="float">
            <text:p>12.0000</text:p>
          </table:table-cell>
          <table:table-cell table:style-name="ce3" table:formula="of:=[.E43]/[.D43]" office:value-type="float" office:value="7.75017095965352" calcext:value-type="float">
            <text:p>7.750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3" office:value-type="float" office:value="0.988" calcext:value-type="float">
            <text:p>0.9880</text:p>
          </table:table-cell>
          <table:table-cell table:style-name="ce3" office:value-type="float" office:value="8.002" calcext:value-type="float">
            <text:p>8.0020</text:p>
          </table:table-cell>
          <table:table-cell table:style-name="ce3" table:formula="of:=[.B44]+[.C44]" office:value-type="float" office:value="8.99" calcext:value-type="float">
            <text:p>8.9900</text:p>
          </table:table-cell>
          <table:table-cell table:style-name="ce3" office:value-type="float" office:value="65" calcext:value-type="float">
            <text:p>65.0000</text:p>
          </table:table-cell>
          <table:table-cell table:style-name="ce3" office:value-type="float" office:value="9" calcext:value-type="float">
            <text:p>9.0000</text:p>
          </table:table-cell>
          <table:table-cell table:style-name="ce3" table:formula="of:=[.E44]/[.D44]" office:value-type="float" office:value="7.23025583982202" calcext:value-type="float">
            <text:p>7.230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3" table:formula="of:=SUM([.B36:.B44])" office:value-type="float" office:value="3.122" calcext:value-type="float">
            <text:p>3.1220</text:p>
          </table:table-cell>
          <table:table-cell table:style-name="ce3" table:formula="of:=SUM([.C36:.C44])" office:value-type="float" office:value="38.009" calcext:value-type="float">
            <text:p>38.0090</text:p>
          </table:table-cell>
          <table:table-cell table:style-name="ce3" table:formula="of:=SUM([.D36:.D44])" office:value-type="float" office:value="41.131" calcext:value-type="float">
            <text:p>41.1310</text:p>
          </table:table-cell>
          <table:table-cell table:style-name="ce3" table:formula="of:=SUM([.E36:.E44])" office:value-type="float" office:value="284" calcext:value-type="float">
            <text:p>284.0000</text:p>
          </table:table-cell>
          <table:table-cell table:style-name="ce3" table:formula="of:=SUM([.F36:.F44])" office:value-type="float" office:value="85" calcext:value-type="float">
            <text:p>85.0000</text:p>
          </table:table-cell>
          <table:table-cell table:style-name="ce3" table:formula="of:=SUM([.G36:.G44])" office:value-type="float" office:value="57.2848163864073" calcext:value-type="float">
            <text:p>57.284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Run 5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332" calcext:value-type="float">
            <text:p>41.332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5651795219201" calcext:value-type="float">
            <text:p>2.0565</text:p>
          </table:covered-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3" office:value-type="float" office:value="0.102" calcext:value-type="float">
            <text:p>0.102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47]+[.C47]" office:value-type="float" office:value="2.103" calcext:value-type="float">
            <text:p>2.1030</text:p>
          </table:table-cell>
          <table:table-cell table:number-columns-repeated="2" table:style-name="ce3" office:value-type="float" office:value="6" calcext:value-type="float">
            <text:p>6.0000</text:p>
          </table:table-cell>
          <table:table-cell table:style-name="ce3" table:formula="of:=[.E47]/[.D47]" office:value-type="float" office:value="2.85306704707561" calcext:value-type="float">
            <text:p>2.8531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3" office:value-type="float" office:value="0.093" calcext:value-type="float">
            <text:p>0.0930</text:p>
          </table:table-cell>
          <table:table-cell table:style-name="ce3" office:value-type="float" office:value="2" calcext:value-type="float">
            <text:p>2.0000</text:p>
          </table:table-cell>
          <table:table-cell table:style-name="ce3" table:formula="of:=[.B48]+[.C48]" office:value-type="float" office:value="2.093" calcext:value-type="float">
            <text:p>2.0930</text:p>
          </table:table-cell>
          <table:table-cell table:style-name="ce3" office:value-type="float" office:value="11" calcext:value-type="float">
            <text:p>11.0000</text:p>
          </table:table-cell>
          <table:table-cell table:style-name="ce3" office:value-type="float" office:value="5" calcext:value-type="float">
            <text:p>5.0000</text:p>
          </table:table-cell>
          <table:table-cell table:style-name="ce3" table:formula="of:=[.E48]/[.D48]" office:value-type="float" office:value="5.25561395126613" calcext:value-type="float">
            <text:p>5.2556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3" office:value-type="float" office:value="0.114" calcext:value-type="float">
            <text:p>0.1140</text:p>
          </table:table-cell>
          <table:table-cell table:style-name="ce3" office:value-type="float" office:value="2" calcext:value-type="float">
            <text:p>2.0000</text:p>
          </table:table-cell>
          <table:table-cell table:style-name="ce3" table:formula="of:=[.B49]+[.C49]" office:value-type="float" office:value="2.114" calcext:value-type="float">
            <text:p>2.1140</text:p>
          </table:table-cell>
          <table:table-cell table:style-name="ce3" office:value-type="float" office:value="14" calcext:value-type="float">
            <text:p>14.0000</text:p>
          </table:table-cell>
          <table:table-cell table:style-name="ce3" office:value-type="float" office:value="3" calcext:value-type="float">
            <text:p>3.0000</text:p>
          </table:table-cell>
          <table:table-cell table:style-name="ce3" table:formula="of:=[.E49]/[.D49]" office:value-type="float" office:value="6.62251655629139" calcext:value-type="float">
            <text:p>6.622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3" office:value-type="float" office:value="0.14" calcext:value-type="float">
            <text:p>0.1400</text:p>
          </table:table-cell>
          <table:table-cell table:style-name="ce3" office:value-type="float" office:value="4.001" calcext:value-type="float">
            <text:p>4.0010</text:p>
          </table:table-cell>
          <table:table-cell table:style-name="ce3" table:formula="of:=[.B50]+[.C50]" office:value-type="float" office:value="4.141" calcext:value-type="float">
            <text:p>4.1410</text:p>
          </table:table-cell>
          <table:table-cell table:style-name="ce3" office:value-type="float" office:value="21" calcext:value-type="float">
            <text:p>21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50]/[.D50]" office:value-type="float" office:value="5.07123883120019" calcext:value-type="float">
            <text:p>5.071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3" office:value-type="float" office:value="0.279" calcext:value-type="float">
            <text:p>0.2790</text:p>
          </table:table-cell>
          <table:table-cell table:style-name="ce3" office:value-type="float" office:value="2.001" calcext:value-type="float">
            <text:p>2.0010</text:p>
          </table:table-cell>
          <table:table-cell table:style-name="ce3" table:formula="of:=[.B51]+[.C51]" office:value-type="float" office:value="2.28" calcext:value-type="float">
            <text:p>2.2800</text:p>
          </table:table-cell>
          <table:table-cell table:style-name="ce3" office:value-type="float" office:value="18" calcext:value-type="float">
            <text:p>18.0000</text:p>
          </table:table-cell>
          <table:table-cell table:style-name="ce3" office:value-type="float" office:value="4" calcext:value-type="float">
            <text:p>4.0000</text:p>
          </table:table-cell>
          <table:table-cell table:style-name="ce3" table:formula="of:=[.E51]/[.D51]" office:value-type="float" office:value="7.89473684210526" calcext:value-type="float">
            <text:p>7.8947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3" office:value-type="float" office:value="0.236" calcext:value-type="float">
            <text:p>0.2360</text:p>
          </table:table-cell>
          <table:table-cell table:style-name="ce3" office:value-type="float" office:value="4.001" calcext:value-type="float">
            <text:p>4.0010</text:p>
          </table:table-cell>
          <table:table-cell table:style-name="ce3" table:formula="of:=[.B52]+[.C52]" office:value-type="float" office:value="4.237" calcext:value-type="float">
            <text:p>4.2370</text:p>
          </table:table-cell>
          <table:table-cell table:style-name="ce3" office:value-type="float" office:value="25" calcext:value-type="float">
            <text:p>25.0000</text:p>
          </table:table-cell>
          <table:table-cell table:style-name="ce3" office:value-type="float" office:value="7" calcext:value-type="float">
            <text:p>7.0000</text:p>
          </table:table-cell>
          <table:table-cell table:style-name="ce3" table:formula="of:=[.E52]/[.D52]" office:value-type="float" office:value="5.90040122728346" calcext:value-type="float">
            <text:p>5.9004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3" office:value-type="float" office:value="0.432" calcext:value-type="float">
            <text:p>0.4320</text:p>
          </table:table-cell>
          <table:table-cell table:style-name="ce3" office:value-type="float" office:value="6.001" calcext:value-type="float">
            <text:p>6.0010</text:p>
          </table:table-cell>
          <table:table-cell table:style-name="ce3" table:formula="of:=[.B53]+[.C53]" office:value-type="float" office:value="6.433" calcext:value-type="float">
            <text:p>6.4330</text:p>
          </table:table-cell>
          <table:table-cell table:style-name="ce3" office:value-type="float" office:value="56" calcext:value-type="float">
            <text:p>56.0000</text:p>
          </table:table-cell>
          <table:table-cell table:style-name="ce3" office:value-type="float" office:value="32" calcext:value-type="float">
            <text:p>32.0000</text:p>
          </table:table-cell>
          <table:table-cell table:style-name="ce3" table:formula="of:=[.E53]/[.D53]" office:value-type="float" office:value="8.70511425462459" calcext:value-type="float">
            <text:p>8.7051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3" office:value-type="float" office:value="0.832" calcext:value-type="float">
            <text:p>0.8320</text:p>
          </table:table-cell>
          <table:table-cell table:style-name="ce3" office:value-type="float" office:value="8.001" calcext:value-type="float">
            <text:p>8.0010</text:p>
          </table:table-cell>
          <table:table-cell table:style-name="ce3" table:formula="of:=[.B54]+[.C54]" office:value-type="float" office:value="8.833" calcext:value-type="float">
            <text:p>8.8330</text:p>
          </table:table-cell>
          <table:table-cell table:style-name="ce3" office:value-type="float" office:value="68" calcext:value-type="float">
            <text:p>68.0000</text:p>
          </table:table-cell>
          <table:table-cell table:style-name="ce3" office:value-type="float" office:value="12" calcext:value-type="float">
            <text:p>12.0000</text:p>
          </table:table-cell>
          <table:table-cell table:style-name="ce3" table:formula="of:=[.E54]/[.D54]" office:value-type="float" office:value="7.69840371334767" calcext:value-type="float">
            <text:p>7.6984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3" office:value-type="float" office:value="1.071" calcext:value-type="float">
            <text:p>1.0710</text:p>
          </table:table-cell>
          <table:table-cell table:style-name="ce3" office:value-type="float" office:value="8.001" calcext:value-type="float">
            <text:p>8.0010</text:p>
          </table:table-cell>
          <table:table-cell table:style-name="ce3" table:formula="of:=[.B55]+[.C55]" office:value-type="float" office:value="9.072" calcext:value-type="float">
            <text:p>9.0720</text:p>
          </table:table-cell>
          <table:table-cell table:style-name="ce3" office:value-type="float" office:value="65" calcext:value-type="float">
            <text:p>65.0000</text:p>
          </table:table-cell>
          <table:table-cell table:style-name="ce3" office:value-type="float" office:value="9" calcext:value-type="float">
            <text:p>9.0000</text:p>
          </table:table-cell>
          <table:table-cell table:style-name="ce3" table:formula="of:=[.E55]/[.D55]" office:value-type="float" office:value="7.16490299823633" calcext:value-type="float">
            <text:p>7.1649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3" table:formula="of:=SUM([.B47:.B55])" office:value-type="float" office:value="3.299" calcext:value-type="float">
            <text:p>3.2990</text:p>
          </table:table-cell>
          <table:table-cell table:style-name="ce3" table:formula="of:=SUM([.C47:.C55])" office:value-type="float" office:value="38.007" calcext:value-type="float">
            <text:p>38.0070</text:p>
          </table:table-cell>
          <table:table-cell table:style-name="ce3" table:formula="of:=SUM([.D47:.D55])" office:value-type="float" office:value="41.306" calcext:value-type="float">
            <text:p>41.3060</text:p>
          </table:table-cell>
          <table:table-cell table:style-name="ce3" table:formula="of:=SUM([.E47:.E55])" office:value-type="float" office:value="284" calcext:value-type="float">
            <text:p>284.0000</text:p>
          </table:table-cell>
          <table:table-cell table:style-name="ce3" table:formula="of:=SUM([.F47:.F55])" office:value-type="float" office:value="85" calcext:value-type="float">
            <text:p>85.0000</text:p>
          </table:table-cell>
          <table:table-cell table:style-name="ce3" table:formula="of:=SUM([.G47:.G55])" office:value-type="float" office:value="57.1659954214306" calcext:value-type="float">
            <text:p>57.166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Mean</text:p>
          </table:table-cell>
          <table:covered-table-cell table:number-columns-repeated="3" table:style-name="ce9"/>
          <table:covered-table-cell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9" table:formula="of:=AVERAGE([.B3];[.B14];[.B25];[.B36];[.B47])" office:value-type="float" office:value="0.071" calcext:value-type="float">
            <text:p>0.0710</text:p>
          </table:table-cell>
          <table:table-cell table:style-name="ce9" table:formula="of:=AVERAGE([.C3];[.C14];[.C25];[.C36];[.C47])" office:value-type="float" office:value="2.0008" calcext:value-type="float">
            <text:p>2.0008</text:p>
          </table:table-cell>
          <table:table-cell table:style-name="ce9" table:formula="of:=AVERAGE([.D3];[.D14];[.D25];[.D36];[.D47])" office:value-type="float" office:value="2.0718" calcext:value-type="float">
            <text:p>2.0718</text:p>
          </table:table-cell>
          <table:table-cell table:style-name="ce9" table:formula="of:=AVERAGE([.E3];[.E14];[.E25];[.E36];[.E47])" office:value-type="float" office:value="6" calcext:value-type="float">
            <text:p>6.0000</text:p>
          </table:table-cell>
          <table:table-cell table:style-name="ce9" table:formula="of:=AVERAGE([.F3];[.F14];[.F25];[.F36];[.F47])" office:value-type="float" office:value="6" calcext:value-type="float">
            <text:p>6.0000</text:p>
          </table:table-cell>
          <table:table-cell table:style-name="ce9" table:formula="of:=AVERAGE([.G3];[.G14];[.G25];[.G36];[.G47])" office:value-type="float" office:value="2.89619889703282" calcext:value-type="float">
            <text:p>2.896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9" table:formula="of:=AVERAGE([.B4];[.B15];[.B26];[.B37];[.B48])" office:value-type="float" office:value="0.093" calcext:value-type="float">
            <text:p>0.0930</text:p>
          </table:table-cell>
          <table:table-cell table:style-name="ce9" table:formula="of:=AVERAGE([.C4];[.C15];[.C26];[.C37];[.C48])" office:value-type="float" office:value="2.0006" calcext:value-type="float">
            <text:p>2.0006</text:p>
          </table:table-cell>
          <table:table-cell table:style-name="ce9" table:formula="of:=AVERAGE([.D4];[.D15];[.D26];[.D37];[.D48])" office:value-type="float" office:value="2.0936" calcext:value-type="float">
            <text:p>2.0936</text:p>
          </table:table-cell>
          <table:table-cell table:style-name="ce9" table:formula="of:=AVERAGE([.E4];[.E15];[.E26];[.E37];[.E48])" office:value-type="float" office:value="11" calcext:value-type="float">
            <text:p>11.0000</text:p>
          </table:table-cell>
          <table:table-cell table:style-name="ce9" table:formula="of:=AVERAGE([.F4];[.F15];[.F26];[.F37];[.F48])" office:value-type="float" office:value="5" calcext:value-type="float">
            <text:p>5.0000</text:p>
          </table:table-cell>
          <table:table-cell table:style-name="ce9" table:formula="of:=AVERAGE([.G4];[.G15];[.G26];[.G37];[.G48])" office:value-type="float" office:value="5.25413962126607" calcext:value-type="float">
            <text:p>5.254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9" table:formula="of:=AVERAGE([.B5];[.B16];[.B27];[.B38];[.B49])" office:value-type="float" office:value="0.1174" calcext:value-type="float">
            <text:p>0.1174</text:p>
          </table:table-cell>
          <table:table-cell table:style-name="ce9" table:formula="of:=AVERAGE([.C5];[.C16];[.C27];[.C38];[.C49])" office:value-type="float" office:value="2.0004" calcext:value-type="float">
            <text:p>2.0004</text:p>
          </table:table-cell>
          <table:table-cell table:style-name="ce9" table:formula="of:=AVERAGE([.D5];[.D16];[.D27];[.D38];[.D49])" office:value-type="float" office:value="2.1178" calcext:value-type="float">
            <text:p>2.1178</text:p>
          </table:table-cell>
          <table:table-cell table:style-name="ce9" table:formula="of:=AVERAGE([.E5];[.E16];[.E27];[.E38];[.E49])" office:value-type="float" office:value="14" calcext:value-type="float">
            <text:p>14.0000</text:p>
          </table:table-cell>
          <table:table-cell table:style-name="ce9" table:formula="of:=AVERAGE([.F5];[.F16];[.F27];[.F38];[.F49])" office:value-type="float" office:value="3" calcext:value-type="float">
            <text:p>3.0000</text:p>
          </table:table-cell>
          <table:table-cell table:style-name="ce9" table:formula="of:=AVERAGE([.G5];[.G16];[.G27];[.G38];[.G49])" office:value-type="float" office:value="6.61065157525394" calcext:value-type="float">
            <text:p>6.610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9" table:formula="of:=AVERAGE([.B6];[.B17];[.B28];[.B39];[.B50])" office:value-type="float" office:value="0.1374" calcext:value-type="float">
            <text:p>0.1374</text:p>
          </table:table-cell>
          <table:table-cell table:style-name="ce9" table:formula="of:=AVERAGE([.C6];[.C17];[.C28];[.C39];[.C50])" office:value-type="float" office:value="4.0008" calcext:value-type="float">
            <text:p>4.0008</text:p>
          </table:table-cell>
          <table:table-cell table:style-name="ce9" table:formula="of:=AVERAGE([.D6];[.D17];[.D28];[.D39];[.D50])" office:value-type="float" office:value="4.1382" calcext:value-type="float">
            <text:p>4.1382</text:p>
          </table:table-cell>
          <table:table-cell table:style-name="ce9" table:formula="of:=AVERAGE([.E6];[.E17];[.E28];[.E39];[.E50])" office:value-type="float" office:value="21" calcext:value-type="float">
            <text:p>21.0000</text:p>
          </table:table-cell>
          <table:table-cell table:style-name="ce9" table:formula="of:=AVERAGE([.F6];[.F17];[.F28];[.F39];[.F50])" office:value-type="float" office:value="7" calcext:value-type="float">
            <text:p>7.0000</text:p>
          </table:table-cell>
          <table:table-cell table:style-name="ce9" table:formula="of:=AVERAGE([.G6];[.G17];[.G28];[.G39];[.G50])" office:value-type="float" office:value="5.07467814948265" calcext:value-type="float">
            <text:p>5.074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9" table:formula="of:=AVERAGE([.B7];[.B18];[.B29];[.B40];[.B51])" office:value-type="float" office:value="0.289" calcext:value-type="float">
            <text:p>0.2890</text:p>
          </table:table-cell>
          <table:table-cell table:style-name="ce9" table:formula="of:=AVERAGE([.C7];[.C18];[.C29];[.C40];[.C51])" office:value-type="float" office:value="2.0008" calcext:value-type="float">
            <text:p>2.0008</text:p>
          </table:table-cell>
          <table:table-cell table:style-name="ce9" table:formula="of:=AVERAGE([.D7];[.D18];[.D29];[.D40];[.D51])" office:value-type="float" office:value="2.2898" calcext:value-type="float">
            <text:p>2.2898</text:p>
          </table:table-cell>
          <table:table-cell table:style-name="ce9" table:formula="of:=AVERAGE([.E7];[.E18];[.E29];[.E40];[.E51])" office:value-type="float" office:value="18" calcext:value-type="float">
            <text:p>18.0000</text:p>
          </table:table-cell>
          <table:table-cell table:style-name="ce9" table:formula="of:=AVERAGE([.F7];[.F18];[.F29];[.F40];[.F51])" office:value-type="float" office:value="4" calcext:value-type="float">
            <text:p>4.0000</text:p>
          </table:table-cell>
          <table:table-cell table:style-name="ce9" table:formula="of:=AVERAGE([.G7];[.G18];[.G29];[.G40];[.G51])" office:value-type="float" office:value="7.86106261940338" calcext:value-type="float">
            <text:p>7.8611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9" table:formula="of:=AVERAGE([.B8];[.B19];[.B30];[.B41];[.B52])" office:value-type="float" office:value="0.2388" calcext:value-type="float">
            <text:p>0.2388</text:p>
          </table:table-cell>
          <table:table-cell table:style-name="ce9" table:formula="of:=AVERAGE([.C8];[.C19];[.C30];[.C41];[.C52])" office:value-type="float" office:value="4.0006" calcext:value-type="float">
            <text:p>4.0006</text:p>
          </table:table-cell>
          <table:table-cell table:style-name="ce9" table:formula="of:=AVERAGE([.D8];[.D19];[.D30];[.D41];[.D52])" office:value-type="float" office:value="4.2394" calcext:value-type="float">
            <text:p>4.2394</text:p>
          </table:table-cell>
          <table:table-cell table:style-name="ce9" table:formula="of:=AVERAGE([.E8];[.E19];[.E30];[.E41];[.E52])" office:value-type="float" office:value="25" calcext:value-type="float">
            <text:p>25.0000</text:p>
          </table:table-cell>
          <table:table-cell table:style-name="ce9" table:formula="of:=AVERAGE([.F8];[.F19];[.F30];[.F41];[.F52])" office:value-type="float" office:value="7" calcext:value-type="float">
            <text:p>7.0000</text:p>
          </table:table-cell>
          <table:table-cell table:style-name="ce9" table:formula="of:=AVERAGE([.G8];[.G19];[.G30];[.G41];[.G52])" office:value-type="float" office:value="5.89709730194656" calcext:value-type="float">
            <text:p>5.897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9" table:formula="of:=AVERAGE([.B9];[.B20];[.B31];[.B42];[.B53])" office:value-type="float" office:value="0.4584" calcext:value-type="float">
            <text:p>0.4584</text:p>
          </table:table-cell>
          <table:table-cell table:style-name="ce9" table:formula="of:=AVERAGE([.C9];[.C20];[.C31];[.C42];[.C53])" office:value-type="float" office:value="6.001" calcext:value-type="float">
            <text:p>6.0010</text:p>
          </table:table-cell>
          <table:table-cell table:style-name="ce9" table:formula="of:=AVERAGE([.D9];[.D20];[.D31];[.D42];[.D53])" office:value-type="float" office:value="6.4594" calcext:value-type="float">
            <text:p>6.4594</text:p>
          </table:table-cell>
          <table:table-cell table:style-name="ce9" table:formula="of:=AVERAGE([.E9];[.E20];[.E31];[.E42];[.E53])" office:value-type="float" office:value="56" calcext:value-type="float">
            <text:p>56.0000</text:p>
          </table:table-cell>
          <table:table-cell table:style-name="ce9" table:formula="of:=AVERAGE([.F9];[.F20];[.F31];[.F42];[.F53])" office:value-type="float" office:value="32" calcext:value-type="float">
            <text:p>32.0000</text:p>
          </table:table-cell>
          <table:table-cell table:style-name="ce9" table:formula="of:=AVERAGE([.G9];[.G20];[.G31];[.G42];[.G53])" office:value-type="float" office:value="8.66969888202202" calcext:value-type="float">
            <text:p>8.669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9" table:formula="of:=AVERAGE([.B10];[.B21];[.B32];[.B43];[.B54])" office:value-type="float" office:value="0.812" calcext:value-type="float">
            <text:p>0.8120</text:p>
          </table:table-cell>
          <table:table-cell table:style-name="ce9" table:formula="of:=AVERAGE([.C10];[.C21];[.C32];[.C43];[.C54])" office:value-type="float" office:value="8.0008" calcext:value-type="float">
            <text:p>8.0008</text:p>
          </table:table-cell>
          <table:table-cell table:style-name="ce9" table:formula="of:=AVERAGE([.D10];[.D21];[.D32];[.D43];[.D54])" office:value-type="float" office:value="8.8128" calcext:value-type="float">
            <text:p>8.8128</text:p>
          </table:table-cell>
          <table:table-cell table:style-name="ce9" table:formula="of:=AVERAGE([.E10];[.E21];[.E32];[.E43];[.E54])" office:value-type="float" office:value="68" calcext:value-type="float">
            <text:p>68.0000</text:p>
          </table:table-cell>
          <table:table-cell table:style-name="ce9" table:formula="of:=AVERAGE([.F10];[.F21];[.F32];[.F43];[.F54])" office:value-type="float" office:value="12" calcext:value-type="float">
            <text:p>12.0000</text:p>
          </table:table-cell>
          <table:table-cell table:style-name="ce9" table:formula="of:=AVERAGE([.G10];[.G21];[.G32];[.G43];[.G54])" office:value-type="float" office:value="7.71618215547724" calcext:value-type="float">
            <text:p>7.716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9" table:formula="of:=AVERAGE([.B11];[.B22];[.B33];[.B44];[.B55])" office:value-type="float" office:value="1.067" calcext:value-type="float">
            <text:p>1.0670</text:p>
          </table:table-cell>
          <table:table-cell table:style-name="ce9" table:formula="of:=AVERAGE([.C11];[.C22];[.C33];[.C44];[.C55])" office:value-type="float" office:value="8.0014" calcext:value-type="float">
            <text:p>8.0014</text:p>
          </table:table-cell>
          <table:table-cell table:style-name="ce9" table:formula="of:=AVERAGE([.D11];[.D22];[.D33];[.D44];[.D55])" office:value-type="float" office:value="9.0684" calcext:value-type="float">
            <text:p>9.0684</text:p>
          </table:table-cell>
          <table:table-cell table:style-name="ce9" table:formula="of:=AVERAGE([.E11];[.E22];[.E33];[.E44];[.E55])" office:value-type="float" office:value="65" calcext:value-type="float">
            <text:p>65.0000</text:p>
          </table:table-cell>
          <table:table-cell table:style-name="ce9" table:formula="of:=AVERAGE([.F11];[.F22];[.F33];[.F44];[.F55])" office:value-type="float" office:value="9" calcext:value-type="float">
            <text:p>9.0000</text:p>
          </table:table-cell>
          <table:table-cell table:style-name="ce9" table:formula="of:=AVERAGE([.G11];[.G22];[.G33];[.G44];[.G55])" office:value-type="float" office:value="7.16793097530258" calcext:value-type="float">
            <text:p>7.1679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9" table:formula="of:=AVERAGE([.B12];[.B23];[.B34];[.B45];[.B56])" office:value-type="float" office:value="3.284" calcext:value-type="float">
            <text:p>3.2840</text:p>
          </table:table-cell>
          <table:table-cell table:style-name="ce9" table:formula="of:=AVERAGE([.C12];[.C23];[.C34];[.C45];[.C56])" office:value-type="float" office:value="38.0072" calcext:value-type="float">
            <text:p>38.0072</text:p>
          </table:table-cell>
          <table:table-cell table:style-name="ce9" table:formula="of:=AVERAGE([.D12];[.D23];[.D34];[.D45];[.D56])" office:value-type="float" office:value="41.2912" calcext:value-type="float">
            <text:p>41.2912</text:p>
          </table:table-cell>
          <table:table-cell table:style-name="ce9" table:formula="of:=AVERAGE([.E12];[.E23];[.E34];[.E45];[.E56])" office:value-type="float" office:value="284" calcext:value-type="float">
            <text:p>284.0000</text:p>
          </table:table-cell>
          <table:table-cell table:style-name="ce9" table:formula="of:=AVERAGE([.F12];[.F23];[.F34];[.F45];[.F56])" office:value-type="float" office:value="85" calcext:value-type="float">
            <text:p>85.0000</text:p>
          </table:table-cell>
          <table:table-cell table:style-name="ce9" table:formula="of:=AVERAGE([.G12];[.G23];[.G34];[.G45];[.G56])" office:value-type="float" office:value="57.1476401771873" calcext:value-type="float">
            <text:p>57.1476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Median</text:p>
          </table:table-cell>
          <table:covered-table-cell table:number-columns-repeated="3" table:style-name="ce9"/>
          <table:covered-table-cell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9" table:formula="of:=MEDIAN([.B3];[.B14];[.B25];[.B36];[.B47])" office:value-type="float" office:value="0.064" calcext:value-type="float">
            <text:p>0.0640</text:p>
          </table:table-cell>
          <table:table-cell table:style-name="ce9" table:formula="of:=MEDIAN([.C3];[.C14];[.C25];[.C36];[.C47])" office:value-type="float" office:value="2.001" calcext:value-type="float">
            <text:p>2.0010</text:p>
          </table:table-cell>
          <table:table-cell table:style-name="ce9" table:formula="of:=MEDIAN([.D3];[.D14];[.D25];[.D36];[.D47])" office:value-type="float" office:value="2.065" calcext:value-type="float">
            <text:p>2.0650</text:p>
          </table:table-cell>
          <table:table-cell table:style-name="ce9" table:formula="of:=MEDIAN([.E3];[.E14];[.E25];[.E36];[.E47])" office:value-type="float" office:value="6" calcext:value-type="float">
            <text:p>6.0000</text:p>
          </table:table-cell>
          <table:table-cell table:style-name="ce9" table:formula="of:=MEDIAN([.F3];[.F14];[.F25];[.F36];[.F47])" office:value-type="float" office:value="6" calcext:value-type="float">
            <text:p>6.0000</text:p>
          </table:table-cell>
          <table:table-cell table:style-name="ce9" table:formula="of:=MEDIAN([.G3];[.G14];[.G25];[.G36];[.G47])" office:value-type="float" office:value="2.90556900726392" calcext:value-type="float">
            <text:p>2.905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9" table:formula="of:=MEDIAN([.B4];[.B15];[.B26];[.B37];[.B48])" office:value-type="float" office:value="0.093" calcext:value-type="float">
            <text:p>0.0930</text:p>
          </table:table-cell>
          <table:table-cell table:style-name="ce9" table:formula="of:=MEDIAN([.C4];[.C15];[.C26];[.C37];[.C48])" office:value-type="float" office:value="2.001" calcext:value-type="float">
            <text:p>2.0010</text:p>
          </table:table-cell>
          <table:table-cell table:style-name="ce9" table:formula="of:=MEDIAN([.D4];[.D15];[.D26];[.D37];[.D48])" office:value-type="float" office:value="2.093" calcext:value-type="float">
            <text:p>2.0930</text:p>
          </table:table-cell>
          <table:table-cell table:style-name="ce9" table:formula="of:=MEDIAN([.E4];[.E15];[.E26];[.E37];[.E48])" office:value-type="float" office:value="11" calcext:value-type="float">
            <text:p>11.0000</text:p>
          </table:table-cell>
          <table:table-cell table:style-name="ce9" table:formula="of:=MEDIAN([.F4];[.F15];[.F26];[.F37];[.F48])" office:value-type="float" office:value="5" calcext:value-type="float">
            <text:p>5.0000</text:p>
          </table:table-cell>
          <table:table-cell table:style-name="ce9" table:formula="of:=MEDIAN([.G4];[.G15];[.G26];[.G37];[.G48])" office:value-type="float" office:value="5.25561395126613" calcext:value-type="float">
            <text:p>5.255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9" table:formula="of:=MEDIAN([.B5];[.B16];[.B27];[.B38];[.B49])" office:value-type="float" office:value="0.116" calcext:value-type="float">
            <text:p>0.1160</text:p>
          </table:table-cell>
          <table:table-cell table:style-name="ce9" table:formula="of:=MEDIAN([.C5];[.C16];[.C27];[.C38];[.C49])" office:value-type="float" office:value="2" calcext:value-type="float">
            <text:p>2.0000</text:p>
          </table:table-cell>
          <table:table-cell table:style-name="ce9" table:formula="of:=MEDIAN([.D5];[.D16];[.D27];[.D38];[.D49])" office:value-type="float" office:value="2.116" calcext:value-type="float">
            <text:p>2.1160</text:p>
          </table:table-cell>
          <table:table-cell table:style-name="ce9" table:formula="of:=MEDIAN([.E5];[.E16];[.E27];[.E38];[.E49])" office:value-type="float" office:value="14" calcext:value-type="float">
            <text:p>14.0000</text:p>
          </table:table-cell>
          <table:table-cell table:style-name="ce9" table:formula="of:=MEDIAN([.F5];[.F16];[.F27];[.F38];[.F49])" office:value-type="float" office:value="3" calcext:value-type="float">
            <text:p>3.0000</text:p>
          </table:table-cell>
          <table:table-cell table:style-name="ce9" table:formula="of:=MEDIAN([.G5];[.G16];[.G27];[.G38];[.G49])" office:value-type="float" office:value="6.61625708884688" calcext:value-type="float">
            <text:p>6.616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9" table:formula="of:=MEDIAN([.B6];[.B17];[.B28];[.B39];[.B50])" office:value-type="float" office:value="0.14" calcext:value-type="float">
            <text:p>0.1400</text:p>
          </table:table-cell>
          <table:table-cell table:style-name="ce9" table:formula="of:=MEDIAN([.C6];[.C17];[.C28];[.C39];[.C50])" office:value-type="float" office:value="4.001" calcext:value-type="float">
            <text:p>4.0010</text:p>
          </table:table-cell>
          <table:table-cell table:style-name="ce9" table:formula="of:=MEDIAN([.D6];[.D17];[.D28];[.D39];[.D50])" office:value-type="float" office:value="4.141" calcext:value-type="float">
            <text:p>4.1410</text:p>
          </table:table-cell>
          <table:table-cell table:style-name="ce9" table:formula="of:=MEDIAN([.E6];[.E17];[.E28];[.E39];[.E50])" office:value-type="float" office:value="21" calcext:value-type="float">
            <text:p>21.0000</text:p>
          </table:table-cell>
          <table:table-cell table:style-name="ce9" table:formula="of:=MEDIAN([.F6];[.F17];[.F28];[.F39];[.F50])" office:value-type="float" office:value="7" calcext:value-type="float">
            <text:p>7.0000</text:p>
          </table:table-cell>
          <table:table-cell table:style-name="ce9" table:formula="of:=MEDIAN([.G6];[.G17];[.G28];[.G39];[.G50])" office:value-type="float" office:value="5.07123883120019" calcext:value-type="float">
            <text:p>5.071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9" table:formula="of:=MEDIAN([.B7];[.B18];[.B29];[.B40];[.B51])" office:value-type="float" office:value="0.287" calcext:value-type="float">
            <text:p>0.2870</text:p>
          </table:table-cell>
          <table:table-cell table:style-name="ce9" table:formula="of:=MEDIAN([.C7];[.C18];[.C29];[.C40];[.C51])" office:value-type="float" office:value="2.001" calcext:value-type="float">
            <text:p>2.0010</text:p>
          </table:table-cell>
          <table:table-cell table:style-name="ce9" table:formula="of:=MEDIAN([.D7];[.D18];[.D29];[.D40];[.D51])" office:value-type="float" office:value="2.287" calcext:value-type="float">
            <text:p>2.2870</text:p>
          </table:table-cell>
          <table:table-cell table:style-name="ce9" table:formula="of:=MEDIAN([.E7];[.E18];[.E29];[.E40];[.E51])" office:value-type="float" office:value="18" calcext:value-type="float">
            <text:p>18.0000</text:p>
          </table:table-cell>
          <table:table-cell table:style-name="ce9" table:formula="of:=MEDIAN([.F7];[.F18];[.F29];[.F40];[.F51])" office:value-type="float" office:value="4" calcext:value-type="float">
            <text:p>4.0000</text:p>
          </table:table-cell>
          <table:table-cell table:style-name="ce9" table:formula="of:=MEDIAN([.G7];[.G18];[.G29];[.G40];[.G51])" office:value-type="float" office:value="7.87057280279843" calcext:value-type="float">
            <text:p>7.8706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9" table:formula="of:=MEDIAN([.B8];[.B19];[.B30];[.B41];[.B52])" office:value-type="float" office:value="0.236" calcext:value-type="float">
            <text:p>0.2360</text:p>
          </table:table-cell>
          <table:table-cell table:style-name="ce9" table:formula="of:=MEDIAN([.C8];[.C19];[.C30];[.C41];[.C52])" office:value-type="float" office:value="4.001" calcext:value-type="float">
            <text:p>4.0010</text:p>
          </table:table-cell>
          <table:table-cell table:style-name="ce9" table:formula="of:=MEDIAN([.D8];[.D19];[.D30];[.D41];[.D52])" office:value-type="float" office:value="4.237" calcext:value-type="float">
            <text:p>4.2370</text:p>
          </table:table-cell>
          <table:table-cell table:style-name="ce9" table:formula="of:=MEDIAN([.E8];[.E19];[.E30];[.E41];[.E52])" office:value-type="float" office:value="25" calcext:value-type="float">
            <text:p>25.0000</text:p>
          </table:table-cell>
          <table:table-cell table:style-name="ce9" table:formula="of:=MEDIAN([.F8];[.F19];[.F30];[.F41];[.F52])" office:value-type="float" office:value="7" calcext:value-type="float">
            <text:p>7.0000</text:p>
          </table:table-cell>
          <table:table-cell table:style-name="ce9" table:formula="of:=MEDIAN([.G8];[.G19];[.G30];[.G41];[.G52])" office:value-type="float" office:value="5.90040122728346" calcext:value-type="float">
            <text:p>5.900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9" table:formula="of:=MEDIAN([.B9];[.B20];[.B31];[.B42];[.B53])" office:value-type="float" office:value="0.468" calcext:value-type="float">
            <text:p>0.4680</text:p>
          </table:table-cell>
          <table:table-cell table:style-name="ce9" table:formula="of:=MEDIAN([.C9];[.C20];[.C31];[.C42];[.C53])" office:value-type="float" office:value="6.001" calcext:value-type="float">
            <text:p>6.0010</text:p>
          </table:table-cell>
          <table:table-cell table:style-name="ce9" table:formula="of:=MEDIAN([.D9];[.D20];[.D31];[.D42];[.D53])" office:value-type="float" office:value="6.469" calcext:value-type="float">
            <text:p>6.4690</text:p>
          </table:table-cell>
          <table:table-cell table:style-name="ce9" table:formula="of:=MEDIAN([.E9];[.E20];[.E31];[.E42];[.E53])" office:value-type="float" office:value="56" calcext:value-type="float">
            <text:p>56.0000</text:p>
          </table:table-cell>
          <table:table-cell table:style-name="ce9" table:formula="of:=MEDIAN([.F9];[.F20];[.F31];[.F42];[.F53])" office:value-type="float" office:value="32" calcext:value-type="float">
            <text:p>32.0000</text:p>
          </table:table-cell>
          <table:table-cell table:style-name="ce9" table:formula="of:=MEDIAN([.G9];[.G20];[.G31];[.G42];[.G53])" office:value-type="float" office:value="8.65667027361261" calcext:value-type="float">
            <text:p>8.656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9" table:formula="of:=MEDIAN([.B10];[.B21];[.B32];[.B43];[.B54])" office:value-type="float" office:value="0.812" calcext:value-type="float">
            <text:p>0.8120</text:p>
          </table:table-cell>
          <table:table-cell table:style-name="ce9" table:formula="of:=MEDIAN([.C10];[.C21];[.C32];[.C43];[.C54])" office:value-type="float" office:value="8.001" calcext:value-type="float">
            <text:p>8.0010</text:p>
          </table:table-cell>
          <table:table-cell table:style-name="ce9" table:formula="of:=MEDIAN([.D10];[.D21];[.D32];[.D43];[.D54])" office:value-type="float" office:value="8.813" calcext:value-type="float">
            <text:p>8.8130</text:p>
          </table:table-cell>
          <table:table-cell table:style-name="ce9" table:formula="of:=MEDIAN([.E10];[.E21];[.E32];[.E43];[.E54])" office:value-type="float" office:value="68" calcext:value-type="float">
            <text:p>68.0000</text:p>
          </table:table-cell>
          <table:table-cell table:style-name="ce9" table:formula="of:=MEDIAN([.F10];[.F21];[.F32];[.F43];[.F54])" office:value-type="float" office:value="12" calcext:value-type="float">
            <text:p>12.0000</text:p>
          </table:table-cell>
          <table:table-cell table:style-name="ce9" table:formula="of:=MEDIAN([.G10];[.G21];[.G32];[.G43];[.G54])" office:value-type="float" office:value="7.71587427663679" calcext:value-type="float">
            <text:p>7.715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9" table:formula="of:=MEDIAN([.B11];[.B22];[.B33];[.B44];[.B55])" office:value-type="float" office:value="1.071" calcext:value-type="float">
            <text:p>1.0710</text:p>
          </table:table-cell>
          <table:table-cell table:style-name="ce9" table:formula="of:=MEDIAN([.C11];[.C22];[.C33];[.C44];[.C55])" office:value-type="float" office:value="8.001" calcext:value-type="float">
            <text:p>8.0010</text:p>
          </table:table-cell>
          <table:table-cell table:style-name="ce9" table:formula="of:=MEDIAN([.D11];[.D22];[.D33];[.D44];[.D55])" office:value-type="float" office:value="9.072" calcext:value-type="float">
            <text:p>9.0720</text:p>
          </table:table-cell>
          <table:table-cell table:style-name="ce9" table:formula="of:=MEDIAN([.E11];[.E22];[.E33];[.E44];[.E55])" office:value-type="float" office:value="65" calcext:value-type="float">
            <text:p>65.0000</text:p>
          </table:table-cell>
          <table:table-cell table:style-name="ce9" table:formula="of:=MEDIAN([.F11];[.F22];[.F33];[.F44];[.F55])" office:value-type="float" office:value="9" calcext:value-type="float">
            <text:p>9.0000</text:p>
          </table:table-cell>
          <table:table-cell table:style-name="ce9" table:formula="of:=MEDIAN([.G11];[.G22];[.G33];[.G44];[.G55])" office:value-type="float" office:value="7.16490299823633" calcext:value-type="float">
            <text:p>7.1649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9" table:formula="of:=MEDIAN([.B12];[.B23];[.B34];[.B45];[.B56])" office:value-type="float" office:value="3.299" calcext:value-type="float">
            <text:p>3.2990</text:p>
          </table:table-cell>
          <table:table-cell table:style-name="ce9" table:formula="of:=MEDIAN([.C12];[.C23];[.C34];[.C45];[.C56])" office:value-type="float" office:value="38.007" calcext:value-type="float">
            <text:p>38.0070</text:p>
          </table:table-cell>
          <table:table-cell table:style-name="ce9" table:formula="of:=MEDIAN([.D12];[.D23];[.D34];[.D45];[.D56])" office:value-type="float" office:value="41.306" calcext:value-type="float">
            <text:p>41.3060</text:p>
          </table:table-cell>
          <table:table-cell table:style-name="ce9" table:formula="of:=MEDIAN([.E12];[.E23];[.E34];[.E45];[.E56])" office:value-type="float" office:value="284" calcext:value-type="float">
            <text:p>284.0000</text:p>
          </table:table-cell>
          <table:table-cell table:style-name="ce9" table:formula="of:=MEDIAN([.F12];[.F23];[.F34];[.F45];[.F56])" office:value-type="float" office:value="85" calcext:value-type="float">
            <text:p>85.0000</text:p>
          </table:table-cell>
          <table:table-cell table:style-name="ce9" table:formula="of:=MEDIAN([.G12];[.G23];[.G34];[.G45];[.G56])" office:value-type="float" office:value="57.1442838776112" calcext:value-type="float">
            <text:p>57.1443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Min</text:p>
          </table:table-cell>
          <table:covered-table-cell table:number-columns-repeated="3" table:style-name="ce9"/>
          <table:covered-table-cell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9" table:formula="of:=MIN([.B3];[.B14];[.B25];[.B36];[.B47])" office:value-type="float" office:value="0.061" calcext:value-type="float">
            <text:p>0.0610</text:p>
          </table:table-cell>
          <table:table-cell table:style-name="ce9" table:formula="of:=MIN([.C3];[.C14];[.C25];[.C36];[.C47])" office:value-type="float" office:value="2" calcext:value-type="float">
            <text:p>2.0000</text:p>
          </table:table-cell>
          <table:table-cell table:style-name="ce9" table:formula="of:=MIN([.D3];[.D14];[.D25];[.D36];[.D47])" office:value-type="float" office:value="2.061" calcext:value-type="float">
            <text:p>2.0610</text:p>
          </table:table-cell>
          <table:table-cell table:style-name="ce9" table:formula="of:=MIN([.E3];[.E14];[.E25];[.E36];[.E47])" office:value-type="float" office:value="6" calcext:value-type="float">
            <text:p>6.0000</text:p>
          </table:table-cell>
          <table:table-cell table:style-name="ce9" table:formula="of:=MIN([.F3];[.F14];[.F25];[.F36];[.F47])" office:value-type="float" office:value="6" calcext:value-type="float">
            <text:p>6.0000</text:p>
          </table:table-cell>
          <table:table-cell table:style-name="ce9" table:formula="of:=MIN([.G3];[.G14];[.G25];[.G36];[.G47])" office:value-type="float" office:value="2.85306704707561" calcext:value-type="float">
            <text:p>2.853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9" table:formula="of:=MIN([.B4];[.B15];[.B26];[.B37];[.B48])" office:value-type="float" office:value="0.087" calcext:value-type="float">
            <text:p>0.0870</text:p>
          </table:table-cell>
          <table:table-cell table:style-name="ce9" table:formula="of:=MIN([.C4];[.C15];[.C26];[.C37];[.C48])" office:value-type="float" office:value="2" calcext:value-type="float">
            <text:p>2.0000</text:p>
          </table:table-cell>
          <table:table-cell table:style-name="ce9" table:formula="of:=MIN([.D4];[.D15];[.D26];[.D37];[.D48])" office:value-type="float" office:value="2.088" calcext:value-type="float">
            <text:p>2.0880</text:p>
          </table:table-cell>
          <table:table-cell table:style-name="ce9" table:formula="of:=MIN([.E4];[.E15];[.E26];[.E37];[.E48])" office:value-type="float" office:value="11" calcext:value-type="float">
            <text:p>11.0000</text:p>
          </table:table-cell>
          <table:table-cell table:style-name="ce9" table:formula="of:=MIN([.F4];[.F15];[.F26];[.F37];[.F48])" office:value-type="float" office:value="5" calcext:value-type="float">
            <text:p>5.0000</text:p>
          </table:table-cell>
          <table:table-cell table:style-name="ce9" table:formula="of:=MIN([.G4];[.G15];[.G26];[.G37];[.G48])" office:value-type="float" office:value="5.23062291963861" calcext:value-type="float">
            <text:p>5.230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9" table:formula="of:=MIN([.B5];[.B16];[.B27];[.B38];[.B49])" office:value-type="float" office:value="0.114" calcext:value-type="float">
            <text:p>0.1140</text:p>
          </table:table-cell>
          <table:table-cell table:style-name="ce9" table:formula="of:=MIN([.C5];[.C16];[.C27];[.C38];[.C49])" office:value-type="float" office:value="2" calcext:value-type="float">
            <text:p>2.0000</text:p>
          </table:table-cell>
          <table:table-cell table:style-name="ce9" table:formula="of:=MIN([.D5];[.D16];[.D27];[.D38];[.D49])" office:value-type="float" office:value="2.114" calcext:value-type="float">
            <text:p>2.1140</text:p>
          </table:table-cell>
          <table:table-cell table:style-name="ce9" table:formula="of:=MIN([.E5];[.E16];[.E27];[.E38];[.E49])" office:value-type="float" office:value="14" calcext:value-type="float">
            <text:p>14.0000</text:p>
          </table:table-cell>
          <table:table-cell table:style-name="ce9" table:formula="of:=MIN([.F5];[.F16];[.F27];[.F38];[.F49])" office:value-type="float" office:value="3" calcext:value-type="float">
            <text:p>3.0000</text:p>
          </table:table-cell>
          <table:table-cell table:style-name="ce9" table:formula="of:=MIN([.G5];[.G16];[.G27];[.G38];[.G49])" office:value-type="float" office:value="6.59133709981168" calcext:value-type="float">
            <text:p>6.591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9" table:formula="of:=MIN([.B6];[.B17];[.B28];[.B39];[.B50])" office:value-type="float" office:value="0.127" calcext:value-type="float">
            <text:p>0.1270</text:p>
          </table:table-cell>
          <table:table-cell table:style-name="ce9" table:formula="of:=MIN([.C6];[.C17];[.C28];[.C39];[.C50])" office:value-type="float" office:value="4" calcext:value-type="float">
            <text:p>4.0000</text:p>
          </table:table-cell>
          <table:table-cell table:style-name="ce9" table:formula="of:=MIN([.D6];[.D17];[.D28];[.D39];[.D50])" office:value-type="float" office:value="4.128" calcext:value-type="float">
            <text:p>4.1280</text:p>
          </table:table-cell>
          <table:table-cell table:style-name="ce9" table:formula="of:=MIN([.E6];[.E17];[.E28];[.E39];[.E50])" office:value-type="float" office:value="21" calcext:value-type="float">
            <text:p>21.0000</text:p>
          </table:table-cell>
          <table:table-cell table:style-name="ce9" table:formula="of:=MIN([.F6];[.F17];[.F28];[.F39];[.F50])" office:value-type="float" office:value="7" calcext:value-type="float">
            <text:p>7.0000</text:p>
          </table:table-cell>
          <table:table-cell table:style-name="ce9" table:formula="of:=MIN([.G6];[.G17];[.G28];[.G39];[.G50])" office:value-type="float" office:value="5.07001448575567" calcext:value-type="float">
            <text:p>5.07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9" table:formula="of:=MIN([.B7];[.B18];[.B29];[.B40];[.B51])" office:value-type="float" office:value="0.279" calcext:value-type="float">
            <text:p>0.2790</text:p>
          </table:table-cell>
          <table:table-cell table:style-name="ce9" table:formula="of:=MIN([.C7];[.C18];[.C29];[.C40];[.C51])" office:value-type="float" office:value="2" calcext:value-type="float">
            <text:p>2.0000</text:p>
          </table:table-cell>
          <table:table-cell table:style-name="ce9" table:formula="of:=MIN([.D7];[.D18];[.D29];[.D40];[.D51])" office:value-type="float" office:value="2.28" calcext:value-type="float">
            <text:p>2.2800</text:p>
          </table:table-cell>
          <table:table-cell table:style-name="ce9" table:formula="of:=MIN([.E7];[.E18];[.E29];[.E40];[.E51])" office:value-type="float" office:value="18" calcext:value-type="float">
            <text:p>18.0000</text:p>
          </table:table-cell>
          <table:table-cell table:style-name="ce9" table:formula="of:=MIN([.F7];[.F18];[.F29];[.F40];[.F51])" office:value-type="float" office:value="4" calcext:value-type="float">
            <text:p>4.0000</text:p>
          </table:table-cell>
          <table:table-cell table:style-name="ce9" table:formula="of:=MIN([.G7];[.G18];[.G29];[.G40];[.G51])" office:value-type="float" office:value="7.81928757602085" calcext:value-type="float">
            <text:p>7.819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9" table:formula="of:=MIN([.B8];[.B19];[.B30];[.B41];[.B52])" office:value-type="float" office:value="0.225" calcext:value-type="float">
            <text:p>0.2250</text:p>
          </table:table-cell>
          <table:table-cell table:style-name="ce9" table:formula="of:=MIN([.C8];[.C19];[.C30];[.C41];[.C52])" office:value-type="float" office:value="4" calcext:value-type="float">
            <text:p>4.0000</text:p>
          </table:table-cell>
          <table:table-cell table:style-name="ce9" table:formula="of:=MIN([.D8];[.D19];[.D30];[.D41];[.D52])" office:value-type="float" office:value="4.225" calcext:value-type="float">
            <text:p>4.2250</text:p>
          </table:table-cell>
          <table:table-cell table:style-name="ce9" table:formula="of:=MIN([.E8];[.E19];[.E30];[.E41];[.E52])" office:value-type="float" office:value="25" calcext:value-type="float">
            <text:p>25.0000</text:p>
          </table:table-cell>
          <table:table-cell table:style-name="ce9" table:formula="of:=MIN([.F8];[.F19];[.F30];[.F41];[.F52])" office:value-type="float" office:value="7" calcext:value-type="float">
            <text:p>7.0000</text:p>
          </table:table-cell>
          <table:table-cell table:style-name="ce9" table:formula="of:=MIN([.G8];[.G19];[.G30];[.G41];[.G52])" office:value-type="float" office:value="5.87268029128494" calcext:value-type="float">
            <text:p>5.872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9" table:formula="of:=MIN([.B9];[.B20];[.B31];[.B42];[.B53])" office:value-type="float" office:value="0.421" calcext:value-type="float">
            <text:p>0.4210</text:p>
          </table:table-cell>
          <table:table-cell table:style-name="ce9" table:formula="of:=MIN([.C9];[.C20];[.C31];[.C42];[.C53])" office:value-type="float" office:value="6.001" calcext:value-type="float">
            <text:p>6.0010</text:p>
          </table:table-cell>
          <table:table-cell table:style-name="ce9" table:formula="of:=MIN([.D9];[.D20];[.D31];[.D42];[.D53])" office:value-type="float" office:value="6.422" calcext:value-type="float">
            <text:p>6.4220</text:p>
          </table:table-cell>
          <table:table-cell table:style-name="ce9" table:formula="of:=MIN([.E9];[.E20];[.E31];[.E42];[.E53])" office:value-type="float" office:value="56" calcext:value-type="float">
            <text:p>56.0000</text:p>
          </table:table-cell>
          <table:table-cell table:style-name="ce9" table:formula="of:=MIN([.F9];[.F20];[.F31];[.F42];[.F53])" office:value-type="float" office:value="32" calcext:value-type="float">
            <text:p>32.0000</text:p>
          </table:table-cell>
          <table:table-cell table:style-name="ce9" table:formula="of:=MIN([.G9];[.G20];[.G31];[.G42];[.G53])" office:value-type="float" office:value="8.61803631886734" calcext:value-type="float">
            <text:p>8.618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9" table:formula="of:=MIN([.B10];[.B21];[.B32];[.B43];[.B54])" office:value-type="float" office:value="0.773" calcext:value-type="float">
            <text:p>0.7730</text:p>
          </table:table-cell>
          <table:table-cell table:style-name="ce9" table:formula="of:=MIN([.C10];[.C21];[.C32];[.C43];[.C54])" office:value-type="float" office:value="8" calcext:value-type="float">
            <text:p>8.0000</text:p>
          </table:table-cell>
          <table:table-cell table:style-name="ce9" table:formula="of:=MIN([.D10];[.D21];[.D32];[.D43];[.D54])" office:value-type="float" office:value="8.774" calcext:value-type="float">
            <text:p>8.7740</text:p>
          </table:table-cell>
          <table:table-cell table:style-name="ce9" table:formula="of:=MIN([.E10];[.E21];[.E32];[.E43];[.E54])" office:value-type="float" office:value="68" calcext:value-type="float">
            <text:p>68.0000</text:p>
          </table:table-cell>
          <table:table-cell table:style-name="ce9" table:formula="of:=MIN([.F10];[.F21];[.F32];[.F43];[.F54])" office:value-type="float" office:value="12" calcext:value-type="float">
            <text:p>12.0000</text:p>
          </table:table-cell>
          <table:table-cell table:style-name="ce9" table:formula="of:=MIN([.G10];[.G21];[.G32];[.G43];[.G54])" office:value-type="float" office:value="7.6662908680947" calcext:value-type="float">
            <text:p>7.666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9" table:formula="of:=MIN([.B11];[.B22];[.B33];[.B44];[.B55])" office:value-type="float" office:value="0.988" calcext:value-type="float">
            <text:p>0.9880</text:p>
          </table:table-cell>
          <table:table-cell table:style-name="ce9" table:formula="of:=MIN([.C11];[.C22];[.C33];[.C44];[.C55])" office:value-type="float" office:value="8.001" calcext:value-type="float">
            <text:p>8.0010</text:p>
          </table:table-cell>
          <table:table-cell table:style-name="ce9" table:formula="of:=MIN([.D11];[.D22];[.D33];[.D44];[.D55])" office:value-type="float" office:value="8.99" calcext:value-type="float">
            <text:p>8.9900</text:p>
          </table:table-cell>
          <table:table-cell table:style-name="ce9" table:formula="of:=MIN([.E11];[.E22];[.E33];[.E44];[.E55])" office:value-type="float" office:value="65" calcext:value-type="float">
            <text:p>65.0000</text:p>
          </table:table-cell>
          <table:table-cell table:style-name="ce9" table:formula="of:=MIN([.F11];[.F22];[.F33];[.F44];[.F55])" office:value-type="float" office:value="9" calcext:value-type="float">
            <text:p>9.0000</text:p>
          </table:table-cell>
          <table:table-cell table:style-name="ce9" table:formula="of:=MIN([.G11];[.G22];[.G33];[.G44];[.G55])" office:value-type="float" office:value="7.11782742006132" calcext:value-type="float">
            <text:p>7.117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9" table:formula="of:=MIN([.B12];[.B23];[.B34];[.B45];[.B56])" office:value-type="float" office:value="3.122" calcext:value-type="float">
            <text:p>3.1220</text:p>
          </table:table-cell>
          <table:table-cell table:style-name="ce9" table:formula="of:=MIN([.C12];[.C23];[.C34];[.C45];[.C56])" office:value-type="float" office:value="38.005" calcext:value-type="float">
            <text:p>38.0050</text:p>
          </table:table-cell>
          <table:table-cell table:style-name="ce9" table:formula="of:=MIN([.D12];[.D23];[.D34];[.D45];[.D56])" office:value-type="float" office:value="41.131" calcext:value-type="float">
            <text:p>41.1310</text:p>
          </table:table-cell>
          <table:table-cell table:style-name="ce9" table:formula="of:=MIN([.E12];[.E23];[.E34];[.E45];[.E56])" office:value-type="float" office:value="284" calcext:value-type="float">
            <text:p>284.0000</text:p>
          </table:table-cell>
          <table:table-cell table:style-name="ce9" table:formula="of:=MIN([.F12];[.F23];[.F34];[.F45];[.F56])" office:value-type="float" office:value="85" calcext:value-type="float">
            <text:p>85.0000</text:p>
          </table:table-cell>
          <table:table-cell table:style-name="ce9" table:formula="of:=MIN([.G12];[.G23];[.G34];[.G45];[.G56])" office:value-type="float" office:value="57.0395339421657" calcext:value-type="float">
            <text:p>57.039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Max</text:p>
          </table:table-cell>
          <table:covered-table-cell table:number-columns-repeated="3" table:style-name="ce9"/>
          <table:covered-table-cell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9" table:formula="of:=MAX([.B3];[.B14];[.B25];[.B36];[.B4])" office:value-type="float" office:value="0.09" calcext:value-type="float">
            <text:p>0.0900</text:p>
          </table:table-cell>
          <table:table-cell table:style-name="ce9" table:formula="of:=MAX([.C3];[.C14];[.C25];[.C36];[.C4])" office:value-type="float" office:value="2.001" calcext:value-type="float">
            <text:p>2.0010</text:p>
          </table:table-cell>
          <table:table-cell table:style-name="ce9" table:formula="of:=MAX([.D3];[.D14];[.D25];[.D36];[.D4])" office:value-type="float" office:value="2.09" calcext:value-type="float">
            <text:p>2.0900</text:p>
          </table:table-cell>
          <table:table-cell table:style-name="ce9" table:formula="of:=MAX([.E3];[.E14];[.E25];[.E36];[.E4])" office:value-type="float" office:value="11" calcext:value-type="float">
            <text:p>11.0000</text:p>
          </table:table-cell>
          <table:table-cell table:style-name="ce9" table:formula="of:=MAX([.F3];[.F14];[.F25];[.F36];[.F4])" office:value-type="float" office:value="6" calcext:value-type="float">
            <text:p>6.0000</text:p>
          </table:table-cell>
          <table:table-cell table:style-name="ce9" table:formula="of:=MAX([.G3];[.G14];[.G25];[.G36];[.G4])" office:value-type="float" office:value="5.26315789473684" calcext:value-type="float">
            <text:p>5.263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9" table:formula="of:=MAX([.B4];[.B15];[.B26];[.B37];[.B5])" office:value-type="float" office:value="0.118" calcext:value-type="float">
            <text:p>0.1180</text:p>
          </table:table-cell>
          <table:table-cell table:style-name="ce9" table:formula="of:=MAX([.C4];[.C15];[.C26];[.C37];[.C5])" office:value-type="float" office:value="2.001" calcext:value-type="float">
            <text:p>2.0010</text:p>
          </table:table-cell>
          <table:table-cell table:style-name="ce9" table:formula="of:=MAX([.D4];[.D15];[.D26];[.D37];[.D5])" office:value-type="float" office:value="2.119" calcext:value-type="float">
            <text:p>2.1190</text:p>
          </table:table-cell>
          <table:table-cell table:style-name="ce9" table:formula="of:=MAX([.E4];[.E15];[.E26];[.E37];[.E5])" office:value-type="float" office:value="14" calcext:value-type="float">
            <text:p>14.0000</text:p>
          </table:table-cell>
          <table:table-cell table:style-name="ce9" table:formula="of:=MAX([.F4];[.F15];[.F26];[.F37];[.F5])" office:value-type="float" office:value="5" calcext:value-type="float">
            <text:p>5.0000</text:p>
          </table:table-cell>
          <table:table-cell table:style-name="ce9" table:formula="of:=MAX([.G4];[.G15];[.G26];[.G37];[.G5])" office:value-type="float" office:value="6.60689004247287" calcext:value-type="float">
            <text:p>6.606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9" table:formula="of:=MAX([.B5];[.B16];[.B27];[.B38];[.B6])" office:value-type="float" office:value="0.14" calcext:value-type="float">
            <text:p>0.1400</text:p>
          </table:table-cell>
          <table:table-cell table:style-name="ce9" table:formula="of:=MAX([.C5];[.C16];[.C27];[.C38];[.C6])" office:value-type="float" office:value="4.001" calcext:value-type="float">
            <text:p>4.0010</text:p>
          </table:table-cell>
          <table:table-cell table:style-name="ce9" table:formula="of:=MAX([.D5];[.D16];[.D27];[.D38];[.D6])" office:value-type="float" office:value="4.141" calcext:value-type="float">
            <text:p>4.1410</text:p>
          </table:table-cell>
          <table:table-cell table:style-name="ce9" table:formula="of:=MAX([.E5];[.E16];[.E27];[.E38];[.E6])" office:value-type="float" office:value="21" calcext:value-type="float">
            <text:p>21.0000</text:p>
          </table:table-cell>
          <table:table-cell table:style-name="ce9" table:formula="of:=MAX([.F5];[.F16];[.F27];[.F38];[.F6])" office:value-type="float" office:value="7" calcext:value-type="float">
            <text:p>7.0000</text:p>
          </table:table-cell>
          <table:table-cell table:style-name="ce9" table:formula="of:=MAX([.G5];[.G16];[.G27];[.G38];[.G6])" office:value-type="float" office:value="6.61625708884688" calcext:value-type="float">
            <text:p>6.616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9" table:formula="of:=MAX([.B6];[.B17];[.B28];[.B39];[.B7])" office:value-type="float" office:value="0.281" calcext:value-type="float">
            <text:p>0.2810</text:p>
          </table:table-cell>
          <table:table-cell table:style-name="ce9" table:formula="of:=MAX([.C6];[.C17];[.C28];[.C39];[.C7])" office:value-type="float" office:value="4.001" calcext:value-type="float">
            <text:p>4.0010</text:p>
          </table:table-cell>
          <table:table-cell table:style-name="ce9" table:formula="of:=MAX([.D6];[.D17];[.D28];[.D39];[.D7])" office:value-type="float" office:value="4.142" calcext:value-type="float">
            <text:p>4.1420</text:p>
          </table:table-cell>
          <table:table-cell table:style-name="ce9" table:formula="of:=MAX([.E6];[.E17];[.E28];[.E39];[.E7])" office:value-type="float" office:value="21" calcext:value-type="float">
            <text:p>21.0000</text:p>
          </table:table-cell>
          <table:table-cell table:style-name="ce9" table:formula="of:=MAX([.F6];[.F17];[.F28];[.F39];[.F7])" office:value-type="float" office:value="7" calcext:value-type="float">
            <text:p>7.0000</text:p>
          </table:table-cell>
          <table:table-cell table:style-name="ce9" table:formula="of:=MAX([.G6];[.G17];[.G28];[.G39];[.G7])" office:value-type="float" office:value="7.88781770376862" calcext:value-type="float">
            <text:p>7.8878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9" table:formula="of:=MAX([.B7];[.B18];[.B29];[.B40];[.B8])" office:value-type="float" office:value="0.301" calcext:value-type="float">
            <text:p>0.3010</text:p>
          </table:table-cell>
          <table:table-cell table:style-name="ce9" table:formula="of:=MAX([.C7];[.C18];[.C29];[.C40];[.C8])" office:value-type="float" office:value="4" calcext:value-type="float">
            <text:p>4.0000</text:p>
          </table:table-cell>
          <table:table-cell table:style-name="ce9" table:formula="of:=MAX([.D7];[.D18];[.D29];[.D40];[.D8])" office:value-type="float" office:value="4.225" calcext:value-type="float">
            <text:p>4.2250</text:p>
          </table:table-cell>
          <table:table-cell table:style-name="ce9" table:formula="of:=MAX([.E7];[.E18];[.E29];[.E40];[.E8])" office:value-type="float" office:value="25" calcext:value-type="float">
            <text:p>25.0000</text:p>
          </table:table-cell>
          <table:table-cell table:style-name="ce9" table:formula="of:=MAX([.F7];[.F18];[.F29];[.F40];[.F8])" office:value-type="float" office:value="7" calcext:value-type="float">
            <text:p>7.0000</text:p>
          </table:table-cell>
          <table:table-cell table:style-name="ce9" table:formula="of:=MAX([.G7];[.G18];[.G29];[.G40];[.G8])" office:value-type="float" office:value="7.88781770376862" calcext:value-type="float">
            <text:p>7.887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9" table:formula="of:=MAX([.B8];[.B19];[.B30];[.B41];[.B9])" office:value-type="float" office:value="0.497" calcext:value-type="float">
            <text:p>0.4970</text:p>
          </table:table-cell>
          <table:table-cell table:style-name="ce9" table:formula="of:=MAX([.C8];[.C19];[.C30];[.C41];[.C9])" office:value-type="float" office:value="6.001" calcext:value-type="float">
            <text:p>6.0010</text:p>
          </table:table-cell>
          <table:table-cell table:style-name="ce9" table:formula="of:=MAX([.D8];[.D19];[.D30];[.D41];[.D9])" office:value-type="float" office:value="6.498" calcext:value-type="float">
            <text:p>6.4980</text:p>
          </table:table-cell>
          <table:table-cell table:style-name="ce9" table:formula="of:=MAX([.E8];[.E19];[.E30];[.E41];[.E9])" office:value-type="float" office:value="56" calcext:value-type="float">
            <text:p>56.0000</text:p>
          </table:table-cell>
          <table:table-cell table:style-name="ce9" table:formula="of:=MAX([.F8];[.F19];[.F30];[.F41];[.F9])" office:value-type="float" office:value="32" calcext:value-type="float">
            <text:p>32.0000</text:p>
          </table:table-cell>
          <table:table-cell table:style-name="ce9" table:formula="of:=MAX([.G8];[.G19];[.G30];[.G41];[.G9])" office:value-type="float" office:value="8.61803631886734" calcext:value-type="float">
            <text:p>8.618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9" table:formula="of:=MAX([.B9];[.B20];[.B31];[.B42];[.B10])" office:value-type="float" office:value="0.812" calcext:value-type="float">
            <text:p>0.8120</text:p>
          </table:table-cell>
          <table:table-cell table:style-name="ce9" table:formula="of:=MAX([.C9];[.C20];[.C31];[.C42];[.C10])" office:value-type="float" office:value="8.001" calcext:value-type="float">
            <text:p>8.0010</text:p>
          </table:table-cell>
          <table:table-cell table:style-name="ce9" table:formula="of:=MAX([.D9];[.D20];[.D31];[.D42];[.D10])" office:value-type="float" office:value="8.813" calcext:value-type="float">
            <text:p>8.8130</text:p>
          </table:table-cell>
          <table:table-cell table:style-name="ce9" table:formula="of:=MAX([.E9];[.E20];[.E31];[.E42];[.E10])" office:value-type="float" office:value="68" calcext:value-type="float">
            <text:p>68.0000</text:p>
          </table:table-cell>
          <table:table-cell table:style-name="ce9" table:formula="of:=MAX([.F9];[.F20];[.F31];[.F42];[.F10])" office:value-type="float" office:value="32" calcext:value-type="float">
            <text:p>32.0000</text:p>
          </table:table-cell>
          <table:table-cell table:style-name="ce9" table:formula="of:=MAX([.G9];[.G20];[.G31];[.G42];[.G10])" office:value-type="float" office:value="8.7200249143569" calcext:value-type="float">
            <text:p>8.72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9" table:formula="of:=MAX([.B10];[.B21];[.B32];[.B43];[.B11])" office:value-type="float" office:value="1.131" calcext:value-type="float">
            <text:p>1.1310</text:p>
          </table:table-cell>
          <table:table-cell table:style-name="ce9" table:formula="of:=MAX([.C10];[.C21];[.C32];[.C43];[.C11])" office:value-type="float" office:value="8.001" calcext:value-type="float">
            <text:p>8.0010</text:p>
          </table:table-cell>
          <table:table-cell table:style-name="ce9" table:formula="of:=MAX([.D10];[.D21];[.D32];[.D43];[.D11])" office:value-type="float" office:value="9.132" calcext:value-type="float">
            <text:p>9.1320</text:p>
          </table:table-cell>
          <table:table-cell table:style-name="ce9" table:formula="of:=MAX([.E10];[.E21];[.E32];[.E43];[.E11])" office:value-type="float" office:value="68" calcext:value-type="float">
            <text:p>68.0000</text:p>
          </table:table-cell>
          <table:table-cell table:style-name="ce9" table:formula="of:=MAX([.F10];[.F21];[.F32];[.F43];[.F11])" office:value-type="float" office:value="12" calcext:value-type="float">
            <text:p>12.0000</text:p>
          </table:table-cell>
          <table:table-cell table:style-name="ce9" table:formula="of:=MAX([.G10];[.G21];[.G32];[.G43];[.G11])" office:value-type="float" office:value="7.75017095965352" calcext:value-type="float">
            <text:p>7.750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9" table:formula="of:=MAX([.B11];[.B22];[.B33];[.B44];[.B12])" office:value-type="float" office:value="3.358" calcext:value-type="float">
            <text:p>3.3580</text:p>
          </table:table-cell>
          <table:table-cell table:style-name="ce9" table:formula="of:=MAX([.C11];[.C22];[.C33];[.C44];[.C12])" office:value-type="float" office:value="38.007" calcext:value-type="float">
            <text:p>38.0070</text:p>
          </table:table-cell>
          <table:table-cell table:style-name="ce9" table:formula="of:=MAX([.D11];[.D22];[.D33];[.D44];[.D12])" office:value-type="float" office:value="41.365" calcext:value-type="float">
            <text:p>41.3650</text:p>
          </table:table-cell>
          <table:table-cell table:style-name="ce9" table:formula="of:=MAX([.E11];[.E22];[.E33];[.E44];[.E12])" office:value-type="float" office:value="284" calcext:value-type="float">
            <text:p>284.0000</text:p>
          </table:table-cell>
          <table:table-cell table:style-name="ce9" table:formula="of:=MAX([.F11];[.F22];[.F33];[.F44];[.F12])" office:value-type="float" office:value="85" calcext:value-type="float">
            <text:p>85.0000</text:p>
          </table:table-cell>
          <table:table-cell table:style-name="ce9" table:formula="of:=MAX([.G11];[.G22];[.G33];[.G44];[.G12])" office:value-type="float" office:value="57.1035712583215" calcext:value-type="float">
            <text:p>57.1036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9" table:formula="of:=MAX([.B12];[.B23];[.B34];[.B45];[.B13])" office:value-type="float" office:value="3.389" calcext:value-type="float">
            <text:p>3.3890</text:p>
          </table:table-cell>
          <table:table-cell table:style-name="ce9" table:formula="of:=MAX([.C12];[.C23];[.C34];[.C45];[.C13])" office:value-type="float" office:value="41.57" calcext:value-type="float">
            <text:p>41.5700</text:p>
          </table:table-cell>
          <table:table-cell table:style-name="ce9" table:formula="of:=MAX([.D12];[.D23];[.D34];[.D45];[.D13])" office:value-type="float" office:value="41.397" calcext:value-type="float">
            <text:p>41.3970</text:p>
          </table:table-cell>
          <table:table-cell table:style-name="ce9" table:formula="of:=MAX([.E12];[.E23];[.E34];[.E45];[.E13])" office:value-type="float" office:value="284" calcext:value-type="float">
            <text:p>284.0000</text:p>
          </table:table-cell>
          <table:table-cell table:style-name="ce9" table:formula="of:=MAX([.F12];[.F23];[.F34];[.F45];[.F13])" office:value-type="float" office:value="85" calcext:value-type="float">
            <text:p>85.0000</text:p>
          </table:table-cell>
          <table:table-cell table:style-name="ce9" table:formula="of:=MAX([.G12];[.G23];[.G34];[.G45];[.G13])" office:value-type="float" office:value="57.2848163864073" calcext:value-type="float">
            <text:p>57.2848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Quartile Min</text:p>
          </table:table-cell>
          <table:covered-table-cell table:number-columns-repeated="3" table:style-name="ce9"/>
          <table:covered-table-cell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9" table:formula="of:=QUARTILE(([.B3]~[.B14]~[.B25]~[.B36]~[.B47]);1)" office:value-type="float" office:value="0.061" calcext:value-type="float">
            <text:p>0.0610</text:p>
          </table:table-cell>
          <table:table-cell table:style-name="ce9" table:formula="of:=QUARTILE(([.C3]~[.C14]~[.C25]~[.C36]~[.C47]);1)" office:value-type="float" office:value="2.001" calcext:value-type="float">
            <text:p>2.0010</text:p>
          </table:table-cell>
          <table:table-cell table:style-name="ce9" table:formula="of:=QUARTILE(([.D3]~[.D14]~[.D25]~[.D36]~[.D47]);1)" office:value-type="float" office:value="2.062" calcext:value-type="float">
            <text:p>2.0620</text:p>
          </table:table-cell>
          <table:table-cell table:style-name="ce9" table:formula="of:=QUARTILE(([.E3]~[.E14]~[.E25]~[.E36]~[.E47]);1)" office:value-type="float" office:value="6" calcext:value-type="float">
            <text:p>6.0000</text:p>
          </table:table-cell>
          <table:table-cell table:style-name="ce9" table:formula="of:=QUARTILE(([.F3]~[.F14]~[.F25]~[.F36]~[.F47]);1)" office:value-type="float" office:value="6" calcext:value-type="float">
            <text:p>6.0000</text:p>
          </table:table-cell>
          <table:table-cell table:style-name="ce9" table:formula="of:=QUARTILE(([.G3]~[.G14]~[.G25]~[.G36]~[.G47]);1)" office:value-type="float" office:value="2.90135396518375" calcext:value-type="float">
            <text:p>2.901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9" table:formula="of:=QUARTILE(([.B4]~[.B15]~[.B26]~[.B37]~[.B48]);1)" office:value-type="float" office:value="0.09" calcext:value-type="float">
            <text:p>0.0900</text:p>
          </table:table-cell>
          <table:table-cell table:style-name="ce9" table:formula="of:=QUARTILE(([.C4]~[.C15]~[.C26]~[.C37]~[.C48]);1)" office:value-type="float" office:value="2" calcext:value-type="float">
            <text:p>2.0000</text:p>
          </table:table-cell>
          <table:table-cell table:style-name="ce9" table:formula="of:=QUARTILE(([.D4]~[.D15]~[.D26]~[.D37]~[.D48]);1)" office:value-type="float" office:value="2.09" calcext:value-type="float">
            <text:p>2.0900</text:p>
          </table:table-cell>
          <table:table-cell table:style-name="ce9" table:formula="of:=QUARTILE(([.E4]~[.E15]~[.E26]~[.E37]~[.E48]);1)" office:value-type="float" office:value="11" calcext:value-type="float">
            <text:p>11.0000</text:p>
          </table:table-cell>
          <table:table-cell table:style-name="ce9" table:formula="of:=QUARTILE(([.F4]~[.F15]~[.F26]~[.F37]~[.F48]);1)" office:value-type="float" office:value="5" calcext:value-type="float">
            <text:p>5.0000</text:p>
          </table:table-cell>
          <table:table-cell table:style-name="ce9" table:formula="of:=QUARTILE(([.G4]~[.G15]~[.G26]~[.G37]~[.G48]);1)" office:value-type="float" office:value="5.2531041069723" calcext:value-type="float">
            <text:p>5.253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9" table:formula="of:=QUARTILE(([.B5]~[.B16]~[.B27]~[.B38]~[.B49]);1)" office:value-type="float" office:value="0.116" calcext:value-type="float">
            <text:p>0.1160</text:p>
          </table:table-cell>
          <table:table-cell table:style-name="ce9" table:formula="of:=QUARTILE(([.C5]~[.C16]~[.C27]~[.C38]~[.C49]);1)" office:value-type="float" office:value="2" calcext:value-type="float">
            <text:p>2.0000</text:p>
          </table:table-cell>
          <table:table-cell table:style-name="ce9" table:formula="of:=QUARTILE(([.D5]~[.D16]~[.D27]~[.D38]~[.D49]);1)" office:value-type="float" office:value="2.116" calcext:value-type="float">
            <text:p>2.1160</text:p>
          </table:table-cell>
          <table:table-cell table:style-name="ce9" table:formula="of:=QUARTILE(([.E5]~[.E16]~[.E27]~[.E38]~[.E49]);1)" office:value-type="float" office:value="14" calcext:value-type="float">
            <text:p>14.0000</text:p>
          </table:table-cell>
          <table:table-cell table:style-name="ce9" table:formula="of:=QUARTILE(([.F5]~[.F16]~[.F27]~[.F38]~[.F49]);1)" office:value-type="float" office:value="3" calcext:value-type="float">
            <text:p>3.0000</text:p>
          </table:table-cell>
          <table:table-cell table:style-name="ce9" table:formula="of:=QUARTILE(([.G5]~[.G16]~[.G27]~[.G38]~[.G49]);1)" office:value-type="float" office:value="6.60689004247287" calcext:value-type="float">
            <text:p>6.606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9" table:formula="of:=QUARTILE(([.B6]~[.B17]~[.B28]~[.B39]~[.B50]);1)" office:value-type="float" office:value="0.139" calcext:value-type="float">
            <text:p>0.1390</text:p>
          </table:table-cell>
          <table:table-cell table:style-name="ce9" table:formula="of:=QUARTILE(([.C6]~[.C17]~[.C28]~[.C39]~[.C50]);1)" office:value-type="float" office:value="4.001" calcext:value-type="float">
            <text:p>4.0010</text:p>
          </table:table-cell>
          <table:table-cell table:style-name="ce9" table:formula="of:=QUARTILE(([.D6]~[.D17]~[.D28]~[.D39]~[.D50]);1)" office:value-type="float" office:value="4.139" calcext:value-type="float">
            <text:p>4.1390</text:p>
          </table:table-cell>
          <table:table-cell table:style-name="ce9" table:formula="of:=QUARTILE(([.E6]~[.E17]~[.E28]~[.E39]~[.E50]);1)" office:value-type="float" office:value="21" calcext:value-type="float">
            <text:p>21.0000</text:p>
          </table:table-cell>
          <table:table-cell table:style-name="ce9" table:formula="of:=QUARTILE(([.F6]~[.F17]~[.F28]~[.F39]~[.F50]);1)" office:value-type="float" office:value="7" calcext:value-type="float">
            <text:p>7.0000</text:p>
          </table:table-cell>
          <table:table-cell table:style-name="ce9" table:formula="of:=QUARTILE(([.G6]~[.G17]~[.G28]~[.G39]~[.G50]);1)" office:value-type="float" office:value="5.07123883120019" calcext:value-type="float">
            <text:p>5.071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9" table:formula="of:=QUARTILE(([.B7]~[.B18]~[.B29]~[.B40]~[.B51]);1)" office:value-type="float" office:value="0.281" calcext:value-type="float">
            <text:p>0.2810</text:p>
          </table:table-cell>
          <table:table-cell table:style-name="ce9" table:formula="of:=QUARTILE(([.C7]~[.C18]~[.C29]~[.C40]~[.C51]);1)" office:value-type="float" office:value="2.001" calcext:value-type="float">
            <text:p>2.0010</text:p>
          </table:table-cell>
          <table:table-cell table:style-name="ce9" table:formula="of:=QUARTILE(([.D7]~[.D18]~[.D29]~[.D40]~[.D51]);1)" office:value-type="float" office:value="2.282" calcext:value-type="float">
            <text:p>2.2820</text:p>
          </table:table-cell>
          <table:table-cell table:style-name="ce9" table:formula="of:=QUARTILE(([.E7]~[.E18]~[.E29]~[.E40]~[.E51]);1)" office:value-type="float" office:value="18" calcext:value-type="float">
            <text:p>18.0000</text:p>
          </table:table-cell>
          <table:table-cell table:style-name="ce9" table:formula="of:=QUARTILE(([.F7]~[.F18]~[.F29]~[.F40]~[.F51]);1)" office:value-type="float" office:value="4" calcext:value-type="float">
            <text:p>4.0000</text:p>
          </table:table-cell>
          <table:table-cell table:style-name="ce9" table:formula="of:=QUARTILE(([.G7]~[.G18]~[.G29]~[.G40]~[.G51]);1)" office:value-type="float" office:value="7.83289817232376" calcext:value-type="float">
            <text:p>7.8329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9" table:formula="of:=QUARTILE(([.B8]~[.B19]~[.B30]~[.B41]~[.B52]);1)" office:value-type="float" office:value="0.235" calcext:value-type="float">
            <text:p>0.2350</text:p>
          </table:table-cell>
          <table:table-cell table:style-name="ce9" table:formula="of:=QUARTILE(([.C8]~[.C19]~[.C30]~[.C41]~[.C52]);1)" office:value-type="float" office:value="4" calcext:value-type="float">
            <text:p>4.0000</text:p>
          </table:table-cell>
          <table:table-cell table:style-name="ce9" table:formula="of:=QUARTILE(([.D8]~[.D19]~[.D30]~[.D41]~[.D52]);1)" office:value-type="float" office:value="4.235" calcext:value-type="float">
            <text:p>4.2350</text:p>
          </table:table-cell>
          <table:table-cell table:style-name="ce9" table:formula="of:=QUARTILE(([.E8]~[.E19]~[.E30]~[.E41]~[.E52]);1)" office:value-type="float" office:value="25" calcext:value-type="float">
            <text:p>25.0000</text:p>
          </table:table-cell>
          <table:table-cell table:style-name="ce9" table:formula="of:=QUARTILE(([.F8]~[.F19]~[.F30]~[.F41]~[.F52]);1)" office:value-type="float" office:value="7" calcext:value-type="float">
            <text:p>7.0000</text:p>
          </table:table-cell>
          <table:table-cell table:style-name="ce9" table:formula="of:=QUARTILE(([.G8]~[.G19]~[.G30]~[.G41]~[.G52]);1)" office:value-type="float" office:value="5.89205750648126" calcext:value-type="float">
            <text:p>5.892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9" table:formula="of:=QUARTILE(([.B9]~[.B20]~[.B31]~[.B42]~[.B53]);1)" office:value-type="float" office:value="0.432" calcext:value-type="float">
            <text:p>0.4320</text:p>
          </table:table-cell>
          <table:table-cell table:style-name="ce9" table:formula="of:=QUARTILE(([.C9]~[.C20]~[.C31]~[.C42]~[.C53]);1)" office:value-type="float" office:value="6.001" calcext:value-type="float">
            <text:p>6.0010</text:p>
          </table:table-cell>
          <table:table-cell table:style-name="ce9" table:formula="of:=QUARTILE(([.D9]~[.D20]~[.D31]~[.D42]~[.D53]);1)" office:value-type="float" office:value="6.433" calcext:value-type="float">
            <text:p>6.4330</text:p>
          </table:table-cell>
          <table:table-cell table:style-name="ce9" table:formula="of:=QUARTILE(([.E9]~[.E20]~[.E31]~[.E42]~[.E53]);1)" office:value-type="float" office:value="56" calcext:value-type="float">
            <text:p>56.0000</text:p>
          </table:table-cell>
          <table:table-cell table:style-name="ce9" table:formula="of:=QUARTILE(([.F9]~[.F20]~[.F31]~[.F42]~[.F53]);1)" office:value-type="float" office:value="32" calcext:value-type="float">
            <text:p>32.0000</text:p>
          </table:table-cell>
          <table:table-cell table:style-name="ce9" table:formula="of:=QUARTILE(([.G9]~[.G20]~[.G31]~[.G42]~[.G53]);1)" office:value-type="float" office:value="8.64864864864865" calcext:value-type="float">
            <text:p>8.648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9" table:formula="of:=QUARTILE(([.B10]~[.B21]~[.B32]~[.B43]~[.B54]);1)" office:value-type="float" office:value="0.774" calcext:value-type="float">
            <text:p>0.7740</text:p>
          </table:table-cell>
          <table:table-cell table:style-name="ce9" table:formula="of:=QUARTILE(([.C10]~[.C21]~[.C32]~[.C43]~[.C54]);1)" office:value-type="float" office:value="8.001" calcext:value-type="float">
            <text:p>8.0010</text:p>
          </table:table-cell>
          <table:table-cell table:style-name="ce9" table:formula="of:=QUARTILE(([.D10]~[.D21]~[.D32]~[.D43]~[.D54]);1)" office:value-type="float" office:value="8.774" calcext:value-type="float">
            <text:p>8.7740</text:p>
          </table:table-cell>
          <table:table-cell table:style-name="ce9" table:formula="of:=QUARTILE(([.E10]~[.E21]~[.E32]~[.E43]~[.E54]);1)" office:value-type="float" office:value="68" calcext:value-type="float">
            <text:p>68.0000</text:p>
          </table:table-cell>
          <table:table-cell table:style-name="ce9" table:formula="of:=QUARTILE(([.F10]~[.F21]~[.F32]~[.F43]~[.F54]);1)" office:value-type="float" office:value="12" calcext:value-type="float">
            <text:p>12.0000</text:p>
          </table:table-cell>
          <table:table-cell table:style-name="ce9" table:formula="of:=QUARTILE(([.G10]~[.G21]~[.G32]~[.G43]~[.G54]);1)" office:value-type="float" office:value="7.69840371334767" calcext:value-type="float">
            <text:p>7.698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9" table:formula="of:=QUARTILE(([.B11]~[.B22]~[.B33]~[.B44]~[.B55]);1)" office:value-type="float" office:value="1.062" calcext:value-type="float">
            <text:p>1.0620</text:p>
          </table:table-cell>
          <table:table-cell table:style-name="ce9" table:formula="of:=QUARTILE(([.C11]~[.C22]~[.C33]~[.C44]~[.C55]);1)" office:value-type="float" office:value="8.001" calcext:value-type="float">
            <text:p>8.0010</text:p>
          </table:table-cell>
          <table:table-cell table:style-name="ce9" table:formula="of:=QUARTILE(([.D11]~[.D22]~[.D33]~[.D44]~[.D55]);1)" office:value-type="float" office:value="9.063" calcext:value-type="float">
            <text:p>9.0630</text:p>
          </table:table-cell>
          <table:table-cell table:style-name="ce9" table:formula="of:=QUARTILE(([.E11]~[.E22]~[.E33]~[.E44]~[.E55]);1)" office:value-type="float" office:value="65" calcext:value-type="float">
            <text:p>65.0000</text:p>
          </table:table-cell>
          <table:table-cell table:style-name="ce9" table:formula="of:=QUARTILE(([.F11]~[.F22]~[.F33]~[.F44]~[.F55]);1)" office:value-type="float" office:value="9" calcext:value-type="float">
            <text:p>9.0000</text:p>
          </table:table-cell>
          <table:table-cell table:style-name="ce9" table:formula="of:=QUARTILE(([.G11]~[.G22]~[.G33]~[.G44]~[.G55]);1)" office:value-type="float" office:value="7.15465052283985" calcext:value-type="float">
            <text:p>7.154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9" table:formula="of:=QUARTILE(([.B12]~[.B23]~[.B34]~[.B45]~[.B56]);1)" office:value-type="float" office:value="3.252" calcext:value-type="float">
            <text:p>3.2520</text:p>
          </table:table-cell>
          <table:table-cell table:style-name="ce9" table:formula="of:=QUARTILE(([.C12]~[.C23]~[.C34]~[.C45]~[.C56]);1)" office:value-type="float" office:value="38.007" calcext:value-type="float">
            <text:p>38.0070</text:p>
          </table:table-cell>
          <table:table-cell table:style-name="ce9" table:formula="of:=QUARTILE(([.D12]~[.D23]~[.D34]~[.D45]~[.D56]);1)" office:value-type="float" office:value="41.257" calcext:value-type="float">
            <text:p>41.2570</text:p>
          </table:table-cell>
          <table:table-cell table:style-name="ce9" table:formula="of:=QUARTILE(([.E12]~[.E23]~[.E34]~[.E45]~[.E56]);1)" office:value-type="float" office:value="284" calcext:value-type="float">
            <text:p>284.0000</text:p>
          </table:table-cell>
          <table:table-cell table:style-name="ce9" table:formula="of:=QUARTILE(([.F12]~[.F23]~[.F34]~[.F45]~[.F56]);1)" office:value-type="float" office:value="85" calcext:value-type="float">
            <text:p>85.0000</text:p>
          </table:table-cell>
          <table:table-cell table:style-name="ce9" table:formula="of:=QUARTILE(([.G12]~[.G23]~[.G34]~[.G45]~[.G56]);1)" office:value-type="float" office:value="57.1035712583215" calcext:value-type="float">
            <text:p>57.1036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Quartile Max</text:p>
          </table:table-cell>
          <table:covered-table-cell table:number-columns-repeated="3" table:style-name="ce9"/>
          <table:covered-table-cell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V1</text:p>
          </table:table-cell>
          <table:table-cell table:style-name="ce9" table:formula="of:=QUARTILE(([.B3]~[.B14]~[.B25]~[.B36]~[.B47]);3)" office:value-type="float" office:value="0.067" calcext:value-type="float">
            <text:p>0.0670</text:p>
          </table:table-cell>
          <table:table-cell table:style-name="ce9" table:formula="of:=QUARTILE(([.C3]~[.C14]~[.C25]~[.C36]~[.C47]);3)" office:value-type="float" office:value="2.001" calcext:value-type="float">
            <text:p>2.0010</text:p>
          </table:table-cell>
          <table:table-cell table:style-name="ce9" table:formula="of:=QUARTILE(([.D3]~[.D14]~[.D25]~[.D36]~[.D47]);3)" office:value-type="float" office:value="2.068" calcext:value-type="float">
            <text:p>2.0680</text:p>
          </table:table-cell>
          <table:table-cell table:style-name="ce9" table:formula="of:=QUARTILE(([.E3]~[.E14]~[.E25]~[.E36]~[.E47]);3)" office:value-type="float" office:value="6" calcext:value-type="float">
            <text:p>6.0000</text:p>
          </table:table-cell>
          <table:table-cell table:style-name="ce9" table:formula="of:=QUARTILE(([.F3]~[.F14]~[.F25]~[.F36]~[.F47]);3)" office:value-type="float" office:value="6" calcext:value-type="float">
            <text:p>6.0000</text:p>
          </table:table-cell>
          <table:table-cell table:style-name="ce9" table:formula="of:=QUARTILE(([.G3]~[.G14]~[.G25]~[.G36]~[.G47]);3)" office:value-type="float" office:value="2.909796314258" calcext:value-type="float">
            <text:p>2.9098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2</text:p>
          </table:table-cell>
          <table:table-cell table:style-name="ce9" table:formula="of:=QUARTILE(([.B4]~[.B15]~[.B26]~[.B37]~[.B48]);3)" office:value-type="float" office:value="0.093" calcext:value-type="float">
            <text:p>0.0930</text:p>
          </table:table-cell>
          <table:table-cell table:style-name="ce9" table:formula="of:=QUARTILE(([.C4]~[.C15]~[.C26]~[.C37]~[.C48]);3)" office:value-type="float" office:value="2.001" calcext:value-type="float">
            <text:p>2.0010</text:p>
          </table:table-cell>
          <table:table-cell table:style-name="ce9" table:formula="of:=QUARTILE(([.D4]~[.D15]~[.D26]~[.D37]~[.D48]);3)" office:value-type="float" office:value="2.094" calcext:value-type="float">
            <text:p>2.0940</text:p>
          </table:table-cell>
          <table:table-cell table:style-name="ce9" table:formula="of:=QUARTILE(([.E4]~[.E15]~[.E26]~[.E37]~[.E48]);3)" office:value-type="float" office:value="11" calcext:value-type="float">
            <text:p>11.0000</text:p>
          </table:table-cell>
          <table:table-cell table:style-name="ce9" table:formula="of:=QUARTILE(([.F4]~[.F15]~[.F26]~[.F37]~[.F48]);3)" office:value-type="float" office:value="5" calcext:value-type="float">
            <text:p>5.0000</text:p>
          </table:table-cell>
          <table:table-cell table:style-name="ce9" table:formula="of:=QUARTILE(([.G4]~[.G15]~[.G26]~[.G37]~[.G48]);3)" office:value-type="float" office:value="5.26315789473684" calcext:value-type="float">
            <text:p>5.263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3</text:p>
          </table:table-cell>
          <table:table-cell table:style-name="ce9" table:formula="of:=QUARTILE(([.B5]~[.B16]~[.B27]~[.B38]~[.B49]);3)" office:value-type="float" office:value="0.118" calcext:value-type="float">
            <text:p>0.1180</text:p>
          </table:table-cell>
          <table:table-cell table:style-name="ce9" table:formula="of:=QUARTILE(([.C5]~[.C16]~[.C27]~[.C38]~[.C49]);3)" office:value-type="float" office:value="2.001" calcext:value-type="float">
            <text:p>2.0010</text:p>
          </table:table-cell>
          <table:table-cell table:style-name="ce9" table:formula="of:=QUARTILE(([.D5]~[.D16]~[.D27]~[.D38]~[.D49]);3)" office:value-type="float" office:value="2.119" calcext:value-type="float">
            <text:p>2.1190</text:p>
          </table:table-cell>
          <table:table-cell table:style-name="ce9" table:formula="of:=QUARTILE(([.E5]~[.E16]~[.E27]~[.E38]~[.E49]);3)" office:value-type="float" office:value="14" calcext:value-type="float">
            <text:p>14.0000</text:p>
          </table:table-cell>
          <table:table-cell table:style-name="ce9" table:formula="of:=QUARTILE(([.F5]~[.F16]~[.F27]~[.F38]~[.F49]);3)" office:value-type="float" office:value="3" calcext:value-type="float">
            <text:p>3.0000</text:p>
          </table:table-cell>
          <table:table-cell table:style-name="ce9" table:formula="of:=QUARTILE(([.G5]~[.G16]~[.G27]~[.G38]~[.G49]);3)" office:value-type="float" office:value="6.61625708884688" calcext:value-type="float">
            <text:p>6.616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4</text:p>
          </table:table-cell>
          <table:table-cell table:style-name="ce9" table:formula="of:=QUARTILE(([.B6]~[.B17]~[.B28]~[.B39]~[.B50]);3)" office:value-type="float" office:value="0.14" calcext:value-type="float">
            <text:p>0.1400</text:p>
          </table:table-cell>
          <table:table-cell table:style-name="ce9" table:formula="of:=QUARTILE(([.C6]~[.C17]~[.C28]~[.C39]~[.C50]);3)" office:value-type="float" office:value="4.001" calcext:value-type="float">
            <text:p>4.0010</text:p>
          </table:table-cell>
          <table:table-cell table:style-name="ce9" table:formula="of:=QUARTILE(([.D6]~[.D17]~[.D28]~[.D39]~[.D50]);3)" office:value-type="float" office:value="4.141" calcext:value-type="float">
            <text:p>4.1410</text:p>
          </table:table-cell>
          <table:table-cell table:style-name="ce9" table:formula="of:=QUARTILE(([.E6]~[.E17]~[.E28]~[.E39]~[.E50]);3)" office:value-type="float" office:value="21" calcext:value-type="float">
            <text:p>21.0000</text:p>
          </table:table-cell>
          <table:table-cell table:style-name="ce9" table:formula="of:=QUARTILE(([.F6]~[.F17]~[.F28]~[.F39]~[.F50]);3)" office:value-type="float" office:value="7" calcext:value-type="float">
            <text:p>7.0000</text:p>
          </table:table-cell>
          <table:table-cell table:style-name="ce9" table:formula="of:=QUARTILE(([.G6]~[.G17]~[.G28]~[.G39]~[.G50]);3)" office:value-type="float" office:value="5.07368929693163" calcext:value-type="float">
            <text:p>5.073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5</text:p>
          </table:table-cell>
          <table:table-cell table:style-name="ce9" table:formula="of:=QUARTILE(([.B7]~[.B18]~[.B29]~[.B40]~[.B51]);3)" office:value-type="float" office:value="0.297" calcext:value-type="float">
            <text:p>0.2970</text:p>
          </table:table-cell>
          <table:table-cell table:style-name="ce9" table:formula="of:=QUARTILE(([.C7]~[.C18]~[.C29]~[.C40]~[.C51]);3)" office:value-type="float" office:value="2.001" calcext:value-type="float">
            <text:p>2.0010</text:p>
          </table:table-cell>
          <table:table-cell table:style-name="ce9" table:formula="of:=QUARTILE(([.D7]~[.D18]~[.D29]~[.D40]~[.D51]);3)" office:value-type="float" office:value="2.298" calcext:value-type="float">
            <text:p>2.2980</text:p>
          </table:table-cell>
          <table:table-cell table:style-name="ce9" table:formula="of:=QUARTILE(([.E7]~[.E18]~[.E29]~[.E40]~[.E51]);3)" office:value-type="float" office:value="18" calcext:value-type="float">
            <text:p>18.0000</text:p>
          </table:table-cell>
          <table:table-cell table:style-name="ce9" table:formula="of:=QUARTILE(([.F7]~[.F18]~[.F29]~[.F40]~[.F51]);3)" office:value-type="float" office:value="4" calcext:value-type="float">
            <text:p>4.0000</text:p>
          </table:table-cell>
          <table:table-cell table:style-name="ce9" table:formula="of:=QUARTILE(([.G7]~[.G18]~[.G29]~[.G40]~[.G51]);3)" office:value-type="float" office:value="7.88781770376862" calcext:value-type="float">
            <text:p>7.887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style-name="ce9" table:formula="of:=QUARTILE(([.B8]~[.B19]~[.B30]~[.B41]~[.B52]);3)" office:value-type="float" office:value="0.242" calcext:value-type="float">
            <text:p>0.2420</text:p>
          </table:table-cell>
          <table:table-cell table:style-name="ce9" table:formula="of:=QUARTILE(([.C8]~[.C19]~[.C30]~[.C41]~[.C52]);3)" office:value-type="float" office:value="4.001" calcext:value-type="float">
            <text:p>4.0010</text:p>
          </table:table-cell>
          <table:table-cell table:style-name="ce9" table:formula="of:=QUARTILE(([.D8]~[.D19]~[.D30]~[.D41]~[.D52]);3)" office:value-type="float" office:value="4.243" calcext:value-type="float">
            <text:p>4.2430</text:p>
          </table:table-cell>
          <table:table-cell table:style-name="ce9" table:formula="of:=QUARTILE(([.E8]~[.E19]~[.E30]~[.E41]~[.E52]);3)" office:value-type="float" office:value="25" calcext:value-type="float">
            <text:p>25.0000</text:p>
          </table:table-cell>
          <table:table-cell table:style-name="ce9" table:formula="of:=QUARTILE(([.F8]~[.F19]~[.F30]~[.F41]~[.F52]);3)" office:value-type="float" office:value="7" calcext:value-type="float">
            <text:p>7.0000</text:p>
          </table:table-cell>
          <table:table-cell table:style-name="ce9" table:formula="of:=QUARTILE(([.G8]~[.G19]~[.G30]~[.G41]~[.G52]);3)" office:value-type="float" office:value="5.90318772136954" calcext:value-type="float">
            <text:p>5.903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7</text:p>
          </table:table-cell>
          <table:table-cell table:style-name="ce9" table:formula="of:=QUARTILE(([.B9]~[.B20]~[.B31]~[.B42]~[.B53]);3)" office:value-type="float" office:value="0.474" calcext:value-type="float">
            <text:p>0.4740</text:p>
          </table:table-cell>
          <table:table-cell table:style-name="ce9" table:formula="of:=QUARTILE(([.C9]~[.C20]~[.C31]~[.C42]~[.C53]);3)" office:value-type="float" office:value="6.001" calcext:value-type="float">
            <text:p>6.0010</text:p>
          </table:table-cell>
          <table:table-cell table:style-name="ce9" table:formula="of:=QUARTILE(([.D9]~[.D20]~[.D31]~[.D42]~[.D53]);3)" office:value-type="float" office:value="6.475" calcext:value-type="float">
            <text:p>6.4750</text:p>
          </table:table-cell>
          <table:table-cell table:style-name="ce9" table:formula="of:=QUARTILE(([.E9]~[.E20]~[.E31]~[.E42]~[.E53]);3)" office:value-type="float" office:value="56" calcext:value-type="float">
            <text:p>56.0000</text:p>
          </table:table-cell>
          <table:table-cell table:style-name="ce9" table:formula="of:=QUARTILE(([.F9]~[.F20]~[.F31]~[.F42]~[.F53]);3)" office:value-type="float" office:value="32" calcext:value-type="float">
            <text:p>32.0000</text:p>
          </table:table-cell>
          <table:table-cell table:style-name="ce9" table:formula="of:=QUARTILE(([.G9]~[.G20]~[.G31]~[.G42]~[.G53]);3)" office:value-type="float" office:value="8.70511425462459" calcext:value-type="float">
            <text:p>8.705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8</text:p>
          </table:table-cell>
          <table:table-cell table:style-name="ce9" table:formula="of:=QUARTILE(([.B10]~[.B21]~[.B32]~[.B43]~[.B54]);3)" office:value-type="float" office:value="0.832" calcext:value-type="float">
            <text:p>0.8320</text:p>
          </table:table-cell>
          <table:table-cell table:style-name="ce9" table:formula="of:=QUARTILE(([.C10]~[.C21]~[.C32]~[.C43]~[.C54]);3)" office:value-type="float" office:value="8.001" calcext:value-type="float">
            <text:p>8.0010</text:p>
          </table:table-cell>
          <table:table-cell table:style-name="ce9" table:formula="of:=QUARTILE(([.D10]~[.D21]~[.D32]~[.D43]~[.D54]);3)" office:value-type="float" office:value="8.833" calcext:value-type="float">
            <text:p>8.8330</text:p>
          </table:table-cell>
          <table:table-cell table:style-name="ce9" table:formula="of:=QUARTILE(([.E10]~[.E21]~[.E32]~[.E43]~[.E54]);3)" office:value-type="float" office:value="68" calcext:value-type="float">
            <text:p>68.0000</text:p>
          </table:table-cell>
          <table:table-cell table:style-name="ce9" table:formula="of:=QUARTILE(([.F10]~[.F21]~[.F32]~[.F43]~[.F54]);3)" office:value-type="float" office:value="12" calcext:value-type="float">
            <text:p>12.0000</text:p>
          </table:table-cell>
          <table:table-cell table:style-name="ce9" table:formula="of:=QUARTILE(([.G10]~[.G21]~[.G32]~[.G43]~[.G54]);3)" office:value-type="float" office:value="7.75017095965352" calcext:value-type="float">
            <text:p>7.750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V9</text:p>
          </table:table-cell>
          <table:table-cell table:style-name="ce9" table:formula="of:=QUARTILE(([.B11]~[.B22]~[.B33]~[.B44]~[.B55]);3)" office:value-type="float" office:value="1.083" calcext:value-type="float">
            <text:p>1.0830</text:p>
          </table:table-cell>
          <table:table-cell table:style-name="ce9" table:formula="of:=QUARTILE(([.C11]~[.C22]~[.C33]~[.C44]~[.C55]);3)" office:value-type="float" office:value="8.002" calcext:value-type="float">
            <text:p>8.0020</text:p>
          </table:table-cell>
          <table:table-cell table:style-name="ce9" table:formula="of:=QUARTILE(([.D11]~[.D22]~[.D33]~[.D44]~[.D55]);3)" office:value-type="float" office:value="9.085" calcext:value-type="float">
            <text:p>9.0850</text:p>
          </table:table-cell>
          <table:table-cell table:style-name="ce9" table:formula="of:=QUARTILE(([.E11]~[.E22]~[.E33]~[.E44]~[.E55]);3)" office:value-type="float" office:value="65" calcext:value-type="float">
            <text:p>65.0000</text:p>
          </table:table-cell>
          <table:table-cell table:style-name="ce9" table:formula="of:=QUARTILE(([.F11]~[.F22]~[.F33]~[.F44]~[.F55]);3)" office:value-type="float" office:value="9" calcext:value-type="float">
            <text:p>9.0000</text:p>
          </table:table-cell>
          <table:table-cell table:style-name="ce9" table:formula="of:=QUARTILE(([.G11]~[.G22]~[.G33]~[.G44]~[.G55]);3)" office:value-type="float" office:value="7.17201809555335" calcext:value-type="float">
            <text:p>7.172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9" table:formula="of:=QUARTILE(([.B12]~[.B23]~[.B34]~[.B45]~[.B56]);3)" office:value-type="float" office:value="3.358" calcext:value-type="float">
            <text:p>3.3580</text:p>
          </table:table-cell>
          <table:table-cell table:style-name="ce9" table:formula="of:=QUARTILE(([.C12]~[.C23]~[.C34]~[.C45]~[.C56]);3)" office:value-type="float" office:value="38.008" calcext:value-type="float">
            <text:p>38.0080</text:p>
          </table:table-cell>
          <table:table-cell table:style-name="ce9" table:formula="of:=QUARTILE(([.D12]~[.D23]~[.D34]~[.D45]~[.D56]);3)" office:value-type="float" office:value="41.365" calcext:value-type="float">
            <text:p>41.3650</text:p>
          </table:table-cell>
          <table:table-cell table:style-name="ce9" table:formula="of:=QUARTILE(([.E12]~[.E23]~[.E34]~[.E45]~[.E56]);3)" office:value-type="float" office:value="284" calcext:value-type="float">
            <text:p>284.0000</text:p>
          </table:table-cell>
          <table:table-cell table:style-name="ce9" table:formula="of:=QUARTILE(([.F12]~[.F23]~[.F34]~[.F45]~[.F56]);3)" office:value-type="float" office:value="85" calcext:value-type="float">
            <text:p>85.0000</text:p>
          </table:table-cell>
          <table:table-cell table:style-name="ce9" table:formula="of:=QUARTILE(([.G12]~[.G23]~[.G34]~[.G45]~[.G56]);3)" office:value-type="float" office:value="57.1659954214306" calcext:value-type="float">
            <text:p>57.1660</text:p>
          </table:table-cell>
          <table:table-cell table:number-columns-repeated="1017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vatal" table:style-name="ta1">
        <table:table-column table:style-name="co6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6" table:number-columns-repeated="1020" table:default-cell-style-name="ce13"/>
        <table:table-row table:style-name="ro1"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Runtime in ms</text:p>
          </table:table-cell>
          <table:table-cell table:style-name="ce12" office:value-type="string" calcext:value-type="string">
            <text:p>Runtime s</text:p>
          </table:table-cell>
          <table:table-cell table:style-name="ce12" office:value-type="string" calcext:value-type="string">
            <text:p>Configurations</text:p>
          </table:table-cell>
          <table:table-cell table:style-name="ce12" office:value-type="string" calcext:value-type="string">
            <text:p>Efficiency ms</text:p>
          </table:table-cell>
          <table:table-cell table:style-name="ce12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1</text:p>
          </table:table-cell>
          <table:table-cell table:formula="of:=[GPL_01.B45]" office:value-type="float" office:value="2152" calcext:value-type="float">
            <text:p>2152.000</text:p>
          </table:table-cell>
          <table:table-cell table:formula="of:=[GPL_01.C45]" office:value-type="float" office:value="2.152" calcext:value-type="float">
            <text:p>2.152</text:p>
          </table:table-cell>
          <table:table-cell table:formula="of:=[GPL_01.D45]" office:value-type="float" office:value="7" calcext:value-type="float">
            <text:p>7.000</text:p>
          </table:table-cell>
          <table:table-cell table:formula="of:=[GPL_01.E45]" office:value-type="float" office:value="0.00325278810408922" calcext:value-type="float">
            <text:p>0.003</text:p>
          </table:table-cell>
          <table:table-cell table:formula="of:=[GPL_01.F45]" office:value-type="float" office:value="3.25278810408922" calcext:value-type="float">
            <text:p>3.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2</text:p>
          </table:table-cell>
          <table:table-cell table:formula="of:=[GPL_02.B34]" office:value-type="float" office:value="2201.4" calcext:value-type="float">
            <text:p>2201.400</text:p>
          </table:table-cell>
          <table:table-cell table:formula="of:=[GPL_02.C34]" office:value-type="float" office:value="2.2014" calcext:value-type="float">
            <text:p>2.201</text:p>
          </table:table-cell>
          <table:table-cell table:formula="of:=[GPL_02.D34]" office:value-type="float" office:value="8" calcext:value-type="float">
            <text:p>8.000</text:p>
          </table:table-cell>
          <table:table-cell table:formula="of:=[GPL_02.E34]" office:value-type="float" office:value="0.00364421657581142" calcext:value-type="float">
            <text:p>0.004</text:p>
          </table:table-cell>
          <table:table-cell table:formula="of:=[GPL_02.F34]" office:value-type="float" office:value="0.00364421657581142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</text:p>
          </table:table-cell>
          <table:table-cell table:formula="of:=[GPL_03.B34]" office:value-type="float" office:value="2164.8" calcext:value-type="float">
            <text:p>2164.800</text:p>
          </table:table-cell>
          <table:table-cell table:formula="of:=[GPL_03.C34]" office:value-type="float" office:value="2.1648" calcext:value-type="float">
            <text:p>2.165</text:p>
          </table:table-cell>
          <table:table-cell table:formula="of:=[GPL_03.D34]" office:value-type="float" office:value="10" calcext:value-type="float">
            <text:p>10.000</text:p>
          </table:table-cell>
          <table:table-cell table:formula="of:=[GPL_03.E34]" office:value-type="float" office:value="0.00462242072636805" calcext:value-type="float">
            <text:p>0.005</text:p>
          </table:table-cell>
          <table:table-cell table:formula="of:=[GPL_03.F34]" office:value-type="float" office:value="0.00462242072636805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4</text:p>
          </table:table-cell>
          <table:table-cell table:formula="of:=[GPL_04.B34]" office:value-type="float" office:value="2149.4" calcext:value-type="float">
            <text:p>2149.400</text:p>
          </table:table-cell>
          <table:table-cell table:formula="of:=[GPL_04.C34]" office:value-type="float" office:value="2.1494" calcext:value-type="float">
            <text:p>2.149</text:p>
          </table:table-cell>
          <table:table-cell table:formula="of:=[GPL_04.D34]" office:value-type="float" office:value="10" calcext:value-type="float">
            <text:p>10.000</text:p>
          </table:table-cell>
          <table:table-cell table:formula="of:=[GPL_04.E34]" office:value-type="float" office:value="0.00465269555915579" calcext:value-type="float">
            <text:p>0.005</text:p>
          </table:table-cell>
          <table:table-cell table:formula="of:=[GPL_04.F34]" office:value-type="float" office:value="0.00465269555915579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5</text:p>
          </table:table-cell>
          <table:table-cell table:formula="of:=[GPL_05.B34]" office:value-type="float" office:value="2150" calcext:value-type="float">
            <text:p>2150.000</text:p>
          </table:table-cell>
          <table:table-cell table:formula="of:=[GPL_05.C34]" office:value-type="float" office:value="2.15" calcext:value-type="float">
            <text:p>2.150</text:p>
          </table:table-cell>
          <table:table-cell table:formula="of:=[GPL_05.D34]" office:value-type="float" office:value="9" calcext:value-type="float">
            <text:p>9.000</text:p>
          </table:table-cell>
          <table:table-cell table:formula="of:=[GPL_05.E34]" office:value-type="float" office:value="0.0041860826144174" calcext:value-type="float">
            <text:p>0.004</text:p>
          </table:table-cell>
          <table:table-cell table:formula="of:=[GPL_05.F34]" office:value-type="float" office:value="0.00418608261441741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6</text:p>
          </table:table-cell>
          <table:table-cell table:formula="of:=[GPL_06.B34]" office:value-type="float" office:value="2235.8" calcext:value-type="float">
            <text:p>2235.800</text:p>
          </table:table-cell>
          <table:table-cell table:formula="of:=[GPL_06.C34]" office:value-type="float" office:value="2.2358" calcext:value-type="float">
            <text:p>2.236</text:p>
          </table:table-cell>
          <table:table-cell table:formula="of:=[GPL_06.D34]" office:value-type="float" office:value="10" calcext:value-type="float">
            <text:p>10.000</text:p>
          </table:table-cell>
          <table:table-cell table:formula="of:=[GPL_06.E34]" office:value-type="float" office:value="0.00448463962166287" calcext:value-type="float">
            <text:p>0.004</text:p>
          </table:table-cell>
          <table:table-cell table:formula="of:=[GPL_06.F34]" office:value-type="float" office:value="0.00448463962166288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7</text:p>
          </table:table-cell>
          <table:table-cell table:formula="of:=[GPL_07.B34]" office:value-type="float" office:value="2247.4" calcext:value-type="float">
            <text:p>2247.400</text:p>
          </table:table-cell>
          <table:table-cell table:formula="of:=[GPL_07.C34]" office:value-type="float" office:value="2.2474" calcext:value-type="float">
            <text:p>2.247</text:p>
          </table:table-cell>
          <table:table-cell table:formula="of:=[GPL_07.D34]" office:value-type="float" office:value="9" calcext:value-type="float">
            <text:p>9.000</text:p>
          </table:table-cell>
          <table:table-cell table:formula="of:=[GPL_07.E34]" office:value-type="float" office:value="0.00402719583920971" calcext:value-type="float">
            <text:p>0.004</text:p>
          </table:table-cell>
          <table:table-cell table:formula="of:=[GPL_07.F34]" office:value-type="float" office:value="0.00402719583920971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8</text:p>
          </table:table-cell>
          <table:table-cell table:formula="of:=[GPL_08.B34]" office:value-type="float" office:value="2152.6" calcext:value-type="float">
            <text:p>2152.600</text:p>
          </table:table-cell>
          <table:table-cell table:formula="of:=[GPL_08.C34]" office:value-type="float" office:value="2.1526" calcext:value-type="float">
            <text:p>2.153</text:p>
          </table:table-cell>
          <table:table-cell table:formula="of:=[GPL_08.D34]" office:value-type="float" office:value="13" calcext:value-type="float">
            <text:p>13.000</text:p>
          </table:table-cell>
          <table:table-cell table:formula="of:=[GPL_08.E34]" office:value-type="float" office:value="0.00603942209295466" calcext:value-type="float">
            <text:p>0.006</text:p>
          </table:table-cell>
          <table:table-cell table:formula="of:=[GPL_08.F34]" office:value-type="float" office:value="6.03942209295466" calcext:value-type="float">
            <text:p>6.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9</text:p>
          </table:table-cell>
          <table:table-cell table:formula="of:=[GPL_09.B34]" office:value-type="float" office:value="2154.6" calcext:value-type="float">
            <text:p>2154.600</text:p>
          </table:table-cell>
          <table:table-cell table:formula="of:=[GPL_09.C34]" office:value-type="float" office:value="2.1546" calcext:value-type="float">
            <text:p>2.155</text:p>
          </table:table-cell>
          <table:table-cell table:formula="of:=[GPL_09.D34]" office:value-type="float" office:value="15" calcext:value-type="float">
            <text:p>15.000</text:p>
          </table:table-cell>
          <table:table-cell table:formula="of:=[GPL_09.E34]" office:value-type="float" office:value="0.00696198062586592" calcext:value-type="float">
            <text:p>0.007</text:p>
          </table:table-cell>
          <table:table-cell table:formula="of:=[GPL_09.F34]" office:value-type="float" office:value="6.96198062586592" calcext:value-type="float">
            <text:p>6.962</text:p>
          </table:table-cell>
          <table:table-cell table:number-columns-repeated="1018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0])" office:value-type="float" office:value="2154.6" calcext:value-type="float">
            <text:p>2154.600</text:p>
          </table:table-cell>
          <table:table-cell table:formula="of:=MEDIAN([.C2:.C10])" office:value-type="float" office:value="2.1546" calcext:value-type="float">
            <text:p>2.155</text:p>
          </table:table-cell>
          <table:table-cell table:formula="of:=MEDIAN([.D2:.D10])" office:value-type="float" office:value="10" calcext:value-type="float">
            <text:p>10.000</text:p>
          </table:table-cell>
          <table:table-cell table:formula="of:=MEDIAN([.E2:.E10])" office:value-type="float" office:value="0.00448463962166287" calcext:value-type="float">
            <text:p>0.004</text:p>
          </table:table-cell>
          <table:table-cell table:formula="of:=MEDIAN([.F2:.F10])" office:value-type="float" office:value="0.00462242072636805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0])" office:value-type="float" office:value="2149.4" calcext:value-type="float">
            <text:p>2149.400</text:p>
          </table:table-cell>
          <table:table-cell table:formula="of:=MIN([.C2:.C10])" office:value-type="float" office:value="2.1494" calcext:value-type="float">
            <text:p>2.149</text:p>
          </table:table-cell>
          <table:table-cell table:formula="of:=MIN([.D2:.D10])" office:value-type="float" office:value="7" calcext:value-type="float">
            <text:p>7.000</text:p>
          </table:table-cell>
          <table:table-cell table:formula="of:=MIN([.E2:.E10])" office:value-type="float" office:value="0.00325278810408922" calcext:value-type="float">
            <text:p>0.003</text:p>
          </table:table-cell>
          <table:table-cell table:formula="of:=MIN([.F2:.F10])" office:value-type="float" office:value="0.00364421657581142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0])" office:value-type="float" office:value="2247.4" calcext:value-type="float">
            <text:p>2247.400</text:p>
          </table:table-cell>
          <table:table-cell table:formula="of:=MAX([.C2:.C10])" office:value-type="float" office:value="2.2474" calcext:value-type="float">
            <text:p>2.247</text:p>
          </table:table-cell>
          <table:table-cell table:formula="of:=MAX([.D2:.D10])" office:value-type="float" office:value="15" calcext:value-type="float">
            <text:p>15.000</text:p>
          </table:table-cell>
          <table:table-cell table:formula="of:=MAX([.E2:.E10])" office:value-type="float" office:value="0.00696198062586592" calcext:value-type="float">
            <text:p>0.007</text:p>
          </table:table-cell>
          <table:table-cell table:formula="of:=MAX([.F2:.F10])" office:value-type="float" office:value="6.96198062586592" calcext:value-type="float">
            <text:p>6.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in</text:p>
          </table:table-cell>
          <table:table-cell table:formula="of:=QUARTILE([.B2:.B10];1)" office:value-type="float" office:value="2152" calcext:value-type="float">
            <text:p>2152.000</text:p>
          </table:table-cell>
          <table:table-cell table:formula="of:=QUARTILE([.C2:.C10];1)" office:value-type="float" office:value="2.152" calcext:value-type="float">
            <text:p>2.152</text:p>
          </table:table-cell>
          <table:table-cell table:formula="of:=QUARTILE([.D2:.D10];1)" office:value-type="float" office:value="9" calcext:value-type="float">
            <text:p>9.000</text:p>
          </table:table-cell>
          <table:table-cell table:formula="of:=QUARTILE([.E2:.E10];1)" office:value-type="float" office:value="0.00402719583920971" calcext:value-type="float">
            <text:p>0.004</text:p>
          </table:table-cell>
          <table:table-cell table:formula="of:=QUARTILE([.F2:.F10];1)" office:value-type="float" office:value="0.00418608261441741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ax</text:p>
          </table:table-cell>
          <table:table-cell table:formula="of:=QUARTILE([.B2:.B10];3)" office:value-type="float" office:value="2201.4" calcext:value-type="float">
            <text:p>2201.400</text:p>
          </table:table-cell>
          <table:table-cell table:formula="of:=QUARTILE([.C2:.C10];3)" office:value-type="float" office:value="2.2014" calcext:value-type="float">
            <text:p>2.201</text:p>
          </table:table-cell>
          <table:table-cell table:formula="of:=QUARTILE([.D2:.D10];3)" office:value-type="float" office:value="10" calcext:value-type="float">
            <text:p>10.000</text:p>
          </table:table-cell>
          <table:table-cell table:formula="of:=QUARTILE([.E2:.E10];3)" office:value-type="float" office:value="0.00465269555915579" calcext:value-type="float">
            <text:p>0.005</text:p>
          </table:table-cell>
          <table:table-cell table:formula="of:=QUARTILE([.F2:.F10];3)" office:value-type="float" office:value="3.25278810408922" calcext:value-type="float">
            <text:p>3.253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PL" table:style-name="ta1">
        <table:table-column table:style-name="co6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6" table:number-columns-repeated="1020" table:default-cell-style-name="ce13"/>
        <table:table-row table:style-name="ro1"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Runtime in ms</text:p>
          </table:table-cell>
          <table:table-cell table:style-name="ce12" office:value-type="string" calcext:value-type="string">
            <text:p>Runtime s</text:p>
          </table:table-cell>
          <table:table-cell table:style-name="ce12" office:value-type="string" calcext:value-type="string">
            <text:p>Configurations</text:p>
          </table:table-cell>
          <table:table-cell table:style-name="ce12" office:value-type="string" calcext:value-type="string">
            <text:p>Efficiency ms</text:p>
          </table:table-cell>
          <table:table-cell table:style-name="ce12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1</text:p>
          </table:table-cell>
          <table:table-cell table:formula="of:=[GPL_01.B33]" office:value-type="float" office:value="2149.4" calcext:value-type="float">
            <text:p>2149.400</text:p>
          </table:table-cell>
          <table:table-cell table:formula="of:=[GPL_01.C33]" office:value-type="float" office:value="2.1494" calcext:value-type="float">
            <text:p>2.149</text:p>
          </table:table-cell>
          <table:table-cell table:formula="of:=[GPL_01.D33]" office:value-type="float" office:value="7" calcext:value-type="float">
            <text:p>7.000</text:p>
          </table:table-cell>
          <table:table-cell table:formula="of:=[GPL_01.E33]" office:value-type="float" office:value="0.00325673875210513" calcext:value-type="float">
            <text:p>0.003</text:p>
          </table:table-cell>
          <table:table-cell table:formula="of:=[GPL_01.F33]" office:value-type="float" office:value="3.25673875210513" calcext:value-type="float">
            <text:p>3.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2</text:p>
          </table:table-cell>
          <table:table-cell table:formula="of:=[GPL_02.B33]" office:value-type="float" office:value="2139.8" calcext:value-type="float">
            <text:p>2139.800</text:p>
          </table:table-cell>
          <table:table-cell table:formula="of:=[GPL_02.C33]" office:value-type="float" office:value="2.1398" calcext:value-type="float">
            <text:p>2.140</text:p>
          </table:table-cell>
          <table:table-cell table:formula="of:=[GPL_02.D33]" office:value-type="float" office:value="9" calcext:value-type="float">
            <text:p>9.000</text:p>
          </table:table-cell>
          <table:table-cell table:formula="of:=[GPL_02.E33]" office:value-type="float" office:value="0.00420601320497633" calcext:value-type="float">
            <text:p>0.004</text:p>
          </table:table-cell>
          <table:table-cell table:formula="of:=[GPL_02.F33]" office:value-type="float" office:value="0.00420601320497633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</text:p>
          </table:table-cell>
          <table:table-cell table:formula="of:=[GPL_03.B33]" office:value-type="float" office:value="2165.4" calcext:value-type="float">
            <text:p>2165.400</text:p>
          </table:table-cell>
          <table:table-cell table:formula="of:=[GPL_03.C33]" office:value-type="float" office:value="2.1654" calcext:value-type="float">
            <text:p>2.165</text:p>
          </table:table-cell>
          <table:table-cell table:formula="of:=[GPL_03.D33]" office:value-type="float" office:value="11" calcext:value-type="float">
            <text:p>11.000</text:p>
          </table:table-cell>
          <table:table-cell table:formula="of:=[GPL_03.E33]" office:value-type="float" office:value="0.00508475630106448" calcext:value-type="float">
            <text:p>0.005</text:p>
          </table:table-cell>
          <table:table-cell table:formula="of:=[GPL_03.F33]" office:value-type="float" office:value="0.00508475630106448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4</text:p>
          </table:table-cell>
          <table:table-cell table:formula="of:=[GPL_04.B33]" office:value-type="float" office:value="2151.6" calcext:value-type="float">
            <text:p>2151.600</text:p>
          </table:table-cell>
          <table:table-cell table:formula="of:=[GPL_04.C33]" office:value-type="float" office:value="2.1516" calcext:value-type="float">
            <text:p>2.152</text:p>
          </table:table-cell>
          <table:table-cell table:formula="of:=[GPL_04.D33]" office:value-type="float" office:value="11" calcext:value-type="float">
            <text:p>11.000</text:p>
          </table:table-cell>
          <table:table-cell table:formula="of:=[GPL_04.E33]" office:value-type="float" office:value="0.00511255124683753" calcext:value-type="float">
            <text:p>0.005</text:p>
          </table:table-cell>
          <table:table-cell table:formula="of:=[GPL_04.F33]" office:value-type="float" office:value="0.00511255124683753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5</text:p>
          </table:table-cell>
          <table:table-cell table:formula="of:=[GPL_05.B33]" office:value-type="float" office:value="2235.8" calcext:value-type="float">
            <text:p>2235.800</text:p>
          </table:table-cell>
          <table:table-cell table:formula="of:=[GPL_05.C33]" office:value-type="float" office:value="2.2358" calcext:value-type="float">
            <text:p>2.236</text:p>
          </table:table-cell>
          <table:table-cell table:formula="of:=[GPL_05.D33]" office:value-type="float" office:value="9" calcext:value-type="float">
            <text:p>9.000</text:p>
          </table:table-cell>
          <table:table-cell table:formula="of:=[GPL_05.E33]" office:value-type="float" office:value="0.00403763343870552" calcext:value-type="float">
            <text:p>0.004</text:p>
          </table:table-cell>
          <table:table-cell table:formula="of:=[GPL_05.F33]" office:value-type="float" office:value="0.00403763343870552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6</text:p>
          </table:table-cell>
          <table:table-cell table:formula="of:=[GPL_06.B33]" office:value-type="float" office:value="2160.6" calcext:value-type="float">
            <text:p>2160.600</text:p>
          </table:table-cell>
          <table:table-cell table:formula="of:=[GPL_06.C33]" office:value-type="float" office:value="2.1606" calcext:value-type="float">
            <text:p>2.161</text:p>
          </table:table-cell>
          <table:table-cell table:formula="of:=[GPL_06.D33]" office:value-type="float" office:value="9" calcext:value-type="float">
            <text:p>9.000</text:p>
          </table:table-cell>
          <table:table-cell table:formula="of:=[GPL_06.E33]" office:value-type="float" office:value="0.0041660921021399" calcext:value-type="float">
            <text:p>0.004</text:p>
          </table:table-cell>
          <table:table-cell table:formula="of:=[GPL_06.F33]" office:value-type="float" office:value="0.0041660921021399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7</text:p>
          </table:table-cell>
          <table:table-cell table:formula="of:=[GPL_07.B33]" office:value-type="float" office:value="2184" calcext:value-type="float">
            <text:p>2184.000</text:p>
          </table:table-cell>
          <table:table-cell table:formula="of:=[GPL_07.C33]" office:value-type="float" office:value="2.184" calcext:value-type="float">
            <text:p>2.184</text:p>
          </table:table-cell>
          <table:table-cell table:formula="of:=[GPL_07.D33]" office:value-type="float" office:value="9" calcext:value-type="float">
            <text:p>9.000</text:p>
          </table:table-cell>
          <table:table-cell table:formula="of:=[GPL_07.E33]" office:value-type="float" office:value="0.00412384498903503" calcext:value-type="float">
            <text:p>0.004</text:p>
          </table:table-cell>
          <table:table-cell table:formula="of:=[GPL_07.F33]" office:value-type="float" office:value="0.00412384498903503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8</text:p>
          </table:table-cell>
          <table:table-cell table:formula="of:=[GPL_08.B33]" office:value-type="float" office:value="2190.4" calcext:value-type="float">
            <text:p>2190.400</text:p>
          </table:table-cell>
          <table:table-cell table:formula="of:=[GPL_08.C33]" office:value-type="float" office:value="2.1904" calcext:value-type="float">
            <text:p>2.190</text:p>
          </table:table-cell>
          <table:table-cell table:formula="of:=[GPL_08.D33]" office:value-type="float" office:value="14" calcext:value-type="float">
            <text:p>14.000</text:p>
          </table:table-cell>
          <table:table-cell table:formula="of:=[GPL_08.E33]" office:value-type="float" office:value="0.00639551483214256" calcext:value-type="float">
            <text:p>0.006</text:p>
          </table:table-cell>
          <table:table-cell table:formula="of:=[GPL_08.F33]" office:value-type="float" office:value="6.39551483214256" calcext:value-type="float">
            <text:p>6.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9</text:p>
          </table:table-cell>
          <table:table-cell table:formula="of:=[GPL_09.B33]" office:value-type="float" office:value="2154.6" calcext:value-type="float">
            <text:p>2154.600</text:p>
          </table:table-cell>
          <table:table-cell table:formula="of:=[GPL_09.C33]" office:value-type="float" office:value="2.1546" calcext:value-type="float">
            <text:p>2.155</text:p>
          </table:table-cell>
          <table:table-cell table:formula="of:=[GPL_09.D33]" office:value-type="float" office:value="15" calcext:value-type="float">
            <text:p>15.000</text:p>
          </table:table-cell>
          <table:table-cell table:formula="of:=[GPL_09.E33]" office:value-type="float" office:value="0.00684042916721677" calcext:value-type="float">
            <text:p>0.007</text:p>
          </table:table-cell>
          <table:table-cell table:formula="of:=[GPL_09.F33]" office:value-type="float" office:value="6.96198062586592" calcext:value-type="float">
            <text:p>6.962</text:p>
          </table:table-cell>
          <table:table-cell table:number-columns-repeated="1018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0])" office:value-type="float" office:value="2160.6" calcext:value-type="float">
            <text:p>2160.600</text:p>
          </table:table-cell>
          <table:table-cell table:formula="of:=MEDIAN([.C2:.C10])" office:value-type="float" office:value="2.1606" calcext:value-type="float">
            <text:p>2.161</text:p>
          </table:table-cell>
          <table:table-cell table:formula="of:=MEDIAN([.D2:.D10])" office:value-type="float" office:value="9" calcext:value-type="float">
            <text:p>9.000</text:p>
          </table:table-cell>
          <table:table-cell table:formula="of:=MEDIAN([.E2:.E10])" office:value-type="float" office:value="0.00420601320497633" calcext:value-type="float">
            <text:p>0.004</text:p>
          </table:table-cell>
          <table:table-cell table:formula="of:=MEDIAN([.F2:.F10])" office:value-type="float" office:value="0.00508475630106448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0])" office:value-type="float" office:value="2139.8" calcext:value-type="float">
            <text:p>2139.800</text:p>
          </table:table-cell>
          <table:table-cell table:formula="of:=MIN([.C2:.C10])" office:value-type="float" office:value="2.1398" calcext:value-type="float">
            <text:p>2.140</text:p>
          </table:table-cell>
          <table:table-cell table:formula="of:=MIN([.D2:.D10])" office:value-type="float" office:value="7" calcext:value-type="float">
            <text:p>7.000</text:p>
          </table:table-cell>
          <table:table-cell table:formula="of:=MIN([.E2:.E10])" office:value-type="float" office:value="0.00325673875210513" calcext:value-type="float">
            <text:p>0.003</text:p>
          </table:table-cell>
          <table:table-cell table:formula="of:=MIN([.F2:.F10])" office:value-type="float" office:value="0.00403763343870552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0])" office:value-type="float" office:value="2235.8" calcext:value-type="float">
            <text:p>2235.800</text:p>
          </table:table-cell>
          <table:table-cell table:formula="of:=MAX([.C2:.C10])" office:value-type="float" office:value="2.2358" calcext:value-type="float">
            <text:p>2.236</text:p>
          </table:table-cell>
          <table:table-cell table:formula="of:=MAX([.D2:.D10])" office:value-type="float" office:value="15" calcext:value-type="float">
            <text:p>15.000</text:p>
          </table:table-cell>
          <table:table-cell table:formula="of:=MAX([.E2:.E10])" office:value-type="float" office:value="0.00684042916721677" calcext:value-type="float">
            <text:p>0.007</text:p>
          </table:table-cell>
          <table:table-cell table:formula="of:=MAX([.F2:.F10])" office:value-type="float" office:value="6.96198062586592" calcext:value-type="float">
            <text:p>6.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in</text:p>
          </table:table-cell>
          <table:table-cell table:formula="of:=QUARTILE([.B2:.B10];1)" office:value-type="float" office:value="2151.6" calcext:value-type="float">
            <text:p>2151.600</text:p>
          </table:table-cell>
          <table:table-cell table:formula="of:=QUARTILE([.C2:.C10];1)" office:value-type="float" office:value="2.1516" calcext:value-type="float">
            <text:p>2.152</text:p>
          </table:table-cell>
          <table:table-cell table:formula="of:=QUARTILE([.D2:.D10];1)" office:value-type="float" office:value="9" calcext:value-type="float">
            <text:p>9.000</text:p>
          </table:table-cell>
          <table:table-cell table:formula="of:=QUARTILE([.E2:.E10];1)" office:value-type="float" office:value="0.00412384498903503" calcext:value-type="float">
            <text:p>0.004</text:p>
          </table:table-cell>
          <table:table-cell table:formula="of:=QUARTILE([.F2:.F10];1)" office:value-type="float" office:value="0.0041660921021399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ax</text:p>
          </table:table-cell>
          <table:table-cell table:formula="of:=QUARTILE([.B2:.B10];3)" office:value-type="float" office:value="2184" calcext:value-type="float">
            <text:p>2184.000</text:p>
          </table:table-cell>
          <table:table-cell table:formula="of:=QUARTILE([.C2:.C10];3)" office:value-type="float" office:value="2.184" calcext:value-type="float">
            <text:p>2.184</text:p>
          </table:table-cell>
          <table:table-cell table:formula="of:=QUARTILE([.D2:.D10];3)" office:value-type="float" office:value="11" calcext:value-type="float">
            <text:p>11.000</text:p>
          </table:table-cell>
          <table:table-cell table:formula="of:=QUARTILE([.E2:.E10];3)" office:value-type="float" office:value="0.00511255124683753" calcext:value-type="float">
            <text:p>0.005</text:p>
          </table:table-cell>
          <table:table-cell table:formula="of:=QUARTILE([.F2:.F10];3)" office:value-type="float" office:value="3.25673875210513" calcext:value-type="float">
            <text:p>3.257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ing" table:style-name="ta1">
        <table:table-column table:style-name="co6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6" table:number-columns-repeated="1020" table:default-cell-style-name="ce13"/>
        <table:table-row table:style-name="ro1"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Runtime in ms</text:p>
          </table:table-cell>
          <table:table-cell table:style-name="ce12" office:value-type="string" calcext:value-type="string">
            <text:p>Runtime s</text:p>
          </table:table-cell>
          <table:table-cell table:style-name="ce12" office:value-type="string" calcext:value-type="string">
            <text:p>Configurations</text:p>
          </table:table-cell>
          <table:table-cell table:style-name="ce12" office:value-type="string" calcext:value-type="string">
            <text:p>Efficiency ms</text:p>
          </table:table-cell>
          <table:table-cell table:style-name="ce12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1</text:p>
          </table:table-cell>
          <table:table-cell table:formula="of:=[GPL_01.B35]" office:value-type="float" office:value="2169.4" calcext:value-type="float">
            <text:p>2169.400</text:p>
          </table:table-cell>
          <table:table-cell table:formula="of:=[GPL_01.C35]" office:value-type="float" office:value="2.1694" calcext:value-type="float">
            <text:p>2.169</text:p>
          </table:table-cell>
          <table:table-cell table:formula="of:=[GPL_01.D35]" office:value-type="float" office:value="6" calcext:value-type="float">
            <text:p>6.000</text:p>
          </table:table-cell>
          <table:table-cell table:formula="of:=[GPL_01.E35]" office:value-type="float" office:value="0.00276814393144792" calcext:value-type="float">
            <text:p>0.003</text:p>
          </table:table-cell>
          <table:table-cell table:formula="of:=[GPL_01.F35]" office:value-type="float" office:value="2.76814393144792" calcext:value-type="float">
            <text:p>2.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2</text:p>
          </table:table-cell>
          <table:table-cell table:formula="of:=[GPL_02.B35]" office:value-type="float" office:value="2130.8" calcext:value-type="float">
            <text:p>2130.800</text:p>
          </table:table-cell>
          <table:table-cell table:formula="of:=[GPL_02.C35]" office:value-type="float" office:value="2.1308" calcext:value-type="float">
            <text:p>2.131</text:p>
          </table:table-cell>
          <table:table-cell table:formula="of:=[GPL_02.D35]" office:value-type="float" office:value="8" calcext:value-type="float">
            <text:p>8.000</text:p>
          </table:table-cell>
          <table:table-cell table:formula="of:=[GPL_02.E35]" office:value-type="float" office:value="0.00375453073832576" calcext:value-type="float">
            <text:p>0.004</text:p>
          </table:table-cell>
          <table:table-cell table:formula="of:=[GPL_02.F35]" office:value-type="float" office:value="0.00375453073832576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</text:p>
          </table:table-cell>
          <table:table-cell table:formula="of:=[GPL_03.B35]" office:value-type="float" office:value="2136.8" calcext:value-type="float">
            <text:p>2136.800</text:p>
          </table:table-cell>
          <table:table-cell table:formula="of:=[GPL_03.C35]" office:value-type="float" office:value="2.1368" calcext:value-type="float">
            <text:p>2.137</text:p>
          </table:table-cell>
          <table:table-cell table:formula="of:=[GPL_03.D35]" office:value-type="float" office:value="9" calcext:value-type="float">
            <text:p>9.000</text:p>
          </table:table-cell>
          <table:table-cell table:formula="of:=[GPL_03.E35]" office:value-type="float" office:value="0.00421191685560028" calcext:value-type="float">
            <text:p>0.004</text:p>
          </table:table-cell>
          <table:table-cell table:formula="of:=[GPL_03.F35]" office:value-type="float" office:value="0.00421191685560028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4</text:p>
          </table:table-cell>
          <table:table-cell table:formula="of:=[GPL_04.B35]" office:value-type="float" office:value="2142.2" calcext:value-type="float">
            <text:p>2142.200</text:p>
          </table:table-cell>
          <table:table-cell table:formula="of:=[GPL_04.C35]" office:value-type="float" office:value="2.1422" calcext:value-type="float">
            <text:p>2.142</text:p>
          </table:table-cell>
          <table:table-cell table:formula="of:=[GPL_04.D35]" office:value-type="float" office:value="9" calcext:value-type="float">
            <text:p>9.000</text:p>
          </table:table-cell>
          <table:table-cell table:formula="of:=[GPL_04.E35]" office:value-type="float" office:value="0.00420134187578326" calcext:value-type="float">
            <text:p>0.004</text:p>
          </table:table-cell>
          <table:table-cell table:formula="of:=[GPL_04.F35]" office:value-type="float" office:value="0.00420134187578326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5</text:p>
          </table:table-cell>
          <table:table-cell table:formula="of:=[GPL_05.B35]" office:value-type="float" office:value="2146.6" calcext:value-type="float">
            <text:p>2146.600</text:p>
          </table:table-cell>
          <table:table-cell table:formula="of:=[GPL_05.C35]" office:value-type="float" office:value="2.1466" calcext:value-type="float">
            <text:p>2.147</text:p>
          </table:table-cell>
          <table:table-cell table:formula="of:=[GPL_05.D35]" office:value-type="float" office:value="8" calcext:value-type="float">
            <text:p>8.000</text:p>
          </table:table-cell>
          <table:table-cell table:formula="of:=[GPL_05.E35]" office:value-type="float" office:value="0.00372683305024053" calcext:value-type="float">
            <text:p>0.004</text:p>
          </table:table-cell>
          <table:table-cell table:formula="of:=[GPL_05.F35]" office:value-type="float" office:value="0.00382011663233008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6</text:p>
          </table:table-cell>
          <table:table-cell table:formula="of:=[GPL_06.B35]" office:value-type="float" office:value="2146.8" calcext:value-type="float">
            <text:p>2146.800</text:p>
          </table:table-cell>
          <table:table-cell table:formula="of:=[GPL_06.C35]" office:value-type="float" office:value="2.1468" calcext:value-type="float">
            <text:p>2.147</text:p>
          </table:table-cell>
          <table:table-cell table:formula="of:=[GPL_06.D35]" office:value-type="float" office:value="10" calcext:value-type="float">
            <text:p>10.000</text:p>
          </table:table-cell>
          <table:table-cell table:formula="of:=[GPL_06.E35]" office:value-type="float" office:value="0.00465813743564268" calcext:value-type="float">
            <text:p>0.005</text:p>
          </table:table-cell>
          <table:table-cell table:formula="of:=[GPL_06.F35]" office:value-type="float" office:value="0.00465813743564268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7</text:p>
          </table:table-cell>
          <table:table-cell table:formula="of:=[GPL_07.B35]" office:value-type="float" office:value="2160.8" calcext:value-type="float">
            <text:p>2160.800</text:p>
          </table:table-cell>
          <table:table-cell table:formula="of:=[GPL_07.C35]" office:value-type="float" office:value="2.1608" calcext:value-type="float">
            <text:p>2.161</text:p>
          </table:table-cell>
          <table:table-cell table:formula="of:=[GPL_07.D35]" office:value-type="float" office:value="10" calcext:value-type="float">
            <text:p>10.000</text:p>
          </table:table-cell>
          <table:table-cell table:formula="of:=[GPL_07.E35]" office:value-type="float" office:value="0.00462807503233743" calcext:value-type="float">
            <text:p>0.005</text:p>
          </table:table-cell>
          <table:table-cell table:formula="of:=[GPL_07.F35]" office:value-type="float" office:value="0.00462807503233743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8</text:p>
          </table:table-cell>
          <table:table-cell table:formula="of:=[GPL_08.B35]" office:value-type="float" office:value="2155.8" calcext:value-type="float">
            <text:p>2155.800</text:p>
          </table:table-cell>
          <table:table-cell table:formula="of:=[GPL_08.C35]" office:value-type="float" office:value="2.1558" calcext:value-type="float">
            <text:p>2.156</text:p>
          </table:table-cell>
          <table:table-cell table:formula="of:=[GPL_08.D35]" office:value-type="float" office:value="11" calcext:value-type="float">
            <text:p>11.000</text:p>
          </table:table-cell>
          <table:table-cell table:formula="of:=[GPL_08.E35]" office:value-type="float" office:value="0.00510255984455418" calcext:value-type="float">
            <text:p>0.005</text:p>
          </table:table-cell>
          <table:table-cell table:formula="of:=[GPL_08.F35]" office:value-type="float" office:value="5.10255984455418" calcext:value-type="float">
            <text:p>5.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9</text:p>
          </table:table-cell>
          <table:table-cell table:formula="of:=[GPL_09.B35]" office:value-type="float" office:value="2155.2" calcext:value-type="float">
            <text:p>2155.200</text:p>
          </table:table-cell>
          <table:table-cell table:formula="of:=[GPL_09.C35]" office:value-type="float" office:value="2.1552" calcext:value-type="float">
            <text:p>2.155</text:p>
          </table:table-cell>
          <table:table-cell table:formula="of:=[GPL_09.D35]" office:value-type="float" office:value="15" calcext:value-type="float">
            <text:p>15.000</text:p>
          </table:table-cell>
          <table:table-cell table:formula="of:=[GPL_09.E35]" office:value-type="float" office:value="0.0069599369051784" calcext:value-type="float">
            <text:p>0.007</text:p>
          </table:table-cell>
          <table:table-cell table:formula="of:=[GPL_09.F35]" office:value-type="float" office:value="6.9599369051784" calcext:value-type="float">
            <text:p>6.960</text:p>
          </table:table-cell>
          <table:table-cell table:number-columns-repeated="1018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0])" office:value-type="float" office:value="2146.8" calcext:value-type="float">
            <text:p>2146.800</text:p>
          </table:table-cell>
          <table:table-cell table:formula="of:=MEDIAN([.C2:.C10])" office:value-type="float" office:value="2.1468" calcext:value-type="float">
            <text:p>2.147</text:p>
          </table:table-cell>
          <table:table-cell table:formula="of:=MEDIAN([.D2:.D10])" office:value-type="float" office:value="9" calcext:value-type="float">
            <text:p>9.000</text:p>
          </table:table-cell>
          <table:table-cell table:formula="of:=MEDIAN([.E2:.E10])" office:value-type="float" office:value="0.00421191685560028" calcext:value-type="float">
            <text:p>0.004</text:p>
          </table:table-cell>
          <table:table-cell table:formula="of:=MEDIAN([.F2:.F10])" office:value-type="float" office:value="0.00462807503233743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0])" office:value-type="float" office:value="2130.8" calcext:value-type="float">
            <text:p>2130.800</text:p>
          </table:table-cell>
          <table:table-cell table:formula="of:=MIN([.C2:.C10])" office:value-type="float" office:value="2.1308" calcext:value-type="float">
            <text:p>2.131</text:p>
          </table:table-cell>
          <table:table-cell table:formula="of:=MIN([.D2:.D10])" office:value-type="float" office:value="6" calcext:value-type="float">
            <text:p>6.000</text:p>
          </table:table-cell>
          <table:table-cell table:formula="of:=MIN([.E2:.E10])" office:value-type="float" office:value="0.00276814393144792" calcext:value-type="float">
            <text:p>0.003</text:p>
          </table:table-cell>
          <table:table-cell table:formula="of:=MIN([.F2:.F10])" office:value-type="float" office:value="0.00375453073832576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0])" office:value-type="float" office:value="2169.4" calcext:value-type="float">
            <text:p>2169.400</text:p>
          </table:table-cell>
          <table:table-cell table:formula="of:=MAX([.C2:.C10])" office:value-type="float" office:value="2.1694" calcext:value-type="float">
            <text:p>2.169</text:p>
          </table:table-cell>
          <table:table-cell table:formula="of:=MAX([.D2:.D10])" office:value-type="float" office:value="15" calcext:value-type="float">
            <text:p>15.000</text:p>
          </table:table-cell>
          <table:table-cell table:formula="of:=MAX([.E2:.E10])" office:value-type="float" office:value="0.0069599369051784" calcext:value-type="float">
            <text:p>0.007</text:p>
          </table:table-cell>
          <table:table-cell table:formula="of:=MAX([.F2:.F10])" office:value-type="float" office:value="6.9599369051784" calcext:value-type="float">
            <text:p>6.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in</text:p>
          </table:table-cell>
          <table:table-cell table:formula="of:=QUARTILE([.B2:.B10];1)" office:value-type="float" office:value="2142.2" calcext:value-type="float">
            <text:p>2142.200</text:p>
          </table:table-cell>
          <table:table-cell table:formula="of:=QUARTILE([.C2:.C10];1)" office:value-type="float" office:value="2.1422" calcext:value-type="float">
            <text:p>2.142</text:p>
          </table:table-cell>
          <table:table-cell table:formula="of:=QUARTILE([.D2:.D10];1)" office:value-type="float" office:value="8" calcext:value-type="float">
            <text:p>8.000</text:p>
          </table:table-cell>
          <table:table-cell table:formula="of:=QUARTILE([.E2:.E10];1)" office:value-type="float" office:value="0.00375453073832576" calcext:value-type="float">
            <text:p>0.004</text:p>
          </table:table-cell>
          <table:table-cell table:formula="of:=QUARTILE([.F2:.F10];1)" office:value-type="float" office:value="0.00420134187578326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ax</text:p>
          </table:table-cell>
          <table:table-cell table:formula="of:=QUARTILE([.B2:.B10];3)" office:value-type="float" office:value="2155.8" calcext:value-type="float">
            <text:p>2155.800</text:p>
          </table:table-cell>
          <table:table-cell table:formula="of:=QUARTILE([.C2:.C10];3)" office:value-type="float" office:value="2.1558" calcext:value-type="float">
            <text:p>2.156</text:p>
          </table:table-cell>
          <table:table-cell table:formula="of:=QUARTILE([.D2:.D10];3)" office:value-type="float" office:value="10" calcext:value-type="float">
            <text:p>10.000</text:p>
          </table:table-cell>
          <table:table-cell table:formula="of:=QUARTILE([.E2:.E10];3)" office:value-type="float" office:value="0.00465813743564268" calcext:value-type="float">
            <text:p>0.005</text:p>
          </table:table-cell>
          <table:table-cell table:formula="of:=QUARTILE([.F2:.F10];3)" office:value-type="float" office:value="2.76814393144792" calcext:value-type="float">
            <text:p>2.768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table-column table:style-name="co6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6" table:number-columns-repeated="1020" table:default-cell-style-name="ce13"/>
        <table:table-row table:style-name="ro1"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Runtime in ms</text:p>
          </table:table-cell>
          <table:table-cell table:style-name="ce12" office:value-type="string" calcext:value-type="string">
            <text:p>Runtime s</text:p>
          </table:table-cell>
          <table:table-cell table:style-name="ce12" office:value-type="string" calcext:value-type="string">
            <text:p>Configurations</text:p>
          </table:table-cell>
          <table:table-cell table:style-name="ce12" office:value-type="string" calcext:value-type="string">
            <text:p>Efficiency ms</text:p>
          </table:table-cell>
          <table:table-cell table:style-name="ce12" office:value-type="string" calcext:value-type="string">
            <text:p>Efficiency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1</text:p>
          </table:table-cell>
          <table:table-cell table:formula="of:=[GPL_01.B36]" office:value-type="float" office:value="2174.4" calcext:value-type="float">
            <text:p>2174.400</text:p>
          </table:table-cell>
          <table:table-cell table:formula="of:=[GPL_01.C36]" office:value-type="float" office:value="2.1744" calcext:value-type="float">
            <text:p>2.174</text:p>
          </table:table-cell>
          <table:table-cell table:formula="of:=[GPL_01.D36]" office:value-type="float" office:value="6" calcext:value-type="float">
            <text:p>6.000</text:p>
          </table:table-cell>
          <table:table-cell table:formula="of:=[GPL_01.E36]" office:value-type="float" office:value="0.00276150796967584" calcext:value-type="float">
            <text:p>0.003</text:p>
          </table:table-cell>
          <table:table-cell table:formula="of:=[GPL_01.F36]" office:value-type="float" office:value="2.76150796967584" calcext:value-type="float">
            <text:p>2.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2</text:p>
          </table:table-cell>
          <table:table-cell table:formula="of:=[GPL_02.B36]" office:value-type="float" office:value="2141.4" calcext:value-type="float">
            <text:p>2141.400</text:p>
          </table:table-cell>
          <table:table-cell table:formula="of:=[GPL_02.C36]" office:value-type="float" office:value="2.1414" calcext:value-type="float">
            <text:p>2.141</text:p>
          </table:table-cell>
          <table:table-cell table:formula="of:=[GPL_02.D36]" office:value-type="float" office:value="8" calcext:value-type="float">
            <text:p>8.000</text:p>
          </table:table-cell>
          <table:table-cell table:formula="of:=[GPL_02.E36]" office:value-type="float" office:value="0.00373588692996319" calcext:value-type="float">
            <text:p>0.004</text:p>
          </table:table-cell>
          <table:table-cell table:formula="of:=[GPL_02.F36]" office:value-type="float" office:value="0.00373588692996319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</text:p>
          </table:table-cell>
          <table:table-cell table:formula="of:=[GPL_03.B36]" office:value-type="float" office:value="2196.6" calcext:value-type="float">
            <text:p>2196.600</text:p>
          </table:table-cell>
          <table:table-cell table:formula="of:=[GPL_03.C36]" office:value-type="float" office:value="2.1966" calcext:value-type="float">
            <text:p>2.197</text:p>
          </table:table-cell>
          <table:table-cell table:formula="of:=[GPL_03.D36]" office:value-type="float" office:value="9" calcext:value-type="float">
            <text:p>9.000</text:p>
          </table:table-cell>
          <table:table-cell table:formula="of:=[GPL_03.E36]" office:value-type="float" office:value="0.00410650914931868" calcext:value-type="float">
            <text:p>0.004</text:p>
          </table:table-cell>
          <table:table-cell table:formula="of:=[GPL_03.F36]" office:value-type="float" office:value="0.00410650914931868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4</text:p>
          </table:table-cell>
          <table:table-cell table:formula="of:=[GPL_04.B36]" office:value-type="float" office:value="2171.6" calcext:value-type="float">
            <text:p>2171.600</text:p>
          </table:table-cell>
          <table:table-cell table:formula="of:=[GPL_04.C36]" office:value-type="float" office:value="2.1716" calcext:value-type="float">
            <text:p>2.172</text:p>
          </table:table-cell>
          <table:table-cell table:formula="of:=[GPL_04.D36]" office:value-type="float" office:value="9" calcext:value-type="float">
            <text:p>9.000</text:p>
          </table:table-cell>
          <table:table-cell table:formula="of:=[GPL_04.E36]" office:value-type="float" office:value="0.00414791559062564" calcext:value-type="float">
            <text:p>0.004</text:p>
          </table:table-cell>
          <table:table-cell table:formula="of:=[GPL_04.F36]" office:value-type="float" office:value="0.00414791559062564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5</text:p>
          </table:table-cell>
          <table:table-cell table:formula="of:=[GPL_05.B36]" office:value-type="float" office:value="2147.2" calcext:value-type="float">
            <text:p>2147.200</text:p>
          </table:table-cell>
          <table:table-cell table:formula="of:=[GPL_05.C36]" office:value-type="float" office:value="2.1472" calcext:value-type="float">
            <text:p>2.147</text:p>
          </table:table-cell>
          <table:table-cell table:formula="of:=[GPL_05.D36]" office:value-type="float" office:value="8" calcext:value-type="float">
            <text:p>8.000</text:p>
          </table:table-cell>
          <table:table-cell table:formula="of:=[GPL_05.E36]" office:value-type="float" office:value="0.00372580190604375" calcext:value-type="float">
            <text:p>0.004</text:p>
          </table:table-cell>
          <table:table-cell table:formula="of:=[GPL_05.F36]" office:value-type="float" office:value="0.00372580190604375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6</text:p>
          </table:table-cell>
          <table:table-cell table:formula="of:=[GPL_06.B36]" office:value-type="float" office:value="2175.8" calcext:value-type="float">
            <text:p>2175.800</text:p>
          </table:table-cell>
          <table:table-cell table:formula="of:=[GPL_06.C36]" office:value-type="float" office:value="2.1758" calcext:value-type="float">
            <text:p>2.176</text:p>
          </table:table-cell>
          <table:table-cell table:formula="of:=[GPL_06.D36]" office:value-type="float" office:value="10" calcext:value-type="float">
            <text:p>10.000</text:p>
          </table:table-cell>
          <table:table-cell table:formula="of:=[GPL_06.E36]" office:value-type="float" office:value="0.004599443764266" calcext:value-type="float">
            <text:p>0.005</text:p>
          </table:table-cell>
          <table:table-cell table:formula="of:=[GPL_06.F36]" office:value-type="float" office:value="0.004599443764266" calcext:value-type="float">
            <text:p>0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7</text:p>
          </table:table-cell>
          <table:table-cell table:formula="of:=[GPL_07.B36]" office:value-type="float" office:value="2282.6" calcext:value-type="float">
            <text:p>2282.600</text:p>
          </table:table-cell>
          <table:table-cell table:formula="of:=[GPL_07.C36]" office:value-type="float" office:value="2.2826" calcext:value-type="float">
            <text:p>2.283</text:p>
          </table:table-cell>
          <table:table-cell table:formula="of:=[GPL_07.D36]" office:value-type="float" office:value="10" calcext:value-type="float">
            <text:p>10.000</text:p>
          </table:table-cell>
          <table:table-cell table:formula="of:=[GPL_07.E36]" office:value-type="float" office:value="0.00440290824724739" calcext:value-type="float">
            <text:p>0.004</text:p>
          </table:table-cell>
          <table:table-cell table:formula="of:=[GPL_07.F36]" office:value-type="float" office:value="0.00440290824724739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8</text:p>
          </table:table-cell>
          <table:table-cell table:formula="of:=[GPL_08.B36]" office:value-type="float" office:value="2165.2" calcext:value-type="float">
            <text:p>2165.200</text:p>
          </table:table-cell>
          <table:table-cell table:formula="of:=[GPL_08.C36]" office:value-type="float" office:value="2.1652" calcext:value-type="float">
            <text:p>2.165</text:p>
          </table:table-cell>
          <table:table-cell table:formula="of:=[GPL_08.D36]" office:value-type="float" office:value="11" calcext:value-type="float">
            <text:p>11.000</text:p>
          </table:table-cell>
          <table:table-cell table:formula="of:=[GPL_08.E36]" office:value-type="float" office:value="0.00508051428205547" calcext:value-type="float">
            <text:p>0.005</text:p>
          </table:table-cell>
          <table:table-cell table:formula="of:=[GPL_08.F36]" office:value-type="float" office:value="5.08051428205547" calcext:value-type="float">
            <text:p>5.0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9</text:p>
          </table:table-cell>
          <table:table-cell table:formula="of:=[GPL_09.B36]" office:value-type="float" office:value="2160.4" calcext:value-type="float">
            <text:p>2160.400</text:p>
          </table:table-cell>
          <table:table-cell table:formula="of:=[GPL_09.C36]" office:value-type="float" office:value="2.1604" calcext:value-type="float">
            <text:p>2.160</text:p>
          </table:table-cell>
          <table:table-cell table:formula="of:=[GPL_09.D36]" office:value-type="float" office:value="15" calcext:value-type="float">
            <text:p>15.000</text:p>
          </table:table-cell>
          <table:table-cell table:formula="of:=[GPL_09.E36]" office:value-type="float" office:value="0.00694343504346681" calcext:value-type="float">
            <text:p>0.007</text:p>
          </table:table-cell>
          <table:table-cell table:formula="of:=[GPL_09.F36]" office:value-type="float" office:value="6.94343504346681" calcext:value-type="float">
            <text:p>6.943</text:p>
          </table:table-cell>
          <table:table-cell table:number-columns-repeated="1018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0])" office:value-type="float" office:value="2171.6" calcext:value-type="float">
            <text:p>2171.600</text:p>
          </table:table-cell>
          <table:table-cell table:formula="of:=MEDIAN([.C2:.C10])" office:value-type="float" office:value="2.1716" calcext:value-type="float">
            <text:p>2.172</text:p>
          </table:table-cell>
          <table:table-cell table:formula="of:=MEDIAN([.D2:.D10])" office:value-type="float" office:value="9" calcext:value-type="float">
            <text:p>9.000</text:p>
          </table:table-cell>
          <table:table-cell table:formula="of:=MEDIAN([.E2:.E10])" office:value-type="float" office:value="0.00414791559062564" calcext:value-type="float">
            <text:p>0.004</text:p>
          </table:table-cell>
          <table:table-cell table:formula="of:=MEDIAN([.F2:.F10])" office:value-type="float" office:value="0.00440290824724739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0])" office:value-type="float" office:value="2141.4" calcext:value-type="float">
            <text:p>2141.400</text:p>
          </table:table-cell>
          <table:table-cell table:formula="of:=MIN([.C2:.C10])" office:value-type="float" office:value="2.1414" calcext:value-type="float">
            <text:p>2.141</text:p>
          </table:table-cell>
          <table:table-cell table:formula="of:=MIN([.D2:.D10])" office:value-type="float" office:value="6" calcext:value-type="float">
            <text:p>6.000</text:p>
          </table:table-cell>
          <table:table-cell table:formula="of:=MIN([.E2:.E10])" office:value-type="float" office:value="0.00276150796967584" calcext:value-type="float">
            <text:p>0.003</text:p>
          </table:table-cell>
          <table:table-cell table:formula="of:=MIN([.F2:.F10])" office:value-type="float" office:value="0.00372580190604375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0])" office:value-type="float" office:value="2282.6" calcext:value-type="float">
            <text:p>2282.600</text:p>
          </table:table-cell>
          <table:table-cell table:formula="of:=MAX([.C2:.C10])" office:value-type="float" office:value="2.2826" calcext:value-type="float">
            <text:p>2.283</text:p>
          </table:table-cell>
          <table:table-cell table:formula="of:=MAX([.D2:.D10])" office:value-type="float" office:value="15" calcext:value-type="float">
            <text:p>15.000</text:p>
          </table:table-cell>
          <table:table-cell table:formula="of:=MAX([.E2:.E10])" office:value-type="float" office:value="0.00694343504346681" calcext:value-type="float">
            <text:p>0.007</text:p>
          </table:table-cell>
          <table:table-cell table:formula="of:=MAX([.F2:.F10])" office:value-type="float" office:value="6.94343504346681" calcext:value-type="float">
            <text:p>6.9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in</text:p>
          </table:table-cell>
          <table:table-cell table:formula="of:=QUARTILE([.B2:.B10];1)" office:value-type="float" office:value="2160.4" calcext:value-type="float">
            <text:p>2160.400</text:p>
          </table:table-cell>
          <table:table-cell table:formula="of:=QUARTILE([.C2:.C10];1)" office:value-type="float" office:value="2.1604" calcext:value-type="float">
            <text:p>2.160</text:p>
          </table:table-cell>
          <table:table-cell table:formula="of:=QUARTILE([.D2:.D10];1)" office:value-type="float" office:value="8" calcext:value-type="float">
            <text:p>8.000</text:p>
          </table:table-cell>
          <table:table-cell table:formula="of:=QUARTILE([.E2:.E10];1)" office:value-type="float" office:value="0.00373588692996319" calcext:value-type="float">
            <text:p>0.004</text:p>
          </table:table-cell>
          <table:table-cell table:formula="of:=QUARTILE([.F2:.F10];1)" office:value-type="float" office:value="0.00410650914931868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ile Max</text:p>
          </table:table-cell>
          <table:table-cell table:formula="of:=QUARTILE([.B2:.B10];3)" office:value-type="float" office:value="2175.8" calcext:value-type="float">
            <text:p>2175.800</text:p>
          </table:table-cell>
          <table:table-cell table:formula="of:=QUARTILE([.C2:.C10];3)" office:value-type="float" office:value="2.1758" calcext:value-type="float">
            <text:p>2.176</text:p>
          </table:table-cell>
          <table:table-cell table:formula="of:=QUARTILE([.D2:.D10];3)" office:value-type="float" office:value="10" calcext:value-type="float">
            <text:p>10.000</text:p>
          </table:table-cell>
          <table:table-cell table:formula="of:=QUARTILE([.E2:.E10];3)" office:value-type="float" office:value="0.004599443764266" calcext:value-type="float">
            <text:p>0.005</text:p>
          </table:table-cell>
          <table:table-cell table:formula="of:=QUARTILE([.F2:.F10];3)" office:value-type="float" office:value="2.76150796967584" calcext:value-type="float">
            <text:p>2.762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ervative" table:style-name="ta1">
        <table:table-column table:style-name="co6" table:number-columns-repeated="7" table:default-cell-style-name="ce9"/>
        <table:table-column table:style-name="co6" table:number-columns-repeated="5" table:default-cell-style-name="Default"/>
        <table:table-column table:style-name="co6" table:default-cell-style-name="ce9"/>
        <table:table-row table:style-name="ro1">
          <table:table-cell table:style-name="ce7" office:value-type="string" calcext:value-type="string">
            <text:p>Version</text:p>
          </table:table-cell>
          <table:table-cell table:style-name="ce7" office:value-type="string" calcext:value-type="string">
            <text:p>Runtime Preanalysis in s</text:p>
          </table:table-cell>
          <table:table-cell table:style-name="ce7" office:value-type="string" calcext:value-type="string">
            <text:p>Runtime IncLing in s</text:p>
          </table:table-cell>
          <table:table-cell table:style-name="ce7" office:value-type="string" calcext:value-type="string">
            <text:p>Runtime total</text:p>
          </table:table-cell>
          <table:table-cell table:style-name="ce7" office:value-type="string" calcext:value-type="string">
            <text:p>Configurations</text:p>
          </table:table-cell>
          <table:table-cell table:style-name="ce7" office:value-type="string" calcext:value-type="string">
            <text:p>Newly Calculated Configurations</text:p>
          </table:table-cell>
          <table:table-cell table:style-name="ce7" office:value-type="string" calcext:value-type="string">
            <text:p>Efficiency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V1</text:p>
          </table:table-cell>
          <table:table-cell table:formula="of:=[GPL_completeHistory.B58]" office:value-type="float" office:value="0.071" calcext:value-type="float">
            <text:p>0.0710</text:p>
          </table:table-cell>
          <table:table-cell table:formula="of:=[GPL_completeHistory.C58]" office:value-type="float" office:value="2.0008" calcext:value-type="float">
            <text:p>2.0008</text:p>
          </table:table-cell>
          <table:table-cell table:formula="of:=[GPL_completeHistory.D58]" office:value-type="float" office:value="2.0718" calcext:value-type="float">
            <text:p>2.0718</text:p>
          </table:table-cell>
          <table:table-cell table:formula="of:=[GPL_completeHistory.E58]" office:value-type="float" office:value="6" calcext:value-type="float">
            <text:p>6.0000</text:p>
          </table:table-cell>
          <table:table-cell table:formula="of:=[GPL_completeHistory.F58]" office:value-type="float" office:value="6" calcext:value-type="float">
            <text:p>6.0000</text:p>
          </table:table-cell>
          <table:table-cell table:formula="of:=[GPL_completeHistory.G58]" office:value-type="float" office:value="2.89619889703282" calcext:value-type="float">
            <text:p>2.8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2</text:p>
          </table:table-cell>
          <table:table-cell table:formula="of:=[GPL_completeHistory.B59]" office:value-type="float" office:value="0.093" calcext:value-type="float">
            <text:p>0.0930</text:p>
          </table:table-cell>
          <table:table-cell table:formula="of:=[GPL_completeHistory.C59]" office:value-type="float" office:value="2.0006" calcext:value-type="float">
            <text:p>2.0006</text:p>
          </table:table-cell>
          <table:table-cell table:formula="of:=[GPL_completeHistory.D59]" office:value-type="float" office:value="2.0936" calcext:value-type="float">
            <text:p>2.0936</text:p>
          </table:table-cell>
          <table:table-cell table:formula="of:=[GPL_completeHistory.E59]" office:value-type="float" office:value="11" calcext:value-type="float">
            <text:p>11.0000</text:p>
          </table:table-cell>
          <table:table-cell table:formula="of:=[GPL_completeHistory.F59]" office:value-type="float" office:value="5" calcext:value-type="float">
            <text:p>5.0000</text:p>
          </table:table-cell>
          <table:table-cell table:formula="of:=[GPL_completeHistory.G59]" office:value-type="float" office:value="5.25413962126607" calcext:value-type="float">
            <text:p>5.2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3</text:p>
          </table:table-cell>
          <table:table-cell table:formula="of:=[GPL_completeHistory.B60]" office:value-type="float" office:value="0.1174" calcext:value-type="float">
            <text:p>0.1174</text:p>
          </table:table-cell>
          <table:table-cell table:formula="of:=[GPL_completeHistory.C60]" office:value-type="float" office:value="2.0004" calcext:value-type="float">
            <text:p>2.0004</text:p>
          </table:table-cell>
          <table:table-cell table:formula="of:=[GPL_completeHistory.D60]" office:value-type="float" office:value="2.1178" calcext:value-type="float">
            <text:p>2.1178</text:p>
          </table:table-cell>
          <table:table-cell table:formula="of:=[GPL_completeHistory.E60]" office:value-type="float" office:value="14" calcext:value-type="float">
            <text:p>14.0000</text:p>
          </table:table-cell>
          <table:table-cell table:formula="of:=[GPL_completeHistory.F60]" office:value-type="float" office:value="3" calcext:value-type="float">
            <text:p>3.0000</text:p>
          </table:table-cell>
          <table:table-cell table:formula="of:=[GPL_completeHistory.G60]" office:value-type="float" office:value="6.61065157525394" calcext:value-type="float">
            <text:p>6.6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4</text:p>
          </table:table-cell>
          <table:table-cell table:formula="of:=[GPL_completeHistory.B61]" office:value-type="float" office:value="0.1374" calcext:value-type="float">
            <text:p>0.1374</text:p>
          </table:table-cell>
          <table:table-cell table:formula="of:=[GPL_completeHistory.C61]" office:value-type="float" office:value="4.0008" calcext:value-type="float">
            <text:p>4.0008</text:p>
          </table:table-cell>
          <table:table-cell table:formula="of:=[GPL_completeHistory.D61]" office:value-type="float" office:value="4.1382" calcext:value-type="float">
            <text:p>4.1382</text:p>
          </table:table-cell>
          <table:table-cell table:formula="of:=[GPL_completeHistory.E61]" office:value-type="float" office:value="21" calcext:value-type="float">
            <text:p>21.0000</text:p>
          </table:table-cell>
          <table:table-cell table:formula="of:=[GPL_completeHistory.F61]" office:value-type="float" office:value="7" calcext:value-type="float">
            <text:p>7.0000</text:p>
          </table:table-cell>
          <table:table-cell table:formula="of:=[GPL_completeHistory.G61]" office:value-type="float" office:value="5.07467814948265" calcext:value-type="float">
            <text:p>5.0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5</text:p>
          </table:table-cell>
          <table:table-cell table:formula="of:=[GPL_completeHistory.B62]" office:value-type="float" office:value="0.289" calcext:value-type="float">
            <text:p>0.2890</text:p>
          </table:table-cell>
          <table:table-cell table:formula="of:=[GPL_completeHistory.C62]" office:value-type="float" office:value="2.0008" calcext:value-type="float">
            <text:p>2.0008</text:p>
          </table:table-cell>
          <table:table-cell table:formula="of:=[GPL_completeHistory.D62]" office:value-type="float" office:value="2.2898" calcext:value-type="float">
            <text:p>2.2898</text:p>
          </table:table-cell>
          <table:table-cell table:formula="of:=[GPL_completeHistory.E62]" office:value-type="float" office:value="18" calcext:value-type="float">
            <text:p>18.0000</text:p>
          </table:table-cell>
          <table:table-cell table:formula="of:=[GPL_completeHistory.F62]" office:value-type="float" office:value="4" calcext:value-type="float">
            <text:p>4.0000</text:p>
          </table:table-cell>
          <table:table-cell table:formula="of:=[GPL_completeHistory.G62]" office:value-type="float" office:value="7.86106261940338" calcext:value-type="float">
            <text:p>7.861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V6</text:p>
          </table:table-cell>
          <table:table-cell table:formula="of:=[GPL_completeHistory.B63]" office:value-type="float" office:value="0.2388" calcext:value-type="float">
            <text:p>0.2388</text:p>
          </table:table-cell>
          <table:table-cell table:formula="of:=[GPL_completeHistory.C63]" office:value-type="float" office:value="4.0006" calcext:value-type="float">
            <text:p>4.0006</text:p>
          </table:table-cell>
          <table:table-cell table:formula="of:=[GPL_completeHistory.D63]" office:value-type="float" office:value="4.2394" calcext:value-type="float">
            <text:p>4.2394</text:p>
          </table:table-cell>
          <table:table-cell table:formula="of:=[GPL_completeHistory.E63]" office:value-type="float" office:value="25" calcext:value-type="float">
            <text:p>25.0000</text:p>
          </table:table-cell>
          <table:table-cell table:formula="of:=[GPL_completeHistory.F63]" office:value-type="float" office:value="7" calcext:value-type="float">
            <text:p>7.0000</text:p>
          </table:table-cell>
          <table:table-cell table:formula="of:=[GPL_completeHistory.G63]" office:value-type="float" office:value="5.89709730194656" calcext:value-type="float">
            <text:p>5.8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7</text:p>
          </table:table-cell>
          <table:table-cell table:formula="of:=[GPL_completeHistory.B64]" office:value-type="float" office:value="0.4584" calcext:value-type="float">
            <text:p>0.4584</text:p>
          </table:table-cell>
          <table:table-cell table:formula="of:=[GPL_completeHistory.C64]" office:value-type="float" office:value="6.001" calcext:value-type="float">
            <text:p>6.0010</text:p>
          </table:table-cell>
          <table:table-cell table:formula="of:=[GPL_completeHistory.D64]" office:value-type="float" office:value="6.4594" calcext:value-type="float">
            <text:p>6.4594</text:p>
          </table:table-cell>
          <table:table-cell table:formula="of:=[GPL_completeHistory.E64]" office:value-type="float" office:value="56" calcext:value-type="float">
            <text:p>56.0000</text:p>
          </table:table-cell>
          <table:table-cell table:formula="of:=[GPL_completeHistory.F64]" office:value-type="float" office:value="32" calcext:value-type="float">
            <text:p>32.0000</text:p>
          </table:table-cell>
          <table:table-cell table:formula="of:=[GPL_completeHistory.G64]" office:value-type="float" office:value="8.66969888202202" calcext:value-type="float">
            <text:p>8.66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8</text:p>
          </table:table-cell>
          <table:table-cell table:formula="of:=[GPL_completeHistory.B65]" office:value-type="float" office:value="0.812" calcext:value-type="float">
            <text:p>0.8120</text:p>
          </table:table-cell>
          <table:table-cell table:formula="of:=[GPL_completeHistory.C65]" office:value-type="float" office:value="8.0008" calcext:value-type="float">
            <text:p>8.0008</text:p>
          </table:table-cell>
          <table:table-cell table:formula="of:=[GPL_completeHistory.D65]" office:value-type="float" office:value="8.8128" calcext:value-type="float">
            <text:p>8.8128</text:p>
          </table:table-cell>
          <table:table-cell table:formula="of:=[GPL_completeHistory.E65]" office:value-type="float" office:value="68" calcext:value-type="float">
            <text:p>68.0000</text:p>
          </table:table-cell>
          <table:table-cell table:formula="of:=[GPL_completeHistory.F65]" office:value-type="float" office:value="12" calcext:value-type="float">
            <text:p>12.0000</text:p>
          </table:table-cell>
          <table:table-cell table:formula="of:=[GPL_completeHistory.G65]" office:value-type="float" office:value="7.71618215547724" calcext:value-type="float">
            <text:p>7.7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9</text:p>
          </table:table-cell>
          <table:table-cell table:formula="of:=[GPL_completeHistory.B66]" office:value-type="float" office:value="1.067" calcext:value-type="float">
            <text:p>1.0670</text:p>
          </table:table-cell>
          <table:table-cell table:formula="of:=[GPL_completeHistory.C66]" office:value-type="float" office:value="8.0014" calcext:value-type="float">
            <text:p>8.0014</text:p>
          </table:table-cell>
          <table:table-cell table:formula="of:=[GPL_completeHistory.D66]" office:value-type="float" office:value="9.0684" calcext:value-type="float">
            <text:p>9.0684</text:p>
          </table:table-cell>
          <table:table-cell table:formula="of:=[GPL_completeHistory.E66]" office:value-type="float" office:value="65" calcext:value-type="float">
            <text:p>65.0000</text:p>
          </table:table-cell>
          <table:table-cell table:formula="of:=[GPL_completeHistory.F66]" office:value-type="float" office:value="9" calcext:value-type="float">
            <text:p>9.0000</text:p>
          </table:table-cell>
          <table:table-cell table:formula="of:=[GPL_completeHistory.G66]" office:value-type="float" office:value="7.16793097530258" calcext:value-type="float">
            <text:p>7.167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formula="of:=[GPL_completeHistory.B67]" office:value-type="float" office:value="3.284" calcext:value-type="float">
            <text:p>3.2840</text:p>
          </table:table-cell>
          <table:table-cell table:formula="of:=[GPL_completeHistory.C67]" office:value-type="float" office:value="38.0072" calcext:value-type="float">
            <text:p>38.0072</text:p>
          </table:table-cell>
          <table:table-cell table:formula="of:=[GPL_completeHistory.D67]" office:value-type="float" office:value="41.2912" calcext:value-type="float">
            <text:p>41.2912</text:p>
          </table:table-cell>
          <table:table-cell table:formula="of:=[GPL_completeHistory.E67]" office:value-type="float" office:value="284" calcext:value-type="float">
            <text:p>284.0000</text:p>
          </table:table-cell>
          <table:table-cell table:formula="of:=[GPL_completeHistory.F67]" office:value-type="float" office:value="85" calcext:value-type="float">
            <text:p>85.0000</text:p>
          </table:table-cell>
          <table:table-cell table:formula="of:=[GPL_completeHistory.G67]" office:value-type="float" office:value="57.1476401771873" calcext:value-type="float">
            <text:p>57.1476</text:p>
          </table:table-cell>
          <table:table-cell table:number-columns-repeated="6"/>
        </table:table-row>
        <table:table-row table:style-name="ro1">
          <table:table-cell table:style-name="ce15" table:number-columns-repeated="7"/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style-name="Default" table:formula="of:=MEDIAN([.B2:.B10])" office:value-type="float" office:value="0.2388" calcext:value-type="float">
            <text:p>0.2388</text:p>
          </table:table-cell>
          <table:table-cell table:style-name="Default" table:formula="of:=MEDIAN([.C2:.C10])" office:value-type="float" office:value="4.0006" calcext:value-type="float">
            <text:p>4.0006</text:p>
          </table:table-cell>
          <table:table-cell table:style-name="Default" table:formula="of:=MEDIAN([.D2:.D10])" office:value-type="float" office:value="4.1382" calcext:value-type="float">
            <text:p>4.1382</text:p>
          </table:table-cell>
          <table:table-cell table:style-name="Default" table:formula="of:=MEDIAN([.E2:.E10])" office:value-type="float" office:value="21" calcext:value-type="float">
            <text:p>21</text:p>
          </table:table-cell>
          <table:table-cell table:style-name="Default" table:formula="of:=MEDIAN([.F2:.F10])" office:value-type="float" office:value="7" calcext:value-type="float">
            <text:p>7</text:p>
          </table:table-cell>
          <table:table-cell table:style-name="Default" table:formula="of:=MEDIAN([.G2:.G10])" office:value-type="float" office:value="6.61065157525394" calcext:value-type="float">
            <text:p>6.610651575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table:formula="of:=MIN([.B2:.B10])" office:value-type="float" office:value="0.071" calcext:value-type="float">
            <text:p>0.071</text:p>
          </table:table-cell>
          <table:table-cell table:style-name="Default" table:formula="of:=MIN([.C2:.C10])" office:value-type="float" office:value="2.0004" calcext:value-type="float">
            <text:p>2.0004</text:p>
          </table:table-cell>
          <table:table-cell table:style-name="Default" table:formula="of:=MIN([.D2:.D10])" office:value-type="float" office:value="2.0718" calcext:value-type="float">
            <text:p>2.0718</text:p>
          </table:table-cell>
          <table:table-cell table:style-name="Default" table:formula="of:=MIN([.E2:.E10])" office:value-type="float" office:value="6" calcext:value-type="float">
            <text:p>6</text:p>
          </table:table-cell>
          <table:table-cell table:style-name="Default" table:formula="of:=MIN([.F2:.F10])" office:value-type="float" office:value="3" calcext:value-type="float">
            <text:p>3</text:p>
          </table:table-cell>
          <table:table-cell table:style-name="Default" table:formula="of:=MIN([.G2:.G10])" office:value-type="float" office:value="2.89619889703282" calcext:value-type="float">
            <text:p>2.89619889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 table:formula="of:=MAX([.B2:.B10])" office:value-type="float" office:value="1.067" calcext:value-type="float">
            <text:p>1.067</text:p>
          </table:table-cell>
          <table:table-cell table:style-name="Default" table:formula="of:=MAX([.C2:.C10])" office:value-type="float" office:value="8.0014" calcext:value-type="float">
            <text:p>8.0014</text:p>
          </table:table-cell>
          <table:table-cell table:style-name="Default" table:formula="of:=MAX([.D2:.D10])" office:value-type="float" office:value="9.0684" calcext:value-type="float">
            <text:p>9.0684</text:p>
          </table:table-cell>
          <table:table-cell table:style-name="Default" table:formula="of:=MAX([.E2:.E10])" office:value-type="float" office:value="68" calcext:value-type="float">
            <text:p>68</text:p>
          </table:table-cell>
          <table:table-cell table:style-name="Default" table:formula="of:=MAX([.F2:.F10])" office:value-type="float" office:value="32" calcext:value-type="float">
            <text:p>32</text:p>
          </table:table-cell>
          <table:table-cell table:style-name="Default" table:formula="of:=MAX([.G2:.G10])" office:value-type="float" office:value="8.66969888202202" calcext:value-type="float">
            <text:p>8.66969888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Quartile MIN</text:p>
          </table:table-cell>
          <table:table-cell table:style-name="Default" table:formula="of:=QUARTILE([.B2:.B10];1)" office:value-type="float" office:value="0.1174" calcext:value-type="float">
            <text:p>0.1174</text:p>
          </table:table-cell>
          <table:table-cell table:style-name="Default" table:formula="of:=QUARTILE([.C2:.C10];1)" office:value-type="float" office:value="2.0008" calcext:value-type="float">
            <text:p>2.0008</text:p>
          </table:table-cell>
          <table:table-cell table:style-name="Default" table:formula="of:=QUARTILE([.D2:.D10];1)" office:value-type="float" office:value="2.1178" calcext:value-type="float">
            <text:p>2.1178</text:p>
          </table:table-cell>
          <table:table-cell table:style-name="Default" table:formula="of:=QUARTILE([.E2:.E10];1)" office:value-type="float" office:value="14" calcext:value-type="float">
            <text:p>14</text:p>
          </table:table-cell>
          <table:table-cell table:style-name="Default" table:formula="of:=QUARTILE([.F2:.F10];1)" office:value-type="float" office:value="5" calcext:value-type="float">
            <text:p>5</text:p>
          </table:table-cell>
          <table:table-cell table:style-name="Default" table:formula="of:=QUARTILE([.G2:.G10];1)" office:value-type="float" office:value="5.25413962126607" calcext:value-type="float">
            <text:p>5.254139621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Quartile MAX</text:p>
          </table:table-cell>
          <table:table-cell table:style-name="Default" table:formula="of:=QUARTILE([.B2:.B10];3)" office:value-type="float" office:value="0.4584" calcext:value-type="float">
            <text:p>0.4584</text:p>
          </table:table-cell>
          <table:table-cell table:style-name="Default" table:formula="of:=QUARTILE([.C2:.C10];3)" office:value-type="float" office:value="6.001" calcext:value-type="float">
            <text:p>6.001</text:p>
          </table:table-cell>
          <table:table-cell table:style-name="Default" table:formula="of:=QUARTILE([.D2:.D10];3)" office:value-type="float" office:value="6.4594" calcext:value-type="float">
            <text:p>6.4594</text:p>
          </table:table-cell>
          <table:table-cell table:style-name="Default" table:formula="of:=QUARTILE([.E2:.E10];3)" office:value-type="float" office:value="56" calcext:value-type="float">
            <text:p>56</text:p>
          </table:table-cell>
          <table:table-cell table:style-name="Default" table:formula="of:=QUARTILE([.F2:.F10];3)" office:value-type="float" office:value="9" calcext:value-type="float">
            <text:p>9</text:p>
          </table:table-cell>
          <table:table-cell table:style-name="Default" table:formula="of:=QUARTILE([.G2:.G10];3)" office:value-type="float" office:value="7.71618215547724" calcext:value-type="float">
            <text:p>7.7161821555</text:p>
          </table:table-cell>
          <table:table-cell table:number-columns-repeated="5"/>
          <table:table-cell table:style-name="Default"/>
        </table:table-row>
      </table:table>
      <table:named-expressions/>
      <table:database-ranges>
        <table:database-range table:name="__Anonymous_Sheet_DB__14" table:target-range-address="Preservative.L3:Preservative.L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7:11:40.885724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8:14:14.737433014</meta:creation-date>
    <dc:date>2018-09-20T19:47:48.495321575</dc:date>
    <meta:editing-duration>PT6H47S</meta:editing-duration>
    <meta:editing-cycles>99</meta:editing-cycles>
    <meta:generator>LibreOffice/5.1.6.2$Linux_X86_64 LibreOffice_project/10m0$Build-2</meta:generator>
    <meta:document-statistic meta:table-count="15" meta:cell-count="4087" meta:object-count="0"/>
  </office:meta>
</office:document-meta>
</file>